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in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0.6232in" svg:y="0.0394in">
            <draw:object draw:notify-on-update-of-ranges="data.B25:data.B184 data.C25:data.C184 data.F25:data.F588 data.G25:data.G521 data.J25:data.J494 data.K25:data.K494 data.N25:data.N222 data.O25:data.O158 data.L2:data.L2 data.M2:data.M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k</text:p>
          </table:table-cell>
          <table:table-cell table:style-name="ce6" table:number-columns-repeated="2"/>
          <table:table-cell table:style-name="ce14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7" office:value-type="float" office:value="60.2772464611517" calcext:value-type="float">
            <text:p>60.2772464611517</text:p>
          </table:table-cell>
          <table:table-cell table:style-name="ce10" office:value-type="float" office:value="31.7566271326449" calcext:value-type="float">
            <text:p>31.7566271326449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85.3480389473684" calcext:value-type="float">
            <text:p>85.3480389473684</text:p>
          </table:table-cell>
          <table:table-cell table:style-name="ce11" office:value-type="float" office:value="45.3780294736842" calcext:value-type="float">
            <text:p>45.3780294736842</text:p>
          </table:table-cell>
        </table:table-row>
        <table:table-row table:style-name="ro1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8" office:value-type="float" office:value="85.3608925373134" calcext:value-type="float">
            <text:p>85.3608925373134</text:p>
          </table:table-cell>
          <table:table-cell table:style-name="ce11" office:value-type="float" office:value="52.6830296849087" calcext:value-type="float">
            <text:p>52.6830296849087</text:p>
          </table:table-cell>
          <table:table-cell table:style-name="ce5"/>
          <table:table-cell office:value-type="float" office:value="73.8344875000001" calcext:value-type="float">
            <text:p>73.8344875000001</text:p>
          </table:table-cell>
          <table:table-cell table:style-name="ce13" office:value-type="float" office:value="69.5254691176471" calcext:value-type="float">
            <text:p>69.5254691176471</text:p>
          </table:table-cell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37.2201754490701" calcext:value-type="float">
            <text:p>37.2201754490701</text:p>
          </table:table-cell>
          <table:table-cell table:style-name="ce12" office:value-type="float" office:value="12.5209247865854" calcext:value-type="float">
            <text:p>12.5209247865854</text:p>
          </table:table-cell>
          <table:table-cell table:style-name="ce5"/>
          <table:table-cell office:value-type="float" office:value="48.799583467742" calcext:value-type="float">
            <text:p>48.799583467742</text:p>
          </table:table-cell>
          <table:table-cell table:style-name="ce13" office:value-type="float" office:value="3.18163741935484" calcext:value-type="float">
            <text:p>3.18163741935484</text:p>
          </table:table-cell>
        </table:table-row>
        <table:table-row table:style-name="ro1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8" office:value-type="float" office:value="85.3608925373134" calcext:value-type="float">
            <text:p>85.3608925373134</text:p>
          </table:table-cell>
          <table:table-cell table:style-name="ce11" office:value-type="float" office:value="52.6830296849088" calcext:value-type="float">
            <text:p>52.6830296849088</text:p>
          </table:table-cell>
          <table:table-cell table:style-name="ce5"/>
          <table:table-cell office:value-type="float" office:value="90.5997302816902" calcext:value-type="float">
            <text:p>90.5997302816902</text:p>
          </table:table-cell>
          <table:table-cell table:style-name="ce13" office:value-type="float" office:value="44.2730950704226" calcext:value-type="float">
            <text:p>44.2730950704226</text:p>
          </table:table-cell>
        </table:table-row>
        <table:table-row table:style-name="ro1">
          <table:table-cell table:number-columns-repeated="10"/>
          <table:table-cell table:style-name="ce5"/>
          <table:table-cell office:value-type="float" office:value="48.7995834677419" calcext:value-type="float">
            <text:p>48.7995834677419</text:p>
          </table:table-cell>
          <table:table-cell table:style-name="ce13" office:value-type="float" office:value="3.18163741935484" calcext:value-type="float">
            <text:p>3.18163741935484</text:p>
          </table:table-cell>
          <table:table-cell table:style-name="ce5"/>
          <table:table-cell office:value-type="float" office:value="88.9474021739131" calcext:value-type="float">
            <text:p>88.9474021739131</text:p>
          </table:table-cell>
          <table:table-cell table:style-name="ce13" office:value-type="float" office:value="50.9335252173913" calcext:value-type="float">
            <text:p>50.9335252173913</text:p>
          </table:table-cell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1.3240105911875" calcext:value-type="float">
            <text:p>1.3240105911875</text:p>
          </table:table-cell>
          <table:table-cell table:style-name="ce12" office:value-type="float" office:value="41.472715625" calcext:value-type="float">
            <text:p>41.472715625</text:p>
          </table:table-cell>
          <table:table-cell table:style-name="ce4"/>
          <table:table-cell table:style-name="ce9" office:value-type="float" office:value="1.3240105911875" calcext:value-type="float">
            <text:p>1.3240105911875</text:p>
          </table:table-cell>
          <table:table-cell table:style-name="ce12" office:value-type="float" office:value="41.472715625" calcext:value-type="float">
            <text:p>41.472715625</text:p>
          </table:table-cell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8" office:value-type="float" office:value="74.5053034482759" calcext:value-type="float">
            <text:p>74.5053034482759</text:p>
          </table:table-cell>
          <table:table-cell table:style-name="ce11" office:value-type="float" office:value="68.5936848275862" calcext:value-type="float">
            <text:p>68.593684827586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90.328752631579" calcext:value-type="float">
            <text:p>90.328752631579</text:p>
          </table:table-cell>
          <table:table-cell table:style-name="ce13" office:value-type="float" office:value="49.9836403508772" calcext:value-type="float">
            <text:p>49.983640350877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87.2799721739131" calcext:value-type="float">
            <text:p>87.2799721739131</text:p>
          </table:table-cell>
          <table:table-cell table:style-name="ce13" office:value-type="float" office:value="45.3283156521739" calcext:value-type="float">
            <text:p>45.328315652173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37.2201754490701" calcext:value-type="float">
            <text:p>37.2201754490701</text:p>
          </table:table-cell>
          <table:table-cell table:style-name="ce12" office:value-type="float" office:value="12.5209247865854" calcext:value-type="float">
            <text:p>12.520924786585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8" office:value-type="float" office:value="1.3240105911875" calcext:value-type="float">
            <text:p>1.3240105911875</text:p>
          </table:table-cell>
          <table:table-cell table:style-name="ce11" office:value-type="float" office:value="41.472715625" calcext:value-type="float">
            <text:p>41.47271562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73.5692511278195" calcext:value-type="float">
            <text:p>73.5692511278195</text:p>
          </table:table-cell>
          <table:table-cell table:style-name="ce13" office:value-type="float" office:value="69.7675428571429" calcext:value-type="float">
            <text:p>69.767542857142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48.7995834677419" calcext:value-type="float">
            <text:p>48.7995834677419</text:p>
          </table:table-cell>
          <table:table-cell table:style-name="ce13" office:value-type="float" office:value="3.18163741935484" calcext:value-type="float">
            <text:p>3.1816374193548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89.468603649635" calcext:value-type="float">
            <text:p>89.468603649635</text:p>
          </table:table-cell>
          <table:table-cell table:style-name="ce13" office:value-type="float" office:value="43.0717386861314" calcext:value-type="float">
            <text:p>43.071738686131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88.3805078078079" calcext:value-type="float">
            <text:p>88.3805078078079</text:p>
          </table:table-cell>
          <table:table-cell table:style-name="ce12" office:value-type="float" office:value="49.8136801801802" calcext:value-type="float">
            <text:p>49.8136801801802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1.3240105911875" calcext:value-type="float">
            <text:p>1.3240105911875</text:p>
          </table:table-cell>
          <table:table-cell table:formula="of:=AVERAGE([.C25:.C9999])" office:value-type="float" office:value="41.472715625" calcext:value-type="float">
            <text:p>41.47271562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48.8042690140845" calcext:value-type="float">
            <text:p>48.8042690140845</text:p>
          </table:table-cell>
          <table:table-cell table:formula="of:=AVERAGE([.G25:.G9999])" office:value-type="float" office:value="3.18141424547284" calcext:value-type="float">
            <text:p>3.1814142454728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88.6976761702128" calcext:value-type="float">
            <text:p>88.6976761702128</text:p>
          </table:table-cell>
          <table:table-cell table:formula="of:=AVERAGE([.K25:.K9999])" office:value-type="float" office:value="47.8484759574468" calcext:value-type="float">
            <text:p>47.848475957446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73.5696067164179" calcext:value-type="float">
            <text:p>73.5696067164179</text:p>
          </table:table-cell>
          <table:table-cell table:formula="of:=AVERAGE([.O25:.O9999])" office:value-type="float" office:value="69.7841410447761" calcext:value-type="float">
            <text:p>69.784141044776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4531" calcext:value-type="float">
            <text:p>2.74531</text:p>
          </table:table-cell>
          <table:table-cell office:value-type="float" office:value="41.5491" calcext:value-type="float">
            <text:p>41.54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86" calcext:value-type="float">
            <text:p>48.886</text:p>
          </table:table-cell>
          <table:table-cell office:value-type="float" office:value="3.35011" calcext:value-type="float">
            <text:p>3.35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996" calcext:value-type="float">
            <text:p>88.2996</text:p>
          </table:table-cell>
          <table:table-cell office:value-type="float" office:value="48.5649" calcext:value-type="float">
            <text:p>48.56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417" calcext:value-type="float">
            <text:p>73.5417</text:p>
          </table:table-cell>
          <table:table-cell office:value-type="float" office:value="70.4582" calcext:value-type="float">
            <text:p>70.45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28169" calcext:value-type="float">
            <text:p>-0.628169</text:p>
          </table:table-cell>
          <table:table-cell office:value-type="float" office:value="41.1591" calcext:value-type="float">
            <text:p>41.1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316" calcext:value-type="float">
            <text:p>55.316</text:p>
          </table:table-cell>
          <table:table-cell office:value-type="float" office:value="3.58154" calcext:value-type="float">
            <text:p>3.581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29" calcext:value-type="float">
            <text:p>87.2429</text:p>
          </table:table-cell>
          <table:table-cell office:value-type="float" office:value="48.0917" calcext:value-type="float">
            <text:p>48.09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" calcext:value-type="float">
            <text:p>72.83</text:p>
          </table:table-cell>
          <table:table-cell office:value-type="float" office:value="69.2593" calcext:value-type="float">
            <text:p>69.25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995" calcext:value-type="float">
            <text:p>2.77995</text:p>
          </table:table-cell>
          <table:table-cell office:value-type="float" office:value="40.7192" calcext:value-type="float">
            <text:p>40.7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1063" calcext:value-type="float">
            <text:p>47.1063</text:p>
          </table:table-cell>
          <table:table-cell office:value-type="float" office:value="3.17478" calcext:value-type="float">
            <text:p>3.17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095" calcext:value-type="float">
            <text:p>91.0095</text:p>
          </table:table-cell>
          <table:table-cell office:value-type="float" office:value="41.949" calcext:value-type="float">
            <text:p>41.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612" calcext:value-type="float">
            <text:p>73.5612</text:p>
          </table:table-cell>
          <table:table-cell office:value-type="float" office:value="67.863" calcext:value-type="float">
            <text:p>67.8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716" calcext:value-type="float">
            <text:p>1.13716</text:p>
          </table:table-cell>
          <table:table-cell office:value-type="float" office:value="41.8618" calcext:value-type="float">
            <text:p>41.86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381" calcext:value-type="float">
            <text:p>54.3381</text:p>
          </table:table-cell>
          <table:table-cell office:value-type="float" office:value="3.23281" calcext:value-type="float">
            <text:p>3.232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072" calcext:value-type="float">
            <text:p>85.9072</text:p>
          </table:table-cell>
          <table:table-cell office:value-type="float" office:value="48.7322" calcext:value-type="float">
            <text:p>48.73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097" calcext:value-type="float">
            <text:p>73.6097</text:p>
          </table:table-cell>
          <table:table-cell office:value-type="float" office:value="71.2355" calcext:value-type="float">
            <text:p>71.23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932" calcext:value-type="float">
            <text:p>2.0932</text:p>
          </table:table-cell>
          <table:table-cell office:value-type="float" office:value="41.3531" calcext:value-type="float">
            <text:p>41.3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7588" calcext:value-type="float">
            <text:p>35.7588</text:p>
          </table:table-cell>
          <table:table-cell office:value-type="float" office:value="3.16244" calcext:value-type="float">
            <text:p>3.16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14" calcext:value-type="float">
            <text:p>89.814</text:p>
          </table:table-cell>
          <table:table-cell office:value-type="float" office:value="39.7542" calcext:value-type="float">
            <text:p>39.75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195" calcext:value-type="float">
            <text:p>72.195</text:p>
          </table:table-cell>
          <table:table-cell office:value-type="float" office:value="69.8573" calcext:value-type="float">
            <text:p>69.85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509" calcext:value-type="float">
            <text:p>2.00509</text:p>
          </table:table-cell>
          <table:table-cell office:value-type="float" office:value="41.3275" calcext:value-type="float">
            <text:p>41.3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5543" calcext:value-type="float">
            <text:p>46.5543</text:p>
          </table:table-cell>
          <table:table-cell office:value-type="float" office:value="3.20303" calcext:value-type="float">
            <text:p>3.20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562" calcext:value-type="float">
            <text:p>85.4562</text:p>
          </table:table-cell>
          <table:table-cell office:value-type="float" office:value="48.7338" calcext:value-type="float">
            <text:p>48.7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413" calcext:value-type="float">
            <text:p>73.2413</text:p>
          </table:table-cell>
          <table:table-cell office:value-type="float" office:value="68.5419" calcext:value-type="float">
            <text:p>68.54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5" calcext:value-type="float">
            <text:p>1.345</text:p>
          </table:table-cell>
          <table:table-cell office:value-type="float" office:value="41.0071" calcext:value-type="float">
            <text:p>41.00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758" calcext:value-type="float">
            <text:p>48.3758</text:p>
          </table:table-cell>
          <table:table-cell office:value-type="float" office:value="3.10358" calcext:value-type="float">
            <text:p>3.10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368" calcext:value-type="float">
            <text:p>87.9368</text:p>
          </table:table-cell>
          <table:table-cell office:value-type="float" office:value="43.0683" calcext:value-type="float">
            <text:p>43.0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894" calcext:value-type="float">
            <text:p>72.9894</text:p>
          </table:table-cell>
          <table:table-cell office:value-type="float" office:value="69.3519" calcext:value-type="float">
            <text:p>69.35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6561" calcext:value-type="float">
            <text:p>2.26561</text:p>
          </table:table-cell>
          <table:table-cell office:value-type="float" office:value="41.4549" calcext:value-type="float">
            <text:p>41.4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019" calcext:value-type="float">
            <text:p>41.019</text:p>
          </table:table-cell>
          <table:table-cell office:value-type="float" office:value="3.38711" calcext:value-type="float">
            <text:p>3.387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741" calcext:value-type="float">
            <text:p>83.6741</text:p>
          </table:table-cell>
          <table:table-cell office:value-type="float" office:value="46.1186" calcext:value-type="float">
            <text:p>46.1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521" calcext:value-type="float">
            <text:p>73.9521</text:p>
          </table:table-cell>
          <table:table-cell office:value-type="float" office:value="70.8374" calcext:value-type="float">
            <text:p>70.83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6379" calcext:value-type="float">
            <text:p>-0.376379</text:p>
          </table:table-cell>
          <table:table-cell office:value-type="float" office:value="41.4281" calcext:value-type="float">
            <text:p>41.4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551" calcext:value-type="float">
            <text:p>54.3551</text:p>
          </table:table-cell>
          <table:table-cell office:value-type="float" office:value="3.20353" calcext:value-type="float">
            <text:p>3.203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2555" calcext:value-type="float">
            <text:p>81.2555</text:p>
          </table:table-cell>
          <table:table-cell office:value-type="float" office:value="49.2284" calcext:value-type="float">
            <text:p>49.22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611" calcext:value-type="float">
            <text:p>73.1611</text:p>
          </table:table-cell>
          <table:table-cell office:value-type="float" office:value="69.4446" calcext:value-type="float">
            <text:p>69.44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0464" calcext:value-type="float">
            <text:p>1.20464</text:p>
          </table:table-cell>
          <table:table-cell office:value-type="float" office:value="41.574" calcext:value-type="float">
            <text:p>41.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6196" calcext:value-type="float">
            <text:p>53.6196</text:p>
          </table:table-cell>
          <table:table-cell office:value-type="float" office:value="3.15156" calcext:value-type="float">
            <text:p>3.15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734" calcext:value-type="float">
            <text:p>86.9734</text:p>
          </table:table-cell>
          <table:table-cell office:value-type="float" office:value="49.371" calcext:value-type="float">
            <text:p>49.3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207" calcext:value-type="float">
            <text:p>74.3207</text:p>
          </table:table-cell>
          <table:table-cell office:value-type="float" office:value="71.5402" calcext:value-type="float">
            <text:p>71.54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007" calcext:value-type="float">
            <text:p>1.00007</text:p>
          </table:table-cell>
          <table:table-cell office:value-type="float" office:value="40.9378" calcext:value-type="float">
            <text:p>40.9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802" calcext:value-type="float">
            <text:p>46.3802</text:p>
          </table:table-cell>
          <table:table-cell office:value-type="float" office:value="3.32142" calcext:value-type="float">
            <text:p>3.321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786" calcext:value-type="float">
            <text:p>86.4786</text:p>
          </table:table-cell>
          <table:table-cell office:value-type="float" office:value="43.0231" calcext:value-type="float">
            <text:p>43.0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726" calcext:value-type="float">
            <text:p>74.2726</text:p>
          </table:table-cell>
          <table:table-cell office:value-type="float" office:value="69.8067" calcext:value-type="float">
            <text:p>69.80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736" calcext:value-type="float">
            <text:p>0.99736</text:p>
          </table:table-cell>
          <table:table-cell office:value-type="float" office:value="41.1714" calcext:value-type="float">
            <text:p>41.1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4628" calcext:value-type="float">
            <text:p>48.4628</text:p>
          </table:table-cell>
          <table:table-cell office:value-type="float" office:value="3.09102" calcext:value-type="float">
            <text:p>3.09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166" calcext:value-type="float">
            <text:p>90.5166</text:p>
          </table:table-cell>
          <table:table-cell office:value-type="float" office:value="46.1754" calcext:value-type="float">
            <text:p>46.17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818" calcext:value-type="float">
            <text:p>73.9818</text:p>
          </table:table-cell>
          <table:table-cell office:value-type="float" office:value="67.4649" calcext:value-type="float">
            <text:p>67.46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799" calcext:value-type="float">
            <text:p>0.134799</text:p>
          </table:table-cell>
          <table:table-cell office:value-type="float" office:value="41.8113" calcext:value-type="float">
            <text:p>41.8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1492" calcext:value-type="float">
            <text:p>46.1492</text:p>
          </table:table-cell>
          <table:table-cell office:value-type="float" office:value="3.13285" calcext:value-type="float">
            <text:p>3.13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14" calcext:value-type="float">
            <text:p>89.2814</text:p>
          </table:table-cell>
          <table:table-cell office:value-type="float" office:value="44.9217" calcext:value-type="float">
            <text:p>44.92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322" calcext:value-type="float">
            <text:p>74.1322</text:p>
          </table:table-cell>
          <table:table-cell office:value-type="float" office:value="72.7556" calcext:value-type="float">
            <text:p>72.75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585" calcext:value-type="float">
            <text:p>2.47585</text:p>
          </table:table-cell>
          <table:table-cell office:value-type="float" office:value="41.6346" calcext:value-type="float">
            <text:p>41.6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009" calcext:value-type="float">
            <text:p>48.8009</text:p>
          </table:table-cell>
          <table:table-cell office:value-type="float" office:value="2.98271" calcext:value-type="float">
            <text:p>2.98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9356" calcext:value-type="float">
            <text:p>84.9356</text:p>
          </table:table-cell>
          <table:table-cell office:value-type="float" office:value="51.8863" calcext:value-type="float">
            <text:p>51.88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23" calcext:value-type="float">
            <text:p>72.7323</text:p>
          </table:table-cell>
          <table:table-cell office:value-type="float" office:value="71.8585" calcext:value-type="float">
            <text:p>71.85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587" calcext:value-type="float">
            <text:p>-3.0587</text:p>
          </table:table-cell>
          <table:table-cell office:value-type="float" office:value="41.3887" calcext:value-type="float">
            <text:p>41.38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13" calcext:value-type="float">
            <text:p>46.13</text:p>
          </table:table-cell>
          <table:table-cell office:value-type="float" office:value="3.22293" calcext:value-type="float">
            <text:p>3.22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441" calcext:value-type="float">
            <text:p>85.5441</text:p>
          </table:table-cell>
          <table:table-cell office:value-type="float" office:value="47.9452" calcext:value-type="float">
            <text:p>47.94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531" calcext:value-type="float">
            <text:p>74.1531</text:p>
          </table:table-cell>
          <table:table-cell office:value-type="float" office:value="70.7375" calcext:value-type="float">
            <text:p>70.73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66" calcext:value-type="float">
            <text:p>0.73266</text:p>
          </table:table-cell>
          <table:table-cell office:value-type="float" office:value="41.4888" calcext:value-type="float">
            <text:p>41.4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492" calcext:value-type="float">
            <text:p>48.8492</text:p>
          </table:table-cell>
          <table:table-cell office:value-type="float" office:value="3.34834" calcext:value-type="float">
            <text:p>3.34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71" calcext:value-type="float">
            <text:p>88.371</text:p>
          </table:table-cell>
          <table:table-cell office:value-type="float" office:value="51.2428" calcext:value-type="float">
            <text:p>51.24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552" calcext:value-type="float">
            <text:p>73.3552</text:p>
          </table:table-cell>
          <table:table-cell office:value-type="float" office:value="68.3534" calcext:value-type="float">
            <text:p>68.35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45" calcext:value-type="float">
            <text:p>0.35745</text:p>
          </table:table-cell>
          <table:table-cell office:value-type="float" office:value="41.8429" calcext:value-type="float">
            <text:p>41.8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4008" calcext:value-type="float">
            <text:p>52.4008</text:p>
          </table:table-cell>
          <table:table-cell office:value-type="float" office:value="2.66164" calcext:value-type="float">
            <text:p>2.66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54" calcext:value-type="float">
            <text:p>92.554</text:p>
          </table:table-cell>
          <table:table-cell office:value-type="float" office:value="47.3903" calcext:value-type="float">
            <text:p>47.39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703" calcext:value-type="float">
            <text:p>73.2703</text:p>
          </table:table-cell>
          <table:table-cell office:value-type="float" office:value="69.4745" calcext:value-type="float">
            <text:p>69.47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674" calcext:value-type="float">
            <text:p>0.157674</text:p>
          </table:table-cell>
          <table:table-cell office:value-type="float" office:value="41.7513" calcext:value-type="float">
            <text:p>41.7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6532" calcext:value-type="float">
            <text:p>45.6532</text:p>
          </table:table-cell>
          <table:table-cell office:value-type="float" office:value="2.92506" calcext:value-type="float">
            <text:p>2.92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9115" calcext:value-type="float">
            <text:p>96.9115</text:p>
          </table:table-cell>
          <table:table-cell office:value-type="float" office:value="50.199" calcext:value-type="float">
            <text:p>50.1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31" calcext:value-type="float">
            <text:p>73.631</text:p>
          </table:table-cell>
          <table:table-cell office:value-type="float" office:value="72.4323" calcext:value-type="float">
            <text:p>72.43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9103" calcext:value-type="float">
            <text:p>2.69103</text:p>
          </table:table-cell>
          <table:table-cell office:value-type="float" office:value="41.8298" calcext:value-type="float">
            <text:p>41.8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098" calcext:value-type="float">
            <text:p>51.7098</text:p>
          </table:table-cell>
          <table:table-cell office:value-type="float" office:value="3.12781" calcext:value-type="float">
            <text:p>3.12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855" calcext:value-type="float">
            <text:p>85.6855</text:p>
          </table:table-cell>
          <table:table-cell office:value-type="float" office:value="45.3967" calcext:value-type="float">
            <text:p>45.3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769" calcext:value-type="float">
            <text:p>73.3769</text:p>
          </table:table-cell>
          <table:table-cell office:value-type="float" office:value="68.2072" calcext:value-type="float">
            <text:p>68.20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6346" calcext:value-type="float">
            <text:p>0.536346</text:p>
          </table:table-cell>
          <table:table-cell office:value-type="float" office:value="41.5344" calcext:value-type="float">
            <text:p>41.5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3856" calcext:value-type="float">
            <text:p>49.3856</text:p>
          </table:table-cell>
          <table:table-cell office:value-type="float" office:value="2.97191" calcext:value-type="float">
            <text:p>2.97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706" calcext:value-type="float">
            <text:p>90.7706</text:p>
          </table:table-cell>
          <table:table-cell office:value-type="float" office:value="41.4383" calcext:value-type="float">
            <text:p>41.4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533" calcext:value-type="float">
            <text:p>72.6533</text:p>
          </table:table-cell>
          <table:table-cell office:value-type="float" office:value="69.2083" calcext:value-type="float">
            <text:p>69.20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6873" calcext:value-type="float">
            <text:p>2.46873</text:p>
          </table:table-cell>
          <table:table-cell office:value-type="float" office:value="41.4813" calcext:value-type="float">
            <text:p>41.48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8398" calcext:value-type="float">
            <text:p>54.8398</text:p>
          </table:table-cell>
          <table:table-cell office:value-type="float" office:value="3.09188" calcext:value-type="float">
            <text:p>3.09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17" calcext:value-type="float">
            <text:p>88.8817</text:p>
          </table:table-cell>
          <table:table-cell office:value-type="float" office:value="53.4048" calcext:value-type="float">
            <text:p>53.40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688" calcext:value-type="float">
            <text:p>72.9688</text:p>
          </table:table-cell>
          <table:table-cell office:value-type="float" office:value="69.1342" calcext:value-type="float">
            <text:p>69.13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1946" calcext:value-type="float">
            <text:p>-1.91946</text:p>
          </table:table-cell>
          <table:table-cell office:value-type="float" office:value="40.8824" calcext:value-type="float">
            <text:p>40.8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3912" calcext:value-type="float">
            <text:p>51.3912</text:p>
          </table:table-cell>
          <table:table-cell office:value-type="float" office:value="3.04305" calcext:value-type="float">
            <text:p>3.04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5828" calcext:value-type="float">
            <text:p>94.5828</text:p>
          </table:table-cell>
          <table:table-cell office:value-type="float" office:value="49.3152" calcext:value-type="float">
            <text:p>49.31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642" calcext:value-type="float">
            <text:p>73.8642</text:p>
          </table:table-cell>
          <table:table-cell office:value-type="float" office:value="70.599" calcext:value-type="float">
            <text:p>70.5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394" calcext:value-type="float">
            <text:p>3.44394</text:p>
          </table:table-cell>
          <table:table-cell office:value-type="float" office:value="41.3349" calcext:value-type="float">
            <text:p>41.33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477" calcext:value-type="float">
            <text:p>48.7477</text:p>
          </table:table-cell>
          <table:table-cell office:value-type="float" office:value="2.88549" calcext:value-type="float">
            <text:p>2.885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334" calcext:value-type="float">
            <text:p>85.2334</text:p>
          </table:table-cell>
          <table:table-cell office:value-type="float" office:value="47.6874" calcext:value-type="float">
            <text:p>47.6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378" calcext:value-type="float">
            <text:p>73.8378</text:p>
          </table:table-cell>
          <table:table-cell office:value-type="float" office:value="69.8061" calcext:value-type="float">
            <text:p>69.80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157" calcext:value-type="float">
            <text:p>2.88157</text:p>
          </table:table-cell>
          <table:table-cell office:value-type="float" office:value="41.1534" calcext:value-type="float">
            <text:p>41.1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895" calcext:value-type="float">
            <text:p>47.3895</text:p>
          </table:table-cell>
          <table:table-cell office:value-type="float" office:value="3.08509" calcext:value-type="float">
            <text:p>3.08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995" calcext:value-type="float">
            <text:p>86.1995</text:p>
          </table:table-cell>
          <table:table-cell office:value-type="float" office:value="53.5157" calcext:value-type="float">
            <text:p>53.5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02" calcext:value-type="float">
            <text:p>73.302</text:p>
          </table:table-cell>
          <table:table-cell office:value-type="float" office:value="69.2352" calcext:value-type="float">
            <text:p>69.23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933" calcext:value-type="float">
            <text:p>-0.53933</text:p>
          </table:table-cell>
          <table:table-cell office:value-type="float" office:value="41.4057" calcext:value-type="float">
            <text:p>41.40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833" calcext:value-type="float">
            <text:p>45.5833</text:p>
          </table:table-cell>
          <table:table-cell office:value-type="float" office:value="3.42697" calcext:value-type="float">
            <text:p>3.42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" calcext:value-type="float">
            <text:p>85.21</text:p>
          </table:table-cell>
          <table:table-cell office:value-type="float" office:value="50.9604" calcext:value-type="float">
            <text:p>50.96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045" calcext:value-type="float">
            <text:p>74.5045</text:p>
          </table:table-cell>
          <table:table-cell office:value-type="float" office:value="69.3018" calcext:value-type="float">
            <text:p>69.30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76636" calcext:value-type="float">
            <text:p>-0.0276636</text:p>
          </table:table-cell>
          <table:table-cell office:value-type="float" office:value="41.1127" calcext:value-type="float">
            <text:p>41.1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1513" calcext:value-type="float">
            <text:p>52.1513</text:p>
          </table:table-cell>
          <table:table-cell office:value-type="float" office:value="3.39225" calcext:value-type="float">
            <text:p>3.39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0564" calcext:value-type="float">
            <text:p>94.0564</text:p>
          </table:table-cell>
          <table:table-cell office:value-type="float" office:value="48.241" calcext:value-type="float">
            <text:p>48.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974" calcext:value-type="float">
            <text:p>73.2974</text:p>
          </table:table-cell>
          <table:table-cell office:value-type="float" office:value="70.8838" calcext:value-type="float">
            <text:p>70.88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3292" calcext:value-type="float">
            <text:p>0.0933292</text:p>
          </table:table-cell>
          <table:table-cell office:value-type="float" office:value="41.0051" calcext:value-type="float">
            <text:p>41.0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523" calcext:value-type="float">
            <text:p>54.7523</text:p>
          </table:table-cell>
          <table:table-cell office:value-type="float" office:value="3.18117" calcext:value-type="float">
            <text:p>3.18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753" calcext:value-type="float">
            <text:p>87.3753</text:p>
          </table:table-cell>
          <table:table-cell office:value-type="float" office:value="43.7219" calcext:value-type="float">
            <text:p>43.72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43" calcext:value-type="float">
            <text:p>73.743</text:p>
          </table:table-cell>
          <table:table-cell office:value-type="float" office:value="67.624" calcext:value-type="float">
            <text:p>67.6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173" calcext:value-type="float">
            <text:p>0.209173</text:p>
          </table:table-cell>
          <table:table-cell office:value-type="float" office:value="41.7993" calcext:value-type="float">
            <text:p>41.7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111" calcext:value-type="float">
            <text:p>47.9111</text:p>
          </table:table-cell>
          <table:table-cell office:value-type="float" office:value="3.25294" calcext:value-type="float">
            <text:p>3.25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393" calcext:value-type="float">
            <text:p>85.3393</text:p>
          </table:table-cell>
          <table:table-cell office:value-type="float" office:value="39.4274" calcext:value-type="float">
            <text:p>39.42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375" calcext:value-type="float">
            <text:p>74.6375</text:p>
          </table:table-cell>
          <table:table-cell office:value-type="float" office:value="69.7559" calcext:value-type="float">
            <text:p>69.75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68266" calcext:value-type="float">
            <text:p>-0.0668266</text:p>
          </table:table-cell>
          <table:table-cell office:value-type="float" office:value="41.7829" calcext:value-type="float">
            <text:p>41.78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0308" calcext:value-type="float">
            <text:p>43.0308</text:p>
          </table:table-cell>
          <table:table-cell office:value-type="float" office:value="3.16003" calcext:value-type="float">
            <text:p>3.16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15" calcext:value-type="float">
            <text:p>90.9115</text:p>
          </table:table-cell>
          <table:table-cell office:value-type="float" office:value="45.6575" calcext:value-type="float">
            <text:p>45.65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718" calcext:value-type="float">
            <text:p>73.8718</text:p>
          </table:table-cell>
          <table:table-cell office:value-type="float" office:value="71.5831" calcext:value-type="float">
            <text:p>71.58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42.3177" calcext:value-type="float">
            <text:p>42.3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527" calcext:value-type="float">
            <text:p>52.5527</text:p>
          </table:table-cell>
          <table:table-cell office:value-type="float" office:value="2.9644" calcext:value-type="float">
            <text:p>2.96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645" calcext:value-type="float">
            <text:p>90.5645</text:p>
          </table:table-cell>
          <table:table-cell office:value-type="float" office:value="49.3189" calcext:value-type="float">
            <text:p>49.3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92" calcext:value-type="float">
            <text:p>73.192</text:p>
          </table:table-cell>
          <table:table-cell office:value-type="float" office:value="66.8238" calcext:value-type="float">
            <text:p>66.82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155" calcext:value-type="float">
            <text:p>0.510155</text:p>
          </table:table-cell>
          <table:table-cell office:value-type="float" office:value="41.6298" calcext:value-type="float">
            <text:p>41.6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0376" calcext:value-type="float">
            <text:p>51.0376</text:p>
          </table:table-cell>
          <table:table-cell office:value-type="float" office:value="3.12574" calcext:value-type="float">
            <text:p>3.12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818" calcext:value-type="float">
            <text:p>89.8818</text:p>
          </table:table-cell>
          <table:table-cell office:value-type="float" office:value="42.9256" calcext:value-type="float">
            <text:p>42.9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072" calcext:value-type="float">
            <text:p>73.9072</text:p>
          </table:table-cell>
          <table:table-cell office:value-type="float" office:value="68.3804" calcext:value-type="float">
            <text:p>68.38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41.1531" calcext:value-type="float">
            <text:p>41.1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7875" calcext:value-type="float">
            <text:p>39.7875</text:p>
          </table:table-cell>
          <table:table-cell office:value-type="float" office:value="3.24483" calcext:value-type="float">
            <text:p>3.24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589" calcext:value-type="float">
            <text:p>84.6589</text:p>
          </table:table-cell>
          <table:table-cell office:value-type="float" office:value="57.9173" calcext:value-type="float">
            <text:p>57.9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798" calcext:value-type="float">
            <text:p>73.5798</text:p>
          </table:table-cell>
          <table:table-cell office:value-type="float" office:value="67.6714" calcext:value-type="float">
            <text:p>67.67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5984" calcext:value-type="float">
            <text:p>-0.0175984</text:p>
          </table:table-cell>
          <table:table-cell office:value-type="float" office:value="41.694" calcext:value-type="float">
            <text:p>41.6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4247" calcext:value-type="float">
            <text:p>51.4247</text:p>
          </table:table-cell>
          <table:table-cell office:value-type="float" office:value="3.02434" calcext:value-type="float">
            <text:p>3.02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223" calcext:value-type="float">
            <text:p>86.5223</text:p>
          </table:table-cell>
          <table:table-cell office:value-type="float" office:value="44.953" calcext:value-type="float">
            <text:p>44.9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75" calcext:value-type="float">
            <text:p>73.575</text:p>
          </table:table-cell>
          <table:table-cell office:value-type="float" office:value="68.158" calcext:value-type="float">
            <text:p>68.1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498" calcext:value-type="float">
            <text:p>0.618498</text:p>
          </table:table-cell>
          <table:table-cell office:value-type="float" office:value="41.4093" calcext:value-type="float">
            <text:p>41.4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9527" calcext:value-type="float">
            <text:p>54.9527</text:p>
          </table:table-cell>
          <table:table-cell office:value-type="float" office:value="3.11502" calcext:value-type="float">
            <text:p>3.11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094" calcext:value-type="float">
            <text:p>89.7094</text:p>
          </table:table-cell>
          <table:table-cell office:value-type="float" office:value="50.688" calcext:value-type="float">
            <text:p>50.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23" calcext:value-type="float">
            <text:p>73.823</text:p>
          </table:table-cell>
          <table:table-cell office:value-type="float" office:value="71.3263" calcext:value-type="float">
            <text:p>71.32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433" calcext:value-type="float">
            <text:p>-2.63433</text:p>
          </table:table-cell>
          <table:table-cell office:value-type="float" office:value="41.9534" calcext:value-type="float">
            <text:p>41.9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269" calcext:value-type="float">
            <text:p>55.269</text:p>
          </table:table-cell>
          <table:table-cell office:value-type="float" office:value="3.23374" calcext:value-type="float">
            <text:p>3.233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717" calcext:value-type="float">
            <text:p>87.6717</text:p>
          </table:table-cell>
          <table:table-cell office:value-type="float" office:value="45.994" calcext:value-type="float">
            <text:p>45.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799" calcext:value-type="float">
            <text:p>73.0799</text:p>
          </table:table-cell>
          <table:table-cell office:value-type="float" office:value="71.4504" calcext:value-type="float">
            <text:p>71.45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1141" calcext:value-type="float">
            <text:p>2.01141</text:p>
          </table:table-cell>
          <table:table-cell office:value-type="float" office:value="41.222" calcext:value-type="float">
            <text:p>41.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6444" calcext:value-type="float">
            <text:p>51.6444</text:p>
          </table:table-cell>
          <table:table-cell office:value-type="float" office:value="3.05482" calcext:value-type="float">
            <text:p>3.05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334" calcext:value-type="float">
            <text:p>93.0334</text:p>
          </table:table-cell>
          <table:table-cell office:value-type="float" office:value="49.4908" calcext:value-type="float">
            <text:p>49.49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02" calcext:value-type="float">
            <text:p>73.202</text:p>
          </table:table-cell>
          <table:table-cell office:value-type="float" office:value="71.0826" calcext:value-type="float">
            <text:p>71.08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577" calcext:value-type="float">
            <text:p>5.57577</text:p>
          </table:table-cell>
          <table:table-cell office:value-type="float" office:value="41.5869" calcext:value-type="float">
            <text:p>41.5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7037" calcext:value-type="float">
            <text:p>52.7037</text:p>
          </table:table-cell>
          <table:table-cell office:value-type="float" office:value="3.40248" calcext:value-type="float">
            <text:p>3.402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684" calcext:value-type="float">
            <text:p>91.3684</text:p>
          </table:table-cell>
          <table:table-cell office:value-type="float" office:value="49.0288" calcext:value-type="float">
            <text:p>49.02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0493" calcext:value-type="float">
            <text:p>75.0493</text:p>
          </table:table-cell>
          <table:table-cell office:value-type="float" office:value="70.3255" calcext:value-type="float">
            <text:p>70.32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0539" calcext:value-type="float">
            <text:p>1.40539</text:p>
          </table:table-cell>
          <table:table-cell office:value-type="float" office:value="41.53" calcext:value-type="float">
            <text:p>41.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123" calcext:value-type="float">
            <text:p>47.3123</text:p>
          </table:table-cell>
          <table:table-cell office:value-type="float" office:value="3.11889" calcext:value-type="float">
            <text:p>3.11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52" calcext:value-type="float">
            <text:p>86.552</text:p>
          </table:table-cell>
          <table:table-cell office:value-type="float" office:value="45.5235" calcext:value-type="float">
            <text:p>45.52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871" calcext:value-type="float">
            <text:p>73.4871</text:p>
          </table:table-cell>
          <table:table-cell office:value-type="float" office:value="67.8094" calcext:value-type="float">
            <text:p>67.80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797" calcext:value-type="float">
            <text:p>3.55797</text:p>
          </table:table-cell>
          <table:table-cell office:value-type="float" office:value="41.8688" calcext:value-type="float">
            <text:p>41.8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9097" calcext:value-type="float">
            <text:p>39.9097</text:p>
          </table:table-cell>
          <table:table-cell office:value-type="float" office:value="3.19928" calcext:value-type="float">
            <text:p>3.19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861" calcext:value-type="float">
            <text:p>88.4861</text:p>
          </table:table-cell>
          <table:table-cell office:value-type="float" office:value="44.9406" calcext:value-type="float">
            <text:p>44.9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799" calcext:value-type="float">
            <text:p>73.0799</text:p>
          </table:table-cell>
          <table:table-cell office:value-type="float" office:value="71.3822" calcext:value-type="float">
            <text:p>71.38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8052" calcext:value-type="float">
            <text:p>2.68052</text:p>
          </table:table-cell>
          <table:table-cell office:value-type="float" office:value="41.3868" calcext:value-type="float">
            <text:p>41.3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9546" calcext:value-type="float">
            <text:p>46.9546</text:p>
          </table:table-cell>
          <table:table-cell office:value-type="float" office:value="3.21672" calcext:value-type="float">
            <text:p>3.216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2209" calcext:value-type="float">
            <text:p>92.2209</text:p>
          </table:table-cell>
          <table:table-cell office:value-type="float" office:value="49.4438" calcext:value-type="float">
            <text:p>49.4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581" calcext:value-type="float">
            <text:p>73.4581</text:p>
          </table:table-cell>
          <table:table-cell office:value-type="float" office:value="67.936" calcext:value-type="float">
            <text:p>67.9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654" calcext:value-type="float">
            <text:p>2.95654</text:p>
          </table:table-cell>
          <table:table-cell office:value-type="float" office:value="41.486" calcext:value-type="float">
            <text:p>41.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801" calcext:value-type="float">
            <text:p>54.7801</text:p>
          </table:table-cell>
          <table:table-cell office:value-type="float" office:value="3.45151" calcext:value-type="float">
            <text:p>3.45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739" calcext:value-type="float">
            <text:p>88.5739</text:p>
          </table:table-cell>
          <table:table-cell office:value-type="float" office:value="45.4714" calcext:value-type="float">
            <text:p>45.47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602" calcext:value-type="float">
            <text:p>73.0602</text:p>
          </table:table-cell>
          <table:table-cell office:value-type="float" office:value="69.3307" calcext:value-type="float">
            <text:p>69.33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1807" calcext:value-type="float">
            <text:p>-0.391807</text:p>
          </table:table-cell>
          <table:table-cell office:value-type="float" office:value="41.2361" calcext:value-type="float">
            <text:p>41.2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8688" calcext:value-type="float">
            <text:p>46.8688</text:p>
          </table:table-cell>
          <table:table-cell office:value-type="float" office:value="3.30554" calcext:value-type="float">
            <text:p>3.30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21" calcext:value-type="float">
            <text:p>85.721</text:p>
          </table:table-cell>
          <table:table-cell office:value-type="float" office:value="51.4256" calcext:value-type="float">
            <text:p>51.4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275" calcext:value-type="float">
            <text:p>73.2275</text:p>
          </table:table-cell>
          <table:table-cell office:value-type="float" office:value="67.6483" calcext:value-type="float">
            <text:p>67.6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381" calcext:value-type="float">
            <text:p>4.00381</text:p>
          </table:table-cell>
          <table:table-cell office:value-type="float" office:value="41.4221" calcext:value-type="float">
            <text:p>41.42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7167" calcext:value-type="float">
            <text:p>50.7167</text:p>
          </table:table-cell>
          <table:table-cell office:value-type="float" office:value="3.3011" calcext:value-type="float">
            <text:p>3.3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631" calcext:value-type="float">
            <text:p>87.4631</text:p>
          </table:table-cell>
          <table:table-cell office:value-type="float" office:value="55.8705" calcext:value-type="float">
            <text:p>55.8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979" calcext:value-type="float">
            <text:p>73.6979</text:p>
          </table:table-cell>
          <table:table-cell office:value-type="float" office:value="70.7219" calcext:value-type="float">
            <text:p>70.72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796" calcext:value-type="float">
            <text:p>1.44796</text:p>
          </table:table-cell>
          <table:table-cell office:value-type="float" office:value="41.0426" calcext:value-type="float">
            <text:p>41.0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3099" calcext:value-type="float">
            <text:p>43.3099</text:p>
          </table:table-cell>
          <table:table-cell office:value-type="float" office:value="3.13502" calcext:value-type="float">
            <text:p>3.13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23" calcext:value-type="float">
            <text:p>89.9723</text:p>
          </table:table-cell>
          <table:table-cell office:value-type="float" office:value="50.5565" calcext:value-type="float">
            <text:p>50.5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304" calcext:value-type="float">
            <text:p>74.1304</text:p>
          </table:table-cell>
          <table:table-cell office:value-type="float" office:value="65.1982" calcext:value-type="float">
            <text:p>65.19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1187" calcext:value-type="float">
            <text:p>0.201187</text:p>
          </table:table-cell>
          <table:table-cell office:value-type="float" office:value="41.4562" calcext:value-type="float">
            <text:p>41.4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0462" calcext:value-type="float">
            <text:p>49.0462</text:p>
          </table:table-cell>
          <table:table-cell office:value-type="float" office:value="3.30432" calcext:value-type="float">
            <text:p>3.304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14" calcext:value-type="float">
            <text:p>86.514</text:p>
          </table:table-cell>
          <table:table-cell office:value-type="float" office:value="43.5825" calcext:value-type="float">
            <text:p>43.5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914" calcext:value-type="float">
            <text:p>72.7914</text:p>
          </table:table-cell>
          <table:table-cell office:value-type="float" office:value="72.6058" calcext:value-type="float">
            <text:p>72.60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719" calcext:value-type="float">
            <text:p>0.795719</text:p>
          </table:table-cell>
          <table:table-cell office:value-type="float" office:value="41.6564" calcext:value-type="float">
            <text:p>41.6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7978" calcext:value-type="float">
            <text:p>46.7978</text:p>
          </table:table-cell>
          <table:table-cell office:value-type="float" office:value="3.14741" calcext:value-type="float">
            <text:p>3.14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8972" calcext:value-type="float">
            <text:p>85.8972</text:p>
          </table:table-cell>
          <table:table-cell office:value-type="float" office:value="40.6694" calcext:value-type="float">
            <text:p>40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366" calcext:value-type="float">
            <text:p>73.7366</text:p>
          </table:table-cell>
          <table:table-cell office:value-type="float" office:value="69.6277" calcext:value-type="float">
            <text:p>69.6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018" calcext:value-type="float">
            <text:p>0.502018</text:p>
          </table:table-cell>
          <table:table-cell office:value-type="float" office:value="41.5292" calcext:value-type="float">
            <text:p>41.5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1666" calcext:value-type="float">
            <text:p>39.1666</text:p>
          </table:table-cell>
          <table:table-cell office:value-type="float" office:value="3.25898" calcext:value-type="float">
            <text:p>3.25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46.7061" calcext:value-type="float">
            <text:p>46.70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855" calcext:value-type="float">
            <text:p>73.7855</text:p>
          </table:table-cell>
          <table:table-cell office:value-type="float" office:value="70.3239" calcext:value-type="float">
            <text:p>70.32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0078" calcext:value-type="float">
            <text:p>0.290078</text:p>
          </table:table-cell>
          <table:table-cell office:value-type="float" office:value="41.6987" calcext:value-type="float">
            <text:p>41.6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8303" calcext:value-type="float">
            <text:p>52.8303</text:p>
          </table:table-cell>
          <table:table-cell office:value-type="float" office:value="3.2864" calcext:value-type="float">
            <text:p>3.2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243" calcext:value-type="float">
            <text:p>89.6243</text:p>
          </table:table-cell>
          <table:table-cell office:value-type="float" office:value="46.4683" calcext:value-type="float">
            <text:p>46.4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501" calcext:value-type="float">
            <text:p>74.3501</text:p>
          </table:table-cell>
          <table:table-cell office:value-type="float" office:value="72.0416" calcext:value-type="float">
            <text:p>72.04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40.799" calcext:value-type="float">
            <text:p>40.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5847" calcext:value-type="float">
            <text:p>43.5847</text:p>
          </table:table-cell>
          <table:table-cell office:value-type="float" office:value="3.09874" calcext:value-type="float">
            <text:p>3.09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56" calcext:value-type="float">
            <text:p>83.556</text:p>
          </table:table-cell>
          <table:table-cell office:value-type="float" office:value="39.6034" calcext:value-type="float">
            <text:p>39.60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619" calcext:value-type="float">
            <text:p>73.6619</text:p>
          </table:table-cell>
          <table:table-cell office:value-type="float" office:value="69.4683" calcext:value-type="float">
            <text:p>69.46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096" calcext:value-type="float">
            <text:p>-1.28096</text:p>
          </table:table-cell>
          <table:table-cell office:value-type="float" office:value="41.1171" calcext:value-type="float">
            <text:p>41.1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313" calcext:value-type="float">
            <text:p>43.8313</text:p>
          </table:table-cell>
          <table:table-cell office:value-type="float" office:value="3.26131" calcext:value-type="float">
            <text:p>3.26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591" calcext:value-type="float">
            <text:p>88.8591</text:p>
          </table:table-cell>
          <table:table-cell office:value-type="float" office:value="44.4038" calcext:value-type="float">
            <text:p>44.4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75" calcext:value-type="float">
            <text:p>72.7375</text:p>
          </table:table-cell>
          <table:table-cell office:value-type="float" office:value="67.0718" calcext:value-type="float">
            <text:p>67.07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134" calcext:value-type="float">
            <text:p>0.030134</text:p>
          </table:table-cell>
          <table:table-cell office:value-type="float" office:value="41.4093" calcext:value-type="float">
            <text:p>41.4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0354" calcext:value-type="float">
            <text:p>47.0354</text:p>
          </table:table-cell>
          <table:table-cell office:value-type="float" office:value="3.37726" calcext:value-type="float">
            <text:p>3.377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261" calcext:value-type="float">
            <text:p>86.9261</text:p>
          </table:table-cell>
          <table:table-cell office:value-type="float" office:value="45.0167" calcext:value-type="float">
            <text:p>45.0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612" calcext:value-type="float">
            <text:p>72.6612</text:p>
          </table:table-cell>
          <table:table-cell office:value-type="float" office:value="68.8753" calcext:value-type="float">
            <text:p>68.87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9597" calcext:value-type="float">
            <text:p>1.99597</text:p>
          </table:table-cell>
          <table:table-cell office:value-type="float" office:value="41.7064" calcext:value-type="float">
            <text:p>41.7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303" calcext:value-type="float">
            <text:p>43.8303</text:p>
          </table:table-cell>
          <table:table-cell office:value-type="float" office:value="3.00101" calcext:value-type="float">
            <text:p>3.00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302" calcext:value-type="float">
            <text:p>88.4302</text:p>
          </table:table-cell>
          <table:table-cell office:value-type="float" office:value="48.1385" calcext:value-type="float">
            <text:p>48.13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744" calcext:value-type="float">
            <text:p>73.6744</text:p>
          </table:table-cell>
          <table:table-cell office:value-type="float" office:value="72.5614" calcext:value-type="float">
            <text:p>72.56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1367" calcext:value-type="float">
            <text:p>3.11367</text:p>
          </table:table-cell>
          <table:table-cell office:value-type="float" office:value="41.4872" calcext:value-type="float">
            <text:p>41.4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136" calcext:value-type="float">
            <text:p>49.2136</text:p>
          </table:table-cell>
          <table:table-cell office:value-type="float" office:value="2.82901" calcext:value-type="float">
            <text:p>2.82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27" calcext:value-type="float">
            <text:p>90.9127</text:p>
          </table:table-cell>
          <table:table-cell office:value-type="float" office:value="43.9326" calcext:value-type="float">
            <text:p>43.9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665" calcext:value-type="float">
            <text:p>74.0665</text:p>
          </table:table-cell>
          <table:table-cell office:value-type="float" office:value="66.307" calcext:value-type="float">
            <text:p>66.3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6399" calcext:value-type="float">
            <text:p>0.546399</text:p>
          </table:table-cell>
          <table:table-cell office:value-type="float" office:value="41.5257" calcext:value-type="float">
            <text:p>41.52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0703" calcext:value-type="float">
            <text:p>53.0703</text:p>
          </table:table-cell>
          <table:table-cell office:value-type="float" office:value="3.25768" calcext:value-type="float">
            <text:p>3.25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14" calcext:value-type="float">
            <text:p>87.414</text:p>
          </table:table-cell>
          <table:table-cell office:value-type="float" office:value="47.85" calcext:value-type="float">
            <text:p>47.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205" calcext:value-type="float">
            <text:p>74.6205</text:p>
          </table:table-cell>
          <table:table-cell office:value-type="float" office:value="69.2277" calcext:value-type="float">
            <text:p>69.2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0433" calcext:value-type="float">
            <text:p>-1.00433</text:p>
          </table:table-cell>
          <table:table-cell office:value-type="float" office:value="41.3616" calcext:value-type="float">
            <text:p>41.36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605" calcext:value-type="float">
            <text:p>51.5605</text:p>
          </table:table-cell>
          <table:table-cell office:value-type="float" office:value="3.13051" calcext:value-type="float">
            <text:p>3.13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278" calcext:value-type="float">
            <text:p>94.1278</text:p>
          </table:table-cell>
          <table:table-cell office:value-type="float" office:value="49.1223" calcext:value-type="float">
            <text:p>49.1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707" calcext:value-type="float">
            <text:p>73.6707</text:p>
          </table:table-cell>
          <table:table-cell office:value-type="float" office:value="70.493" calcext:value-type="float">
            <text:p>70.4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587" calcext:value-type="float">
            <text:p>1.22587</text:p>
          </table:table-cell>
          <table:table-cell office:value-type="float" office:value="42.0243" calcext:value-type="float">
            <text:p>42.02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6565" calcext:value-type="float">
            <text:p>51.6565</text:p>
          </table:table-cell>
          <table:table-cell office:value-type="float" office:value="3.03276" calcext:value-type="float">
            <text:p>3.03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379" calcext:value-type="float">
            <text:p>85.3379</text:p>
          </table:table-cell>
          <table:table-cell office:value-type="float" office:value="50.7741" calcext:value-type="float">
            <text:p>50.77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159" calcext:value-type="float">
            <text:p>73.6159</text:p>
          </table:table-cell>
          <table:table-cell office:value-type="float" office:value="71.9067" calcext:value-type="float">
            <text:p>71.90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02468" calcext:value-type="float">
            <text:p>-0.202468</text:p>
          </table:table-cell>
          <table:table-cell office:value-type="float" office:value="41.863" calcext:value-type="float">
            <text:p>41.8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6803" calcext:value-type="float">
            <text:p>54.6803</text:p>
          </table:table-cell>
          <table:table-cell office:value-type="float" office:value="3.21761" calcext:value-type="float">
            <text:p>3.21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671" calcext:value-type="float">
            <text:p>89.6671</text:p>
          </table:table-cell>
          <table:table-cell office:value-type="float" office:value="41.6763" calcext:value-type="float">
            <text:p>41.6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796" calcext:value-type="float">
            <text:p>74.3796</text:p>
          </table:table-cell>
          <table:table-cell office:value-type="float" office:value="69.4959" calcext:value-type="float">
            <text:p>69.49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362" calcext:value-type="float">
            <text:p>-1.40362</text:p>
          </table:table-cell>
          <table:table-cell office:value-type="float" office:value="40.9709" calcext:value-type="float">
            <text:p>40.9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8974" calcext:value-type="float">
            <text:p>52.8974</text:p>
          </table:table-cell>
          <table:table-cell office:value-type="float" office:value="3.11975" calcext:value-type="float">
            <text:p>3.11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17" calcext:value-type="float">
            <text:p>88.7917</text:p>
          </table:table-cell>
          <table:table-cell office:value-type="float" office:value="46.7319" calcext:value-type="float">
            <text:p>46.73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579" calcext:value-type="float">
            <text:p>73.4579</text:p>
          </table:table-cell>
          <table:table-cell office:value-type="float" office:value="65.8763" calcext:value-type="float">
            <text:p>65.87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7844" calcext:value-type="float">
            <text:p>0.977844</text:p>
          </table:table-cell>
          <table:table-cell office:value-type="float" office:value="40.6544" calcext:value-type="float">
            <text:p>40.6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031" calcext:value-type="float">
            <text:p>49.8031</text:p>
          </table:table-cell>
          <table:table-cell office:value-type="float" office:value="3.24972" calcext:value-type="float">
            <text:p>3.249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231" calcext:value-type="float">
            <text:p>85.7231</text:p>
          </table:table-cell>
          <table:table-cell office:value-type="float" office:value="46.2902" calcext:value-type="float">
            <text:p>46.29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789" calcext:value-type="float">
            <text:p>74.6789</text:p>
          </table:table-cell>
          <table:table-cell office:value-type="float" office:value="67.6465" calcext:value-type="float">
            <text:p>67.64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6858" calcext:value-type="float">
            <text:p>2.66858</text:p>
          </table:table-cell>
          <table:table-cell office:value-type="float" office:value="41.613" calcext:value-type="float">
            <text:p>41.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8679" calcext:value-type="float">
            <text:p>42.8679</text:p>
          </table:table-cell>
          <table:table-cell office:value-type="float" office:value="3.06868" calcext:value-type="float">
            <text:p>3.068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244" calcext:value-type="float">
            <text:p>85.9244</text:p>
          </table:table-cell>
          <table:table-cell office:value-type="float" office:value="52.2396" calcext:value-type="float">
            <text:p>52.23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255" calcext:value-type="float">
            <text:p>73.2255</text:p>
          </table:table-cell>
          <table:table-cell office:value-type="float" office:value="67.3565" calcext:value-type="float">
            <text:p>67.35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692" calcext:value-type="float">
            <text:p>3.87692</text:p>
          </table:table-cell>
          <table:table-cell office:value-type="float" office:value="41.5591" calcext:value-type="float">
            <text:p>41.5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5025" calcext:value-type="float">
            <text:p>49.5025</text:p>
          </table:table-cell>
          <table:table-cell office:value-type="float" office:value="3.32133" calcext:value-type="float">
            <text:p>3.32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591" calcext:value-type="float">
            <text:p>89.4591</text:p>
          </table:table-cell>
          <table:table-cell office:value-type="float" office:value="44.9787" calcext:value-type="float">
            <text:p>44.97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5276" calcext:value-type="float">
            <text:p>72.5276</text:p>
          </table:table-cell>
          <table:table-cell office:value-type="float" office:value="69.068" calcext:value-type="float">
            <text:p>69.0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824" calcext:value-type="float">
            <text:p>2.62824</text:p>
          </table:table-cell>
          <table:table-cell office:value-type="float" office:value="41.4168" calcext:value-type="float">
            <text:p>41.4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1066" calcext:value-type="float">
            <text:p>48.1066</text:p>
          </table:table-cell>
          <table:table-cell office:value-type="float" office:value="3.25607" calcext:value-type="float">
            <text:p>3.256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4" calcext:value-type="float">
            <text:p>87.64</text:p>
          </table:table-cell>
          <table:table-cell office:value-type="float" office:value="44.2899" calcext:value-type="float">
            <text:p>44.28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076" calcext:value-type="float">
            <text:p>73.6076</text:p>
          </table:table-cell>
          <table:table-cell office:value-type="float" office:value="71.8806" calcext:value-type="float">
            <text:p>71.88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6543" calcext:value-type="float">
            <text:p>2.06543</text:p>
          </table:table-cell>
          <table:table-cell office:value-type="float" office:value="41.3289" calcext:value-type="float">
            <text:p>41.3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5742" calcext:value-type="float">
            <text:p>47.5742</text:p>
          </table:table-cell>
          <table:table-cell office:value-type="float" office:value="3.31038" calcext:value-type="float">
            <text:p>3.310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194" calcext:value-type="float">
            <text:p>89.3194</text:p>
          </table:table-cell>
          <table:table-cell office:value-type="float" office:value="48.0031" calcext:value-type="float">
            <text:p>48.0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133" calcext:value-type="float">
            <text:p>73.5133</text:p>
          </table:table-cell>
          <table:table-cell office:value-type="float" office:value="69.3907" calcext:value-type="float">
            <text:p>69.39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3482" calcext:value-type="float">
            <text:p>-1.63482</text:p>
          </table:table-cell>
          <table:table-cell office:value-type="float" office:value="41.3223" calcext:value-type="float">
            <text:p>41.32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516" calcext:value-type="float">
            <text:p>47.9516</text:p>
          </table:table-cell>
          <table:table-cell office:value-type="float" office:value="3.0661" calcext:value-type="float">
            <text:p>3.0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5089" calcext:value-type="float">
            <text:p>84.5089</text:p>
          </table:table-cell>
          <table:table-cell office:value-type="float" office:value="41.3523" calcext:value-type="float">
            <text:p>41.35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233" calcext:value-type="float">
            <text:p>74.6233</text:p>
          </table:table-cell>
          <table:table-cell office:value-type="float" office:value="67.1822" calcext:value-type="float">
            <text:p>67.18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123" calcext:value-type="float">
            <text:p>2.00123</text:p>
          </table:table-cell>
          <table:table-cell office:value-type="float" office:value="41.8628" calcext:value-type="float">
            <text:p>41.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6754" calcext:value-type="float">
            <text:p>45.6754</text:p>
          </table:table-cell>
          <table:table-cell office:value-type="float" office:value="3.06525" calcext:value-type="float">
            <text:p>3.06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74" calcext:value-type="float">
            <text:p>87.674</text:p>
          </table:table-cell>
          <table:table-cell office:value-type="float" office:value="48.3026" calcext:value-type="float">
            <text:p>48.30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254" calcext:value-type="float">
            <text:p>73.0254</text:p>
          </table:table-cell>
          <table:table-cell office:value-type="float" office:value="68.7516" calcext:value-type="float">
            <text:p>68.75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504" calcext:value-type="float">
            <text:p>3.64504</text:p>
          </table:table-cell>
          <table:table-cell office:value-type="float" office:value="42.0131" calcext:value-type="float">
            <text:p>42.0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5019" calcext:value-type="float">
            <text:p>53.5019</text:p>
          </table:table-cell>
          <table:table-cell office:value-type="float" office:value="3.2174" calcext:value-type="float">
            <text:p>3.21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302" calcext:value-type="float">
            <text:p>86.8302</text:p>
          </table:table-cell>
          <table:table-cell office:value-type="float" office:value="53.5616" calcext:value-type="float">
            <text:p>53.5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4376" calcext:value-type="float">
            <text:p>74.4376</text:p>
          </table:table-cell>
          <table:table-cell office:value-type="float" office:value="69.978" calcext:value-type="float">
            <text:p>69.9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6311" calcext:value-type="float">
            <text:p>-2.36311</text:p>
          </table:table-cell>
          <table:table-cell office:value-type="float" office:value="41.4501" calcext:value-type="float">
            <text:p>41.4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9209" calcext:value-type="float">
            <text:p>56.9209</text:p>
          </table:table-cell>
          <table:table-cell office:value-type="float" office:value="3.22393" calcext:value-type="float">
            <text:p>3.22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842" calcext:value-type="float">
            <text:p>91.1842</text:p>
          </table:table-cell>
          <table:table-cell office:value-type="float" office:value="49.8113" calcext:value-type="float">
            <text:p>49.8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67" calcext:value-type="float">
            <text:p>72.8367</text:p>
          </table:table-cell>
          <table:table-cell office:value-type="float" office:value="72.4539" calcext:value-type="float">
            <text:p>72.45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411" calcext:value-type="float">
            <text:p>2.6411</text:p>
          </table:table-cell>
          <table:table-cell office:value-type="float" office:value="41.6433" calcext:value-type="float">
            <text:p>41.64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076" calcext:value-type="float">
            <text:p>46.6076</text:p>
          </table:table-cell>
          <table:table-cell office:value-type="float" office:value="3.35139" calcext:value-type="float">
            <text:p>3.35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145" calcext:value-type="float">
            <text:p>89.9145</text:p>
          </table:table-cell>
          <table:table-cell office:value-type="float" office:value="55.4672" calcext:value-type="float">
            <text:p>55.46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212" calcext:value-type="float">
            <text:p>72.9212</text:p>
          </table:table-cell>
          <table:table-cell office:value-type="float" office:value="69.7396" calcext:value-type="float">
            <text:p>69.73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2099" calcext:value-type="float">
            <text:p>-2.92099</text:p>
          </table:table-cell>
          <table:table-cell office:value-type="float" office:value="40.9228" calcext:value-type="float">
            <text:p>40.9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508" calcext:value-type="float">
            <text:p>45.2508</text:p>
          </table:table-cell>
          <table:table-cell office:value-type="float" office:value="3.26453" calcext:value-type="float">
            <text:p>3.264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937" calcext:value-type="float">
            <text:p>92.5937</text:p>
          </table:table-cell>
          <table:table-cell office:value-type="float" office:value="59.081" calcext:value-type="float">
            <text:p>59.0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538" calcext:value-type="float">
            <text:p>73.8538</text:p>
          </table:table-cell>
          <table:table-cell office:value-type="float" office:value="70.7214" calcext:value-type="float">
            <text:p>70.72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685" calcext:value-type="float">
            <text:p>1.66685</text:p>
          </table:table-cell>
          <table:table-cell office:value-type="float" office:value="41.3844" calcext:value-type="float">
            <text:p>41.3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0753" calcext:value-type="float">
            <text:p>46.0753</text:p>
          </table:table-cell>
          <table:table-cell office:value-type="float" office:value="3.31525" calcext:value-type="float">
            <text:p>3.31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683" calcext:value-type="float">
            <text:p>85.9683</text:p>
          </table:table-cell>
          <table:table-cell office:value-type="float" office:value="52.5082" calcext:value-type="float">
            <text:p>52.50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151" calcext:value-type="float">
            <text:p>73.4151</text:p>
          </table:table-cell>
          <table:table-cell office:value-type="float" office:value="68.8293" calcext:value-type="float">
            <text:p>68.82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976" calcext:value-type="float">
            <text:p>1.35976</text:p>
          </table:table-cell>
          <table:table-cell office:value-type="float" office:value="41.4936" calcext:value-type="float">
            <text:p>41.49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275" calcext:value-type="float">
            <text:p>49.2275</text:p>
          </table:table-cell>
          <table:table-cell office:value-type="float" office:value="2.83737" calcext:value-type="float">
            <text:p>2.837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609" calcext:value-type="float">
            <text:p>86.4609</text:p>
          </table:table-cell>
          <table:table-cell office:value-type="float" office:value="53.6659" calcext:value-type="float">
            <text:p>53.6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13" calcext:value-type="float">
            <text:p>73.9113</text:p>
          </table:table-cell>
          <table:table-cell office:value-type="float" office:value="70.8323" calcext:value-type="float">
            <text:p>70.83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0343" calcext:value-type="float">
            <text:p>2.40343</text:p>
          </table:table-cell>
          <table:table-cell office:value-type="float" office:value="42.0717" calcext:value-type="float">
            <text:p>42.07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5368" calcext:value-type="float">
            <text:p>48.5368</text:p>
          </table:table-cell>
          <table:table-cell office:value-type="float" office:value="3.22135" calcext:value-type="float">
            <text:p>3.22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482" calcext:value-type="float">
            <text:p>87.0482</text:p>
          </table:table-cell>
          <table:table-cell office:value-type="float" office:value="48.1905" calcext:value-type="float">
            <text:p>48.1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672" calcext:value-type="float">
            <text:p>73.8672</text:p>
          </table:table-cell>
          <table:table-cell office:value-type="float" office:value="70.8038" calcext:value-type="float">
            <text:p>70.80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56466" calcext:value-type="float">
            <text:p>-0.156466</text:p>
          </table:table-cell>
          <table:table-cell office:value-type="float" office:value="41.3901" calcext:value-type="float">
            <text:p>41.3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92" calcext:value-type="float">
            <text:p>51.592</text:p>
          </table:table-cell>
          <table:table-cell office:value-type="float" office:value="3.38263" calcext:value-type="float">
            <text:p>3.38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97" calcext:value-type="float">
            <text:p>95.197</text:p>
          </table:table-cell>
          <table:table-cell office:value-type="float" office:value="45.2427" calcext:value-type="float">
            <text:p>45.2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16" calcext:value-type="float">
            <text:p>73.416</text:p>
          </table:table-cell>
          <table:table-cell office:value-type="float" office:value="69.3949" calcext:value-type="float">
            <text:p>69.39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9501" calcext:value-type="float">
            <text:p>-0.149501</text:p>
          </table:table-cell>
          <table:table-cell office:value-type="float" office:value="41.3361" calcext:value-type="float">
            <text:p>41.3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079" calcext:value-type="float">
            <text:p>52.079</text:p>
          </table:table-cell>
          <table:table-cell office:value-type="float" office:value="3.253" calcext:value-type="float">
            <text:p>3.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4848" calcext:value-type="float">
            <text:p>93.4848</text:p>
          </table:table-cell>
          <table:table-cell office:value-type="float" office:value="43.8534" calcext:value-type="float">
            <text:p>43.85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085" calcext:value-type="float">
            <text:p>74.3085</text:p>
          </table:table-cell>
          <table:table-cell office:value-type="float" office:value="70.829" calcext:value-type="float">
            <text:p>70.8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1285" calcext:value-type="float">
            <text:p>2.31285</text:p>
          </table:table-cell>
          <table:table-cell office:value-type="float" office:value="41.3771" calcext:value-type="float">
            <text:p>41.3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6605" calcext:value-type="float">
            <text:p>47.6605</text:p>
          </table:table-cell>
          <table:table-cell office:value-type="float" office:value="3.08802" calcext:value-type="float">
            <text:p>3.088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6953" calcext:value-type="float">
            <text:p>82.6953</text:p>
          </table:table-cell>
          <table:table-cell office:value-type="float" office:value="49.1193" calcext:value-type="float">
            <text:p>49.1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153" calcext:value-type="float">
            <text:p>73.7153</text:p>
          </table:table-cell>
          <table:table-cell office:value-type="float" office:value="67.5603" calcext:value-type="float">
            <text:p>67.56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428" calcext:value-type="float">
            <text:p>2.73428</text:p>
          </table:table-cell>
          <table:table-cell office:value-type="float" office:value="41.6682" calcext:value-type="float">
            <text:p>41.6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4266" calcext:value-type="float">
            <text:p>52.4266</text:p>
          </table:table-cell>
          <table:table-cell office:value-type="float" office:value="3.27257" calcext:value-type="float">
            <text:p>3.27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811" calcext:value-type="float">
            <text:p>86.5811</text:p>
          </table:table-cell>
          <table:table-cell office:value-type="float" office:value="53.1177" calcext:value-type="float">
            <text:p>53.11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444" calcext:value-type="float">
            <text:p>74.2444</text:p>
          </table:table-cell>
          <table:table-cell office:value-type="float" office:value="67.9185" calcext:value-type="float">
            <text:p>67.91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931" calcext:value-type="float">
            <text:p>0.703931</text:p>
          </table:table-cell>
          <table:table-cell office:value-type="float" office:value="40.8069" calcext:value-type="float">
            <text:p>40.80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2102" calcext:value-type="float">
            <text:p>47.2102</text:p>
          </table:table-cell>
          <table:table-cell office:value-type="float" office:value="3.07995" calcext:value-type="float">
            <text:p>3.07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562" calcext:value-type="float">
            <text:p>84.0562</text:p>
          </table:table-cell>
          <table:table-cell office:value-type="float" office:value="47.3221" calcext:value-type="float">
            <text:p>47.32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054" calcext:value-type="float">
            <text:p>73.5054</text:p>
          </table:table-cell>
          <table:table-cell office:value-type="float" office:value="73.9994" calcext:value-type="float">
            <text:p>73.99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5785" calcext:value-type="float">
            <text:p>2.65785</text:p>
          </table:table-cell>
          <table:table-cell office:value-type="float" office:value="41.2811" calcext:value-type="float">
            <text:p>41.2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235" calcext:value-type="float">
            <text:p>51.7235</text:p>
          </table:table-cell>
          <table:table-cell office:value-type="float" office:value="3.18778" calcext:value-type="float">
            <text:p>3.18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917" calcext:value-type="float">
            <text:p>92.4917</text:p>
          </table:table-cell>
          <table:table-cell office:value-type="float" office:value="49.4388" calcext:value-type="float">
            <text:p>49.43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2686" calcext:value-type="float">
            <text:p>75.2686</text:p>
          </table:table-cell>
          <table:table-cell office:value-type="float" office:value="71.5738" calcext:value-type="float">
            <text:p>71.57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8733" calcext:value-type="float">
            <text:p>4.18733</text:p>
          </table:table-cell>
          <table:table-cell office:value-type="float" office:value="41.6706" calcext:value-type="float">
            <text:p>41.6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572" calcext:value-type="float">
            <text:p>48.3572</text:p>
          </table:table-cell>
          <table:table-cell office:value-type="float" office:value="3.40303" calcext:value-type="float">
            <text:p>3.40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925" calcext:value-type="float">
            <text:p>84.1925</text:p>
          </table:table-cell>
          <table:table-cell office:value-type="float" office:value="49.5229" calcext:value-type="float">
            <text:p>49.52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974" calcext:value-type="float">
            <text:p>74.5974</text:p>
          </table:table-cell>
          <table:table-cell office:value-type="float" office:value="72.6614" calcext:value-type="float">
            <text:p>72.66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38" calcext:value-type="float">
            <text:p>0.21038</text:p>
          </table:table-cell>
          <table:table-cell office:value-type="float" office:value="41.3822" calcext:value-type="float">
            <text:p>41.3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4224" calcext:value-type="float">
            <text:p>50.4224</text:p>
          </table:table-cell>
          <table:table-cell office:value-type="float" office:value="3.43891" calcext:value-type="float">
            <text:p>3.438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56" calcext:value-type="float">
            <text:p>91.2156</text:p>
          </table:table-cell>
          <table:table-cell office:value-type="float" office:value="42.083" calcext:value-type="float">
            <text:p>42.0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4964" calcext:value-type="float">
            <text:p>74.4964</text:p>
          </table:table-cell>
          <table:table-cell office:value-type="float" office:value="68.9337" calcext:value-type="float">
            <text:p>68.93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7222" calcext:value-type="float">
            <text:p>-2.37222</text:p>
          </table:table-cell>
          <table:table-cell office:value-type="float" office:value="41.5596" calcext:value-type="float">
            <text:p>41.5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457" calcext:value-type="float">
            <text:p>48.8457</text:p>
          </table:table-cell>
          <table:table-cell office:value-type="float" office:value="3.17306" calcext:value-type="float">
            <text:p>3.17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48" calcext:value-type="float">
            <text:p>87.1048</text:p>
          </table:table-cell>
          <table:table-cell office:value-type="float" office:value="43.0394" calcext:value-type="float">
            <text:p>43.0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138" calcext:value-type="float">
            <text:p>74.1138</text:p>
          </table:table-cell>
          <table:table-cell office:value-type="float" office:value="70.4915" calcext:value-type="float">
            <text:p>70.49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842" calcext:value-type="float">
            <text:p>2.14842</text:p>
          </table:table-cell>
          <table:table-cell office:value-type="float" office:value="42.1958" calcext:value-type="float">
            <text:p>42.1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3564" calcext:value-type="float">
            <text:p>52.3564</text:p>
          </table:table-cell>
          <table:table-cell office:value-type="float" office:value="3.11401" calcext:value-type="float">
            <text:p>3.11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3474" calcext:value-type="float">
            <text:p>94.3474</text:p>
          </table:table-cell>
          <table:table-cell office:value-type="float" office:value="43.4886" calcext:value-type="float">
            <text:p>43.4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965" calcext:value-type="float">
            <text:p>73.1965</text:p>
          </table:table-cell>
          <table:table-cell office:value-type="float" office:value="70.2223" calcext:value-type="float">
            <text:p>70.22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696" calcext:value-type="float">
            <text:p>3.90696</text:p>
          </table:table-cell>
          <table:table-cell office:value-type="float" office:value="41.487" calcext:value-type="float">
            <text:p>41.4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8073" calcext:value-type="float">
            <text:p>47.8073</text:p>
          </table:table-cell>
          <table:table-cell office:value-type="float" office:value="3.37175" calcext:value-type="float">
            <text:p>3.37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667" calcext:value-type="float">
            <text:p>87.3667</text:p>
          </table:table-cell>
          <table:table-cell office:value-type="float" office:value="53.8325" calcext:value-type="float">
            <text:p>53.8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996" calcext:value-type="float">
            <text:p>74.6996</text:p>
          </table:table-cell>
          <table:table-cell office:value-type="float" office:value="70.9788" calcext:value-type="float">
            <text:p>70.978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582" calcext:value-type="float">
            <text:p>0.805582</text:p>
          </table:table-cell>
          <table:table-cell office:value-type="float" office:value="40.9885" calcext:value-type="float">
            <text:p>40.98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018" calcext:value-type="float">
            <text:p>45.2018</text:p>
          </table:table-cell>
          <table:table-cell office:value-type="float" office:value="3.14158" calcext:value-type="float">
            <text:p>3.14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275" calcext:value-type="float">
            <text:p>92.0275</text:p>
          </table:table-cell>
          <table:table-cell office:value-type="float" office:value="47.5645" calcext:value-type="float">
            <text:p>47.5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289" calcext:value-type="float">
            <text:p>73.5289</text:p>
          </table:table-cell>
          <table:table-cell office:value-type="float" office:value="70.3221" calcext:value-type="float">
            <text:p>70.32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554" calcext:value-type="float">
            <text:p>2.88554</text:p>
          </table:table-cell>
          <table:table-cell office:value-type="float" office:value="41.7446" calcext:value-type="float">
            <text:p>41.7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0126" calcext:value-type="float">
            <text:p>42.0126</text:p>
          </table:table-cell>
          <table:table-cell office:value-type="float" office:value="3.31301" calcext:value-type="float">
            <text:p>3.31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159" calcext:value-type="float">
            <text:p>86.5159</text:p>
          </table:table-cell>
          <table:table-cell office:value-type="float" office:value="51.5866" calcext:value-type="float">
            <text:p>51.58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3757" calcext:value-type="float">
            <text:p>72.3757</text:p>
          </table:table-cell>
          <table:table-cell office:value-type="float" office:value="71.767" calcext:value-type="float">
            <text:p>71.7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24" calcext:value-type="float">
            <text:p>0.4224</text:p>
          </table:table-cell>
          <table:table-cell office:value-type="float" office:value="41.6881" calcext:value-type="float">
            <text:p>41.6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1974" calcext:value-type="float">
            <text:p>47.1974</text:p>
          </table:table-cell>
          <table:table-cell office:value-type="float" office:value="3.31478" calcext:value-type="float">
            <text:p>3.31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32" calcext:value-type="float">
            <text:p>87.7532</text:p>
          </table:table-cell>
          <table:table-cell office:value-type="float" office:value="53.4529" calcext:value-type="float">
            <text:p>53.45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007" calcext:value-type="float">
            <text:p>72.7007</text:p>
          </table:table-cell>
          <table:table-cell office:value-type="float" office:value="70.7112" calcext:value-type="float">
            <text:p>70.71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893" calcext:value-type="float">
            <text:p>4.28893</text:p>
          </table:table-cell>
          <table:table-cell office:value-type="float" office:value="41.7292" calcext:value-type="float">
            <text:p>41.7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5805" calcext:value-type="float">
            <text:p>44.5805</text:p>
          </table:table-cell>
          <table:table-cell office:value-type="float" office:value="3.09813" calcext:value-type="float">
            <text:p>3.098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97" calcext:value-type="float">
            <text:p>89.597</text:p>
          </table:table-cell>
          <table:table-cell office:value-type="float" office:value="43.1592" calcext:value-type="float">
            <text:p>43.1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772" calcext:value-type="float">
            <text:p>72.9772</text:p>
          </table:table-cell>
          <table:table-cell office:value-type="float" office:value="70.4844" calcext:value-type="float">
            <text:p>70.48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065" calcext:value-type="float">
            <text:p>0.709065</text:p>
          </table:table-cell>
          <table:table-cell office:value-type="float" office:value="41.6168" calcext:value-type="float">
            <text:p>41.6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305" calcext:value-type="float">
            <text:p>47.9305</text:p>
          </table:table-cell>
          <table:table-cell office:value-type="float" office:value="3.36138" calcext:value-type="float">
            <text:p>3.36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55" calcext:value-type="float">
            <text:p>89.655</text:p>
          </table:table-cell>
          <table:table-cell office:value-type="float" office:value="40.6216" calcext:value-type="float">
            <text:p>40.6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244" calcext:value-type="float">
            <text:p>74.1244</text:p>
          </table:table-cell>
          <table:table-cell office:value-type="float" office:value="71.595" calcext:value-type="float">
            <text:p>71.5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4" calcext:value-type="float">
            <text:p>-1.114</text:p>
          </table:table-cell>
          <table:table-cell office:value-type="float" office:value="41.4017" calcext:value-type="float">
            <text:p>41.4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296" calcext:value-type="float">
            <text:p>46.6296</text:p>
          </table:table-cell>
          <table:table-cell office:value-type="float" office:value="3.05323" calcext:value-type="float">
            <text:p>3.05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928" calcext:value-type="float">
            <text:p>84.6928</text:p>
          </table:table-cell>
          <table:table-cell office:value-type="float" office:value="45.5548" calcext:value-type="float">
            <text:p>45.55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35" calcext:value-type="float">
            <text:p>72.635</text:p>
          </table:table-cell>
          <table:table-cell office:value-type="float" office:value="72.7985" calcext:value-type="float">
            <text:p>72.79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67159" calcext:value-type="float">
            <text:p>0.00767159</text:p>
          </table:table-cell>
          <table:table-cell office:value-type="float" office:value="41.3293" calcext:value-type="float">
            <text:p>41.3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158" calcext:value-type="float">
            <text:p>51.7158</text:p>
          </table:table-cell>
          <table:table-cell office:value-type="float" office:value="3.24734" calcext:value-type="float">
            <text:p>3.247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639" calcext:value-type="float">
            <text:p>91.7639</text:p>
          </table:table-cell>
          <table:table-cell office:value-type="float" office:value="48.3699" calcext:value-type="float">
            <text:p>48.36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364" calcext:value-type="float">
            <text:p>73.1364</text:p>
          </table:table-cell>
          <table:table-cell office:value-type="float" office:value="74.9658" calcext:value-type="float">
            <text:p>74.96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8833" calcext:value-type="float">
            <text:p>2.98833</text:p>
          </table:table-cell>
          <table:table-cell office:value-type="float" office:value="41.0246" calcext:value-type="float">
            <text:p>41.0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41" calcext:value-type="float">
            <text:p>48.241</text:p>
          </table:table-cell>
          <table:table-cell office:value-type="float" office:value="3.1586" calcext:value-type="float">
            <text:p>3.1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6607" calcext:value-type="float">
            <text:p>92.6607</text:p>
          </table:table-cell>
          <table:table-cell office:value-type="float" office:value="49.8629" calcext:value-type="float">
            <text:p>49.86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382" calcext:value-type="float">
            <text:p>73.3382</text:p>
          </table:table-cell>
          <table:table-cell office:value-type="float" office:value="66.7437" calcext:value-type="float">
            <text:p>66.74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95292" calcext:value-type="float">
            <text:p>-0.895292</text:p>
          </table:table-cell>
          <table:table-cell office:value-type="float" office:value="41.5051" calcext:value-type="float">
            <text:p>41.5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1457" calcext:value-type="float">
            <text:p>43.1457</text:p>
          </table:table-cell>
          <table:table-cell office:value-type="float" office:value="3.10903" calcext:value-type="float">
            <text:p>3.10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55" calcext:value-type="float">
            <text:p>86.555</text:p>
          </table:table-cell>
          <table:table-cell office:value-type="float" office:value="49.3919" calcext:value-type="float">
            <text:p>49.39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81" calcext:value-type="float">
            <text:p>72.8381</text:p>
          </table:table-cell>
          <table:table-cell office:value-type="float" office:value="66.8321" calcext:value-type="float">
            <text:p>66.83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451" calcext:value-type="float">
            <text:p>3.71451</text:p>
          </table:table-cell>
          <table:table-cell office:value-type="float" office:value="41.4277" calcext:value-type="float">
            <text:p>41.42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5328" calcext:value-type="float">
            <text:p>53.5328</text:p>
          </table:table-cell>
          <table:table-cell office:value-type="float" office:value="3.23527" calcext:value-type="float">
            <text:p>3.23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054" calcext:value-type="float">
            <text:p>90.8054</text:p>
          </table:table-cell>
          <table:table-cell office:value-type="float" office:value="47.5149" calcext:value-type="float">
            <text:p>47.51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062" calcext:value-type="float">
            <text:p>73.8062</text:p>
          </table:table-cell>
          <table:table-cell office:value-type="float" office:value="68.983" calcext:value-type="float">
            <text:p>68.9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788" calcext:value-type="float">
            <text:p>-0.34788</text:p>
          </table:table-cell>
          <table:table-cell office:value-type="float" office:value="40.9151" calcext:value-type="float">
            <text:p>40.9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2686" calcext:value-type="float">
            <text:p>51.2686</text:p>
          </table:table-cell>
          <table:table-cell office:value-type="float" office:value="3.05155" calcext:value-type="float">
            <text:p>3.05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772" calcext:value-type="float">
            <text:p>86.1772</text:p>
          </table:table-cell>
          <table:table-cell office:value-type="float" office:value="50.0533" calcext:value-type="float">
            <text:p>50.0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164" calcext:value-type="float">
            <text:p>74.0164</text:p>
          </table:table-cell>
          <table:table-cell office:value-type="float" office:value="67.9562" calcext:value-type="float">
            <text:p>67.95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33" calcext:value-type="float">
            <text:p>3.6333</text:p>
          </table:table-cell>
          <table:table-cell office:value-type="float" office:value="41.5624" calcext:value-type="float">
            <text:p>41.5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6787" calcext:value-type="float">
            <text:p>52.6787</text:p>
          </table:table-cell>
          <table:table-cell office:value-type="float" office:value="3.26477" calcext:value-type="float">
            <text:p>3.26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656" calcext:value-type="float">
            <text:p>91.7656</text:p>
          </table:table-cell>
          <table:table-cell office:value-type="float" office:value="50.4225" calcext:value-type="float">
            <text:p>50.42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23" calcext:value-type="float">
            <text:p>73.123</text:p>
          </table:table-cell>
          <table:table-cell office:value-type="float" office:value="68.1732" calcext:value-type="float">
            <text:p>68.17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24" calcext:value-type="float">
            <text:p>3.86924</text:p>
          </table:table-cell>
          <table:table-cell office:value-type="float" office:value="41.0564" calcext:value-type="float">
            <text:p>41.0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229" calcext:value-type="float">
            <text:p>47.3229</text:p>
          </table:table-cell>
          <table:table-cell office:value-type="float" office:value="3.25546" calcext:value-type="float">
            <text:p>3.25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769" calcext:value-type="float">
            <text:p>89.3769</text:p>
          </table:table-cell>
          <table:table-cell office:value-type="float" office:value="47.5726" calcext:value-type="float">
            <text:p>47.5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772" calcext:value-type="float">
            <text:p>73.7772</text:p>
          </table:table-cell>
          <table:table-cell office:value-type="float" office:value="69.7548" calcext:value-type="float">
            <text:p>69.75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28855" calcext:value-type="float">
            <text:p>-0.228855</text:p>
          </table:table-cell>
          <table:table-cell office:value-type="float" office:value="40.791" calcext:value-type="float">
            <text:p>40.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6885" calcext:value-type="float">
            <text:p>50.6885</text:p>
          </table:table-cell>
          <table:table-cell office:value-type="float" office:value="2.86228" calcext:value-type="float">
            <text:p>2.862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607" calcext:value-type="float">
            <text:p>85.1607</text:p>
          </table:table-cell>
          <table:table-cell office:value-type="float" office:value="52.3038" calcext:value-type="float">
            <text:p>52.3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034" calcext:value-type="float">
            <text:p>74.0034</text:p>
          </table:table-cell>
          <table:table-cell office:value-type="float" office:value="70.2333" calcext:value-type="float">
            <text:p>70.23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0995" calcext:value-type="float">
            <text:p>3.10995</text:p>
          </table:table-cell>
          <table:table-cell office:value-type="float" office:value="41.9408" calcext:value-type="float">
            <text:p>41.94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2172" calcext:value-type="float">
            <text:p>56.2172</text:p>
          </table:table-cell>
          <table:table-cell office:value-type="float" office:value="3.26755" calcext:value-type="float">
            <text:p>3.26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704" calcext:value-type="float">
            <text:p>84.704</text:p>
          </table:table-cell>
          <table:table-cell office:value-type="float" office:value="40.4872" calcext:value-type="float">
            <text:p>40.48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19" calcext:value-type="float">
            <text:p>73.9119</text:p>
          </table:table-cell>
          <table:table-cell office:value-type="float" office:value="69.4078" calcext:value-type="float">
            <text:p>69.40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1484" calcext:value-type="float">
            <text:p>2.41484</text:p>
          </table:table-cell>
          <table:table-cell office:value-type="float" office:value="41.1329" calcext:value-type="float">
            <text:p>41.13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805" calcext:value-type="float">
            <text:p>52.5805</text:p>
          </table:table-cell>
          <table:table-cell office:value-type="float" office:value="3.00891" calcext:value-type="float">
            <text:p>3.008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8569" calcext:value-type="float">
            <text:p>94.8569</text:p>
          </table:table-cell>
          <table:table-cell office:value-type="float" office:value="48.781" calcext:value-type="float">
            <text:p>48.7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703" calcext:value-type="float">
            <text:p>74.0703</text:p>
          </table:table-cell>
          <table:table-cell office:value-type="float" office:value="71.3454" calcext:value-type="float">
            <text:p>71.34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267" calcext:value-type="float">
            <text:p>3.09267</text:p>
          </table:table-cell>
          <table:table-cell office:value-type="float" office:value="41.8441" calcext:value-type="float">
            <text:p>41.84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48" calcext:value-type="float">
            <text:p>41.348</text:p>
          </table:table-cell>
          <table:table-cell office:value-type="float" office:value="3.07628" calcext:value-type="float">
            <text:p>3.07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35" calcext:value-type="float">
            <text:p>90.535</text:p>
          </table:table-cell>
          <table:table-cell office:value-type="float" office:value="43.1931" calcext:value-type="float">
            <text:p>43.19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394" calcext:value-type="float">
            <text:p>73.4394</text:p>
          </table:table-cell>
          <table:table-cell office:value-type="float" office:value="68.3741" calcext:value-type="float">
            <text:p>68.37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569" calcext:value-type="float">
            <text:p>-1.40569</text:p>
          </table:table-cell>
          <table:table-cell office:value-type="float" office:value="40.9844" calcext:value-type="float">
            <text:p>40.9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471" calcext:value-type="float">
            <text:p>44.471</text:p>
          </table:table-cell>
          <table:table-cell office:value-type="float" office:value="3.22271" calcext:value-type="float">
            <text:p>3.22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8752" calcext:value-type="float">
            <text:p>95.8752</text:p>
          </table:table-cell>
          <table:table-cell office:value-type="float" office:value="43.3556" calcext:value-type="float">
            <text:p>43.3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6" calcext:value-type="float">
            <text:p>72.96</text:p>
          </table:table-cell>
          <table:table-cell office:value-type="float" office:value="71.1806" calcext:value-type="float">
            <text:p>71.18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3167" calcext:value-type="float">
            <text:p>2.83167</text:p>
          </table:table-cell>
          <table:table-cell office:value-type="float" office:value="41.5767" calcext:value-type="float">
            <text:p>41.5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043" calcext:value-type="float">
            <text:p>45.5043</text:p>
          </table:table-cell>
          <table:table-cell office:value-type="float" office:value="3.17306" calcext:value-type="float">
            <text:p>3.17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924" calcext:value-type="float">
            <text:p>83.6924</text:p>
          </table:table-cell>
          <table:table-cell office:value-type="float" office:value="43.3161" calcext:value-type="float">
            <text:p>43.3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452" calcext:value-type="float">
            <text:p>73.0452</text:p>
          </table:table-cell>
          <table:table-cell office:value-type="float" office:value="67.9602" calcext:value-type="float">
            <text:p>67.96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8925" calcext:value-type="float">
            <text:p>-2.08925</text:p>
          </table:table-cell>
          <table:table-cell office:value-type="float" office:value="41.8549" calcext:value-type="float">
            <text:p>41.8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9761" calcext:value-type="float">
            <text:p>52.9761</text:p>
          </table:table-cell>
          <table:table-cell office:value-type="float" office:value="3.46274" calcext:value-type="float">
            <text:p>3.462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77" calcext:value-type="float">
            <text:p>89.2377</text:p>
          </table:table-cell>
          <table:table-cell office:value-type="float" office:value="44.3606" calcext:value-type="float">
            <text:p>44.36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992" calcext:value-type="float">
            <text:p>73.5992</text:p>
          </table:table-cell>
          <table:table-cell office:value-type="float" office:value="67.4286" calcext:value-type="float">
            <text:p>67.42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13047" calcext:value-type="float">
            <text:p>-0.0413047</text:p>
          </table:table-cell>
          <table:table-cell office:value-type="float" office:value="41.4111" calcext:value-type="float">
            <text:p>41.4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554" calcext:value-type="float">
            <text:p>48.554</text:p>
          </table:table-cell>
          <table:table-cell office:value-type="float" office:value="2.92317" calcext:value-type="float">
            <text:p>2.92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062" calcext:value-type="float">
            <text:p>84.3062</text:p>
          </table:table-cell>
          <table:table-cell office:value-type="float" office:value="46.7992" calcext:value-type="float">
            <text:p>46.79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655" calcext:value-type="float">
            <text:p>74.0655</text:p>
          </table:table-cell>
          <table:table-cell office:value-type="float" office:value="67.7051" calcext:value-type="float">
            <text:p>67.70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21" calcext:value-type="float">
            <text:p>0.99321</text:p>
          </table:table-cell>
          <table:table-cell office:value-type="float" office:value="41.2289" calcext:value-type="float">
            <text:p>41.2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0304" calcext:value-type="float">
            <text:p>51.0304</text:p>
          </table:table-cell>
          <table:table-cell office:value-type="float" office:value="3.05824" calcext:value-type="float">
            <text:p>3.05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389" calcext:value-type="float">
            <text:p>83.5389</text:p>
          </table:table-cell>
          <table:table-cell office:value-type="float" office:value="53.7744" calcext:value-type="float">
            <text:p>53.77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039" calcext:value-type="float">
            <text:p>72.9039</text:p>
          </table:table-cell>
          <table:table-cell office:value-type="float" office:value="73.1573" calcext:value-type="float">
            <text:p>73.15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9799" calcext:value-type="float">
            <text:p>5.49799</text:p>
          </table:table-cell>
          <table:table-cell office:value-type="float" office:value="42.229" calcext:value-type="float">
            <text:p>42.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3886" calcext:value-type="float">
            <text:p>55.3886</text:p>
          </table:table-cell>
          <table:table-cell office:value-type="float" office:value="3.30659" calcext:value-type="float">
            <text:p>3.306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46" calcext:value-type="float">
            <text:p>89.2846</text:p>
          </table:table-cell>
          <table:table-cell office:value-type="float" office:value="44.9876" calcext:value-type="float">
            <text:p>44.98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2" calcext:value-type="float">
            <text:p>73.722</text:p>
          </table:table-cell>
          <table:table-cell office:value-type="float" office:value="71.3017" calcext:value-type="float">
            <text:p>71.30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6593" calcext:value-type="float">
            <text:p>4.56593</text:p>
          </table:table-cell>
          <table:table-cell office:value-type="float" office:value="41.3131" calcext:value-type="float">
            <text:p>41.3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4255" calcext:value-type="float">
            <text:p>43.4255</text:p>
          </table:table-cell>
          <table:table-cell office:value-type="float" office:value="3.25965" calcext:value-type="float">
            <text:p>3.25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638" calcext:value-type="float">
            <text:p>86.7638</text:p>
          </table:table-cell>
          <table:table-cell office:value-type="float" office:value="52.1358" calcext:value-type="float">
            <text:p>52.13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99" calcext:value-type="float">
            <text:p>73.7299</text:p>
          </table:table-cell>
          <table:table-cell office:value-type="float" office:value="66.9321" calcext:value-type="float">
            <text:p>66.93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767" calcext:value-type="float">
            <text:p>2.62767</text:p>
          </table:table-cell>
          <table:table-cell office:value-type="float" office:value="41.2001" calcext:value-type="float">
            <text:p>41.2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739" calcext:value-type="float">
            <text:p>51.9739</text:p>
          </table:table-cell>
          <table:table-cell office:value-type="float" office:value="3.21241" calcext:value-type="float">
            <text:p>3.21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236" calcext:value-type="float">
            <text:p>88.2236</text:p>
          </table:table-cell>
          <table:table-cell office:value-type="float" office:value="42.7809" calcext:value-type="float">
            <text:p>42.78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2967" calcext:value-type="float">
            <text:p>72.2967</text:p>
          </table:table-cell>
          <table:table-cell office:value-type="float" office:value="70.6181" calcext:value-type="float">
            <text:p>70.61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6702" calcext:value-type="float">
            <text:p>1.86702</text:p>
          </table:table-cell>
          <table:table-cell office:value-type="float" office:value="41.0572" calcext:value-type="float">
            <text:p>41.05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4508" calcext:value-type="float">
            <text:p>55.4508</text:p>
          </table:table-cell>
          <table:table-cell office:value-type="float" office:value="3.21214" calcext:value-type="float">
            <text:p>3.212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39" calcext:value-type="float">
            <text:p>86.3139</text:p>
          </table:table-cell>
          <table:table-cell office:value-type="float" office:value="41.4031" calcext:value-type="float">
            <text:p>41.4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491" calcext:value-type="float">
            <text:p>73.4491</text:p>
          </table:table-cell>
          <table:table-cell office:value-type="float" office:value="70.1462" calcext:value-type="float">
            <text:p>70.14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47" calcext:value-type="float">
            <text:p>0.99447</text:p>
          </table:table-cell>
          <table:table-cell office:value-type="float" office:value="40.9706" calcext:value-type="float">
            <text:p>40.9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8366" calcext:value-type="float">
            <text:p>48.8366</text:p>
          </table:table-cell>
          <table:table-cell office:value-type="float" office:value="3.10592" calcext:value-type="float">
            <text:p>3.10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585" calcext:value-type="float">
            <text:p>92.0585</text:p>
          </table:table-cell>
          <table:table-cell office:value-type="float" office:value="50.6343" calcext:value-type="float">
            <text:p>50.63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991" calcext:value-type="float">
            <text:p>72.7991</text:p>
          </table:table-cell>
          <table:table-cell office:value-type="float" office:value="68.6031" calcext:value-type="float">
            <text:p>68.60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799" calcext:value-type="float">
            <text:p>1.35799</text:p>
          </table:table-cell>
          <table:table-cell office:value-type="float" office:value="41.9985" calcext:value-type="float">
            <text:p>41.9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6574" calcext:value-type="float">
            <text:p>49.6574</text:p>
          </table:table-cell>
          <table:table-cell office:value-type="float" office:value="3.43084" calcext:value-type="float">
            <text:p>3.430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1" calcext:value-type="float">
            <text:p>88.81</text:p>
          </table:table-cell>
          <table:table-cell office:value-type="float" office:value="62.4678" calcext:value-type="float">
            <text:p>62.46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971" calcext:value-type="float">
            <text:p>73.3971</text:p>
          </table:table-cell>
          <table:table-cell office:value-type="float" office:value="68.7175" calcext:value-type="float">
            <text:p>68.71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5753" calcext:value-type="float">
            <text:p>0.965753</text:p>
          </table:table-cell>
          <table:table-cell office:value-type="float" office:value="41.2944" calcext:value-type="float">
            <text:p>41.2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048" calcext:value-type="float">
            <text:p>48.2048</text:p>
          </table:table-cell>
          <table:table-cell office:value-type="float" office:value="3.10344" calcext:value-type="float">
            <text:p>3.10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412" calcext:value-type="float">
            <text:p>86.1412</text:p>
          </table:table-cell>
          <table:table-cell office:value-type="float" office:value="46.1583" calcext:value-type="float">
            <text:p>46.15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778" calcext:value-type="float">
            <text:p>73.3778</text:p>
          </table:table-cell>
          <table:table-cell office:value-type="float" office:value="68.9861" calcext:value-type="float">
            <text:p>68.98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9559" calcext:value-type="float">
            <text:p>5.09559</text:p>
          </table:table-cell>
          <table:table-cell office:value-type="float" office:value="41.0741" calcext:value-type="float">
            <text:p>41.0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355" calcext:value-type="float">
            <text:p>48.3355</text:p>
          </table:table-cell>
          <table:table-cell office:value-type="float" office:value="3.2727" calcext:value-type="float">
            <text:p>3.27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11" calcext:value-type="float">
            <text:p>91.2111</text:p>
          </table:table-cell>
          <table:table-cell office:value-type="float" office:value="51.015" calcext:value-type="float">
            <text:p>51.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2252" calcext:value-type="float">
            <text:p>74.2252</text:p>
          </table:table-cell>
          <table:table-cell office:value-type="float" office:value="68.2841" calcext:value-type="float">
            <text:p>68.28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247" calcext:value-type="float">
            <text:p>1.36247</text:p>
          </table:table-cell>
          <table:table-cell office:value-type="float" office:value="41.1762" calcext:value-type="float">
            <text:p>41.17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717" calcext:value-type="float">
            <text:p>51.1717</text:p>
          </table:table-cell>
          <table:table-cell office:value-type="float" office:value="2.86299" calcext:value-type="float">
            <text:p>2.86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774" calcext:value-type="float">
            <text:p>90.1774</text:p>
          </table:table-cell>
          <table:table-cell office:value-type="float" office:value="44.4296" calcext:value-type="float">
            <text:p>44.42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546" calcext:value-type="float">
            <text:p>72.6546</text:p>
          </table:table-cell>
          <table:table-cell office:value-type="float" office:value="71.0669" calcext:value-type="float">
            <text:p>71.06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922" calcext:value-type="float">
            <text:p>1.69922</text:p>
          </table:table-cell>
          <table:table-cell office:value-type="float" office:value="41.2959" calcext:value-type="float">
            <text:p>41.2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2203" calcext:value-type="float">
            <text:p>48.2203</text:p>
          </table:table-cell>
          <table:table-cell office:value-type="float" office:value="3.30793" calcext:value-type="float">
            <text:p>3.307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52" calcext:value-type="float">
            <text:p>88.652</text:p>
          </table:table-cell>
          <table:table-cell office:value-type="float" office:value="39.9193" calcext:value-type="float">
            <text:p>39.9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999" calcext:value-type="float">
            <text:p>73.7999</text:p>
          </table:table-cell>
          <table:table-cell office:value-type="float" office:value="73.2534" calcext:value-type="float">
            <text:p>73.25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6355" calcext:value-type="float">
            <text:p>3.16355</text:p>
          </table:table-cell>
          <table:table-cell office:value-type="float" office:value="41.7048" calcext:value-type="float">
            <text:p>41.7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759" calcext:value-type="float">
            <text:p>45.1759</text:p>
          </table:table-cell>
          <table:table-cell office:value-type="float" office:value="3.38008" calcext:value-type="float">
            <text:p>3.38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123" calcext:value-type="float">
            <text:p>91.3123</text:p>
          </table:table-cell>
          <table:table-cell office:value-type="float" office:value="45.6877" calcext:value-type="float">
            <text:p>45.68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5922" calcext:value-type="float">
            <text:p>74.5922</text:p>
          </table:table-cell>
          <table:table-cell office:value-type="float" office:value="68.8572" calcext:value-type="float">
            <text:p>68.85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5389" calcext:value-type="float">
            <text:p>5.25389</text:p>
          </table:table-cell>
          <table:table-cell office:value-type="float" office:value="41.8303" calcext:value-type="float">
            <text:p>41.83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57" calcext:value-type="float">
            <text:p>52.557</text:p>
          </table:table-cell>
          <table:table-cell office:value-type="float" office:value="3.41086" calcext:value-type="float">
            <text:p>3.410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216" calcext:value-type="float">
            <text:p>85.9216</text:p>
          </table:table-cell>
          <table:table-cell office:value-type="float" office:value="46.2768" calcext:value-type="float">
            <text:p>46.27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4812" calcext:value-type="float">
            <text:p>73.4812</text:p>
          </table:table-cell>
          <table:table-cell office:value-type="float" office:value="69.5408" calcext:value-type="float">
            <text:p>69.54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934" calcext:value-type="float">
            <text:p>0.531934</text:p>
          </table:table-cell>
          <table:table-cell office:value-type="float" office:value="41.5568" calcext:value-type="float">
            <text:p>41.5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9924" calcext:value-type="float">
            <text:p>50.9924</text:p>
          </table:table-cell>
          <table:table-cell office:value-type="float" office:value="2.98479" calcext:value-type="float">
            <text:p>2.98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827" calcext:value-type="float">
            <text:p>90.6827</text:p>
          </table:table-cell>
          <table:table-cell office:value-type="float" office:value="42.4833" calcext:value-type="float">
            <text:p>42.4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3824" calcext:value-type="float">
            <text:p>74.3824</text:p>
          </table:table-cell>
          <table:table-cell office:value-type="float" office:value="69.1418" calcext:value-type="float">
            <text:p>69.14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8948" calcext:value-type="float">
            <text:p>3.28948</text:p>
          </table:table-cell>
          <table:table-cell office:value-type="float" office:value="41.5843" calcext:value-type="float">
            <text:p>41.5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621" calcext:value-type="float">
            <text:p>49.8621</text:p>
          </table:table-cell>
          <table:table-cell office:value-type="float" office:value="3.36127" calcext:value-type="float">
            <text:p>3.36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398" calcext:value-type="float">
            <text:p>88.5398</text:p>
          </table:table-cell>
          <table:table-cell office:value-type="float" office:value="44.8324" calcext:value-type="float">
            <text:p>44.8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835" calcext:value-type="float">
            <text:p>73.7835</text:p>
          </table:table-cell>
          <table:table-cell office:value-type="float" office:value="66.108" calcext:value-type="float">
            <text:p>66.1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41.6421" calcext:value-type="float">
            <text:p>41.64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4336" calcext:value-type="float">
            <text:p>49.4336</text:p>
          </table:table-cell>
          <table:table-cell office:value-type="float" office:value="3.19372" calcext:value-type="float">
            <text:p>3.19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672" calcext:value-type="float">
            <text:p>89.8672</text:p>
          </table:table-cell>
          <table:table-cell office:value-type="float" office:value="45.4424" calcext:value-type="float">
            <text:p>45.4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0171" calcext:value-type="float">
            <text:p>73.0171</text:p>
          </table:table-cell>
          <table:table-cell office:value-type="float" office:value="69.0298" calcext:value-type="float">
            <text:p>69.02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836" calcext:value-type="float">
            <text:p>-2.09836</text:p>
          </table:table-cell>
          <table:table-cell office:value-type="float" office:value="41.0296" calcext:value-type="float">
            <text:p>41.02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223" calcext:value-type="float">
            <text:p>48.7223</text:p>
          </table:table-cell>
          <table:table-cell office:value-type="float" office:value="3.22935" calcext:value-type="float">
            <text:p>3.22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917" calcext:value-type="float">
            <text:p>90.9917</text:p>
          </table:table-cell>
          <table:table-cell office:value-type="float" office:value="48.2749" calcext:value-type="float">
            <text:p>48.27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381" calcext:value-type="float">
            <text:p>73.5381</text:p>
          </table:table-cell>
          <table:table-cell office:value-type="float" office:value="72.7584" calcext:value-type="float">
            <text:p>72.75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46" calcext:value-type="float">
            <text:p>1.1946</text:p>
          </table:table-cell>
          <table:table-cell office:value-type="float" office:value="41.225" calcext:value-type="float">
            <text:p>41.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0376" calcext:value-type="float">
            <text:p>46.0376</text:p>
          </table:table-cell>
          <table:table-cell office:value-type="float" office:value="3.53939" calcext:value-type="float">
            <text:p>3.53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335" calcext:value-type="float">
            <text:p>88.2335</text:p>
          </table:table-cell>
          <table:table-cell office:value-type="float" office:value="48.5318" calcext:value-type="float">
            <text:p>48.53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591" calcext:value-type="float">
            <text:p>73.3591</text:p>
          </table:table-cell>
          <table:table-cell office:value-type="float" office:value="69.9393" calcext:value-type="float">
            <text:p>69.93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9961" calcext:value-type="float">
            <text:p>0.0879961</text:p>
          </table:table-cell>
          <table:table-cell office:value-type="float" office:value="41.7027" calcext:value-type="float">
            <text:p>41.7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494" calcext:value-type="float">
            <text:p>51.1494</text:p>
          </table:table-cell>
          <table:table-cell office:value-type="float" office:value="3.09522" calcext:value-type="float">
            <text:p>3.09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44" calcext:value-type="float">
            <text:p>89.2344</text:p>
          </table:table-cell>
          <table:table-cell office:value-type="float" office:value="50.5561" calcext:value-type="float">
            <text:p>50.55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752" calcext:value-type="float">
            <text:p>72.7752</text:p>
          </table:table-cell>
          <table:table-cell office:value-type="float" office:value="71.4214" calcext:value-type="float">
            <text:p>71.42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4577" calcext:value-type="float">
            <text:p>-0.344577</text:p>
          </table:table-cell>
          <table:table-cell office:value-type="float" office:value="41.9871" calcext:value-type="float">
            <text:p>41.9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5877" calcext:value-type="float">
            <text:p>51.5877</text:p>
          </table:table-cell>
          <table:table-cell office:value-type="float" office:value="3.53584" calcext:value-type="float">
            <text:p>3.535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892" calcext:value-type="float">
            <text:p>88.7892</text:p>
          </table:table-cell>
          <table:table-cell office:value-type="float" office:value="52.6681" calcext:value-type="float">
            <text:p>52.66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43" calcext:value-type="float">
            <text:p>73.7243</text:p>
          </table:table-cell>
          <table:table-cell office:value-type="float" office:value="70.2679" calcext:value-type="float">
            <text:p>70.26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95498" calcext:value-type="float">
            <text:p>-0.195498</text:p>
          </table:table-cell>
          <table:table-cell office:value-type="float" office:value="41.2088" calcext:value-type="float">
            <text:p>41.20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3164" calcext:value-type="float">
            <text:p>54.3164</text:p>
          </table:table-cell>
          <table:table-cell office:value-type="float" office:value="3.11213" calcext:value-type="float">
            <text:p>3.11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552" calcext:value-type="float">
            <text:p>85.1552</text:p>
          </table:table-cell>
          <table:table-cell office:value-type="float" office:value="52.6832" calcext:value-type="float">
            <text:p>52.68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415" calcext:value-type="float">
            <text:p>73.6415</text:p>
          </table:table-cell>
          <table:table-cell office:value-type="float" office:value="69.6417" calcext:value-type="float">
            <text:p>69.64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87" calcext:value-type="float">
            <text:p>2.2287</text:p>
          </table:table-cell>
          <table:table-cell office:value-type="float" office:value="41.8828" calcext:value-type="float">
            <text:p>41.8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9106" calcext:value-type="float">
            <text:p>55.9106</text:p>
          </table:table-cell>
          <table:table-cell office:value-type="float" office:value="3.02007" calcext:value-type="float">
            <text:p>3.02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378" calcext:value-type="float">
            <text:p>88.7378</text:p>
          </table:table-cell>
          <table:table-cell office:value-type="float" office:value="53.8588" calcext:value-type="float">
            <text:p>53.85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954" calcext:value-type="float">
            <text:p>73.8954</text:p>
          </table:table-cell>
          <table:table-cell office:value-type="float" office:value="69.8098" calcext:value-type="float">
            <text:p>69.80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595" calcext:value-type="float">
            <text:p>3.68595</text:p>
          </table:table-cell>
          <table:table-cell office:value-type="float" office:value="41.7489" calcext:value-type="float">
            <text:p>41.7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3509" calcext:value-type="float">
            <text:p>51.3509</text:p>
          </table:table-cell>
          <table:table-cell office:value-type="float" office:value="3.13694" calcext:value-type="float">
            <text:p>3.136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61" calcext:value-type="float">
            <text:p>87.7561</text:p>
          </table:table-cell>
          <table:table-cell office:value-type="float" office:value="41.5831" calcext:value-type="float">
            <text:p>41.58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771" calcext:value-type="float">
            <text:p>73.2771</text:p>
          </table:table-cell>
          <table:table-cell office:value-type="float" office:value="70.8836" calcext:value-type="float">
            <text:p>70.88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41.4375" calcext:value-type="float">
            <text:p>41.4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607" calcext:value-type="float">
            <text:p>43.6607</text:p>
          </table:table-cell>
          <table:table-cell office:value-type="float" office:value="3.15844" calcext:value-type="float">
            <text:p>3.15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7412" calcext:value-type="float">
            <text:p>93.7412</text:p>
          </table:table-cell>
          <table:table-cell office:value-type="float" office:value="46.4636" calcext:value-type="float">
            <text:p>46.4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346" calcext:value-type="float">
            <text:p>73.7346</text:p>
          </table:table-cell>
          <table:table-cell office:value-type="float" office:value="68.7563" calcext:value-type="float">
            <text:p>68.75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3866" calcext:value-type="float">
            <text:p>-1.03866</text:p>
          </table:table-cell>
          <table:table-cell office:value-type="float" office:value="41.3832" calcext:value-type="float">
            <text:p>41.3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3681" calcext:value-type="float">
            <text:p>50.3681</text:p>
          </table:table-cell>
          <table:table-cell office:value-type="float" office:value="3.26108" calcext:value-type="float">
            <text:p>3.26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86" calcext:value-type="float">
            <text:p>86.2986</text:p>
          </table:table-cell>
          <table:table-cell office:value-type="float" office:value="51.1928" calcext:value-type="float">
            <text:p>51.19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913" calcext:value-type="float">
            <text:p>72.9913</text:p>
          </table:table-cell>
          <table:table-cell office:value-type="float" office:value="68.5504" calcext:value-type="float">
            <text:p>68.55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488" calcext:value-type="float">
            <text:p>0.83488</text:p>
          </table:table-cell>
          <table:table-cell office:value-type="float" office:value="40.8743" calcext:value-type="float">
            <text:p>40.8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1362" calcext:value-type="float">
            <text:p>52.1362</text:p>
          </table:table-cell>
          <table:table-cell office:value-type="float" office:value="3.10912" calcext:value-type="float">
            <text:p>3.109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153" calcext:value-type="float">
            <text:p>86.9153</text:p>
          </table:table-cell>
          <table:table-cell office:value-type="float" office:value="44.3384" calcext:value-type="float">
            <text:p>44.3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5512" calcext:value-type="float">
            <text:p>72.5512</text:p>
          </table:table-cell>
          <table:table-cell office:value-type="float" office:value="72.608" calcext:value-type="float">
            <text:p>72.6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206" calcext:value-type="float">
            <text:p>1.10206</text:p>
          </table:table-cell>
          <table:table-cell office:value-type="float" office:value="41.6165" calcext:value-type="float">
            <text:p>41.6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316" calcext:value-type="float">
            <text:p>45.1316</text:p>
          </table:table-cell>
          <table:table-cell office:value-type="float" office:value="3.19939" calcext:value-type="float">
            <text:p>3.19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154" calcext:value-type="float">
            <text:p>86.9154</text:p>
          </table:table-cell>
          <table:table-cell office:value-type="float" office:value="49.1602" calcext:value-type="float">
            <text:p>49.16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834" calcext:value-type="float">
            <text:p>73.8834</text:p>
          </table:table-cell>
          <table:table-cell office:value-type="float" office:value="71.0078" calcext:value-type="float">
            <text:p>71.00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045" calcext:value-type="float">
            <text:p>2.73045</text:p>
          </table:table-cell>
          <table:table-cell office:value-type="float" office:value="42.2562" calcext:value-type="float">
            <text:p>42.2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7714" calcext:value-type="float">
            <text:p>49.7714</text:p>
          </table:table-cell>
          <table:table-cell office:value-type="float" office:value="2.84767" calcext:value-type="float">
            <text:p>2.847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443" calcext:value-type="float">
            <text:p>90.8443</text:p>
          </table:table-cell>
          <table:table-cell office:value-type="float" office:value="45.4698" calcext:value-type="float">
            <text:p>45.46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4116" calcext:value-type="float">
            <text:p>72.4116</text:p>
          </table:table-cell>
          <table:table-cell office:value-type="float" office:value="68.3206" calcext:value-type="float">
            <text:p>68.32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942" calcext:value-type="float">
            <text:p>1.85942</text:p>
          </table:table-cell>
          <table:table-cell office:value-type="float" office:value="42.4662" calcext:value-type="float">
            <text:p>42.4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1409" calcext:value-type="float">
            <text:p>45.1409</text:p>
          </table:table-cell>
          <table:table-cell office:value-type="float" office:value="3.17001" calcext:value-type="float">
            <text:p>3.17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92" calcext:value-type="float">
            <text:p>87.992</text:p>
          </table:table-cell>
          <table:table-cell office:value-type="float" office:value="49.4111" calcext:value-type="float">
            <text:p>49.4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0903" calcext:value-type="float">
            <text:p>74.0903</text:p>
          </table:table-cell>
          <table:table-cell office:value-type="float" office:value="69.715" calcext:value-type="float">
            <text:p>69.7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0953" calcext:value-type="float">
            <text:p>-2.90953</text:p>
          </table:table-cell>
          <table:table-cell office:value-type="float" office:value="41.7232" calcext:value-type="float">
            <text:p>41.7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7293" calcext:value-type="float">
            <text:p>48.7293</text:p>
          </table:table-cell>
          <table:table-cell office:value-type="float" office:value="3.39143" calcext:value-type="float">
            <text:p>3.391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717" calcext:value-type="float">
            <text:p>89.8717</text:p>
          </table:table-cell>
          <table:table-cell office:value-type="float" office:value="51.5685" calcext:value-type="float">
            <text:p>51.5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169" calcext:value-type="float">
            <text:p>73.6169</text:p>
          </table:table-cell>
          <table:table-cell office:value-type="float" office:value="71.9917" calcext:value-type="float">
            <text:p>71.99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7061" calcext:value-type="float">
            <text:p>3.17061</text:p>
          </table:table-cell>
          <table:table-cell office:value-type="float" office:value="41.78" calcext:value-type="float">
            <text:p>41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6218" calcext:value-type="float">
            <text:p>55.6218</text:p>
          </table:table-cell>
          <table:table-cell office:value-type="float" office:value="3.21222" calcext:value-type="float">
            <text:p>3.21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99" calcext:value-type="float">
            <text:p>88.6999</text:p>
          </table:table-cell>
          <table:table-cell office:value-type="float" office:value="39.1328" calcext:value-type="float">
            <text:p>39.13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675" calcext:value-type="float">
            <text:p>-1.28675</text:p>
          </table:table-cell>
          <table:table-cell office:value-type="float" office:value="41.7713" calcext:value-type="float">
            <text:p>41.7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5667" calcext:value-type="float">
            <text:p>45.5667</text:p>
          </table:table-cell>
          <table:table-cell office:value-type="float" office:value="3.1683" calcext:value-type="float">
            <text:p>3.16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43" calcext:value-type="float">
            <text:p>89.6743</text:p>
          </table:table-cell>
          <table:table-cell office:value-type="float" office:value="49.6021" calcext:value-type="float">
            <text:p>49.602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9275" calcext:value-type="float">
            <text:p>3.19275</text:p>
          </table:table-cell>
          <table:table-cell office:value-type="float" office:value="41.3024" calcext:value-type="float">
            <text:p>41.3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5703" calcext:value-type="float">
            <text:p>50.5703</text:p>
          </table:table-cell>
          <table:table-cell office:value-type="float" office:value="3.15988" calcext:value-type="float">
            <text:p>3.15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297" calcext:value-type="float">
            <text:p>87.3297</text:p>
          </table:table-cell>
          <table:table-cell office:value-type="float" office:value="44.6507" calcext:value-type="float">
            <text:p>44.65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799" calcext:value-type="float">
            <text:p>2.44799</text:p>
          </table:table-cell>
          <table:table-cell office:value-type="float" office:value="41.3377" calcext:value-type="float">
            <text:p>41.3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4224" calcext:value-type="float">
            <text:p>40.4224</text:p>
          </table:table-cell>
          <table:table-cell office:value-type="float" office:value="3.12012" calcext:value-type="float">
            <text:p>3.12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77" calcext:value-type="float">
            <text:p>89.577</text:p>
          </table:table-cell>
          <table:table-cell office:value-type="float" office:value="47.7356" calcext:value-type="float">
            <text:p>47.73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21" calcext:value-type="float">
            <text:p>1.01221</text:p>
          </table:table-cell>
          <table:table-cell office:value-type="float" office:value="41.3916" calcext:value-type="float">
            <text:p>41.39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9099" calcext:value-type="float">
            <text:p>46.9099</text:p>
          </table:table-cell>
          <table:table-cell office:value-type="float" office:value="2.99161" calcext:value-type="float">
            <text:p>2.991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662" calcext:value-type="float">
            <text:p>92.0662</text:p>
          </table:table-cell>
          <table:table-cell office:value-type="float" office:value="48.3302" calcext:value-type="float">
            <text:p>48.33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381" calcext:value-type="float">
            <text:p>2.86381</text:p>
          </table:table-cell>
          <table:table-cell office:value-type="float" office:value="41.3201" calcext:value-type="float">
            <text:p>41.3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3726" calcext:value-type="float">
            <text:p>48.3726</text:p>
          </table:table-cell>
          <table:table-cell office:value-type="float" office:value="2.85729" calcext:value-type="float">
            <text:p>2.857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368" calcext:value-type="float">
            <text:p>89.0368</text:p>
          </table:table-cell>
          <table:table-cell office:value-type="float" office:value="50.1882" calcext:value-type="float">
            <text:p>50.18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3895" calcext:value-type="float">
            <text:p>2.53895</text:p>
          </table:table-cell>
          <table:table-cell office:value-type="float" office:value="41.8226" calcext:value-type="float">
            <text:p>41.8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6999" calcext:value-type="float">
            <text:p>46.6999</text:p>
          </table:table-cell>
          <table:table-cell office:value-type="float" office:value="3.18883" calcext:value-type="float">
            <text:p>3.188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379" calcext:value-type="float">
            <text:p>86.7379</text:p>
          </table:table-cell>
          <table:table-cell office:value-type="float" office:value="45.9187" calcext:value-type="float">
            <text:p>45.91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358" calcext:value-type="float">
            <text:p>0.652358</text:p>
          </table:table-cell>
          <table:table-cell office:value-type="float" office:value="41.6833" calcext:value-type="float">
            <text:p>41.6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7413" calcext:value-type="float">
            <text:p>54.7413</text:p>
          </table:table-cell>
          <table:table-cell office:value-type="float" office:value="3.47117" calcext:value-type="float">
            <text:p>3.47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596" calcext:value-type="float">
            <text:p>86.3596</text:p>
          </table:table-cell>
          <table:table-cell office:value-type="float" office:value="48.6252" calcext:value-type="float">
            <text:p>48.62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625" calcext:value-type="float">
            <text:p>2.95625</text:p>
          </table:table-cell>
          <table:table-cell office:value-type="float" office:value="41.2105" calcext:value-type="float">
            <text:p>41.2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3751" calcext:value-type="float">
            <text:p>47.3751</text:p>
          </table:table-cell>
          <table:table-cell office:value-type="float" office:value="3.41105" calcext:value-type="float">
            <text:p>3.41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0337" calcext:value-type="float">
            <text:p>90.0337</text:p>
          </table:table-cell>
          <table:table-cell office:value-type="float" office:value="45.0403" calcext:value-type="float">
            <text:p>45.04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5624" calcext:value-type="float">
            <text:p>2.05624</text:p>
          </table:table-cell>
          <table:table-cell office:value-type="float" office:value="41.7799" calcext:value-type="float">
            <text:p>41.7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036" calcext:value-type="float">
            <text:p>46.3036</text:p>
          </table:table-cell>
          <table:table-cell office:value-type="float" office:value="3.33763" calcext:value-type="float">
            <text:p>3.337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108" calcext:value-type="float">
            <text:p>89.2108</text:p>
          </table:table-cell>
          <table:table-cell office:value-type="float" office:value="48.9147" calcext:value-type="float">
            <text:p>48.914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907" calcext:value-type="float">
            <text:p>2.73907</text:p>
          </table:table-cell>
          <table:table-cell office:value-type="float" office:value="41.5838" calcext:value-type="float">
            <text:p>41.5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4987" calcext:value-type="float">
            <text:p>45.4987</text:p>
          </table:table-cell>
          <table:table-cell office:value-type="float" office:value="3.39797" calcext:value-type="float">
            <text:p>3.397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89" calcext:value-type="float">
            <text:p>89.689</text:p>
          </table:table-cell>
          <table:table-cell office:value-type="float" office:value="48.8692" calcext:value-type="float">
            <text:p>48.86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92" calcext:value-type="float">
            <text:p>0.19292</text:p>
          </table:table-cell>
          <table:table-cell office:value-type="float" office:value="41.4039" calcext:value-type="float">
            <text:p>41.4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846" calcext:value-type="float">
            <text:p>46.846</text:p>
          </table:table-cell>
          <table:table-cell office:value-type="float" office:value="3.31468" calcext:value-type="float">
            <text:p>3.31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08" calcext:value-type="float">
            <text:p>87.2408</text:p>
          </table:table-cell>
          <table:table-cell office:value-type="float" office:value="56.3074" calcext:value-type="float">
            <text:p>56.30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824" calcext:value-type="float">
            <text:p>-1.90824</text:p>
          </table:table-cell>
          <table:table-cell office:value-type="float" office:value="41.2266" calcext:value-type="float">
            <text:p>41.2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251" calcext:value-type="float">
            <text:p>51.7251</text:p>
          </table:table-cell>
          <table:table-cell office:value-type="float" office:value="3.43504" calcext:value-type="float">
            <text:p>3.43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154" calcext:value-type="float">
            <text:p>88.3154</text:p>
          </table:table-cell>
          <table:table-cell office:value-type="float" office:value="44.1634" calcext:value-type="float">
            <text:p>44.16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292" calcext:value-type="float">
            <text:p>3.31292</text:p>
          </table:table-cell>
          <table:table-cell office:value-type="float" office:value="41.8747" calcext:value-type="float">
            <text:p>41.8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2973" calcext:value-type="float">
            <text:p>45.2973</text:p>
          </table:table-cell>
          <table:table-cell office:value-type="float" office:value="2.98033" calcext:value-type="float">
            <text:p>2.98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699" calcext:value-type="float">
            <text:p>91.1699</text:p>
          </table:table-cell>
          <table:table-cell office:value-type="float" office:value="46.9355" calcext:value-type="float">
            <text:p>46.93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188" calcext:value-type="float">
            <text:p>-1.17188</text:p>
          </table:table-cell>
          <table:table-cell office:value-type="float" office:value="41.499" calcext:value-type="float">
            <text:p>41.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8244" calcext:value-type="float">
            <text:p>49.8244</text:p>
          </table:table-cell>
          <table:table-cell office:value-type="float" office:value="3.21477" calcext:value-type="float">
            <text:p>3.21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75" calcext:value-type="float">
            <text:p>88.8875</text:p>
          </table:table-cell>
          <table:table-cell office:value-type="float" office:value="43.8631" calcext:value-type="float">
            <text:p>43.86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9959" calcext:value-type="float">
            <text:p>-1.19959</text:p>
          </table:table-cell>
          <table:table-cell office:value-type="float" office:value="41.2945" calcext:value-type="float">
            <text:p>41.29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2907" calcext:value-type="float">
            <text:p>47.2907</text:p>
          </table:table-cell>
          <table:table-cell office:value-type="float" office:value="3.14332" calcext:value-type="float">
            <text:p>3.14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83" calcext:value-type="float">
            <text:p>87.283</text:p>
          </table:table-cell>
          <table:table-cell office:value-type="float" office:value="44.4296" calcext:value-type="float">
            <text:p>44.42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0639" calcext:value-type="float">
            <text:p>3.40639</text:p>
          </table:table-cell>
          <table:table-cell office:value-type="float" office:value="41.4131" calcext:value-type="float">
            <text:p>41.4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7865" calcext:value-type="float">
            <text:p>55.7865</text:p>
          </table:table-cell>
          <table:table-cell office:value-type="float" office:value="3.11092" calcext:value-type="float">
            <text:p>3.11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534" calcext:value-type="float">
            <text:p>84.8534</text:p>
          </table:table-cell>
          <table:table-cell office:value-type="float" office:value="43.1804" calcext:value-type="float">
            <text:p>43.18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09029" calcext:value-type="float">
            <text:p>-0.309029</text:p>
          </table:table-cell>
          <table:table-cell office:value-type="float" office:value="41.7895" calcext:value-type="float">
            <text:p>41.78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5147" calcext:value-type="float">
            <text:p>47.5147</text:p>
          </table:table-cell>
          <table:table-cell office:value-type="float" office:value="3.13047" calcext:value-type="float">
            <text:p>3.130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335" calcext:value-type="float">
            <text:p>87.3335</text:p>
          </table:table-cell>
          <table:table-cell office:value-type="float" office:value="47.2952" calcext:value-type="float">
            <text:p>47.29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9291" calcext:value-type="float">
            <text:p>2.29291</text:p>
          </table:table-cell>
          <table:table-cell office:value-type="float" office:value="41.4736" calcext:value-type="float">
            <text:p>41.4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523" calcext:value-type="float">
            <text:p>51.9523</text:p>
          </table:table-cell>
          <table:table-cell office:value-type="float" office:value="3.20358" calcext:value-type="float">
            <text:p>3.20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505" calcext:value-type="float">
            <text:p>87.6505</text:p>
          </table:table-cell>
          <table:table-cell office:value-type="float" office:value="50.5414" calcext:value-type="float">
            <text:p>50.54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405" calcext:value-type="float">
            <text:p>2.85405</text:p>
          </table:table-cell>
          <table:table-cell office:value-type="float" office:value="41.4468" calcext:value-type="float">
            <text:p>41.4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7048" calcext:value-type="float">
            <text:p>53.7048</text:p>
          </table:table-cell>
          <table:table-cell office:value-type="float" office:value="3.15458" calcext:value-type="float">
            <text:p>3.15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311" calcext:value-type="float">
            <text:p>96.311</text:p>
          </table:table-cell>
          <table:table-cell office:value-type="float" office:value="46.6471" calcext:value-type="float">
            <text:p>46.64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6787" calcext:value-type="float">
            <text:p>0.906787</text:p>
          </table:table-cell>
          <table:table-cell office:value-type="float" office:value="41.8417" calcext:value-type="float">
            <text:p>41.8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4817" calcext:value-type="float">
            <text:p>55.4817</text:p>
          </table:table-cell>
          <table:table-cell office:value-type="float" office:value="2.9708" calcext:value-type="float">
            <text:p>2.9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26" calcext:value-type="float">
            <text:p>88.6926</text:p>
          </table:table-cell>
          <table:table-cell office:value-type="float" office:value="53.4257" calcext:value-type="float">
            <text:p>53.42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301" calcext:value-type="float">
            <text:p>1.03301</text:p>
          </table:table-cell>
          <table:table-cell office:value-type="float" office:value="41.6805" calcext:value-type="float">
            <text:p>41.6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0661" calcext:value-type="float">
            <text:p>47.0661</text:p>
          </table:table-cell>
          <table:table-cell office:value-type="float" office:value="2.97888" calcext:value-type="float">
            <text:p>2.97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917" calcext:value-type="float">
            <text:p>88.0917</text:p>
          </table:table-cell>
          <table:table-cell office:value-type="float" office:value="52.869" calcext:value-type="float">
            <text:p>52.86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08" calcext:value-type="float">
            <text:p>2.7908</text:p>
          </table:table-cell>
          <table:table-cell office:value-type="float" office:value="41.5484" calcext:value-type="float">
            <text:p>41.5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1148" calcext:value-type="float">
            <text:p>51.1148</text:p>
          </table:table-cell>
          <table:table-cell office:value-type="float" office:value="3.04882" calcext:value-type="float">
            <text:p>3.04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403" calcext:value-type="float">
            <text:p>91.3403</text:p>
          </table:table-cell>
          <table:table-cell office:value-type="float" office:value="50.753" calcext:value-type="float">
            <text:p>50.75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142" calcext:value-type="float">
            <text:p>1.60142</text:p>
          </table:table-cell>
          <table:table-cell office:value-type="float" office:value="41.0711" calcext:value-type="float">
            <text:p>41.07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7009" calcext:value-type="float">
            <text:p>55.7009</text:p>
          </table:table-cell>
          <table:table-cell office:value-type="float" office:value="3.23165" calcext:value-type="float">
            <text:p>3.23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359" calcext:value-type="float">
            <text:p>84.0359</text:p>
          </table:table-cell>
          <table:table-cell office:value-type="float" office:value="49.4986" calcext:value-type="float">
            <text:p>49.498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7553" calcext:value-type="float">
            <text:p>3.07553</text:p>
          </table:table-cell>
          <table:table-cell office:value-type="float" office:value="41.3319" calcext:value-type="float">
            <text:p>41.3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0926" calcext:value-type="float">
            <text:p>49.0926</text:p>
          </table:table-cell>
          <table:table-cell office:value-type="float" office:value="3.0482" calcext:value-type="float">
            <text:p>3.0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923" calcext:value-type="float">
            <text:p>87.2923</text:p>
          </table:table-cell>
          <table:table-cell office:value-type="float" office:value="48.303" calcext:value-type="float">
            <text:p>48.3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6801" calcext:value-type="float">
            <text:p>2.66801</text:p>
          </table:table-cell>
          <table:table-cell office:value-type="float" office:value="41.3151" calcext:value-type="float">
            <text:p>41.3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2104" calcext:value-type="float">
            <text:p>49.2104</text:p>
          </table:table-cell>
          <table:table-cell office:value-type="float" office:value="2.91954" calcext:value-type="float">
            <text:p>2.91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2091" calcext:value-type="float">
            <text:p>82.2091</text:p>
          </table:table-cell>
          <table:table-cell office:value-type="float" office:value="43.2666" calcext:value-type="float">
            <text:p>43.26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315" calcext:value-type="float">
            <text:p>48.1315</text:p>
          </table:table-cell>
          <table:table-cell office:value-type="float" office:value="3.1167" calcext:value-type="float">
            <text:p>3.1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7917" calcext:value-type="float">
            <text:p>84.7917</text:p>
          </table:table-cell>
          <table:table-cell office:value-type="float" office:value="44.2794" calcext:value-type="float">
            <text:p>44.27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467" calcext:value-type="float">
            <text:p>43.8467</text:p>
          </table:table-cell>
          <table:table-cell office:value-type="float" office:value="3.23859" calcext:value-type="float">
            <text:p>3.238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688" calcext:value-type="float">
            <text:p>92.5688</text:p>
          </table:table-cell>
          <table:table-cell office:value-type="float" office:value="42.5525" calcext:value-type="float">
            <text:p>42.55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212" calcext:value-type="float">
            <text:p>51.1212</text:p>
          </table:table-cell>
          <table:table-cell office:value-type="float" office:value="3.10171" calcext:value-type="float">
            <text:p>3.101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485" calcext:value-type="float">
            <text:p>89.4485</text:p>
          </table:table-cell>
          <table:table-cell office:value-type="float" office:value="54.3598" calcext:value-type="float">
            <text:p>54.35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41" calcext:value-type="float">
            <text:p>48.241</text:p>
          </table:table-cell>
          <table:table-cell office:value-type="float" office:value="3.27221" calcext:value-type="float">
            <text:p>3.27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943" calcext:value-type="float">
            <text:p>86.4943</text:p>
          </table:table-cell>
          <table:table-cell office:value-type="float" office:value="54.3347" calcext:value-type="float">
            <text:p>54.33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886" calcext:value-type="float">
            <text:p>48.7886</text:p>
          </table:table-cell>
          <table:table-cell office:value-type="float" office:value="3.24547" calcext:value-type="float">
            <text:p>3.245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88" calcext:value-type="float">
            <text:p>89.6788</text:p>
          </table:table-cell>
          <table:table-cell office:value-type="float" office:value="49.456" calcext:value-type="float">
            <text:p>49.4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058" calcext:value-type="float">
            <text:p>52.8058</text:p>
          </table:table-cell>
          <table:table-cell office:value-type="float" office:value="3.31464" calcext:value-type="float">
            <text:p>3.31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595" calcext:value-type="float">
            <text:p>85.2595</text:p>
          </table:table-cell>
          <table:table-cell office:value-type="float" office:value="56.1845" calcext:value-type="float">
            <text:p>56.18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6923" calcext:value-type="float">
            <text:p>54.6923</text:p>
          </table:table-cell>
          <table:table-cell office:value-type="float" office:value="3.14978" calcext:value-type="float">
            <text:p>3.14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428" calcext:value-type="float">
            <text:p>89.7428</text:p>
          </table:table-cell>
          <table:table-cell office:value-type="float" office:value="45.36" calcext:value-type="float">
            <text:p>45.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505" calcext:value-type="float">
            <text:p>52.6505</text:p>
          </table:table-cell>
          <table:table-cell office:value-type="float" office:value="3.483" calcext:value-type="float">
            <text:p>3.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358" calcext:value-type="float">
            <text:p>90.6358</text:p>
          </table:table-cell>
          <table:table-cell office:value-type="float" office:value="50.1006" calcext:value-type="float">
            <text:p>50.10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059" calcext:value-type="float">
            <text:p>48.0059</text:p>
          </table:table-cell>
          <table:table-cell office:value-type="float" office:value="3.01747" calcext:value-type="float">
            <text:p>3.017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902" calcext:value-type="float">
            <text:p>91.8902</text:p>
          </table:table-cell>
          <table:table-cell office:value-type="float" office:value="49.0099" calcext:value-type="float">
            <text:p>49.00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2217" calcext:value-type="float">
            <text:p>43.2217</text:p>
          </table:table-cell>
          <table:table-cell office:value-type="float" office:value="3.1709" calcext:value-type="float">
            <text:p>3.17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543" calcext:value-type="float">
            <text:p>85.3543</text:p>
          </table:table-cell>
          <table:table-cell office:value-type="float" office:value="46.2237" calcext:value-type="float">
            <text:p>46.22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0373" calcext:value-type="float">
            <text:p>45.0373</text:p>
          </table:table-cell>
          <table:table-cell office:value-type="float" office:value="3.21427" calcext:value-type="float">
            <text:p>3.21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87" calcext:value-type="float">
            <text:p>88.287</text:p>
          </table:table-cell>
          <table:table-cell office:value-type="float" office:value="51.4585" calcext:value-type="float">
            <text:p>51.4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902" calcext:value-type="float">
            <text:p>50.8902</text:p>
          </table:table-cell>
          <table:table-cell office:value-type="float" office:value="2.88582" calcext:value-type="float">
            <text:p>2.88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311" calcext:value-type="float">
            <text:p>83.311</text:p>
          </table:table-cell>
          <table:table-cell office:value-type="float" office:value="55.9955" calcext:value-type="float">
            <text:p>55.99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745" calcext:value-type="float">
            <text:p>52.6745</text:p>
          </table:table-cell>
          <table:table-cell office:value-type="float" office:value="3.24796" calcext:value-type="float">
            <text:p>3.24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745" calcext:value-type="float">
            <text:p>86.6745</text:p>
          </table:table-cell>
          <table:table-cell office:value-type="float" office:value="49.6291" calcext:value-type="float">
            <text:p>49.62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27" calcext:value-type="float">
            <text:p>49.427</text:p>
          </table:table-cell>
          <table:table-cell office:value-type="float" office:value="3.25409" calcext:value-type="float">
            <text:p>3.25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98" calcext:value-type="float">
            <text:p>85.2198</text:p>
          </table:table-cell>
          <table:table-cell office:value-type="float" office:value="47.3764" calcext:value-type="float">
            <text:p>47.37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334" calcext:value-type="float">
            <text:p>47.8334</text:p>
          </table:table-cell>
          <table:table-cell office:value-type="float" office:value="3.05406" calcext:value-type="float">
            <text:p>3.054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694" calcext:value-type="float">
            <text:p>93.0694</text:p>
          </table:table-cell>
          <table:table-cell office:value-type="float" office:value="42.2177" calcext:value-type="float">
            <text:p>42.21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2101" calcext:value-type="float">
            <text:p>51.2101</text:p>
          </table:table-cell>
          <table:table-cell office:value-type="float" office:value="3.08916" calcext:value-type="float">
            <text:p>3.08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5288" calcext:value-type="float">
            <text:p>94.5288</text:p>
          </table:table-cell>
          <table:table-cell office:value-type="float" office:value="42.8157" calcext:value-type="float">
            <text:p>42.81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2907" calcext:value-type="float">
            <text:p>46.2907</text:p>
          </table:table-cell>
          <table:table-cell office:value-type="float" office:value="3.33246" calcext:value-type="float">
            <text:p>3.33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834" calcext:value-type="float">
            <text:p>89.9834</text:p>
          </table:table-cell>
          <table:table-cell office:value-type="float" office:value="42.0647" calcext:value-type="float">
            <text:p>42.06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564" calcext:value-type="float">
            <text:p>46.9564</text:p>
          </table:table-cell>
          <table:table-cell office:value-type="float" office:value="3.06804" calcext:value-type="float">
            <text:p>3.068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189" calcext:value-type="float">
            <text:p>89.6189</text:p>
          </table:table-cell>
          <table:table-cell office:value-type="float" office:value="49.5295" calcext:value-type="float">
            <text:p>49.52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533" calcext:value-type="float">
            <text:p>48.7533</text:p>
          </table:table-cell>
          <table:table-cell office:value-type="float" office:value="3.26383" calcext:value-type="float">
            <text:p>3.26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698" calcext:value-type="float">
            <text:p>84.2698</text:p>
          </table:table-cell>
          <table:table-cell office:value-type="float" office:value="47.9101" calcext:value-type="float">
            <text:p>47.91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4118" calcext:value-type="float">
            <text:p>41.4118</text:p>
          </table:table-cell>
          <table:table-cell office:value-type="float" office:value="3.22717" calcext:value-type="float">
            <text:p>3.22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5819" calcext:value-type="float">
            <text:p>92.5819</text:p>
          </table:table-cell>
          <table:table-cell office:value-type="float" office:value="42.961" calcext:value-type="float">
            <text:p>42.9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1937" calcext:value-type="float">
            <text:p>57.1937</text:p>
          </table:table-cell>
          <table:table-cell office:value-type="float" office:value="3.19327" calcext:value-type="float">
            <text:p>3.19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042" calcext:value-type="float">
            <text:p>91.3042</text:p>
          </table:table-cell>
          <table:table-cell office:value-type="float" office:value="40.6204" calcext:value-type="float">
            <text:p>40.62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08" calcext:value-type="float">
            <text:p>49.6908</text:p>
          </table:table-cell>
          <table:table-cell office:value-type="float" office:value="3.18739" calcext:value-type="float">
            <text:p>3.187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711" calcext:value-type="float">
            <text:p>85.0711</text:p>
          </table:table-cell>
          <table:table-cell office:value-type="float" office:value="44.4821" calcext:value-type="float">
            <text:p>44.48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525" calcext:value-type="float">
            <text:p>48.1525</text:p>
          </table:table-cell>
          <table:table-cell office:value-type="float" office:value="3.45527" calcext:value-type="float">
            <text:p>3.45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461" calcext:value-type="float">
            <text:p>90.1461</text:p>
          </table:table-cell>
          <table:table-cell office:value-type="float" office:value="40.9955" calcext:value-type="float">
            <text:p>40.99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834" calcext:value-type="float">
            <text:p>49.0834</text:p>
          </table:table-cell>
          <table:table-cell office:value-type="float" office:value="2.90239" calcext:value-type="float">
            <text:p>2.902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721" calcext:value-type="float">
            <text:p>92.4721</text:p>
          </table:table-cell>
          <table:table-cell office:value-type="float" office:value="39.8382" calcext:value-type="float">
            <text:p>39.83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508" calcext:value-type="float">
            <text:p>45.3508</text:p>
          </table:table-cell>
          <table:table-cell office:value-type="float" office:value="3.43377" calcext:value-type="float">
            <text:p>3.43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014" calcext:value-type="float">
            <text:p>86.1014</text:p>
          </table:table-cell>
          <table:table-cell office:value-type="float" office:value="51.718" calcext:value-type="float">
            <text:p>51.7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461" calcext:value-type="float">
            <text:p>50.7461</text:p>
          </table:table-cell>
          <table:table-cell office:value-type="float" office:value="3.29786" calcext:value-type="float">
            <text:p>3.297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0812" calcext:value-type="float">
            <text:p>86.0812</text:p>
          </table:table-cell>
          <table:table-cell office:value-type="float" office:value="49.3518" calcext:value-type="float">
            <text:p>49.35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637" calcext:value-type="float">
            <text:p>48.4637</text:p>
          </table:table-cell>
          <table:table-cell office:value-type="float" office:value="3.24045" calcext:value-type="float">
            <text:p>3.24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55" calcext:value-type="float">
            <text:p>87.1755</text:p>
          </table:table-cell>
          <table:table-cell office:value-type="float" office:value="47.1891" calcext:value-type="float">
            <text:p>47.18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632" calcext:value-type="float">
            <text:p>53.1632</text:p>
          </table:table-cell>
          <table:table-cell office:value-type="float" office:value="3.14422" calcext:value-type="float">
            <text:p>3.14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288" calcext:value-type="float">
            <text:p>84.2288</text:p>
          </table:table-cell>
          <table:table-cell office:value-type="float" office:value="45.3026" calcext:value-type="float">
            <text:p>45.30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22" calcext:value-type="float">
            <text:p>44.9922</text:p>
          </table:table-cell>
          <table:table-cell office:value-type="float" office:value="3.276" calcext:value-type="float">
            <text:p>3.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65" calcext:value-type="float">
            <text:p>91.565</text:p>
          </table:table-cell>
          <table:table-cell office:value-type="float" office:value="50.3471" calcext:value-type="float">
            <text:p>50.34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385" calcext:value-type="float">
            <text:p>52.8385</text:p>
          </table:table-cell>
          <table:table-cell office:value-type="float" office:value="3.36757" calcext:value-type="float">
            <text:p>3.367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8" calcext:value-type="float">
            <text:p>87.78</text:p>
          </table:table-cell>
          <table:table-cell office:value-type="float" office:value="52.2848" calcext:value-type="float">
            <text:p>52.28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1785" calcext:value-type="float">
            <text:p>55.1785</text:p>
          </table:table-cell>
          <table:table-cell office:value-type="float" office:value="2.78434" calcext:value-type="float">
            <text:p>2.78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43.7984" calcext:value-type="float">
            <text:p>43.79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964" calcext:value-type="float">
            <text:p>52.6964</text:p>
          </table:table-cell>
          <table:table-cell office:value-type="float" office:value="3.06467" calcext:value-type="float">
            <text:p>3.064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27" calcext:value-type="float">
            <text:p>87.1027</text:p>
          </table:table-cell>
          <table:table-cell office:value-type="float" office:value="49.6385" calcext:value-type="float">
            <text:p>49.63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3657" calcext:value-type="float">
            <text:p>52.3657</text:p>
          </table:table-cell>
          <table:table-cell office:value-type="float" office:value="3.04656" calcext:value-type="float">
            <text:p>3.046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8336" calcext:value-type="float">
            <text:p>85.8336</text:p>
          </table:table-cell>
          <table:table-cell office:value-type="float" office:value="50.7768" calcext:value-type="float">
            <text:p>50.77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95" calcext:value-type="float">
            <text:p>52.695</text:p>
          </table:table-cell>
          <table:table-cell office:value-type="float" office:value="2.99897" calcext:value-type="float">
            <text:p>2.99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718" calcext:value-type="float">
            <text:p>86.9718</text:p>
          </table:table-cell>
          <table:table-cell office:value-type="float" office:value="49.962" calcext:value-type="float">
            <text:p>49.9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26" calcext:value-type="float">
            <text:p>47.426</text:p>
          </table:table-cell>
          <table:table-cell office:value-type="float" office:value="2.99716" calcext:value-type="float">
            <text:p>2.99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365" calcext:value-type="float">
            <text:p>89.8365</text:p>
          </table:table-cell>
          <table:table-cell office:value-type="float" office:value="46.1989" calcext:value-type="float">
            <text:p>46.19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452" calcext:value-type="float">
            <text:p>45.3452</text:p>
          </table:table-cell>
          <table:table-cell office:value-type="float" office:value="3.15207" calcext:value-type="float">
            <text:p>3.15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46" calcext:value-type="float">
            <text:p>89.9746</text:p>
          </table:table-cell>
          <table:table-cell office:value-type="float" office:value="49.1052" calcext:value-type="float">
            <text:p>49.10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563" calcext:value-type="float">
            <text:p>45.2563</text:p>
          </table:table-cell>
          <table:table-cell office:value-type="float" office:value="2.95095" calcext:value-type="float">
            <text:p>2.9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806" calcext:value-type="float">
            <text:p>91.0806</text:p>
          </table:table-cell>
          <table:table-cell office:value-type="float" office:value="44.8371" calcext:value-type="float">
            <text:p>44.83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66" calcext:value-type="float">
            <text:p>44.9966</text:p>
          </table:table-cell>
          <table:table-cell office:value-type="float" office:value="3.2906" calcext:value-type="float">
            <text:p>3.29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03" calcext:value-type="float">
            <text:p>92.403</text:p>
          </table:table-cell>
          <table:table-cell office:value-type="float" office:value="50.6994" calcext:value-type="float">
            <text:p>50.69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3892" calcext:value-type="float">
            <text:p>50.3892</text:p>
          </table:table-cell>
          <table:table-cell office:value-type="float" office:value="3.10151" calcext:value-type="float">
            <text:p>3.10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123" calcext:value-type="float">
            <text:p>91.8123</text:p>
          </table:table-cell>
          <table:table-cell office:value-type="float" office:value="47.3802" calcext:value-type="float">
            <text:p>47.38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8576" calcext:value-type="float">
            <text:p>42.8576</text:p>
          </table:table-cell>
          <table:table-cell office:value-type="float" office:value="3.18715" calcext:value-type="float">
            <text:p>3.18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089" calcext:value-type="float">
            <text:p>85.2089</text:p>
          </table:table-cell>
          <table:table-cell office:value-type="float" office:value="43.3215" calcext:value-type="float">
            <text:p>43.32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982" calcext:value-type="float">
            <text:p>52.9982</text:p>
          </table:table-cell>
          <table:table-cell office:value-type="float" office:value="3.05736" calcext:value-type="float">
            <text:p>3.057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131" calcext:value-type="float">
            <text:p>87.1131</text:p>
          </table:table-cell>
          <table:table-cell office:value-type="float" office:value="36.9117" calcext:value-type="float">
            <text:p>36.91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0296" calcext:value-type="float">
            <text:p>50.0296</text:p>
          </table:table-cell>
          <table:table-cell office:value-type="float" office:value="3.14682" calcext:value-type="float">
            <text:p>3.146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508" calcext:value-type="float">
            <text:p>84.6508</text:p>
          </table:table-cell>
          <table:table-cell office:value-type="float" office:value="51.7035" calcext:value-type="float">
            <text:p>51.70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227" calcext:value-type="float">
            <text:p>48.4227</text:p>
          </table:table-cell>
          <table:table-cell office:value-type="float" office:value="3.12249" calcext:value-type="float">
            <text:p>3.12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56" calcext:value-type="float">
            <text:p>86.856</text:p>
          </table:table-cell>
          <table:table-cell office:value-type="float" office:value="41.1463" calcext:value-type="float">
            <text:p>41.14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861" calcext:value-type="float">
            <text:p>45.8861</text:p>
          </table:table-cell>
          <table:table-cell office:value-type="float" office:value="2.99218" calcext:value-type="float">
            <text:p>2.99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8024" calcext:value-type="float">
            <text:p>87.8024</text:p>
          </table:table-cell>
          <table:table-cell office:value-type="float" office:value="53.6324" calcext:value-type="float">
            <text:p>53.63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1186" calcext:value-type="float">
            <text:p>50.1186</text:p>
          </table:table-cell>
          <table:table-cell office:value-type="float" office:value="3.39889" calcext:value-type="float">
            <text:p>3.39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28" calcext:value-type="float">
            <text:p>87.728</text:p>
          </table:table-cell>
          <table:table-cell office:value-type="float" office:value="45.3324" calcext:value-type="float">
            <text:p>45.33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2795" calcext:value-type="float">
            <text:p>42.2795</text:p>
          </table:table-cell>
          <table:table-cell office:value-type="float" office:value="3.03919" calcext:value-type="float">
            <text:p>3.039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835" calcext:value-type="float">
            <text:p>91.8835</text:p>
          </table:table-cell>
          <table:table-cell office:value-type="float" office:value="48.4475" calcext:value-type="float">
            <text:p>48.44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2.89763" calcext:value-type="float">
            <text:p>2.897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429" calcext:value-type="float">
            <text:p>87.2429</text:p>
          </table:table-cell>
          <table:table-cell office:value-type="float" office:value="42.0583" calcext:value-type="float">
            <text:p>42.05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026" calcext:value-type="float">
            <text:p>44.026</text:p>
          </table:table-cell>
          <table:table-cell office:value-type="float" office:value="3.10352" calcext:value-type="float">
            <text:p>3.103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466" calcext:value-type="float">
            <text:p>90.2466</text:p>
          </table:table-cell>
          <table:table-cell office:value-type="float" office:value="48.2316" calcext:value-type="float">
            <text:p>48.23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8229" calcext:value-type="float">
            <text:p>49.8229</text:p>
          </table:table-cell>
          <table:table-cell office:value-type="float" office:value="3.23362" calcext:value-type="float">
            <text:p>3.23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318" calcext:value-type="float">
            <text:p>92.1318</text:p>
          </table:table-cell>
          <table:table-cell office:value-type="float" office:value="45.4135" calcext:value-type="float">
            <text:p>45.41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2478" calcext:value-type="float">
            <text:p>42.2478</text:p>
          </table:table-cell>
          <table:table-cell office:value-type="float" office:value="3.25066" calcext:value-type="float">
            <text:p>3.25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05" calcext:value-type="float">
            <text:p>91.505</text:p>
          </table:table-cell>
          <table:table-cell office:value-type="float" office:value="45.4504" calcext:value-type="float">
            <text:p>45.45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718" calcext:value-type="float">
            <text:p>51.3718</text:p>
          </table:table-cell>
          <table:table-cell office:value-type="float" office:value="3.3026" calcext:value-type="float">
            <text:p>3.3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79" calcext:value-type="float">
            <text:p>85.5979</text:p>
          </table:table-cell>
          <table:table-cell office:value-type="float" office:value="50.574" calcext:value-type="float">
            <text:p>50.5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524" calcext:value-type="float">
            <text:p>52.9524</text:p>
          </table:table-cell>
          <table:table-cell office:value-type="float" office:value="3.12044" calcext:value-type="float">
            <text:p>3.120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21" calcext:value-type="float">
            <text:p>89.921</text:p>
          </table:table-cell>
          <table:table-cell office:value-type="float" office:value="53.5856" calcext:value-type="float">
            <text:p>53.58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47" calcext:value-type="float">
            <text:p>51.347</text:p>
          </table:table-cell>
          <table:table-cell office:value-type="float" office:value="3.30349" calcext:value-type="float">
            <text:p>3.30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1419" calcext:value-type="float">
            <text:p>86.1419</text:p>
          </table:table-cell>
          <table:table-cell office:value-type="float" office:value="51.7783" calcext:value-type="float">
            <text:p>51.77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2108" calcext:value-type="float">
            <text:p>49.2108</text:p>
          </table:table-cell>
          <table:table-cell office:value-type="float" office:value="3.11055" calcext:value-type="float">
            <text:p>3.11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909" calcext:value-type="float">
            <text:p>87.2909</text:p>
          </table:table-cell>
          <table:table-cell office:value-type="float" office:value="44.8204" calcext:value-type="float">
            <text:p>44.82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317" calcext:value-type="float">
            <text:p>46.7317</text:p>
          </table:table-cell>
          <table:table-cell office:value-type="float" office:value="3.08488" calcext:value-type="float">
            <text:p>3.08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15" calcext:value-type="float">
            <text:p>91.915</text:p>
          </table:table-cell>
          <table:table-cell office:value-type="float" office:value="48.4429" calcext:value-type="float">
            <text:p>48.44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8.398" calcext:value-type="float">
            <text:p>38.398</text:p>
          </table:table-cell>
          <table:table-cell office:value-type="float" office:value="3.33134" calcext:value-type="float">
            <text:p>3.33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0962" calcext:value-type="float">
            <text:p>96.0962</text:p>
          </table:table-cell>
          <table:table-cell office:value-type="float" office:value="49.388" calcext:value-type="float">
            <text:p>49.3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036" calcext:value-type="float">
            <text:p>49.4036</text:p>
          </table:table-cell>
          <table:table-cell office:value-type="float" office:value="3.14496" calcext:value-type="float">
            <text:p>3.144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3" calcext:value-type="float">
            <text:p>89.013</text:p>
          </table:table-cell>
          <table:table-cell office:value-type="float" office:value="41.348" calcext:value-type="float">
            <text:p>41.3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214" calcext:value-type="float">
            <text:p>48.2214</text:p>
          </table:table-cell>
          <table:table-cell office:value-type="float" office:value="3.32088" calcext:value-type="float">
            <text:p>3.32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461" calcext:value-type="float">
            <text:p>88.2461</text:p>
          </table:table-cell>
          <table:table-cell office:value-type="float" office:value="53.4774" calcext:value-type="float">
            <text:p>53.47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8.0886" calcext:value-type="float">
            <text:p>38.0886</text:p>
          </table:table-cell>
          <table:table-cell office:value-type="float" office:value="3.25209" calcext:value-type="float">
            <text:p>3.252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8352" calcext:value-type="float">
            <text:p>91.8352</text:p>
          </table:table-cell>
          <table:table-cell office:value-type="float" office:value="48.3888" calcext:value-type="float">
            <text:p>48.38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0267" calcext:value-type="float">
            <text:p>51.0267</text:p>
          </table:table-cell>
          <table:table-cell office:value-type="float" office:value="2.86896" calcext:value-type="float">
            <text:p>2.868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476" calcext:value-type="float">
            <text:p>88.1476</text:p>
          </table:table-cell>
          <table:table-cell office:value-type="float" office:value="49.0767" calcext:value-type="float">
            <text:p>49.07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9795" calcext:value-type="float">
            <text:p>40.9795</text:p>
          </table:table-cell>
          <table:table-cell office:value-type="float" office:value="3.14887" calcext:value-type="float">
            <text:p>3.148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085" calcext:value-type="float">
            <text:p>92.4085</text:p>
          </table:table-cell>
          <table:table-cell office:value-type="float" office:value="47.1247" calcext:value-type="float">
            <text:p>47.12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044" calcext:value-type="float">
            <text:p>50.4044</text:p>
          </table:table-cell>
          <table:table-cell office:value-type="float" office:value="3.33867" calcext:value-type="float">
            <text:p>3.33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908" calcext:value-type="float">
            <text:p>86.5908</text:p>
          </table:table-cell>
          <table:table-cell office:value-type="float" office:value="47.3597" calcext:value-type="float">
            <text:p>47.359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125" calcext:value-type="float">
            <text:p>48.3125</text:p>
          </table:table-cell>
          <table:table-cell office:value-type="float" office:value="3.05636" calcext:value-type="float">
            <text:p>3.05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951" calcext:value-type="float">
            <text:p>90.8951</text:p>
          </table:table-cell>
          <table:table-cell office:value-type="float" office:value="48.6404" calcext:value-type="float">
            <text:p>48.64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8.1081" calcext:value-type="float">
            <text:p>58.1081</text:p>
          </table:table-cell>
          <table:table-cell office:value-type="float" office:value="3.45579" calcext:value-type="float">
            <text:p>3.45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1012" calcext:value-type="float">
            <text:p>85.1012</text:p>
          </table:table-cell>
          <table:table-cell office:value-type="float" office:value="48.3759" calcext:value-type="float">
            <text:p>48.37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837" calcext:value-type="float">
            <text:p>48.4837</text:p>
          </table:table-cell>
          <table:table-cell office:value-type="float" office:value="2.77284" calcext:value-type="float">
            <text:p>2.77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5862" calcext:value-type="float">
            <text:p>86.5862</text:p>
          </table:table-cell>
          <table:table-cell office:value-type="float" office:value="51.6755" calcext:value-type="float">
            <text:p>51.67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498" calcext:value-type="float">
            <text:p>44.6498</text:p>
          </table:table-cell>
          <table:table-cell office:value-type="float" office:value="3.00221" calcext:value-type="float">
            <text:p>3.00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05" calcext:value-type="float">
            <text:p>89.005</text:p>
          </table:table-cell>
          <table:table-cell office:value-type="float" office:value="52.7666" calcext:value-type="float">
            <text:p>52.76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957" calcext:value-type="float">
            <text:p>48.0957</text:p>
          </table:table-cell>
          <table:table-cell office:value-type="float" office:value="3.12917" calcext:value-type="float">
            <text:p>3.12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523" calcext:value-type="float">
            <text:p>89.4523</text:p>
          </table:table-cell>
          <table:table-cell office:value-type="float" office:value="50.372" calcext:value-type="float">
            <text:p>50.3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222" calcext:value-type="float">
            <text:p>51.6222</text:p>
          </table:table-cell>
          <table:table-cell office:value-type="float" office:value="3.31966" calcext:value-type="float">
            <text:p>3.319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947" calcext:value-type="float">
            <text:p>89.1947</text:p>
          </table:table-cell>
          <table:table-cell office:value-type="float" office:value="51.7825" calcext:value-type="float">
            <text:p>51.78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266" calcext:value-type="float">
            <text:p>50.5266</text:p>
          </table:table-cell>
          <table:table-cell office:value-type="float" office:value="3.00372" calcext:value-type="float">
            <text:p>3.00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423" calcext:value-type="float">
            <text:p>88.0423</text:p>
          </table:table-cell>
          <table:table-cell office:value-type="float" office:value="54.1936" calcext:value-type="float">
            <text:p>54.19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8049" calcext:value-type="float">
            <text:p>55.8049</text:p>
          </table:table-cell>
          <table:table-cell office:value-type="float" office:value="3.2521" calcext:value-type="float">
            <text:p>3.25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126" calcext:value-type="float">
            <text:p>89.1126</text:p>
          </table:table-cell>
          <table:table-cell office:value-type="float" office:value="42.4508" calcext:value-type="float">
            <text:p>42.45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3543" calcext:value-type="float">
            <text:p>44.3543</text:p>
          </table:table-cell>
          <table:table-cell office:value-type="float" office:value="3.03395" calcext:value-type="float">
            <text:p>3.03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973" calcext:value-type="float">
            <text:p>88.6973</text:p>
          </table:table-cell>
          <table:table-cell office:value-type="float" office:value="45.0153" calcext:value-type="float">
            <text:p>45.01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189" calcext:value-type="float">
            <text:p>51.7189</text:p>
          </table:table-cell>
          <table:table-cell office:value-type="float" office:value="3.2616" calcext:value-type="float">
            <text:p>3.2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052" calcext:value-type="float">
            <text:p>90.2052</text:p>
          </table:table-cell>
          <table:table-cell office:value-type="float" office:value="48.1759" calcext:value-type="float">
            <text:p>48.17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411" calcext:value-type="float">
            <text:p>53.1411</text:p>
          </table:table-cell>
          <table:table-cell office:value-type="float" office:value="2.97594" calcext:value-type="float">
            <text:p>2.97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" calcext:value-type="float">
            <text:p>89.6</text:p>
          </table:table-cell>
          <table:table-cell office:value-type="float" office:value="44.7762" calcext:value-type="float">
            <text:p>44.77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658" calcext:value-type="float">
            <text:p>49.0658</text:p>
          </table:table-cell>
          <table:table-cell office:value-type="float" office:value="3.16308" calcext:value-type="float">
            <text:p>3.163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2543" calcext:value-type="float">
            <text:p>88.2543</text:p>
          </table:table-cell>
          <table:table-cell office:value-type="float" office:value="53.9042" calcext:value-type="float">
            <text:p>53.90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292" calcext:value-type="float">
            <text:p>43.6292</text:p>
          </table:table-cell>
          <table:table-cell office:value-type="float" office:value="3.28213" calcext:value-type="float">
            <text:p>3.28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99" calcext:value-type="float">
            <text:p>91.999</text:p>
          </table:table-cell>
          <table:table-cell office:value-type="float" office:value="49.3056" calcext:value-type="float">
            <text:p>49.30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628" calcext:value-type="float">
            <text:p>46.6628</text:p>
          </table:table-cell>
          <table:table-cell office:value-type="float" office:value="3.07487" calcext:value-type="float">
            <text:p>3.074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828" calcext:value-type="float">
            <text:p>91.7828</text:p>
          </table:table-cell>
          <table:table-cell office:value-type="float" office:value="38.3965" calcext:value-type="float">
            <text:p>38.39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.25821" calcext:value-type="float">
            <text:p>3.258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491" calcext:value-type="float">
            <text:p>90.3491</text:p>
          </table:table-cell>
          <table:table-cell office:value-type="float" office:value="44.7946" calcext:value-type="float">
            <text:p>44.79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193" calcext:value-type="float">
            <text:p>51.1193</text:p>
          </table:table-cell>
          <table:table-cell office:value-type="float" office:value="3.28436" calcext:value-type="float">
            <text:p>3.28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181" calcext:value-type="float">
            <text:p>86.4181</text:p>
          </table:table-cell>
          <table:table-cell office:value-type="float" office:value="48.8886" calcext:value-type="float">
            <text:p>48.88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537" calcext:value-type="float">
            <text:p>48.537</text:p>
          </table:table-cell>
          <table:table-cell office:value-type="float" office:value="3.39792" calcext:value-type="float">
            <text:p>3.397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743" calcext:value-type="float">
            <text:p>90.1743</text:p>
          </table:table-cell>
          <table:table-cell office:value-type="float" office:value="54.5527" calcext:value-type="float">
            <text:p>54.55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833" calcext:value-type="float">
            <text:p>51.1833</text:p>
          </table:table-cell>
          <table:table-cell office:value-type="float" office:value="3.16959" calcext:value-type="float">
            <text:p>3.16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2166" calcext:value-type="float">
            <text:p>84.2166</text:p>
          </table:table-cell>
          <table:table-cell office:value-type="float" office:value="48.9596" calcext:value-type="float">
            <text:p>48.95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161" calcext:value-type="float">
            <text:p>50.7161</text:p>
          </table:table-cell>
          <table:table-cell office:value-type="float" office:value="3.29627" calcext:value-type="float">
            <text:p>3.296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318" calcext:value-type="float">
            <text:p>87.1318</text:p>
          </table:table-cell>
          <table:table-cell office:value-type="float" office:value="48.5002" calcext:value-type="float">
            <text:p>48.50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8636" calcext:value-type="float">
            <text:p>42.8636</text:p>
          </table:table-cell>
          <table:table-cell office:value-type="float" office:value="3.07529" calcext:value-type="float">
            <text:p>3.07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146" calcext:value-type="float">
            <text:p>89.4146</text:p>
          </table:table-cell>
          <table:table-cell office:value-type="float" office:value="52.1653" calcext:value-type="float">
            <text:p>52.16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004" calcext:value-type="float">
            <text:p>49.4004</text:p>
          </table:table-cell>
          <table:table-cell office:value-type="float" office:value="3.31495" calcext:value-type="float">
            <text:p>3.31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1585" calcext:value-type="float">
            <text:p>96.1585</text:p>
          </table:table-cell>
          <table:table-cell office:value-type="float" office:value="47.4563" calcext:value-type="float">
            <text:p>47.45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072" calcext:value-type="float">
            <text:p>52.8072</text:p>
          </table:table-cell>
          <table:table-cell office:value-type="float" office:value="3.51344" calcext:value-type="float">
            <text:p>3.51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4054" calcext:value-type="float">
            <text:p>94.4054</text:p>
          </table:table-cell>
          <table:table-cell office:value-type="float" office:value="52.493" calcext:value-type="float">
            <text:p>52.4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475" calcext:value-type="float">
            <text:p>44.2475</text:p>
          </table:table-cell>
          <table:table-cell office:value-type="float" office:value="3.20818" calcext:value-type="float">
            <text:p>3.208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418" calcext:value-type="float">
            <text:p>86.9418</text:p>
          </table:table-cell>
          <table:table-cell office:value-type="float" office:value="45.9029" calcext:value-type="float">
            <text:p>45.90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885" calcext:value-type="float">
            <text:p>48.1885</text:p>
          </table:table-cell>
          <table:table-cell office:value-type="float" office:value="3.19024" calcext:value-type="float">
            <text:p>3.19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066" calcext:value-type="float">
            <text:p>85.9066</text:p>
          </table:table-cell>
          <table:table-cell office:value-type="float" office:value="44.2445" calcext:value-type="float">
            <text:p>44.24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431" calcext:value-type="float">
            <text:p>48.0431</text:p>
          </table:table-cell>
          <table:table-cell office:value-type="float" office:value="3.19459" calcext:value-type="float">
            <text:p>3.19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872" calcext:value-type="float">
            <text:p>86.6872</text:p>
          </table:table-cell>
          <table:table-cell office:value-type="float" office:value="48.0419" calcext:value-type="float">
            <text:p>48.04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0315" calcext:value-type="float">
            <text:p>44.0315</text:p>
          </table:table-cell>
          <table:table-cell office:value-type="float" office:value="3.38755" calcext:value-type="float">
            <text:p>3.38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09" calcext:value-type="float">
            <text:p>86.3109</text:p>
          </table:table-cell>
          <table:table-cell office:value-type="float" office:value="48.6685" calcext:value-type="float">
            <text:p>48.66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412" calcext:value-type="float">
            <text:p>45.6412</text:p>
          </table:table-cell>
          <table:table-cell office:value-type="float" office:value="3.33712" calcext:value-type="float">
            <text:p>3.337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281" calcext:value-type="float">
            <text:p>86.4281</text:p>
          </table:table-cell>
          <table:table-cell office:value-type="float" office:value="42.5467" calcext:value-type="float">
            <text:p>42.54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1365" calcext:value-type="float">
            <text:p>43.1365</text:p>
          </table:table-cell>
          <table:table-cell office:value-type="float" office:value="3.05084" calcext:value-type="float">
            <text:p>3.050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789" calcext:value-type="float">
            <text:p>85.0789</text:p>
          </table:table-cell>
          <table:table-cell office:value-type="float" office:value="46.2326" calcext:value-type="float">
            <text:p>46.23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187" calcext:value-type="float">
            <text:p>47.0187</text:p>
          </table:table-cell>
          <table:table-cell office:value-type="float" office:value="3.23208" calcext:value-type="float">
            <text:p>3.232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936" calcext:value-type="float">
            <text:p>91.936</text:p>
          </table:table-cell>
          <table:table-cell office:value-type="float" office:value="50.4201" calcext:value-type="float">
            <text:p>50.42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345" calcext:value-type="float">
            <text:p>51.5345</text:p>
          </table:table-cell>
          <table:table-cell office:value-type="float" office:value="3.38118" calcext:value-type="float">
            <text:p>3.38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812" calcext:value-type="float">
            <text:p>91.5812</text:p>
          </table:table-cell>
          <table:table-cell office:value-type="float" office:value="45.0742" calcext:value-type="float">
            <text:p>45.07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173" calcext:value-type="float">
            <text:p>57.173</text:p>
          </table:table-cell>
          <table:table-cell office:value-type="float" office:value="3.32384" calcext:value-type="float">
            <text:p>3.32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291" calcext:value-type="float">
            <text:p>95.1291</text:p>
          </table:table-cell>
          <table:table-cell office:value-type="float" office:value="42.8016" calcext:value-type="float">
            <text:p>42.80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304" calcext:value-type="float">
            <text:p>44.6304</text:p>
          </table:table-cell>
          <table:table-cell office:value-type="float" office:value="3.15582" calcext:value-type="float">
            <text:p>3.15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259" calcext:value-type="float">
            <text:p>88.4259</text:p>
          </table:table-cell>
          <table:table-cell office:value-type="float" office:value="45.7601" calcext:value-type="float">
            <text:p>45.76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211" calcext:value-type="float">
            <text:p>51.4211</text:p>
          </table:table-cell>
          <table:table-cell office:value-type="float" office:value="3.42271" calcext:value-type="float">
            <text:p>3.42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9516" calcext:value-type="float">
            <text:p>94.9516</text:p>
          </table:table-cell>
          <table:table-cell office:value-type="float" office:value="45.7467" calcext:value-type="float">
            <text:p>45.74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996" calcext:value-type="float">
            <text:p>47.8996</text:p>
          </table:table-cell>
          <table:table-cell office:value-type="float" office:value="3.34198" calcext:value-type="float">
            <text:p>3.34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463" calcext:value-type="float">
            <text:p>89.9463</text:p>
          </table:table-cell>
          <table:table-cell office:value-type="float" office:value="50.2493" calcext:value-type="float">
            <text:p>50.24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063" calcext:value-type="float">
            <text:p>50.7063</text:p>
          </table:table-cell>
          <table:table-cell office:value-type="float" office:value="3.26427" calcext:value-type="float">
            <text:p>3.26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16" calcext:value-type="float">
            <text:p>89.5216</text:p>
          </table:table-cell>
          <table:table-cell office:value-type="float" office:value="36.1927" calcext:value-type="float">
            <text:p>36.19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951" calcext:value-type="float">
            <text:p>51.7951</text:p>
          </table:table-cell>
          <table:table-cell office:value-type="float" office:value="3.02464" calcext:value-type="float">
            <text:p>3.02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739" calcext:value-type="float">
            <text:p>84.0739</text:p>
          </table:table-cell>
          <table:table-cell office:value-type="float" office:value="54.1751" calcext:value-type="float">
            <text:p>54.17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669" calcext:value-type="float">
            <text:p>46.7669</text:p>
          </table:table-cell>
          <table:table-cell office:value-type="float" office:value="3.3198" calcext:value-type="float">
            <text:p>3.3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64" calcext:value-type="float">
            <text:p>83.564</text:p>
          </table:table-cell>
          <table:table-cell office:value-type="float" office:value="47.5439" calcext:value-type="float">
            <text:p>47.54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0914" calcext:value-type="float">
            <text:p>55.0914</text:p>
          </table:table-cell>
          <table:table-cell office:value-type="float" office:value="3.26275" calcext:value-type="float">
            <text:p>3.26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949" calcext:value-type="float">
            <text:p>89.6949</text:p>
          </table:table-cell>
          <table:table-cell office:value-type="float" office:value="45.577" calcext:value-type="float">
            <text:p>45.5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1609" calcext:value-type="float">
            <text:p>46.1609</text:p>
          </table:table-cell>
          <table:table-cell office:value-type="float" office:value="3.08328" calcext:value-type="float">
            <text:p>3.08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285" calcext:value-type="float">
            <text:p>90.2285</text:p>
          </table:table-cell>
          <table:table-cell office:value-type="float" office:value="41.2575" calcext:value-type="float">
            <text:p>41.25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276" calcext:value-type="float">
            <text:p>44.2276</text:p>
          </table:table-cell>
          <table:table-cell office:value-type="float" office:value="3.02086" calcext:value-type="float">
            <text:p>3.020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117" calcext:value-type="float">
            <text:p>89.7117</text:p>
          </table:table-cell>
          <table:table-cell office:value-type="float" office:value="48.7373" calcext:value-type="float">
            <text:p>48.737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1665" calcext:value-type="float">
            <text:p>47.1665</text:p>
          </table:table-cell>
          <table:table-cell office:value-type="float" office:value="3.08554" calcext:value-type="float">
            <text:p>3.08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428" calcext:value-type="float">
            <text:p>89.7428</text:p>
          </table:table-cell>
          <table:table-cell office:value-type="float" office:value="46.2592" calcext:value-type="float">
            <text:p>46.25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811" calcext:value-type="float">
            <text:p>49.9811</text:p>
          </table:table-cell>
          <table:table-cell office:value-type="float" office:value="3.05603" calcext:value-type="float">
            <text:p>3.05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0808" calcext:value-type="float">
            <text:p>84.0808</text:p>
          </table:table-cell>
          <table:table-cell office:value-type="float" office:value="50.0201" calcext:value-type="float">
            <text:p>50.02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716" calcext:value-type="float">
            <text:p>52.716</text:p>
          </table:table-cell>
          <table:table-cell office:value-type="float" office:value="2.99968" calcext:value-type="float">
            <text:p>2.99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406" calcext:value-type="float">
            <text:p>88.8406</text:p>
          </table:table-cell>
          <table:table-cell office:value-type="float" office:value="39.389" calcext:value-type="float">
            <text:p>39.3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7461" calcext:value-type="float">
            <text:p>49.7461</text:p>
          </table:table-cell>
          <table:table-cell office:value-type="float" office:value="3.31221" calcext:value-type="float">
            <text:p>3.312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685" calcext:value-type="float">
            <text:p>90.1685</text:p>
          </table:table-cell>
          <table:table-cell office:value-type="float" office:value="47.9725" calcext:value-type="float">
            <text:p>47.97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154" calcext:value-type="float">
            <text:p>50.5154</text:p>
          </table:table-cell>
          <table:table-cell office:value-type="float" office:value="2.95242" calcext:value-type="float">
            <text:p>2.95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695" calcext:value-type="float">
            <text:p>86.8695</text:p>
          </table:table-cell>
          <table:table-cell office:value-type="float" office:value="51.2951" calcext:value-type="float">
            <text:p>51.29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83" calcext:value-type="float">
            <text:p>48.383</text:p>
          </table:table-cell>
          <table:table-cell office:value-type="float" office:value="3.25018" calcext:value-type="float">
            <text:p>3.25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424" calcext:value-type="float">
            <text:p>85.7424</text:p>
          </table:table-cell>
          <table:table-cell office:value-type="float" office:value="49.6763" calcext:value-type="float">
            <text:p>49.67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7087" calcext:value-type="float">
            <text:p>52.7087</text:p>
          </table:table-cell>
          <table:table-cell office:value-type="float" office:value="2.79629" calcext:value-type="float">
            <text:p>2.796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372" calcext:value-type="float">
            <text:p>91.2372</text:p>
          </table:table-cell>
          <table:table-cell office:value-type="float" office:value="43.1012" calcext:value-type="float">
            <text:p>43.10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2069" calcext:value-type="float">
            <text:p>44.2069</text:p>
          </table:table-cell>
          <table:table-cell office:value-type="float" office:value="3.17022" calcext:value-type="float">
            <text:p>3.17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017" calcext:value-type="float">
            <text:p>84.3017</text:p>
          </table:table-cell>
          <table:table-cell office:value-type="float" office:value="49.326" calcext:value-type="float">
            <text:p>49.3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2816" calcext:value-type="float">
            <text:p>51.2816</text:p>
          </table:table-cell>
          <table:table-cell office:value-type="float" office:value="3.11025" calcext:value-type="float">
            <text:p>3.11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2768" calcext:value-type="float">
            <text:p>94.2768</text:p>
          </table:table-cell>
          <table:table-cell office:value-type="float" office:value="44.6449" calcext:value-type="float">
            <text:p>44.64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0121" calcext:value-type="float">
            <text:p>46.0121</text:p>
          </table:table-cell>
          <table:table-cell office:value-type="float" office:value="3.36816" calcext:value-type="float">
            <text:p>3.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431" calcext:value-type="float">
            <text:p>86.3431</text:p>
          </table:table-cell>
          <table:table-cell office:value-type="float" office:value="48.7447" calcext:value-type="float">
            <text:p>48.74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72" calcext:value-type="float">
            <text:p>45.672</text:p>
          </table:table-cell>
          <table:table-cell office:value-type="float" office:value="3.02456" calcext:value-type="float">
            <text:p>3.024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4161" calcext:value-type="float">
            <text:p>84.4161</text:p>
          </table:table-cell>
          <table:table-cell office:value-type="float" office:value="44.6044" calcext:value-type="float">
            <text:p>44.60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607" calcext:value-type="float">
            <text:p>56.4607</text:p>
          </table:table-cell>
          <table:table-cell office:value-type="float" office:value="3.18282" calcext:value-type="float">
            <text:p>3.18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507" calcext:value-type="float">
            <text:p>85.4507</text:p>
          </table:table-cell>
          <table:table-cell office:value-type="float" office:value="48.7714" calcext:value-type="float">
            <text:p>48.77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9.4447" calcext:value-type="float">
            <text:p>39.4447</text:p>
          </table:table-cell>
          <table:table-cell office:value-type="float" office:value="2.97675" calcext:value-type="float">
            <text:p>2.976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204" calcext:value-type="float">
            <text:p>90.5204</text:p>
          </table:table-cell>
          <table:table-cell office:value-type="float" office:value="41.1995" calcext:value-type="float">
            <text:p>41.19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977" calcext:value-type="float">
            <text:p>53.1977</text:p>
          </table:table-cell>
          <table:table-cell office:value-type="float" office:value="3.4076" calcext:value-type="float">
            <text:p>3.40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142" calcext:value-type="float">
            <text:p>89.6142</text:p>
          </table:table-cell>
          <table:table-cell office:value-type="float" office:value="55.9238" calcext:value-type="float">
            <text:p>55.92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868" calcext:value-type="float">
            <text:p>48.1868</text:p>
          </table:table-cell>
          <table:table-cell office:value-type="float" office:value="3.24323" calcext:value-type="float">
            <text:p>3.24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395" calcext:value-type="float">
            <text:p>87.2395</text:p>
          </table:table-cell>
          <table:table-cell office:value-type="float" office:value="47.814" calcext:value-type="float">
            <text:p>47.8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023" calcext:value-type="float">
            <text:p>45.7023</text:p>
          </table:table-cell>
          <table:table-cell office:value-type="float" office:value="3.11071" calcext:value-type="float">
            <text:p>3.110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517" calcext:value-type="float">
            <text:p>91.3517</text:p>
          </table:table-cell>
          <table:table-cell office:value-type="float" office:value="53.9457" calcext:value-type="float">
            <text:p>53.94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664" calcext:value-type="float">
            <text:p>46.9664</text:p>
          </table:table-cell>
          <table:table-cell office:value-type="float" office:value="3.37809" calcext:value-type="float">
            <text:p>3.37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428" calcext:value-type="float">
            <text:p>87.7428</text:p>
          </table:table-cell>
          <table:table-cell office:value-type="float" office:value="44.2146" calcext:value-type="float">
            <text:p>44.21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991" calcext:value-type="float">
            <text:p>46.7991</text:p>
          </table:table-cell>
          <table:table-cell office:value-type="float" office:value="3.28213" calcext:value-type="float">
            <text:p>3.28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816" calcext:value-type="float">
            <text:p>89.2816</text:p>
          </table:table-cell>
          <table:table-cell office:value-type="float" office:value="44.7962" calcext:value-type="float">
            <text:p>44.79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2534" calcext:value-type="float">
            <text:p>53.2534</text:p>
          </table:table-cell>
          <table:table-cell office:value-type="float" office:value="3.37943" calcext:value-type="float">
            <text:p>3.37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347" calcext:value-type="float">
            <text:p>88.3347</text:p>
          </table:table-cell>
          <table:table-cell office:value-type="float" office:value="50.1716" calcext:value-type="float">
            <text:p>50.17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157" calcext:value-type="float">
            <text:p>51.7157</text:p>
          </table:table-cell>
          <table:table-cell office:value-type="float" office:value="3.14671" calcext:value-type="float">
            <text:p>3.14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167" calcext:value-type="float">
            <text:p>88.7167</text:p>
          </table:table-cell>
          <table:table-cell office:value-type="float" office:value="53.8383" calcext:value-type="float">
            <text:p>53.83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9658" calcext:value-type="float">
            <text:p>43.9658</text:p>
          </table:table-cell>
          <table:table-cell office:value-type="float" office:value="3.28225" calcext:value-type="float">
            <text:p>3.28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725" calcext:value-type="float">
            <text:p>93.725</text:p>
          </table:table-cell>
          <table:table-cell office:value-type="float" office:value="52.1806" calcext:value-type="float">
            <text:p>52.18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87" calcext:value-type="float">
            <text:p>49.6987</text:p>
          </table:table-cell>
          <table:table-cell office:value-type="float" office:value="3.5289" calcext:value-type="float">
            <text:p>3.52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652" calcext:value-type="float">
            <text:p>88.8652</text:p>
          </table:table-cell>
          <table:table-cell office:value-type="float" office:value="46.2972" calcext:value-type="float">
            <text:p>46.29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755" calcext:value-type="float">
            <text:p>47.755</text:p>
          </table:table-cell>
          <table:table-cell office:value-type="float" office:value="3.08917" calcext:value-type="float">
            <text:p>3.08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973" calcext:value-type="float">
            <text:p>86.8973</text:p>
          </table:table-cell>
          <table:table-cell office:value-type="float" office:value="49.1004" calcext:value-type="float">
            <text:p>49.10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549" calcext:value-type="float">
            <text:p>48.7549</text:p>
          </table:table-cell>
          <table:table-cell office:value-type="float" office:value="2.9592" calcext:value-type="float">
            <text:p>2.9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4684" calcext:value-type="float">
            <text:p>84.4684</text:p>
          </table:table-cell>
          <table:table-cell office:value-type="float" office:value="53.9446" calcext:value-type="float">
            <text:p>53.94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815" calcext:value-type="float">
            <text:p>47.8815</text:p>
          </table:table-cell>
          <table:table-cell office:value-type="float" office:value="3.30628" calcext:value-type="float">
            <text:p>3.30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105" calcext:value-type="float">
            <text:p>85.2105</text:p>
          </table:table-cell>
          <table:table-cell office:value-type="float" office:value="49.5808" calcext:value-type="float">
            <text:p>49.58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413" calcext:value-type="float">
            <text:p>47.6413</text:p>
          </table:table-cell>
          <table:table-cell office:value-type="float" office:value="3.00383" calcext:value-type="float">
            <text:p>3.00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45" calcext:value-type="float">
            <text:p>88.7945</text:p>
          </table:table-cell>
          <table:table-cell office:value-type="float" office:value="47.299" calcext:value-type="float">
            <text:p>47.2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445" calcext:value-type="float">
            <text:p>50.7445</text:p>
          </table:table-cell>
          <table:table-cell office:value-type="float" office:value="3.20133" calcext:value-type="float">
            <text:p>3.20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341" calcext:value-type="float">
            <text:p>86.6341</text:p>
          </table:table-cell>
          <table:table-cell office:value-type="float" office:value="52.8885" calcext:value-type="float">
            <text:p>52.88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968" calcext:value-type="float">
            <text:p>51.4968</text:p>
          </table:table-cell>
          <table:table-cell office:value-type="float" office:value="3.11166" calcext:value-type="float">
            <text:p>3.11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526" calcext:value-type="float">
            <text:p>88.1526</text:p>
          </table:table-cell>
          <table:table-cell office:value-type="float" office:value="42.285" calcext:value-type="float">
            <text:p>42.2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0207" calcext:value-type="float">
            <text:p>48.0207</text:p>
          </table:table-cell>
          <table:table-cell office:value-type="float" office:value="3.00295" calcext:value-type="float">
            <text:p>3.00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543" calcext:value-type="float">
            <text:p>89.8543</text:p>
          </table:table-cell>
          <table:table-cell office:value-type="float" office:value="47.8203" calcext:value-type="float">
            <text:p>47.82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4464" calcext:value-type="float">
            <text:p>51.4464</text:p>
          </table:table-cell>
          <table:table-cell office:value-type="float" office:value="3.2879" calcext:value-type="float">
            <text:p>3.2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499" calcext:value-type="float">
            <text:p>89.6499</text:p>
          </table:table-cell>
          <table:table-cell office:value-type="float" office:value="54.3044" calcext:value-type="float">
            <text:p>54.30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989" calcext:value-type="float">
            <text:p>45.2989</text:p>
          </table:table-cell>
          <table:table-cell office:value-type="float" office:value="3.0688" calcext:value-type="float">
            <text:p>3.0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978" calcext:value-type="float">
            <text:p>85.0978</text:p>
          </table:table-cell>
          <table:table-cell office:value-type="float" office:value="48.1174" calcext:value-type="float">
            <text:p>48.11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2781" calcext:value-type="float">
            <text:p>41.2781</text:p>
          </table:table-cell>
          <table:table-cell office:value-type="float" office:value="3.04708" calcext:value-type="float">
            <text:p>3.04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341" calcext:value-type="float">
            <text:p>93.0341</text:p>
          </table:table-cell>
          <table:table-cell office:value-type="float" office:value="43.9514" calcext:value-type="float">
            <text:p>43.95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9077" calcext:value-type="float">
            <text:p>48.9077</text:p>
          </table:table-cell>
          <table:table-cell office:value-type="float" office:value="3.32952" calcext:value-type="float">
            <text:p>3.329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999" calcext:value-type="float">
            <text:p>88.8999</text:p>
          </table:table-cell>
          <table:table-cell office:value-type="float" office:value="55.6848" calcext:value-type="float">
            <text:p>55.68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8702" calcext:value-type="float">
            <text:p>51.8702</text:p>
          </table:table-cell>
          <table:table-cell office:value-type="float" office:value="3.37652" calcext:value-type="float">
            <text:p>3.37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194" calcext:value-type="float">
            <text:p>91.1194</text:p>
          </table:table-cell>
          <table:table-cell office:value-type="float" office:value="45.3769" calcext:value-type="float">
            <text:p>45.37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139" calcext:value-type="float">
            <text:p>45.7139</text:p>
          </table:table-cell>
          <table:table-cell office:value-type="float" office:value="2.99215" calcext:value-type="float">
            <text:p>2.99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155" calcext:value-type="float">
            <text:p>90.6155</text:p>
          </table:table-cell>
          <table:table-cell office:value-type="float" office:value="48.163" calcext:value-type="float">
            <text:p>48.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0954" calcext:value-type="float">
            <text:p>46.0954</text:p>
          </table:table-cell>
          <table:table-cell office:value-type="float" office:value="3.25909" calcext:value-type="float">
            <text:p>3.25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177" calcext:value-type="float">
            <text:p>86.3177</text:p>
          </table:table-cell>
          <table:table-cell office:value-type="float" office:value="44.259" calcext:value-type="float">
            <text:p>44.2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09" calcext:value-type="float">
            <text:p>47.809</text:p>
          </table:table-cell>
          <table:table-cell office:value-type="float" office:value="3.31064" calcext:value-type="float">
            <text:p>3.31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015" calcext:value-type="float">
            <text:p>91.7015</text:p>
          </table:table-cell>
          <table:table-cell office:value-type="float" office:value="46.48" calcext:value-type="float">
            <text:p>46.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29" calcext:value-type="float">
            <text:p>49.129</text:p>
          </table:table-cell>
          <table:table-cell office:value-type="float" office:value="3.37745" calcext:value-type="float">
            <text:p>3.37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94" calcext:value-type="float">
            <text:p>87.1794</text:p>
          </table:table-cell>
          <table:table-cell office:value-type="float" office:value="51.1598" calcext:value-type="float">
            <text:p>51.15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5891" calcext:value-type="float">
            <text:p>46.5891</text:p>
          </table:table-cell>
          <table:table-cell office:value-type="float" office:value="3.21292" calcext:value-type="float">
            <text:p>3.21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3648" calcext:value-type="float">
            <text:p>94.3648</text:p>
          </table:table-cell>
          <table:table-cell office:value-type="float" office:value="41.8924" calcext:value-type="float">
            <text:p>41.89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006" calcext:value-type="float">
            <text:p>45.8006</text:p>
          </table:table-cell>
          <table:table-cell office:value-type="float" office:value="3.28586" calcext:value-type="float">
            <text:p>3.28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155" calcext:value-type="float">
            <text:p>92.1155</text:p>
          </table:table-cell>
          <table:table-cell office:value-type="float" office:value="46.7421" calcext:value-type="float">
            <text:p>46.74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638" calcext:value-type="float">
            <text:p>49.1638</text:p>
          </table:table-cell>
          <table:table-cell office:value-type="float" office:value="3.41501" calcext:value-type="float">
            <text:p>3.41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303" calcext:value-type="float">
            <text:p>90.4303</text:p>
          </table:table-cell>
          <table:table-cell office:value-type="float" office:value="48.403" calcext:value-type="float">
            <text:p>48.4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161" calcext:value-type="float">
            <text:p>51.1161</text:p>
          </table:table-cell>
          <table:table-cell office:value-type="float" office:value="3.20525" calcext:value-type="float">
            <text:p>3.20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613" calcext:value-type="float">
            <text:p>87.9613</text:p>
          </table:table-cell>
          <table:table-cell office:value-type="float" office:value="41.0845" calcext:value-type="float">
            <text:p>41.08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8335" calcext:value-type="float">
            <text:p>46.8335</text:p>
          </table:table-cell>
          <table:table-cell office:value-type="float" office:value="3.27148" calcext:value-type="float">
            <text:p>3.27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545" calcext:value-type="float">
            <text:p>90.9545</text:p>
          </table:table-cell>
          <table:table-cell office:value-type="float" office:value="45.775" calcext:value-type="float">
            <text:p>45.7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144" calcext:value-type="float">
            <text:p>49.3144</text:p>
          </table:table-cell>
          <table:table-cell office:value-type="float" office:value="3.14129" calcext:value-type="float">
            <text:p>3.14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4282" calcext:value-type="float">
            <text:p>85.4282</text:p>
          </table:table-cell>
          <table:table-cell office:value-type="float" office:value="54.8191" calcext:value-type="float">
            <text:p>54.81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88" calcext:value-type="float">
            <text:p>47.488</text:p>
          </table:table-cell>
          <table:table-cell office:value-type="float" office:value="3.1997" calcext:value-type="float">
            <text:p>3.1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309" calcext:value-type="float">
            <text:p>89.0309</text:p>
          </table:table-cell>
          <table:table-cell office:value-type="float" office:value="45.6888" calcext:value-type="float">
            <text:p>45.68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548" calcext:value-type="float">
            <text:p>46.7548</text:p>
          </table:table-cell>
          <table:table-cell office:value-type="float" office:value="3.04395" calcext:value-type="float">
            <text:p>3.04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905" calcext:value-type="float">
            <text:p>92.1905</text:p>
          </table:table-cell>
          <table:table-cell office:value-type="float" office:value="40.3106" calcext:value-type="float">
            <text:p>40.31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264" calcext:value-type="float">
            <text:p>52.4264</text:p>
          </table:table-cell>
          <table:table-cell office:value-type="float" office:value="3.1654" calcext:value-type="float">
            <text:p>3.1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636" calcext:value-type="float">
            <text:p>90.7636</text:p>
          </table:table-cell>
          <table:table-cell office:value-type="float" office:value="49.5251" calcext:value-type="float">
            <text:p>49.52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174" calcext:value-type="float">
            <text:p>40.174</text:p>
          </table:table-cell>
          <table:table-cell office:value-type="float" office:value="3.10943" calcext:value-type="float">
            <text:p>3.10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3334" calcext:value-type="float">
            <text:p>91.3334</text:p>
          </table:table-cell>
          <table:table-cell office:value-type="float" office:value="43.5115" calcext:value-type="float">
            <text:p>43.5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648" calcext:value-type="float">
            <text:p>49.4648</text:p>
          </table:table-cell>
          <table:table-cell office:value-type="float" office:value="3.22927" calcext:value-type="float">
            <text:p>3.229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937" calcext:value-type="float">
            <text:p>91.4937</text:p>
          </table:table-cell>
          <table:table-cell office:value-type="float" office:value="50.3064" calcext:value-type="float">
            <text:p>50.30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877" calcext:value-type="float">
            <text:p>51.5877</text:p>
          </table:table-cell>
          <table:table-cell office:value-type="float" office:value="3.06211" calcext:value-type="float">
            <text:p>3.062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5215" calcext:value-type="float">
            <text:p>91.5215</text:p>
          </table:table-cell>
          <table:table-cell office:value-type="float" office:value="47.7161" calcext:value-type="float">
            <text:p>47.71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653" calcext:value-type="float">
            <text:p>45.8653</text:p>
          </table:table-cell>
          <table:table-cell office:value-type="float" office:value="3.36263" calcext:value-type="float">
            <text:p>3.36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912" calcext:value-type="float">
            <text:p>90.912</text:p>
          </table:table-cell>
          <table:table-cell office:value-type="float" office:value="48.4959" calcext:value-type="float">
            <text:p>48.49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298" calcext:value-type="float">
            <text:p>44.6298</text:p>
          </table:table-cell>
          <table:table-cell office:value-type="float" office:value="3.20112" calcext:value-type="float">
            <text:p>3.2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5398" calcext:value-type="float">
            <text:p>84.5398</text:p>
          </table:table-cell>
          <table:table-cell office:value-type="float" office:value="49.0111" calcext:value-type="float">
            <text:p>49.01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3965" calcext:value-type="float">
            <text:p>44.3965</text:p>
          </table:table-cell>
          <table:table-cell office:value-type="float" office:value="3.39205" calcext:value-type="float">
            <text:p>3.392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231" calcext:value-type="float">
            <text:p>89.7231</text:p>
          </table:table-cell>
          <table:table-cell office:value-type="float" office:value="48.9016" calcext:value-type="float">
            <text:p>48.90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911" calcext:value-type="float">
            <text:p>47.911</text:p>
          </table:table-cell>
          <table:table-cell office:value-type="float" office:value="3.30222" calcext:value-type="float">
            <text:p>3.30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669" calcext:value-type="float">
            <text:p>90.1669</text:p>
          </table:table-cell>
          <table:table-cell office:value-type="float" office:value="46.6715" calcext:value-type="float">
            <text:p>46.67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857" calcext:value-type="float">
            <text:p>49.4857</text:p>
          </table:table-cell>
          <table:table-cell office:value-type="float" office:value="3.23339" calcext:value-type="float">
            <text:p>3.23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6192" calcext:value-type="float">
            <text:p>90.6192</text:p>
          </table:table-cell>
          <table:table-cell office:value-type="float" office:value="45.6402" calcext:value-type="float">
            <text:p>45.64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1655" calcext:value-type="float">
            <text:p>56.1655</text:p>
          </table:table-cell>
          <table:table-cell office:value-type="float" office:value="3.05991" calcext:value-type="float">
            <text:p>3.059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356" calcext:value-type="float">
            <text:p>90.2356</text:p>
          </table:table-cell>
          <table:table-cell office:value-type="float" office:value="45.1738" calcext:value-type="float">
            <text:p>45.17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602" calcext:value-type="float">
            <text:p>53.602</text:p>
          </table:table-cell>
          <table:table-cell office:value-type="float" office:value="3.25718" calcext:value-type="float">
            <text:p>3.25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31" calcext:value-type="float">
            <text:p>85.5931</text:p>
          </table:table-cell>
          <table:table-cell office:value-type="float" office:value="50.5666" calcext:value-type="float">
            <text:p>50.56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3524" calcext:value-type="float">
            <text:p>56.3524</text:p>
          </table:table-cell>
          <table:table-cell office:value-type="float" office:value="3.02202" calcext:value-type="float">
            <text:p>3.02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601" calcext:value-type="float">
            <text:p>90.3601</text:p>
          </table:table-cell>
          <table:table-cell office:value-type="float" office:value="50.0199" calcext:value-type="float">
            <text:p>50.01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1797" calcext:value-type="float">
            <text:p>50.1797</text:p>
          </table:table-cell>
          <table:table-cell office:value-type="float" office:value="3.27069" calcext:value-type="float">
            <text:p>3.270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088" calcext:value-type="float">
            <text:p>88.9088</text:p>
          </table:table-cell>
          <table:table-cell office:value-type="float" office:value="45.9637" calcext:value-type="float">
            <text:p>45.96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9044" calcext:value-type="float">
            <text:p>47.9044</text:p>
          </table:table-cell>
          <table:table-cell office:value-type="float" office:value="3.09403" calcext:value-type="float">
            <text:p>3.09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6885" calcext:value-type="float">
            <text:p>83.6885</text:p>
          </table:table-cell>
          <table:table-cell office:value-type="float" office:value="39.4644" calcext:value-type="float">
            <text:p>39.46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6034" calcext:value-type="float">
            <text:p>45.6034</text:p>
          </table:table-cell>
          <table:table-cell office:value-type="float" office:value="3.06824" calcext:value-type="float">
            <text:p>3.06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2123" calcext:value-type="float">
            <text:p>91.2123</text:p>
          </table:table-cell>
          <table:table-cell office:value-type="float" office:value="45.3723" calcext:value-type="float">
            <text:p>45.37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638" calcext:value-type="float">
            <text:p>48.638</text:p>
          </table:table-cell>
          <table:table-cell office:value-type="float" office:value="3.33807" calcext:value-type="float">
            <text:p>3.33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8924" calcext:value-type="float">
            <text:p>83.8924</text:p>
          </table:table-cell>
          <table:table-cell office:value-type="float" office:value="34.3746" calcext:value-type="float">
            <text:p>34.37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1189" calcext:value-type="float">
            <text:p>45.1189</text:p>
          </table:table-cell>
          <table:table-cell office:value-type="float" office:value="3.48732" calcext:value-type="float">
            <text:p>3.48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403" calcext:value-type="float">
            <text:p>85.6403</text:p>
          </table:table-cell>
          <table:table-cell office:value-type="float" office:value="44.0833" calcext:value-type="float">
            <text:p>44.08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2518" calcext:value-type="float">
            <text:p>52.2518</text:p>
          </table:table-cell>
          <table:table-cell office:value-type="float" office:value="3.45751" calcext:value-type="float">
            <text:p>3.45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52" calcext:value-type="float">
            <text:p>86.652</text:p>
          </table:table-cell>
          <table:table-cell office:value-type="float" office:value="48.2945" calcext:value-type="float">
            <text:p>48.29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5827" calcext:value-type="float">
            <text:p>55.5827</text:p>
          </table:table-cell>
          <table:table-cell office:value-type="float" office:value="3.25323" calcext:value-type="float">
            <text:p>3.25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762" calcext:value-type="float">
            <text:p>87.0762</text:p>
          </table:table-cell>
          <table:table-cell office:value-type="float" office:value="50.7283" calcext:value-type="float">
            <text:p>50.72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7789" calcext:value-type="float">
            <text:p>49.7789</text:p>
          </table:table-cell>
          <table:table-cell office:value-type="float" office:value="2.9981" calcext:value-type="float">
            <text:p>2.9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564" calcext:value-type="float">
            <text:p>87.4564</text:p>
          </table:table-cell>
          <table:table-cell office:value-type="float" office:value="47.4037" calcext:value-type="float">
            <text:p>47.40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8278" calcext:value-type="float">
            <text:p>45.8278</text:p>
          </table:table-cell>
          <table:table-cell office:value-type="float" office:value="2.93058" calcext:value-type="float">
            <text:p>2.930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4854" calcext:value-type="float">
            <text:p>89.4854</text:p>
          </table:table-cell>
          <table:table-cell office:value-type="float" office:value="51.8464" calcext:value-type="float">
            <text:p>51.84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9.3848" calcext:value-type="float">
            <text:p>59.3848</text:p>
          </table:table-cell>
          <table:table-cell office:value-type="float" office:value="3.20105" calcext:value-type="float">
            <text:p>3.20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1165" calcext:value-type="float">
            <text:p>91.1165</text:p>
          </table:table-cell>
          <table:table-cell office:value-type="float" office:value="48.9172" calcext:value-type="float">
            <text:p>48.9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9081" calcext:value-type="float">
            <text:p>56.9081</text:p>
          </table:table-cell>
          <table:table-cell office:value-type="float" office:value="3.28189" calcext:value-type="float">
            <text:p>3.28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261" calcext:value-type="float">
            <text:p>90.3261</text:p>
          </table:table-cell>
          <table:table-cell office:value-type="float" office:value="44.0005" calcext:value-type="float">
            <text:p>44.00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923" calcext:value-type="float">
            <text:p>50.2923</text:p>
          </table:table-cell>
          <table:table-cell office:value-type="float" office:value="3.11007" calcext:value-type="float">
            <text:p>3.11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556" calcext:value-type="float">
            <text:p>88.5556</text:p>
          </table:table-cell>
          <table:table-cell office:value-type="float" office:value="51.3694" calcext:value-type="float">
            <text:p>51.36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6901" calcext:value-type="float">
            <text:p>49.6901</text:p>
          </table:table-cell>
          <table:table-cell office:value-type="float" office:value="3.33219" calcext:value-type="float">
            <text:p>3.33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458" calcext:value-type="float">
            <text:p>90.458</text:p>
          </table:table-cell>
          <table:table-cell office:value-type="float" office:value="44.1667" calcext:value-type="float">
            <text:p>44.16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372" calcext:value-type="float">
            <text:p>50.4372</text:p>
          </table:table-cell>
          <table:table-cell office:value-type="float" office:value="3.33817" calcext:value-type="float">
            <text:p>3.33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4729" calcext:value-type="float">
            <text:p>93.4729</text:p>
          </table:table-cell>
          <table:table-cell office:value-type="float" office:value="49.243" calcext:value-type="float">
            <text:p>49.2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901" calcext:value-type="float">
            <text:p>46.6901</text:p>
          </table:table-cell>
          <table:table-cell office:value-type="float" office:value="2.90752" calcext:value-type="float">
            <text:p>2.90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53" calcext:value-type="float">
            <text:p>88.8853</text:p>
          </table:table-cell>
          <table:table-cell office:value-type="float" office:value="48.4224" calcext:value-type="float">
            <text:p>48.42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0592" calcext:value-type="float">
            <text:p>43.0592</text:p>
          </table:table-cell>
          <table:table-cell office:value-type="float" office:value="3.07746" calcext:value-type="float">
            <text:p>3.07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038" calcext:value-type="float">
            <text:p>95.1038</text:p>
          </table:table-cell>
          <table:table-cell office:value-type="float" office:value="48.0907" calcext:value-type="float">
            <text:p>48.09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0521" calcext:value-type="float">
            <text:p>53.0521</text:p>
          </table:table-cell>
          <table:table-cell office:value-type="float" office:value="3.31728" calcext:value-type="float">
            <text:p>3.317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754" calcext:value-type="float">
            <text:p>91.754</text:p>
          </table:table-cell>
          <table:table-cell office:value-type="float" office:value="47.1854" calcext:value-type="float">
            <text:p>47.18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457" calcext:value-type="float">
            <text:p>51.6457</text:p>
          </table:table-cell>
          <table:table-cell office:value-type="float" office:value="2.91166" calcext:value-type="float">
            <text:p>2.91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9075" calcext:value-type="float">
            <text:p>95.9075</text:p>
          </table:table-cell>
          <table:table-cell office:value-type="float" office:value="49.1264" calcext:value-type="float">
            <text:p>49.12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155" calcext:value-type="float">
            <text:p>56.4155</text:p>
          </table:table-cell>
          <table:table-cell office:value-type="float" office:value="3.16169" calcext:value-type="float">
            <text:p>3.16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28" calcext:value-type="float">
            <text:p>89.5228</text:p>
          </table:table-cell>
          <table:table-cell office:value-type="float" office:value="43.2814" calcext:value-type="float">
            <text:p>43.28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242" calcext:value-type="float">
            <text:p>48.1242</text:p>
          </table:table-cell>
          <table:table-cell office:value-type="float" office:value="3.06898" calcext:value-type="float">
            <text:p>3.06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021" calcext:value-type="float">
            <text:p>90.7021</text:p>
          </table:table-cell>
          <table:table-cell office:value-type="float" office:value="45.6001" calcext:value-type="float">
            <text:p>45.60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564" calcext:value-type="float">
            <text:p>51.1564</text:p>
          </table:table-cell>
          <table:table-cell office:value-type="float" office:value="3.138" calcext:value-type="float">
            <text:p>3.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0849" calcext:value-type="float">
            <text:p>92.0849</text:p>
          </table:table-cell>
          <table:table-cell office:value-type="float" office:value="44.9925" calcext:value-type="float">
            <text:p>44.99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9108" calcext:value-type="float">
            <text:p>45.9108</text:p>
          </table:table-cell>
          <table:table-cell office:value-type="float" office:value="3.00238" calcext:value-type="float">
            <text:p>3.002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2" calcext:value-type="float">
            <text:p>88.82</text:p>
          </table:table-cell>
          <table:table-cell office:value-type="float" office:value="48.4119" calcext:value-type="float">
            <text:p>48.41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8679" calcext:value-type="float">
            <text:p>41.8679</text:p>
          </table:table-cell>
          <table:table-cell office:value-type="float" office:value="3.41625" calcext:value-type="float">
            <text:p>3.41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787" calcext:value-type="float">
            <text:p>87.4787</text:p>
          </table:table-cell>
          <table:table-cell office:value-type="float" office:value="50.8263" calcext:value-type="float">
            <text:p>50.82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634" calcext:value-type="float">
            <text:p>45.2634</text:p>
          </table:table-cell>
          <table:table-cell office:value-type="float" office:value="3.32542" calcext:value-type="float">
            <text:p>3.32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5918" calcext:value-type="float">
            <text:p>85.5918</text:p>
          </table:table-cell>
          <table:table-cell office:value-type="float" office:value="43.3649" calcext:value-type="float">
            <text:p>43.36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71" calcext:value-type="float">
            <text:p>48.371</text:p>
          </table:table-cell>
          <table:table-cell office:value-type="float" office:value="3.04901" calcext:value-type="float">
            <text:p>3.04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9395" calcext:value-type="float">
            <text:p>84.9395</text:p>
          </table:table-cell>
          <table:table-cell office:value-type="float" office:value="49.9214" calcext:value-type="float">
            <text:p>49.92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331" calcext:value-type="float">
            <text:p>51.7331</text:p>
          </table:table-cell>
          <table:table-cell office:value-type="float" office:value="3.12092" calcext:value-type="float">
            <text:p>3.12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413" calcext:value-type="float">
            <text:p>87.0413</text:p>
          </table:table-cell>
          <table:table-cell office:value-type="float" office:value="47.5512" calcext:value-type="float">
            <text:p>47.55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.2505" calcext:value-type="float">
            <text:p>55.2505</text:p>
          </table:table-cell>
          <table:table-cell office:value-type="float" office:value="2.87529" calcext:value-type="float">
            <text:p>2.87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818" calcext:value-type="float">
            <text:p>86.6818</text:p>
          </table:table-cell>
          <table:table-cell office:value-type="float" office:value="50.5586" calcext:value-type="float">
            <text:p>50.55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4898" calcext:value-type="float">
            <text:p>50.4898</text:p>
          </table:table-cell>
          <table:table-cell office:value-type="float" office:value="3.26063" calcext:value-type="float">
            <text:p>3.260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018" calcext:value-type="float">
            <text:p>89.5018</text:p>
          </table:table-cell>
          <table:table-cell office:value-type="float" office:value="43.7927" calcext:value-type="float">
            <text:p>43.79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229" calcext:value-type="float">
            <text:p>45.7229</text:p>
          </table:table-cell>
          <table:table-cell office:value-type="float" office:value="3.02482" calcext:value-type="float">
            <text:p>3.02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65" calcext:value-type="float">
            <text:p>89.665</text:p>
          </table:table-cell>
          <table:table-cell office:value-type="float" office:value="52.2942" calcext:value-type="float">
            <text:p>52.29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2487" calcext:value-type="float">
            <text:p>53.2487</text:p>
          </table:table-cell>
          <table:table-cell office:value-type="float" office:value="3.12843" calcext:value-type="float">
            <text:p>3.128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356" calcext:value-type="float">
            <text:p>90.1356</text:p>
          </table:table-cell>
          <table:table-cell office:value-type="float" office:value="47.877" calcext:value-type="float">
            <text:p>47.8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7495" calcext:value-type="float">
            <text:p>40.7495</text:p>
          </table:table-cell>
          <table:table-cell office:value-type="float" office:value="3.11301" calcext:value-type="float">
            <text:p>3.11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638" calcext:value-type="float">
            <text:p>89.5638</text:p>
          </table:table-cell>
          <table:table-cell office:value-type="float" office:value="52.2045" calcext:value-type="float">
            <text:p>52.20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4269" calcext:value-type="float">
            <text:p>54.4269</text:p>
          </table:table-cell>
          <table:table-cell office:value-type="float" office:value="3.0139" calcext:value-type="float">
            <text:p>3.0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453" calcext:value-type="float">
            <text:p>87.6453</text:p>
          </table:table-cell>
          <table:table-cell office:value-type="float" office:value="45.5494" calcext:value-type="float">
            <text:p>45.54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8631" calcext:value-type="float">
            <text:p>49.8631</text:p>
          </table:table-cell>
          <table:table-cell office:value-type="float" office:value="3.20293" calcext:value-type="float">
            <text:p>3.20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8817" calcext:value-type="float">
            <text:p>96.8817</text:p>
          </table:table-cell>
          <table:table-cell office:value-type="float" office:value="50.6807" calcext:value-type="float">
            <text:p>50.68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726" calcext:value-type="float">
            <text:p>51.3726</text:p>
          </table:table-cell>
          <table:table-cell office:value-type="float" office:value="3.2277" calcext:value-type="float">
            <text:p>3.2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998" calcext:value-type="float">
            <text:p>88.8998</text:p>
          </table:table-cell>
          <table:table-cell office:value-type="float" office:value="51.8197" calcext:value-type="float">
            <text:p>51.819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2361" calcext:value-type="float">
            <text:p>45.2361</text:p>
          </table:table-cell>
          <table:table-cell office:value-type="float" office:value="3.07773" calcext:value-type="float">
            <text:p>3.07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613" calcext:value-type="float">
            <text:p>87.7613</text:p>
          </table:table-cell>
          <table:table-cell office:value-type="float" office:value="52.269" calcext:value-type="float">
            <text:p>52.2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523" calcext:value-type="float">
            <text:p>48.4523</text:p>
          </table:table-cell>
          <table:table-cell office:value-type="float" office:value="3.07081" calcext:value-type="float">
            <text:p>3.07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836" calcext:value-type="float">
            <text:p>84.8836</text:p>
          </table:table-cell>
          <table:table-cell office:value-type="float" office:value="44.4607" calcext:value-type="float">
            <text:p>44.46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287" calcext:value-type="float">
            <text:p>46.287</text:p>
          </table:table-cell>
          <table:table-cell office:value-type="float" office:value="3.13189" calcext:value-type="float">
            <text:p>3.13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566" calcext:value-type="float">
            <text:p>84.1566</text:p>
          </table:table-cell>
          <table:table-cell office:value-type="float" office:value="51.5901" calcext:value-type="float">
            <text:p>51.5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3515" calcext:value-type="float">
            <text:p>50.3515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174" calcext:value-type="float">
            <text:p>88.5174</text:p>
          </table:table-cell>
          <table:table-cell office:value-type="float" office:value="50.9329" calcext:value-type="float">
            <text:p>50.93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9904" calcext:value-type="float">
            <text:p>44.9904</text:p>
          </table:table-cell>
          <table:table-cell office:value-type="float" office:value="3.26817" calcext:value-type="float">
            <text:p>3.26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1924" calcext:value-type="float">
            <text:p>84.1924</text:p>
          </table:table-cell>
          <table:table-cell office:value-type="float" office:value="52.2039" calcext:value-type="float">
            <text:p>52.2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4476" calcext:value-type="float">
            <text:p>42.4476</text:p>
          </table:table-cell>
          <table:table-cell office:value-type="float" office:value="3.27972" calcext:value-type="float">
            <text:p>3.279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677" calcext:value-type="float">
            <text:p>88.5677</text:p>
          </table:table-cell>
          <table:table-cell office:value-type="float" office:value="44.7193" calcext:value-type="float">
            <text:p>44.71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3749" calcext:value-type="float">
            <text:p>47.3749</text:p>
          </table:table-cell>
          <table:table-cell office:value-type="float" office:value="3.03735" calcext:value-type="float">
            <text:p>3.03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738" calcext:value-type="float">
            <text:p>87.1738</text:p>
          </table:table-cell>
          <table:table-cell office:value-type="float" office:value="48.171" calcext:value-type="float">
            <text:p>48.1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4555" calcext:value-type="float">
            <text:p>53.4555</text:p>
          </table:table-cell>
          <table:table-cell office:value-type="float" office:value="3.31727" calcext:value-type="float">
            <text:p>3.317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642" calcext:value-type="float">
            <text:p>88.8642</text:p>
          </table:table-cell>
          <table:table-cell office:value-type="float" office:value="48.0175" calcext:value-type="float">
            <text:p>48.01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53" calcext:value-type="float">
            <text:p>48.4153</text:p>
          </table:table-cell>
          <table:table-cell office:value-type="float" office:value="3.1094" calcext:value-type="float">
            <text:p>3.1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5652" calcext:value-type="float">
            <text:p>93.5652</text:p>
          </table:table-cell>
          <table:table-cell office:value-type="float" office:value="52.9374" calcext:value-type="float">
            <text:p>52.93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7926" calcext:value-type="float">
            <text:p>53.7926</text:p>
          </table:table-cell>
          <table:table-cell office:value-type="float" office:value="3.04449" calcext:value-type="float">
            <text:p>3.044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614" calcext:value-type="float">
            <text:p>86.4614</text:p>
          </table:table-cell>
          <table:table-cell office:value-type="float" office:value="46.5039" calcext:value-type="float">
            <text:p>46.5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0196" calcext:value-type="float">
            <text:p>54.0196</text:p>
          </table:table-cell>
          <table:table-cell office:value-type="float" office:value="3.39215" calcext:value-type="float">
            <text:p>3.39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435" calcext:value-type="float">
            <text:p>81.435</text:p>
          </table:table-cell>
          <table:table-cell office:value-type="float" office:value="52.4516" calcext:value-type="float">
            <text:p>52.45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666" calcext:value-type="float">
            <text:p>50.2666</text:p>
          </table:table-cell>
          <table:table-cell office:value-type="float" office:value="3.36189" calcext:value-type="float">
            <text:p>3.36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343" calcext:value-type="float">
            <text:p>94.1343</text:p>
          </table:table-cell>
          <table:table-cell office:value-type="float" office:value="49.3229" calcext:value-type="float">
            <text:p>49.32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43" calcext:value-type="float">
            <text:p>52.443</text:p>
          </table:table-cell>
          <table:table-cell office:value-type="float" office:value="3.01037" calcext:value-type="float">
            <text:p>3.01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788" calcext:value-type="float">
            <text:p>90.7788</text:p>
          </table:table-cell>
          <table:table-cell office:value-type="float" office:value="50.4529" calcext:value-type="float">
            <text:p>50.45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3527" calcext:value-type="float">
            <text:p>48.3527</text:p>
          </table:table-cell>
          <table:table-cell office:value-type="float" office:value="3.33365" calcext:value-type="float">
            <text:p>3.33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447" calcext:value-type="float">
            <text:p>89.2447</text:p>
          </table:table-cell>
          <table:table-cell office:value-type="float" office:value="48.8367" calcext:value-type="float">
            <text:p>48.83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739" calcext:value-type="float">
            <text:p>48.1739</text:p>
          </table:table-cell>
          <table:table-cell office:value-type="float" office:value="3.45715" calcext:value-type="float">
            <text:p>3.45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8868" calcext:value-type="float">
            <text:p>94.8868</text:p>
          </table:table-cell>
          <table:table-cell office:value-type="float" office:value="45.8962" calcext:value-type="float">
            <text:p>45.89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1748" calcext:value-type="float">
            <text:p>47.1748</text:p>
          </table:table-cell>
          <table:table-cell office:value-type="float" office:value="3.10138" calcext:value-type="float">
            <text:p>3.10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56" calcext:value-type="float">
            <text:p>89.9756</text:p>
          </table:table-cell>
          <table:table-cell office:value-type="float" office:value="48.1054" calcext:value-type="float">
            <text:p>48.10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9233" calcext:value-type="float">
            <text:p>51.9233</text:p>
          </table:table-cell>
          <table:table-cell office:value-type="float" office:value="3.25977" calcext:value-type="float">
            <text:p>3.259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3507" calcext:value-type="float">
            <text:p>83.3507</text:p>
          </table:table-cell>
          <table:table-cell office:value-type="float" office:value="52.0499" calcext:value-type="float">
            <text:p>52.04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4883" calcext:value-type="float">
            <text:p>43.4883</text:p>
          </table:table-cell>
          <table:table-cell office:value-type="float" office:value="3.18882" calcext:value-type="float">
            <text:p>3.18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138" calcext:value-type="float">
            <text:p>90.1138</text:p>
          </table:table-cell>
          <table:table-cell office:value-type="float" office:value="45.3442" calcext:value-type="float">
            <text:p>45.34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9576" calcext:value-type="float">
            <text:p>54.9576</text:p>
          </table:table-cell>
          <table:table-cell office:value-type="float" office:value="3.1186" calcext:value-type="float">
            <text:p>3.1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562" calcext:value-type="float">
            <text:p>88.8562</text:p>
          </table:table-cell>
          <table:table-cell office:value-type="float" office:value="50.9917" calcext:value-type="float">
            <text:p>50.99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501" calcext:value-type="float">
            <text:p>48.4501</text:p>
          </table:table-cell>
          <table:table-cell office:value-type="float" office:value="3.26485" calcext:value-type="float">
            <text:p>3.26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974" calcext:value-type="float">
            <text:p>88.7974</text:p>
          </table:table-cell>
          <table:table-cell office:value-type="float" office:value="52.053" calcext:value-type="float">
            <text:p>52.0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4.5546" calcext:value-type="float">
            <text:p>54.5546</text:p>
          </table:table-cell>
          <table:table-cell office:value-type="float" office:value="3.1002" calcext:value-type="float">
            <text:p>3.1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219" calcext:value-type="float">
            <text:p>90.2219</text:p>
          </table:table-cell>
          <table:table-cell office:value-type="float" office:value="39.8266" calcext:value-type="float">
            <text:p>39.82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135" calcext:value-type="float">
            <text:p>46.7135</text:p>
          </table:table-cell>
          <table:table-cell office:value-type="float" office:value="3.17809" calcext:value-type="float">
            <text:p>3.17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273" calcext:value-type="float">
            <text:p>90.3273</text:p>
          </table:table-cell>
          <table:table-cell office:value-type="float" office:value="48.9453" calcext:value-type="float">
            <text:p>48.94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796" calcext:value-type="float">
            <text:p>49.1796</text:p>
          </table:table-cell>
          <table:table-cell office:value-type="float" office:value="3.06229" calcext:value-type="float">
            <text:p>3.06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6123" calcext:value-type="float">
            <text:p>88.6123</text:p>
          </table:table-cell>
          <table:table-cell office:value-type="float" office:value="47.1052" calcext:value-type="float">
            <text:p>47.10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108" calcext:value-type="float">
            <text:p>45.108</text:p>
          </table:table-cell>
          <table:table-cell office:value-type="float" office:value="3.00187" calcext:value-type="float">
            <text:p>3.001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5244" calcext:value-type="float">
            <text:p>87.5244</text:p>
          </table:table-cell>
          <table:table-cell office:value-type="float" office:value="42.6378" calcext:value-type="float">
            <text:p>42.63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851" calcext:value-type="float">
            <text:p>45.3851</text:p>
          </table:table-cell>
          <table:table-cell office:value-type="float" office:value="3.18066" calcext:value-type="float">
            <text:p>3.18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6708" calcext:value-type="float">
            <text:p>86.6708</text:p>
          </table:table-cell>
          <table:table-cell office:value-type="float" office:value="47.7617" calcext:value-type="float">
            <text:p>47.76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917" calcext:value-type="float">
            <text:p>47.5917</text:p>
          </table:table-cell>
          <table:table-cell office:value-type="float" office:value="3.02068" calcext:value-type="float">
            <text:p>3.020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58" calcext:value-type="float">
            <text:p>90.358</text:p>
          </table:table-cell>
          <table:table-cell office:value-type="float" office:value="46.6412" calcext:value-type="float">
            <text:p>46.64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1095" calcext:value-type="float">
            <text:p>42.1095</text:p>
          </table:table-cell>
          <table:table-cell office:value-type="float" office:value="3.29195" calcext:value-type="float">
            <text:p>3.291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934" calcext:value-type="float">
            <text:p>86.934</text:p>
          </table:table-cell>
          <table:table-cell office:value-type="float" office:value="50.2767" calcext:value-type="float">
            <text:p>50.27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234" calcext:value-type="float">
            <text:p>47.5234</text:p>
          </table:table-cell>
          <table:table-cell office:value-type="float" office:value="3.24008" calcext:value-type="float">
            <text:p>3.24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847" calcext:value-type="float">
            <text:p>88.3847</text:p>
          </table:table-cell>
          <table:table-cell office:value-type="float" office:value="45.9418" calcext:value-type="float">
            <text:p>45.94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828" calcext:value-type="float">
            <text:p>49.1828</text:p>
          </table:table-cell>
          <table:table-cell office:value-type="float" office:value="3.21735" calcext:value-type="float">
            <text:p>3.21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987" calcext:value-type="float">
            <text:p>87.6987</text:p>
          </table:table-cell>
          <table:table-cell office:value-type="float" office:value="46.9347" calcext:value-type="float">
            <text:p>46.93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529" calcext:value-type="float">
            <text:p>47.529</text:p>
          </table:table-cell>
          <table:table-cell office:value-type="float" office:value="3.169" calcext:value-type="float">
            <text:p>3.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6855" calcext:value-type="float">
            <text:p>97.6855</text:p>
          </table:table-cell>
          <table:table-cell office:value-type="float" office:value="44.7411" calcext:value-type="float">
            <text:p>44.74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68" calcext:value-type="float">
            <text:p>48.2168</text:p>
          </table:table-cell>
          <table:table-cell office:value-type="float" office:value="3.20558" calcext:value-type="float">
            <text:p>3.20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95" calcext:value-type="float">
            <text:p>89.395</text:p>
          </table:table-cell>
          <table:table-cell office:value-type="float" office:value="52.5135" calcext:value-type="float">
            <text:p>52.51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444" calcext:value-type="float">
            <text:p>51.3444</text:p>
          </table:table-cell>
          <table:table-cell office:value-type="float" office:value="3.50515" calcext:value-type="float">
            <text:p>3.505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52" calcext:value-type="float">
            <text:p>88.052</text:p>
          </table:table-cell>
          <table:table-cell office:value-type="float" office:value="46.0769" calcext:value-type="float">
            <text:p>46.07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7801" calcext:value-type="float">
            <text:p>56.7801</text:p>
          </table:table-cell>
          <table:table-cell office:value-type="float" office:value="3.12952" calcext:value-type="float">
            <text:p>3.129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918" calcext:value-type="float">
            <text:p>90.7918</text:p>
          </table:table-cell>
          <table:table-cell office:value-type="float" office:value="52.3049" calcext:value-type="float">
            <text:p>52.30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376" calcext:value-type="float">
            <text:p>43.376</text:p>
          </table:table-cell>
          <table:table-cell office:value-type="float" office:value="3.11452" calcext:value-type="float">
            <text:p>3.11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5639" calcext:value-type="float">
            <text:p>87.5639</text:p>
          </table:table-cell>
          <table:table-cell office:value-type="float" office:value="50.6963" calcext:value-type="float">
            <text:p>50.69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813" calcext:value-type="float">
            <text:p>51.6813</text:p>
          </table:table-cell>
          <table:table-cell office:value-type="float" office:value="3.05728" calcext:value-type="float">
            <text:p>3.057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878" calcext:value-type="float">
            <text:p>90.1878</text:p>
          </table:table-cell>
          <table:table-cell office:value-type="float" office:value="44.4266" calcext:value-type="float">
            <text:p>44.42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4761" calcext:value-type="float">
            <text:p>46.4761</text:p>
          </table:table-cell>
          <table:table-cell office:value-type="float" office:value="3.33867" calcext:value-type="float">
            <text:p>3.33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1547" calcext:value-type="float">
            <text:p>88.1547</text:p>
          </table:table-cell>
          <table:table-cell office:value-type="float" office:value="44.3935" calcext:value-type="float">
            <text:p>44.39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7989" calcext:value-type="float">
            <text:p>42.7989</text:p>
          </table:table-cell>
          <table:table-cell office:value-type="float" office:value="3.28225" calcext:value-type="float">
            <text:p>3.28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6249" calcext:value-type="float">
            <text:p>87.6249</text:p>
          </table:table-cell>
          <table:table-cell office:value-type="float" office:value="52.9993" calcext:value-type="float">
            <text:p>52.9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47" calcext:value-type="float">
            <text:p>48.2147</text:p>
          </table:table-cell>
          <table:table-cell office:value-type="float" office:value="3.33388" calcext:value-type="float">
            <text:p>3.333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5884" calcext:value-type="float">
            <text:p>83.5884</text:p>
          </table:table-cell>
          <table:table-cell office:value-type="float" office:value="43.193" calcext:value-type="float">
            <text:p>43.1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398" calcext:value-type="float">
            <text:p>43.8398</text:p>
          </table:table-cell>
          <table:table-cell office:value-type="float" office:value="3.21452" calcext:value-type="float">
            <text:p>3.21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3563" calcext:value-type="float">
            <text:p>88.3563</text:p>
          </table:table-cell>
          <table:table-cell office:value-type="float" office:value="49.7908" calcext:value-type="float">
            <text:p>49.79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259" calcext:value-type="float">
            <text:p>45.3259</text:p>
          </table:table-cell>
          <table:table-cell office:value-type="float" office:value="3.32341" calcext:value-type="float">
            <text:p>3.323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367" calcext:value-type="float">
            <text:p>88.9367</text:p>
          </table:table-cell>
          <table:table-cell office:value-type="float" office:value="41.5876" calcext:value-type="float">
            <text:p>41.58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4857" calcext:value-type="float">
            <text:p>42.4857</text:p>
          </table:table-cell>
          <table:table-cell office:value-type="float" office:value="3.12416" calcext:value-type="float">
            <text:p>3.124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7033" calcext:value-type="float">
            <text:p>85.7033</text:p>
          </table:table-cell>
          <table:table-cell office:value-type="float" office:value="53.1422" calcext:value-type="float">
            <text:p>53.14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488" calcext:value-type="float">
            <text:p>53.3488</text:p>
          </table:table-cell>
          <table:table-cell office:value-type="float" office:value="3.00662" calcext:value-type="float">
            <text:p>3.00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0605" calcext:value-type="float">
            <text:p>85.0605</text:p>
          </table:table-cell>
          <table:table-cell office:value-type="float" office:value="53.9194" calcext:value-type="float">
            <text:p>53.91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6202" calcext:value-type="float">
            <text:p>40.6202</text:p>
          </table:table-cell>
          <table:table-cell office:value-type="float" office:value="3.31405" calcext:value-type="float">
            <text:p>3.314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478" calcext:value-type="float">
            <text:p>85.2478</text:p>
          </table:table-cell>
          <table:table-cell office:value-type="float" office:value="48.0425" calcext:value-type="float">
            <text:p>48.04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093" calcext:value-type="float">
            <text:p>47.8093</text:p>
          </table:table-cell>
          <table:table-cell office:value-type="float" office:value="3.37327" calcext:value-type="float">
            <text:p>3.37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402" calcext:value-type="float">
            <text:p>86.402</text:p>
          </table:table-cell>
          <table:table-cell office:value-type="float" office:value="52.5303" calcext:value-type="float">
            <text:p>52.53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1658" calcext:value-type="float">
            <text:p>53.1658</text:p>
          </table:table-cell>
          <table:table-cell office:value-type="float" office:value="3.05509" calcext:value-type="float">
            <text:p>3.05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21" calcext:value-type="float">
            <text:p>86.2921</text:p>
          </table:table-cell>
          <table:table-cell office:value-type="float" office:value="54.6127" calcext:value-type="float">
            <text:p>54.6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901" calcext:value-type="float">
            <text:p>49.9901</text:p>
          </table:table-cell>
          <table:table-cell office:value-type="float" office:value="3.30853" calcext:value-type="float">
            <text:p>3.30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851" calcext:value-type="float">
            <text:p>87.3851</text:p>
          </table:table-cell>
          <table:table-cell office:value-type="float" office:value="40.1131" calcext:value-type="float">
            <text:p>40.11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1864" calcext:value-type="float">
            <text:p>46.1864</text:p>
          </table:table-cell>
          <table:table-cell office:value-type="float" office:value="3.25731" calcext:value-type="float">
            <text:p>3.257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538" calcext:value-type="float">
            <text:p>90.3538</text:p>
          </table:table-cell>
          <table:table-cell office:value-type="float" office:value="50.489" calcext:value-type="float">
            <text:p>50.4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771" calcext:value-type="float">
            <text:p>53.3771</text:p>
          </table:table-cell>
          <table:table-cell office:value-type="float" office:value="3.31825" calcext:value-type="float">
            <text:p>3.31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2456" calcext:value-type="float">
            <text:p>92.2456</text:p>
          </table:table-cell>
          <table:table-cell office:value-type="float" office:value="49.8483" calcext:value-type="float">
            <text:p>49.84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314" calcext:value-type="float">
            <text:p>45.314</text:p>
          </table:table-cell>
          <table:table-cell office:value-type="float" office:value="2.97054" calcext:value-type="float">
            <text:p>2.970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327" calcext:value-type="float">
            <text:p>89.3327</text:p>
          </table:table-cell>
          <table:table-cell office:value-type="float" office:value="42.3362" calcext:value-type="float">
            <text:p>42.33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5727" calcext:value-type="float">
            <text:p>43.5727</text:p>
          </table:table-cell>
          <table:table-cell office:value-type="float" office:value="3.38909" calcext:value-type="float">
            <text:p>3.38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1793" calcext:value-type="float">
            <text:p>92.1793</text:p>
          </table:table-cell>
          <table:table-cell office:value-type="float" office:value="44.9883" calcext:value-type="float">
            <text:p>44.98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3295" calcext:value-type="float">
            <text:p>46.3295</text:p>
          </table:table-cell>
          <table:table-cell office:value-type="float" office:value="2.95946" calcext:value-type="float">
            <text:p>2.95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942" calcext:value-type="float">
            <text:p>90.1942</text:p>
          </table:table-cell>
          <table:table-cell office:value-type="float" office:value="49.9448" calcext:value-type="float">
            <text:p>49.94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0035" calcext:value-type="float">
            <text:p>52.0035</text:p>
          </table:table-cell>
          <table:table-cell office:value-type="float" office:value="3.36222" calcext:value-type="float">
            <text:p>3.36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3947" calcext:value-type="float">
            <text:p>86.3947</text:p>
          </table:table-cell>
          <table:table-cell office:value-type="float" office:value="52.5926" calcext:value-type="float">
            <text:p>52.59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441" calcext:value-type="float">
            <text:p>47.0441</text:p>
          </table:table-cell>
          <table:table-cell office:value-type="float" office:value="3.09477" calcext:value-type="float">
            <text:p>3.094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7467" calcext:value-type="float">
            <text:p>86.7467</text:p>
          </table:table-cell>
          <table:table-cell office:value-type="float" office:value="51.1191" calcext:value-type="float">
            <text:p>51.11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4137" calcext:value-type="float">
            <text:p>46.4137</text:p>
          </table:table-cell>
          <table:table-cell office:value-type="float" office:value="3.36186" calcext:value-type="float">
            <text:p>3.3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879" calcext:value-type="float">
            <text:p>88.5879</text:p>
          </table:table-cell>
          <table:table-cell office:value-type="float" office:value="48.6831" calcext:value-type="float">
            <text:p>48.68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922" calcext:value-type="float">
            <text:p>48.4922</text:p>
          </table:table-cell>
          <table:table-cell office:value-type="float" office:value="2.88955" calcext:value-type="float">
            <text:p>2.889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2106" calcext:value-type="float">
            <text:p>87.2106</text:p>
          </table:table-cell>
          <table:table-cell office:value-type="float" office:value="52.2256" calcext:value-type="float">
            <text:p>52.22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296" calcext:value-type="float">
            <text:p>47.4296</text:p>
          </table:table-cell>
          <table:table-cell office:value-type="float" office:value="2.91461" calcext:value-type="float">
            <text:p>2.91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67" calcext:value-type="float">
            <text:p>89.67</text:p>
          </table:table-cell>
          <table:table-cell office:value-type="float" office:value="48.1116" calcext:value-type="float">
            <text:p>48.11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8988" calcext:value-type="float">
            <text:p>52.8988</text:p>
          </table:table-cell>
          <table:table-cell office:value-type="float" office:value="3.00928" calcext:value-type="float">
            <text:p>3.00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859" calcext:value-type="float">
            <text:p>90.5859</text:p>
          </table:table-cell>
          <table:table-cell office:value-type="float" office:value="45.1967" calcext:value-type="float">
            <text:p>45.19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0569" calcext:value-type="float">
            <text:p>51.0569</text:p>
          </table:table-cell>
          <table:table-cell office:value-type="float" office:value="3.26932" calcext:value-type="float">
            <text:p>3.269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8207" calcext:value-type="float">
            <text:p>92.8207</text:p>
          </table:table-cell>
          <table:table-cell office:value-type="float" office:value="51.5179" calcext:value-type="float">
            <text:p>51.51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0936" calcext:value-type="float">
            <text:p>45.0936</text:p>
          </table:table-cell>
          <table:table-cell office:value-type="float" office:value="3.10621" calcext:value-type="float">
            <text:p>3.106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4" calcext:value-type="float">
            <text:p>89.014</text:p>
          </table:table-cell>
          <table:table-cell office:value-type="float" office:value="43.603" calcext:value-type="float">
            <text:p>43.6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7982" calcext:value-type="float">
            <text:p>51.7982</text:p>
          </table:table-cell>
          <table:table-cell office:value-type="float" office:value="3.06612" calcext:value-type="float">
            <text:p>3.06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365" calcext:value-type="float">
            <text:p>88.8365</text:p>
          </table:table-cell>
          <table:table-cell office:value-type="float" office:value="53.8056" calcext:value-type="float">
            <text:p>53.80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047" calcext:value-type="float">
            <text:p>50.047</text:p>
          </table:table-cell>
          <table:table-cell office:value-type="float" office:value="3.18173" calcext:value-type="float">
            <text:p>3.181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6767" calcext:value-type="float">
            <text:p>85.6767</text:p>
          </table:table-cell>
          <table:table-cell office:value-type="float" office:value="46.1244" calcext:value-type="float">
            <text:p>46.12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3997" calcext:value-type="float">
            <text:p>46.3997</text:p>
          </table:table-cell>
          <table:table-cell office:value-type="float" office:value="3.47319" calcext:value-type="float">
            <text:p>3.473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0831" calcext:value-type="float">
            <text:p>88.0831</text:p>
          </table:table-cell>
          <table:table-cell office:value-type="float" office:value="51.1716" calcext:value-type="float">
            <text:p>51.17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.6815" calcext:value-type="float">
            <text:p>40.6815</text:p>
          </table:table-cell>
          <table:table-cell office:value-type="float" office:value="3.26614" calcext:value-type="float">
            <text:p>3.266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2735" calcext:value-type="float">
            <text:p>85.2735</text:p>
          </table:table-cell>
          <table:table-cell office:value-type="float" office:value="55.0444" calcext:value-type="float">
            <text:p>55.04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7804" calcext:value-type="float">
            <text:p>50.7804</text:p>
          </table:table-cell>
          <table:table-cell office:value-type="float" office:value="3.14651" calcext:value-type="float">
            <text:p>3.146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569" calcext:value-type="float">
            <text:p>82.4569</text:p>
          </table:table-cell>
          <table:table-cell office:value-type="float" office:value="51.4223" calcext:value-type="float">
            <text:p>51.42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945" calcext:value-type="float">
            <text:p>50.945</text:p>
          </table:table-cell>
          <table:table-cell office:value-type="float" office:value="3.00502" calcext:value-type="float">
            <text:p>3.00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371" calcext:value-type="float">
            <text:p>89.8371</text:p>
          </table:table-cell>
          <table:table-cell office:value-type="float" office:value="45.6955" calcext:value-type="float">
            <text:p>45.69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8828" calcext:value-type="float">
            <text:p>53.8828</text:p>
          </table:table-cell>
          <table:table-cell office:value-type="float" office:value="2.77829" calcext:value-type="float">
            <text:p>2.77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736" calcext:value-type="float">
            <text:p>91.0736</text:p>
          </table:table-cell>
          <table:table-cell office:value-type="float" office:value="50.0676" calcext:value-type="float">
            <text:p>50.06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4023" calcext:value-type="float">
            <text:p>44.4023</text:p>
          </table:table-cell>
          <table:table-cell office:value-type="float" office:value="3.38764" calcext:value-type="float">
            <text:p>3.38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.2368" calcext:value-type="float">
            <text:p>80.2368</text:p>
          </table:table-cell>
          <table:table-cell office:value-type="float" office:value="45.3892" calcext:value-type="float">
            <text:p>45.38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407" calcext:value-type="float">
            <text:p>48.7407</text:p>
          </table:table-cell>
          <table:table-cell office:value-type="float" office:value="2.96121" calcext:value-type="float">
            <text:p>2.96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1671" calcext:value-type="float">
            <text:p>94.1671</text:p>
          </table:table-cell>
          <table:table-cell office:value-type="float" office:value="48.3806" calcext:value-type="float">
            <text:p>48.38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8816" calcext:value-type="float">
            <text:p>41.8816</text:p>
          </table:table-cell>
          <table:table-cell office:value-type="float" office:value="3.10102" calcext:value-type="float">
            <text:p>3.10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2918" calcext:value-type="float">
            <text:p>90.2918</text:p>
          </table:table-cell>
          <table:table-cell office:value-type="float" office:value="58.0761" calcext:value-type="float">
            <text:p>58.07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409" calcext:value-type="float">
            <text:p>50.8409</text:p>
          </table:table-cell>
          <table:table-cell office:value-type="float" office:value="3.1567" calcext:value-type="float">
            <text:p>3.15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702" calcext:value-type="float">
            <text:p>91.4702</text:p>
          </table:table-cell>
          <table:table-cell office:value-type="float" office:value="50.8459" calcext:value-type="float">
            <text:p>50.84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3503" calcext:value-type="float">
            <text:p>47.3503</text:p>
          </table:table-cell>
          <table:table-cell office:value-type="float" office:value="3.31003" calcext:value-type="float">
            <text:p>3.31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609" calcext:value-type="float">
            <text:p>89.7609</text:p>
          </table:table-cell>
          <table:table-cell office:value-type="float" office:value="50.9258" calcext:value-type="float">
            <text:p>50.92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192" calcext:value-type="float">
            <text:p>45.4192</text:p>
          </table:table-cell>
          <table:table-cell office:value-type="float" office:value="3.08922" calcext:value-type="float">
            <text:p>3.089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9767" calcext:value-type="float">
            <text:p>88.9767</text:p>
          </table:table-cell>
          <table:table-cell office:value-type="float" office:value="53.2659" calcext:value-type="float">
            <text:p>53.26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6007" calcext:value-type="float">
            <text:p>44.6007</text:p>
          </table:table-cell>
          <table:table-cell office:value-type="float" office:value="3.45986" calcext:value-type="float">
            <text:p>3.45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0141" calcext:value-type="float">
            <text:p>89.0141</text:p>
          </table:table-cell>
          <table:table-cell office:value-type="float" office:value="47.2254" calcext:value-type="float">
            <text:p>47.22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7837" calcext:value-type="float">
            <text:p>45.7837</text:p>
          </table:table-cell>
          <table:table-cell office:value-type="float" office:value="3.1961" calcext:value-type="float">
            <text:p>3.1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379" calcext:value-type="float">
            <text:p>90.5379</text:p>
          </table:table-cell>
          <table:table-cell office:value-type="float" office:value="50.6422" calcext:value-type="float">
            <text:p>50.64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0422" calcext:value-type="float">
            <text:p>49.0422</text:p>
          </table:table-cell>
          <table:table-cell office:value-type="float" office:value="3.00113" calcext:value-type="float">
            <text:p>3.001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8731" calcext:value-type="float">
            <text:p>89.8731</text:p>
          </table:table-cell>
          <table:table-cell office:value-type="float" office:value="55.2361" calcext:value-type="float">
            <text:p>55.23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.4355" calcext:value-type="float">
            <text:p>56.4355</text:p>
          </table:table-cell>
          <table:table-cell office:value-type="float" office:value="3.05265" calcext:value-type="float">
            <text:p>3.05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3094" calcext:value-type="float">
            <text:p>92.3094</text:p>
          </table:table-cell>
          <table:table-cell office:value-type="float" office:value="52.1076" calcext:value-type="float">
            <text:p>52.10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315" calcext:value-type="float">
            <text:p>46.9315</text:p>
          </table:table-cell>
          <table:table-cell office:value-type="float" office:value="3.03045" calcext:value-type="float">
            <text:p>3.03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002" calcext:value-type="float">
            <text:p>87.1002</text:p>
          </table:table-cell>
          <table:table-cell office:value-type="float" office:value="51.2813" calcext:value-type="float">
            <text:p>51.28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6428" calcext:value-type="float">
            <text:p>48.6428</text:p>
          </table:table-cell>
          <table:table-cell office:value-type="float" office:value="2.99467" calcext:value-type="float">
            <text:p>2.994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298" calcext:value-type="float">
            <text:p>86.2298</text:p>
          </table:table-cell>
          <table:table-cell office:value-type="float" office:value="48.1148" calcext:value-type="float">
            <text:p>48.1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1295" calcext:value-type="float">
            <text:p>49.1295</text:p>
          </table:table-cell>
          <table:table-cell office:value-type="float" office:value="3.08512" calcext:value-type="float">
            <text:p>3.085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3258" calcext:value-type="float">
            <text:p>89.3258</text:p>
          </table:table-cell>
          <table:table-cell office:value-type="float" office:value="50.2489" calcext:value-type="float">
            <text:p>50.24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5027" calcext:value-type="float">
            <text:p>51.5027</text:p>
          </table:table-cell>
          <table:table-cell office:value-type="float" office:value="3.2787" calcext:value-type="float">
            <text:p>3.2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9927" calcext:value-type="float">
            <text:p>92.9927</text:p>
          </table:table-cell>
          <table:table-cell office:value-type="float" office:value="52.9134" calcext:value-type="float">
            <text:p>52.91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7.855" calcext:value-type="float">
            <text:p>37.855</text:p>
          </table:table-cell>
          <table:table-cell office:value-type="float" office:value="3.03425" calcext:value-type="float">
            <text:p>3.034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6777" calcext:value-type="float">
            <text:p>84.6777</text:p>
          </table:table-cell>
          <table:table-cell office:value-type="float" office:value="45.3125" calcext:value-type="float">
            <text:p>45.31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5651" calcext:value-type="float">
            <text:p>53.5651</text:p>
          </table:table-cell>
          <table:table-cell office:value-type="float" office:value="2.99958" calcext:value-type="float">
            <text:p>2.999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171" calcext:value-type="float">
            <text:p>84.8171</text:p>
          </table:table-cell>
          <table:table-cell office:value-type="float" office:value="46.6045" calcext:value-type="float">
            <text:p>46.60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905" calcext:value-type="float">
            <text:p>52.905</text:p>
          </table:table-cell>
          <table:table-cell office:value-type="float" office:value="3.19491" calcext:value-type="float">
            <text:p>3.194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462" calcext:value-type="float">
            <text:p>82.4462</text:p>
          </table:table-cell>
          <table:table-cell office:value-type="float" office:value="51.6815" calcext:value-type="float">
            <text:p>51.68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0593" calcext:value-type="float">
            <text:p>52.0593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8521" calcext:value-type="float">
            <text:p>93.8521</text:p>
          </table:table-cell>
          <table:table-cell office:value-type="float" office:value="49.4999" calcext:value-type="float">
            <text:p>49.49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5397" calcext:value-type="float">
            <text:p>42.5397</text:p>
          </table:table-cell>
          <table:table-cell office:value-type="float" office:value="3.19292" calcext:value-type="float">
            <text:p>3.19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4381" calcext:value-type="float">
            <text:p>91.4381</text:p>
          </table:table-cell>
          <table:table-cell office:value-type="float" office:value="51.9424" calcext:value-type="float">
            <text:p>51.94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9304" calcext:value-type="float">
            <text:p>46.9304</text:p>
          </table:table-cell>
          <table:table-cell office:value-type="float" office:value="3.24266" calcext:value-type="float">
            <text:p>3.242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4439" calcext:value-type="float">
            <text:p>81.4439</text:p>
          </table:table-cell>
          <table:table-cell office:value-type="float" office:value="48.5216" calcext:value-type="float">
            <text:p>48.52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8697" calcext:value-type="float">
            <text:p>47.8697</text:p>
          </table:table-cell>
          <table:table-cell office:value-type="float" office:value="3.28761" calcext:value-type="float">
            <text:p>3.28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6958" calcext:value-type="float">
            <text:p>94.6958</text:p>
          </table:table-cell>
          <table:table-cell office:value-type="float" office:value="46.716" calcext:value-type="float">
            <text:p>46.7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61" calcext:value-type="float">
            <text:p>48.4161</text:p>
          </table:table-cell>
          <table:table-cell office:value-type="float" office:value="3.40762" calcext:value-type="float">
            <text:p>3.40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705" calcext:value-type="float">
            <text:p>89.2705</text:p>
          </table:table-cell>
          <table:table-cell office:value-type="float" office:value="46.4272" calcext:value-type="float">
            <text:p>46.42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9486" calcext:value-type="float">
            <text:p>49.9486</text:p>
          </table:table-cell>
          <table:table-cell office:value-type="float" office:value="3.16326" calcext:value-type="float">
            <text:p>3.16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909" calcext:value-type="float">
            <text:p>87.9909</text:p>
          </table:table-cell>
          <table:table-cell office:value-type="float" office:value="45.4986" calcext:value-type="float">
            <text:p>45.49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4125" calcext:value-type="float">
            <text:p>48.4125</text:p>
          </table:table-cell>
          <table:table-cell office:value-type="float" office:value="3.09489" calcext:value-type="float">
            <text:p>3.094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1652" calcext:value-type="float">
            <text:p>87.1652</text:p>
          </table:table-cell>
          <table:table-cell office:value-type="float" office:value="46.2185" calcext:value-type="float">
            <text:p>46.21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3.49667" calcext:value-type="float">
            <text:p>3.49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.1322" calcext:value-type="float">
            <text:p>80.1322</text:p>
          </table:table-cell>
          <table:table-cell office:value-type="float" office:value="47.939" calcext:value-type="float">
            <text:p>47.9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5242" calcext:value-type="float">
            <text:p>46.5242</text:p>
          </table:table-cell>
          <table:table-cell office:value-type="float" office:value="3.41124" calcext:value-type="float">
            <text:p>3.41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7135" calcext:value-type="float">
            <text:p>94.7135</text:p>
          </table:table-cell>
          <table:table-cell office:value-type="float" office:value="45.0414" calcext:value-type="float">
            <text:p>45.04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5101" calcext:value-type="float">
            <text:p>50.5101</text:p>
          </table:table-cell>
          <table:table-cell office:value-type="float" office:value="3.56525" calcext:value-type="float">
            <text:p>3.56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1497" calcext:value-type="float">
            <text:p>89.1497</text:p>
          </table:table-cell>
          <table:table-cell office:value-type="float" office:value="42.924" calcext:value-type="float">
            <text:p>42.9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7909" calcext:value-type="float">
            <text:p>48.7909</text:p>
          </table:table-cell>
          <table:table-cell office:value-type="float" office:value="3.38031" calcext:value-type="float">
            <text:p>3.380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4274" calcext:value-type="float">
            <text:p>96.4274</text:p>
          </table:table-cell>
          <table:table-cell office:value-type="float" office:value="40.1169" calcext:value-type="float">
            <text:p>40.11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6336" calcext:value-type="float">
            <text:p>52.6336</text:p>
          </table:table-cell>
          <table:table-cell office:value-type="float" office:value="3.37625" calcext:value-type="float">
            <text:p>3.37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8806" calcext:value-type="float">
            <text:p>88.8806</text:p>
          </table:table-cell>
          <table:table-cell office:value-type="float" office:value="44.2576" calcext:value-type="float">
            <text:p>44.25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7003" calcext:value-type="float">
            <text:p>46.7003</text:p>
          </table:table-cell>
          <table:table-cell office:value-type="float" office:value="3.37347" calcext:value-type="float">
            <text:p>3.37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8476" calcext:value-type="float">
            <text:p>87.8476</text:p>
          </table:table-cell>
          <table:table-cell office:value-type="float" office:value="46.4712" calcext:value-type="float">
            <text:p>46.47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8202" calcext:value-type="float">
            <text:p>51.8202</text:p>
          </table:table-cell>
          <table:table-cell office:value-type="float" office:value="3.02563" calcext:value-type="float">
            <text:p>3.02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5247" calcext:value-type="float">
            <text:p>89.5247</text:p>
          </table:table-cell>
          <table:table-cell office:value-type="float" office:value="54.1398" calcext:value-type="float">
            <text:p>54.13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3359" calcext:value-type="float">
            <text:p>52.3359</text:p>
          </table:table-cell>
          <table:table-cell office:value-type="float" office:value="2.98045" calcext:value-type="float">
            <text:p>2.98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9559" calcext:value-type="float">
            <text:p>87.9559</text:p>
          </table:table-cell>
          <table:table-cell office:value-type="float" office:value="43.27" calcext:value-type="float">
            <text:p>43.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504" calcext:value-type="float">
            <text:p>51.3504</text:p>
          </table:table-cell>
          <table:table-cell office:value-type="float" office:value="3.27101" calcext:value-type="float">
            <text:p>3.27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7503" calcext:value-type="float">
            <text:p>87.7503</text:p>
          </table:table-cell>
          <table:table-cell office:value-type="float" office:value="52.3902" calcext:value-type="float">
            <text:p>52.39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302" calcext:value-type="float">
            <text:p>47.2302</text:p>
          </table:table-cell>
          <table:table-cell office:value-type="float" office:value="3.17823" calcext:value-type="float">
            <text:p>3.17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2991" calcext:value-type="float">
            <text:p>86.2991</text:p>
          </table:table-cell>
          <table:table-cell office:value-type="float" office:value="42.9858" calcext:value-type="float">
            <text:p>42.98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377" calcext:value-type="float">
            <text:p>49.3377</text:p>
          </table:table-cell>
          <table:table-cell office:value-type="float" office:value="3.2678" calcext:value-type="float">
            <text:p>3.2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0513" calcext:value-type="float">
            <text:p>83.0513</text:p>
          </table:table-cell>
          <table:table-cell office:value-type="float" office:value="47.3891" calcext:value-type="float">
            <text:p>47.38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4029" calcext:value-type="float">
            <text:p>47.4029</text:p>
          </table:table-cell>
          <table:table-cell office:value-type="float" office:value="3.00885" calcext:value-type="float">
            <text:p>3.008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4855" calcext:value-type="float">
            <text:p>87.4855</text:p>
          </table:table-cell>
          <table:table-cell office:value-type="float" office:value="51.2645" calcext:value-type="float">
            <text:p>51.26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8973" calcext:value-type="float">
            <text:p>44.8973</text:p>
          </table:table-cell>
          <table:table-cell office:value-type="float" office:value="3.0369" calcext:value-type="float">
            <text:p>3.0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444" calcext:value-type="float">
            <text:p>92.4444</text:p>
          </table:table-cell>
          <table:table-cell office:value-type="float" office:value="49.4336" calcext:value-type="float">
            <text:p>49.43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332" calcext:value-type="float">
            <text:p>51.1332</text:p>
          </table:table-cell>
          <table:table-cell office:value-type="float" office:value="3.0311" calcext:value-type="float">
            <text:p>3.03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9791" calcext:value-type="float">
            <text:p>89.9791</text:p>
          </table:table-cell>
          <table:table-cell office:value-type="float" office:value="43.9567" calcext:value-type="float">
            <text:p>43.95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433" calcext:value-type="float">
            <text:p>49.4433</text:p>
          </table:table-cell>
          <table:table-cell office:value-type="float" office:value="3.16302" calcext:value-type="float">
            <text:p>3.163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8837" calcext:value-type="float">
            <text:p>84.8837</text:p>
          </table:table-cell>
          <table:table-cell office:value-type="float" office:value="49.3133" calcext:value-type="float">
            <text:p>49.31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831" calcext:value-type="float">
            <text:p>50.8831</text:p>
          </table:table-cell>
          <table:table-cell office:value-type="float" office:value="3.23256" calcext:value-type="float">
            <text:p>3.23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0268" calcext:value-type="float">
            <text:p>87.0268</text:p>
          </table:table-cell>
          <table:table-cell office:value-type="float" office:value="43.7103" calcext:value-type="float">
            <text:p>43.71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8155" calcext:value-type="float">
            <text:p>43.8155</text:p>
          </table:table-cell>
          <table:table-cell office:value-type="float" office:value="3.08257" calcext:value-type="float">
            <text:p>3.08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9711" calcext:value-type="float">
            <text:p>85.9711</text:p>
          </table:table-cell>
          <table:table-cell office:value-type="float" office:value="44.6149" calcext:value-type="float">
            <text:p>44.61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1016" calcext:value-type="float">
            <text:p>48.1016</text:p>
          </table:table-cell>
          <table:table-cell office:value-type="float" office:value="3.13554" calcext:value-type="float">
            <text:p>3.135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4842" calcext:value-type="float">
            <text:p>88.4842</text:p>
          </table:table-cell>
          <table:table-cell office:value-type="float" office:value="51.8088" calcext:value-type="float">
            <text:p>51.80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7.6605" calcext:value-type="float">
            <text:p>37.6605</text:p>
          </table:table-cell>
          <table:table-cell office:value-type="float" office:value="3.24663" calcext:value-type="float">
            <text:p>3.246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.0818" calcext:value-type="float">
            <text:p>93.0818</text:p>
          </table:table-cell>
          <table:table-cell office:value-type="float" office:value="50.1863" calcext:value-type="float">
            <text:p>50.18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785" calcext:value-type="float">
            <text:p>51.6785</text:p>
          </table:table-cell>
          <table:table-cell office:value-type="float" office:value="3.26059" calcext:value-type="float">
            <text:p>3.260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5982" calcext:value-type="float">
            <text:p>90.5982</text:p>
          </table:table-cell>
          <table:table-cell office:value-type="float" office:value="46.9826" calcext:value-type="float">
            <text:p>46.98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4207" calcext:value-type="float">
            <text:p>49.4207</text:p>
          </table:table-cell>
          <table:table-cell office:value-type="float" office:value="3.07894" calcext:value-type="float">
            <text:p>3.07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2324" calcext:value-type="float">
            <text:p>89.2324</text:p>
          </table:table-cell>
          <table:table-cell office:value-type="float" office:value="54.4526" calcext:value-type="float">
            <text:p>54.45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709" calcext:value-type="float">
            <text:p>48.2709</text:p>
          </table:table-cell>
          <table:table-cell office:value-type="float" office:value="2.89937" calcext:value-type="float">
            <text:p>2.899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.317" calcext:value-type="float">
            <text:p>84.317</text:p>
          </table:table-cell>
          <table:table-cell office:value-type="float" office:value="49.503" calcext:value-type="float">
            <text:p>49.5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283" calcext:value-type="float">
            <text:p>51.1283</text:p>
          </table:table-cell>
          <table:table-cell office:value-type="float" office:value="3.07072" calcext:value-type="float">
            <text:p>3.070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.897" calcext:value-type="float">
            <text:p>86.897</text:p>
          </table:table-cell>
          <table:table-cell office:value-type="float" office:value="51.2823" calcext:value-type="float">
            <text:p>51.28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327" calcext:value-type="float">
            <text:p>47.2327</text:p>
          </table:table-cell>
          <table:table-cell office:value-type="float" office:value="3.21821" calcext:value-type="float">
            <text:p>3.218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53" calcext:value-type="float">
            <text:p>88.53</text:p>
          </table:table-cell>
          <table:table-cell office:value-type="float" office:value="49.1958" calcext:value-type="float">
            <text:p>49.19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456" calcext:value-type="float">
            <text:p>45.4456</text:p>
          </table:table-cell>
          <table:table-cell office:value-type="float" office:value="2.98875" calcext:value-type="float">
            <text:p>2.98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.7332" calcext:value-type="float">
            <text:p>88.7332</text:p>
          </table:table-cell>
          <table:table-cell office:value-type="float" office:value="38.2667" calcext:value-type="float">
            <text:p>38.26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7.0703" calcext:value-type="float">
            <text:p>57.0703</text:p>
          </table:table-cell>
          <table:table-cell office:value-type="float" office:value="3.31448" calcext:value-type="float">
            <text:p>3.31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.3736" calcext:value-type="float">
            <text:p>85.3736</text:p>
          </table:table-cell>
          <table:table-cell office:value-type="float" office:value="50.9609" calcext:value-type="float">
            <text:p>50.96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428" calcext:value-type="float">
            <text:p>51.6428</text:p>
          </table:table-cell>
          <table:table-cell office:value-type="float" office:value="3.34001" calcext:value-type="float">
            <text:p>3.3400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6533" calcext:value-type="float">
            <text:p>51.6533</text:p>
          </table:table-cell>
          <table:table-cell office:value-type="float" office:value="2.88381" calcext:value-type="float">
            <text:p>2.88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63" calcext:value-type="float">
            <text:p>50.63</text:p>
          </table:table-cell>
          <table:table-cell office:value-type="float" office:value="3.10976" calcext:value-type="float">
            <text:p>3.109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541" calcext:value-type="float">
            <text:p>43.6541</text:p>
          </table:table-cell>
          <table:table-cell office:value-type="float" office:value="3.14525" calcext:value-type="float">
            <text:p>3.145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4491" calcext:value-type="float">
            <text:p>53.4491</text:p>
          </table:table-cell>
          <table:table-cell office:value-type="float" office:value="3.00302" calcext:value-type="float">
            <text:p>3.003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5741" calcext:value-type="float">
            <text:p>52.5741</text:p>
          </table:table-cell>
          <table:table-cell office:value-type="float" office:value="3.26348" calcext:value-type="float">
            <text:p>3.2634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6" calcext:value-type="float">
            <text:p>48.216</text:p>
          </table:table-cell>
          <table:table-cell office:value-type="float" office:value="3.32503" calcext:value-type="float">
            <text:p>3.3250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.352" calcext:value-type="float">
            <text:p>49.352</text:p>
          </table:table-cell>
          <table:table-cell office:value-type="float" office:value="3.24349" calcext:value-type="float">
            <text:p>3.243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.4329" calcext:value-type="float">
            <text:p>45.4329</text:p>
          </table:table-cell>
          <table:table-cell office:value-type="float" office:value="3.44311" calcext:value-type="float">
            <text:p>3.443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4.5352" calcext:value-type="float">
            <text:p>44.5352</text:p>
          </table:table-cell>
          <table:table-cell office:value-type="float" office:value="3.18291" calcext:value-type="float">
            <text:p>3.182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31" calcext:value-type="float">
            <text:p>47.031</text:p>
          </table:table-cell>
          <table:table-cell office:value-type="float" office:value="3.08933" calcext:value-type="float">
            <text:p>3.089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2176" calcext:value-type="float">
            <text:p>48.2176</text:p>
          </table:table-cell>
          <table:table-cell office:value-type="float" office:value="3.00225" calcext:value-type="float">
            <text:p>3.002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2.4414" calcext:value-type="float">
            <text:p>52.4414</text:p>
          </table:table-cell>
          <table:table-cell office:value-type="float" office:value="3.05054" calcext:value-type="float">
            <text:p>3.0505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631" calcext:value-type="float">
            <text:p>46.6631</text:p>
          </table:table-cell>
          <table:table-cell office:value-type="float" office:value="2.86697" calcext:value-type="float">
            <text:p>2.8669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6167" calcext:value-type="float">
            <text:p>47.6167</text:p>
          </table:table-cell>
          <table:table-cell office:value-type="float" office:value="3.10341" calcext:value-type="float">
            <text:p>3.103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8.9153" calcext:value-type="float">
            <text:p>48.9153</text:p>
          </table:table-cell>
          <table:table-cell office:value-type="float" office:value="3.0127" calcext:value-type="float">
            <text:p>3.01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8521" calcext:value-type="float">
            <text:p>50.8521</text:p>
          </table:table-cell>
          <table:table-cell office:value-type="float" office:value="2.94517" calcext:value-type="float">
            <text:p>2.9451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2.3533" calcext:value-type="float">
            <text:p>42.3533</text:p>
          </table:table-cell>
          <table:table-cell office:value-type="float" office:value="3.09931" calcext:value-type="float">
            <text:p>3.099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696" calcext:value-type="float">
            <text:p>51.3696</text:p>
          </table:table-cell>
          <table:table-cell office:value-type="float" office:value="3.12944" calcext:value-type="float">
            <text:p>3.129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3345" calcext:value-type="float">
            <text:p>51.3345</text:p>
          </table:table-cell>
          <table:table-cell office:value-type="float" office:value="3.09018" calcext:value-type="float">
            <text:p>3.090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.6623" calcext:value-type="float">
            <text:p>43.6623</text:p>
          </table:table-cell>
          <table:table-cell office:value-type="float" office:value="3.41723" calcext:value-type="float">
            <text:p>3.417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6.6873" calcext:value-type="float">
            <text:p>46.6873</text:p>
          </table:table-cell>
          <table:table-cell office:value-type="float" office:value="3.09785" calcext:value-type="float">
            <text:p>3.0978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045" calcext:value-type="float">
            <text:p>47.045</text:p>
          </table:table-cell>
          <table:table-cell office:value-type="float" office:value="3.10088" calcext:value-type="float">
            <text:p>3.100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7.2197" calcext:value-type="float">
            <text:p>47.2197</text:p>
          </table:table-cell>
          <table:table-cell office:value-type="float" office:value="3.30685" calcext:value-type="float">
            <text:p>3.3068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.1561" calcext:value-type="float">
            <text:p>51.1561</text:p>
          </table:table-cell>
          <table:table-cell office:value-type="float" office:value="3.52719" calcext:value-type="float">
            <text:p>3.5271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3.3846" calcext:value-type="float">
            <text:p>53.3846</text:p>
          </table:table-cell>
          <table:table-cell office:value-type="float" office:value="2.99178" calcext:value-type="float">
            <text:p>2.991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.2928" calcext:value-type="float">
            <text:p>50.2928</text:p>
          </table:table-cell>
          <table:table-cell office:value-type="float" office:value="3.42872" calcext:value-type="float">
            <text:p>3.4287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1-28T16:49:32.484090650</dc:date>
    <meta:editing-duration>PT1H20M52S</meta:editing-duration>
    <meta:editing-cycles>5</meta:editing-cycles>
    <meta:document-statistic meta:table-count="1" meta:cell-count="385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8cm" svg:y="3.25cm" style:legend-expansion="high" chart:style-name="ch2"/>
        <chart:plot-area chart:style-name="ch3" table:cell-range-address="data.B25:data.C184 data.G25:data.G521 data.K25:data.K494 data.O25:data.O158 data.M2:data.M2" svg:x="0.32cm" svg:y="0.18cm" svg:width="11.508cm" svg:height="8.64cm">
          <chart:coordinate-region svg:x="0.576cm" svg:y="0.37cm" svg:width="10.949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25:data.C184" chart:class="chart:scatter">
            <chart:domain table:cell-range-address="data.B25:data.B184"/>
            <chart:data-point chart:repeated="160"/>
          </chart:series>
          <chart:series chart:style-name="ch7" chart:values-cell-range-address="data.G25:data.G521" chart:class="chart:scatter">
            <chart:domain table:cell-range-address="data.F25:data.F588"/>
            <chart:data-point chart:repeated="564"/>
          </chart:series>
          <chart:series chart:style-name="ch8" chart:values-cell-range-address="data.K25:data.K494" chart:class="chart:scatter">
            <chart:domain table:cell-range-address="data.J25:data.J494"/>
            <chart:data-point chart:repeated="470"/>
          </chart:series>
          <chart:series chart:style-name="ch9" chart:values-cell-range-address="data.O25:data.O158" chart:class="chart:scatter">
            <chart:domain table:cell-range-address="data.N25:data.N222"/>
            <chart:data-point chart:repeated="198"/>
          </chart:series>
          <chart:series chart:style-name="ch10" chart:values-cell-range-address="data.M2:data.M2" chart:class="chart:scatter">
            <chart:domain table:cell-range-address="data.L2:data.L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531">
                <text:p>2.74531</text:p>
                <draw:g>
                  <svg:desc>data.B25:data.B184</svg:desc>
                </draw:g>
              </table:table-cell>
              <table:table-cell office:value-type="float" office:value="41.5491">
                <text:p>41.5491</text:p>
                <draw:g>
                  <svg:desc>data.C25:data.C184</svg:desc>
                </draw:g>
              </table:table-cell>
              <table:table-cell office:value-type="float" office:value="48.886">
                <text:p>48.886</text:p>
                <draw:g>
                  <svg:desc>data.F25:data.F588</svg:desc>
                </draw:g>
              </table:table-cell>
              <table:table-cell office:value-type="float" office:value="3.35011">
                <text:p>3.35011</text:p>
                <draw:g>
                  <svg:desc>data.G25:data.G521</svg:desc>
                </draw:g>
              </table:table-cell>
              <table:table-cell office:value-type="float" office:value="88.2996">
                <text:p>88.2996</text:p>
                <draw:g>
                  <svg:desc>data.J25:data.J494</svg:desc>
                </draw:g>
              </table:table-cell>
              <table:table-cell office:value-type="float" office:value="48.5649">
                <text:p>48.5649</text:p>
                <draw:g>
                  <svg:desc>data.K25:data.K494</svg:desc>
                </draw:g>
              </table:table-cell>
              <table:table-cell office:value-type="float" office:value="73.5417">
                <text:p>73.5417</text:p>
                <draw:g>
                  <svg:desc>data.N25:data.N222</svg:desc>
                </draw:g>
              </table:table-cell>
              <table:table-cell office:value-type="float" office:value="70.4582">
                <text:p>70.4582</text:p>
                <draw:g>
                  <svg:desc>data.O25:data.O158</svg:desc>
                </draw:g>
              </table:table-cell>
              <table:table-cell office:value-type="float" office:value="60.2772464611517">
                <text:p>60.2772464611517</text:p>
                <draw:g>
                  <svg:desc>data.L2:data.L2</svg:desc>
                </draw:g>
              </table:table-cell>
              <table:table-cell office:value-type="float" office:value="31.7566271326449">
                <text:p>31.7566271326449</text:p>
                <draw:g>
                  <svg:desc>data.M2:data.M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28169">
                <text:p>-0.628169</text:p>
              </table:table-cell>
              <table:table-cell office:value-type="float" office:value="41.1591">
                <text:p>41.1591</text:p>
              </table:table-cell>
              <table:table-cell office:value-type="float" office:value="55.316">
                <text:p>55.316</text:p>
              </table:table-cell>
              <table:table-cell office:value-type="float" office:value="3.58154">
                <text:p>3.58154</text:p>
              </table:table-cell>
              <table:table-cell office:value-type="float" office:value="87.2429">
                <text:p>87.2429</text:p>
              </table:table-cell>
              <table:table-cell office:value-type="float" office:value="48.0917">
                <text:p>48.0917</text:p>
              </table:table-cell>
              <table:table-cell office:value-type="float" office:value="72.83">
                <text:p>72.83</text:p>
              </table:table-cell>
              <table:table-cell office:value-type="float" office:value="69.2593">
                <text:p>69.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995">
                <text:p>2.77995</text:p>
              </table:table-cell>
              <table:table-cell office:value-type="float" office:value="40.7192">
                <text:p>40.7192</text:p>
              </table:table-cell>
              <table:table-cell office:value-type="float" office:value="47.1063">
                <text:p>47.1063</text:p>
              </table:table-cell>
              <table:table-cell office:value-type="float" office:value="3.17478">
                <text:p>3.17478</text:p>
              </table:table-cell>
              <table:table-cell office:value-type="float" office:value="91.0095">
                <text:p>91.0095</text:p>
              </table:table-cell>
              <table:table-cell office:value-type="float" office:value="41.949">
                <text:p>41.949</text:p>
              </table:table-cell>
              <table:table-cell office:value-type="float" office:value="73.5612">
                <text:p>73.5612</text:p>
              </table:table-cell>
              <table:table-cell office:value-type="float" office:value="67.863">
                <text:p>67.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716">
                <text:p>1.13716</text:p>
              </table:table-cell>
              <table:table-cell office:value-type="float" office:value="41.8618">
                <text:p>41.8618</text:p>
              </table:table-cell>
              <table:table-cell office:value-type="float" office:value="54.3381">
                <text:p>54.3381</text:p>
              </table:table-cell>
              <table:table-cell office:value-type="float" office:value="3.23281">
                <text:p>3.23281</text:p>
              </table:table-cell>
              <table:table-cell office:value-type="float" office:value="85.9072">
                <text:p>85.9072</text:p>
              </table:table-cell>
              <table:table-cell office:value-type="float" office:value="48.7322">
                <text:p>48.7322</text:p>
              </table:table-cell>
              <table:table-cell office:value-type="float" office:value="73.6097">
                <text:p>73.6097</text:p>
              </table:table-cell>
              <table:table-cell office:value-type="float" office:value="71.2355">
                <text:p>71.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932">
                <text:p>2.0932</text:p>
              </table:table-cell>
              <table:table-cell office:value-type="float" office:value="41.3531">
                <text:p>41.3531</text:p>
              </table:table-cell>
              <table:table-cell office:value-type="float" office:value="35.7588">
                <text:p>35.7588</text:p>
              </table:table-cell>
              <table:table-cell office:value-type="float" office:value="3.16244">
                <text:p>3.16244</text:p>
              </table:table-cell>
              <table:table-cell office:value-type="float" office:value="89.814">
                <text:p>89.814</text:p>
              </table:table-cell>
              <table:table-cell office:value-type="float" office:value="39.7542">
                <text:p>39.7542</text:p>
              </table:table-cell>
              <table:table-cell office:value-type="float" office:value="72.195">
                <text:p>72.195</text:p>
              </table:table-cell>
              <table:table-cell office:value-type="float" office:value="69.8573">
                <text:p>69.8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509">
                <text:p>2.00509</text:p>
              </table:table-cell>
              <table:table-cell office:value-type="float" office:value="41.3275">
                <text:p>41.3275</text:p>
              </table:table-cell>
              <table:table-cell office:value-type="float" office:value="46.5543">
                <text:p>46.5543</text:p>
              </table:table-cell>
              <table:table-cell office:value-type="float" office:value="3.20303">
                <text:p>3.20303</text:p>
              </table:table-cell>
              <table:table-cell office:value-type="float" office:value="85.4562">
                <text:p>85.4562</text:p>
              </table:table-cell>
              <table:table-cell office:value-type="float" office:value="48.7338">
                <text:p>48.7338</text:p>
              </table:table-cell>
              <table:table-cell office:value-type="float" office:value="73.2413">
                <text:p>73.2413</text:p>
              </table:table-cell>
              <table:table-cell office:value-type="float" office:value="68.5419">
                <text:p>68.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5">
                <text:p>1.345</text:p>
              </table:table-cell>
              <table:table-cell office:value-type="float" office:value="41.0071">
                <text:p>41.0071</text:p>
              </table:table-cell>
              <table:table-cell office:value-type="float" office:value="48.3758">
                <text:p>48.3758</text:p>
              </table:table-cell>
              <table:table-cell office:value-type="float" office:value="3.10358">
                <text:p>3.10358</text:p>
              </table:table-cell>
              <table:table-cell office:value-type="float" office:value="87.9368">
                <text:p>87.9368</text:p>
              </table:table-cell>
              <table:table-cell office:value-type="float" office:value="43.0683">
                <text:p>43.0683</text:p>
              </table:table-cell>
              <table:table-cell office:value-type="float" office:value="72.9894">
                <text:p>72.9894</text:p>
              </table:table-cell>
              <table:table-cell office:value-type="float" office:value="69.3519">
                <text:p>69.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6561">
                <text:p>2.26561</text:p>
              </table:table-cell>
              <table:table-cell office:value-type="float" office:value="41.4549">
                <text:p>41.4549</text:p>
              </table:table-cell>
              <table:table-cell office:value-type="float" office:value="41.019">
                <text:p>41.019</text:p>
              </table:table-cell>
              <table:table-cell office:value-type="float" office:value="3.38711">
                <text:p>3.38711</text:p>
              </table:table-cell>
              <table:table-cell office:value-type="float" office:value="83.6741">
                <text:p>83.6741</text:p>
              </table:table-cell>
              <table:table-cell office:value-type="float" office:value="46.1186">
                <text:p>46.1186</text:p>
              </table:table-cell>
              <table:table-cell office:value-type="float" office:value="73.9521">
                <text:p>73.9521</text:p>
              </table:table-cell>
              <table:table-cell office:value-type="float" office:value="70.8374">
                <text:p>70.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76379">
                <text:p>-0.376379</text:p>
              </table:table-cell>
              <table:table-cell office:value-type="float" office:value="41.4281">
                <text:p>41.4281</text:p>
              </table:table-cell>
              <table:table-cell office:value-type="float" office:value="54.3551">
                <text:p>54.3551</text:p>
              </table:table-cell>
              <table:table-cell office:value-type="float" office:value="3.20353">
                <text:p>3.20353</text:p>
              </table:table-cell>
              <table:table-cell office:value-type="float" office:value="81.2555">
                <text:p>81.2555</text:p>
              </table:table-cell>
              <table:table-cell office:value-type="float" office:value="49.2284">
                <text:p>49.2284</text:p>
              </table:table-cell>
              <table:table-cell office:value-type="float" office:value="73.1611">
                <text:p>73.1611</text:p>
              </table:table-cell>
              <table:table-cell office:value-type="float" office:value="69.4446">
                <text:p>69.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464">
                <text:p>1.20464</text:p>
              </table:table-cell>
              <table:table-cell office:value-type="float" office:value="41.574">
                <text:p>41.574</text:p>
              </table:table-cell>
              <table:table-cell office:value-type="float" office:value="53.6196">
                <text:p>53.6196</text:p>
              </table:table-cell>
              <table:table-cell office:value-type="float" office:value="3.15156">
                <text:p>3.15156</text:p>
              </table:table-cell>
              <table:table-cell office:value-type="float" office:value="86.9734">
                <text:p>86.9734</text:p>
              </table:table-cell>
              <table:table-cell office:value-type="float" office:value="49.371">
                <text:p>49.371</text:p>
              </table:table-cell>
              <table:table-cell office:value-type="float" office:value="74.3207">
                <text:p>74.3207</text:p>
              </table:table-cell>
              <table:table-cell office:value-type="float" office:value="71.5402">
                <text:p>71.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07">
                <text:p>1.00007</text:p>
              </table:table-cell>
              <table:table-cell office:value-type="float" office:value="40.9378">
                <text:p>40.9378</text:p>
              </table:table-cell>
              <table:table-cell office:value-type="float" office:value="46.3802">
                <text:p>46.3802</text:p>
              </table:table-cell>
              <table:table-cell office:value-type="float" office:value="3.32142">
                <text:p>3.32142</text:p>
              </table:table-cell>
              <table:table-cell office:value-type="float" office:value="86.4786">
                <text:p>86.4786</text:p>
              </table:table-cell>
              <table:table-cell office:value-type="float" office:value="43.0231">
                <text:p>43.0231</text:p>
              </table:table-cell>
              <table:table-cell office:value-type="float" office:value="74.2726">
                <text:p>74.2726</text:p>
              </table:table-cell>
              <table:table-cell office:value-type="float" office:value="69.8067">
                <text:p>69.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36">
                <text:p>0.99736</text:p>
              </table:table-cell>
              <table:table-cell office:value-type="float" office:value="41.1714">
                <text:p>41.1714</text:p>
              </table:table-cell>
              <table:table-cell office:value-type="float" office:value="48.4628">
                <text:p>48.4628</text:p>
              </table:table-cell>
              <table:table-cell office:value-type="float" office:value="3.09102">
                <text:p>3.09102</text:p>
              </table:table-cell>
              <table:table-cell office:value-type="float" office:value="90.5166">
                <text:p>90.5166</text:p>
              </table:table-cell>
              <table:table-cell office:value-type="float" office:value="46.1754">
                <text:p>46.1754</text:p>
              </table:table-cell>
              <table:table-cell office:value-type="float" office:value="73.9818">
                <text:p>73.9818</text:p>
              </table:table-cell>
              <table:table-cell office:value-type="float" office:value="67.4649">
                <text:p>67.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799">
                <text:p>0.134799</text:p>
              </table:table-cell>
              <table:table-cell office:value-type="float" office:value="41.8113">
                <text:p>41.8113</text:p>
              </table:table-cell>
              <table:table-cell office:value-type="float" office:value="46.1492">
                <text:p>46.1492</text:p>
              </table:table-cell>
              <table:table-cell office:value-type="float" office:value="3.13285">
                <text:p>3.13285</text:p>
              </table:table-cell>
              <table:table-cell office:value-type="float" office:value="89.2814">
                <text:p>89.2814</text:p>
              </table:table-cell>
              <table:table-cell office:value-type="float" office:value="44.9217">
                <text:p>44.9217</text:p>
              </table:table-cell>
              <table:table-cell office:value-type="float" office:value="74.1322">
                <text:p>74.1322</text:p>
              </table:table-cell>
              <table:table-cell office:value-type="float" office:value="72.7556">
                <text:p>72.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7585">
                <text:p>2.47585</text:p>
              </table:table-cell>
              <table:table-cell office:value-type="float" office:value="41.6346">
                <text:p>41.6346</text:p>
              </table:table-cell>
              <table:table-cell office:value-type="float" office:value="48.8009">
                <text:p>48.8009</text:p>
              </table:table-cell>
              <table:table-cell office:value-type="float" office:value="2.98271">
                <text:p>2.98271</text:p>
              </table:table-cell>
              <table:table-cell office:value-type="float" office:value="84.9356">
                <text:p>84.9356</text:p>
              </table:table-cell>
              <table:table-cell office:value-type="float" office:value="51.8863">
                <text:p>51.8863</text:p>
              </table:table-cell>
              <table:table-cell office:value-type="float" office:value="72.7323">
                <text:p>72.7323</text:p>
              </table:table-cell>
              <table:table-cell office:value-type="float" office:value="71.8585">
                <text:p>71.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0587">
                <text:p>-3.0587</text:p>
              </table:table-cell>
              <table:table-cell office:value-type="float" office:value="41.3887">
                <text:p>41.3887</text:p>
              </table:table-cell>
              <table:table-cell office:value-type="float" office:value="46.13">
                <text:p>46.13</text:p>
              </table:table-cell>
              <table:table-cell office:value-type="float" office:value="3.22293">
                <text:p>3.22293</text:p>
              </table:table-cell>
              <table:table-cell office:value-type="float" office:value="85.5441">
                <text:p>85.5441</text:p>
              </table:table-cell>
              <table:table-cell office:value-type="float" office:value="47.9452">
                <text:p>47.9452</text:p>
              </table:table-cell>
              <table:table-cell office:value-type="float" office:value="74.1531">
                <text:p>74.1531</text:p>
              </table:table-cell>
              <table:table-cell office:value-type="float" office:value="70.7375">
                <text:p>70.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266">
                <text:p>0.73266</text:p>
              </table:table-cell>
              <table:table-cell office:value-type="float" office:value="41.4888">
                <text:p>41.4888</text:p>
              </table:table-cell>
              <table:table-cell office:value-type="float" office:value="48.8492">
                <text:p>48.8492</text:p>
              </table:table-cell>
              <table:table-cell office:value-type="float" office:value="3.34834">
                <text:p>3.34834</text:p>
              </table:table-cell>
              <table:table-cell office:value-type="float" office:value="88.371">
                <text:p>88.371</text:p>
              </table:table-cell>
              <table:table-cell office:value-type="float" office:value="51.2428">
                <text:p>51.2428</text:p>
              </table:table-cell>
              <table:table-cell office:value-type="float" office:value="73.3552">
                <text:p>73.3552</text:p>
              </table:table-cell>
              <table:table-cell office:value-type="float" office:value="68.3534">
                <text:p>68.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745">
                <text:p>0.35745</text:p>
              </table:table-cell>
              <table:table-cell office:value-type="float" office:value="41.8429">
                <text:p>41.8429</text:p>
              </table:table-cell>
              <table:table-cell office:value-type="float" office:value="52.4008">
                <text:p>52.4008</text:p>
              </table:table-cell>
              <table:table-cell office:value-type="float" office:value="2.66164">
                <text:p>2.66164</text:p>
              </table:table-cell>
              <table:table-cell office:value-type="float" office:value="92.554">
                <text:p>92.554</text:p>
              </table:table-cell>
              <table:table-cell office:value-type="float" office:value="47.3903">
                <text:p>47.3903</text:p>
              </table:table-cell>
              <table:table-cell office:value-type="float" office:value="73.2703">
                <text:p>73.2703</text:p>
              </table:table-cell>
              <table:table-cell office:value-type="float" office:value="69.4745">
                <text:p>69.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674">
                <text:p>0.157674</text:p>
              </table:table-cell>
              <table:table-cell office:value-type="float" office:value="41.7513">
                <text:p>41.7513</text:p>
              </table:table-cell>
              <table:table-cell office:value-type="float" office:value="45.6532">
                <text:p>45.6532</text:p>
              </table:table-cell>
              <table:table-cell office:value-type="float" office:value="2.92506">
                <text:p>2.92506</text:p>
              </table:table-cell>
              <table:table-cell office:value-type="float" office:value="96.9115">
                <text:p>96.9115</text:p>
              </table:table-cell>
              <table:table-cell office:value-type="float" office:value="50.199">
                <text:p>50.199</text:p>
              </table:table-cell>
              <table:table-cell office:value-type="float" office:value="73.631">
                <text:p>73.631</text:p>
              </table:table-cell>
              <table:table-cell office:value-type="float" office:value="72.4323">
                <text:p>72.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9103">
                <text:p>2.69103</text:p>
              </table:table-cell>
              <table:table-cell office:value-type="float" office:value="41.8298">
                <text:p>41.8298</text:p>
              </table:table-cell>
              <table:table-cell office:value-type="float" office:value="51.7098">
                <text:p>51.7098</text:p>
              </table:table-cell>
              <table:table-cell office:value-type="float" office:value="3.12781">
                <text:p>3.12781</text:p>
              </table:table-cell>
              <table:table-cell office:value-type="float" office:value="85.6855">
                <text:p>85.6855</text:p>
              </table:table-cell>
              <table:table-cell office:value-type="float" office:value="45.3967">
                <text:p>45.3967</text:p>
              </table:table-cell>
              <table:table-cell office:value-type="float" office:value="73.3769">
                <text:p>73.3769</text:p>
              </table:table-cell>
              <table:table-cell office:value-type="float" office:value="68.2072">
                <text:p>68.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6346">
                <text:p>0.536346</text:p>
              </table:table-cell>
              <table:table-cell office:value-type="float" office:value="41.5344">
                <text:p>41.5344</text:p>
              </table:table-cell>
              <table:table-cell office:value-type="float" office:value="49.3856">
                <text:p>49.3856</text:p>
              </table:table-cell>
              <table:table-cell office:value-type="float" office:value="2.97191">
                <text:p>2.97191</text:p>
              </table:table-cell>
              <table:table-cell office:value-type="float" office:value="90.7706">
                <text:p>90.7706</text:p>
              </table:table-cell>
              <table:table-cell office:value-type="float" office:value="41.4383">
                <text:p>41.4383</text:p>
              </table:table-cell>
              <table:table-cell office:value-type="float" office:value="72.6533">
                <text:p>72.6533</text:p>
              </table:table-cell>
              <table:table-cell office:value-type="float" office:value="69.2083">
                <text:p>69.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873">
                <text:p>2.46873</text:p>
              </table:table-cell>
              <table:table-cell office:value-type="float" office:value="41.4813">
                <text:p>41.4813</text:p>
              </table:table-cell>
              <table:table-cell office:value-type="float" office:value="54.8398">
                <text:p>54.8398</text:p>
              </table:table-cell>
              <table:table-cell office:value-type="float" office:value="3.09188">
                <text:p>3.09188</text:p>
              </table:table-cell>
              <table:table-cell office:value-type="float" office:value="88.8817">
                <text:p>88.8817</text:p>
              </table:table-cell>
              <table:table-cell office:value-type="float" office:value="53.4048">
                <text:p>53.4048</text:p>
              </table:table-cell>
              <table:table-cell office:value-type="float" office:value="72.9688">
                <text:p>72.9688</text:p>
              </table:table-cell>
              <table:table-cell office:value-type="float" office:value="69.1342">
                <text:p>69.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1946">
                <text:p>-1.91946</text:p>
              </table:table-cell>
              <table:table-cell office:value-type="float" office:value="40.8824">
                <text:p>40.8824</text:p>
              </table:table-cell>
              <table:table-cell office:value-type="float" office:value="51.3912">
                <text:p>51.3912</text:p>
              </table:table-cell>
              <table:table-cell office:value-type="float" office:value="3.04305">
                <text:p>3.04305</text:p>
              </table:table-cell>
              <table:table-cell office:value-type="float" office:value="94.5828">
                <text:p>94.5828</text:p>
              </table:table-cell>
              <table:table-cell office:value-type="float" office:value="49.3152">
                <text:p>49.3152</text:p>
              </table:table-cell>
              <table:table-cell office:value-type="float" office:value="73.8642">
                <text:p>73.8642</text:p>
              </table:table-cell>
              <table:table-cell office:value-type="float" office:value="70.599">
                <text:p>70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394">
                <text:p>3.44394</text:p>
              </table:table-cell>
              <table:table-cell office:value-type="float" office:value="41.3349">
                <text:p>41.3349</text:p>
              </table:table-cell>
              <table:table-cell office:value-type="float" office:value="48.7477">
                <text:p>48.7477</text:p>
              </table:table-cell>
              <table:table-cell office:value-type="float" office:value="2.88549">
                <text:p>2.88549</text:p>
              </table:table-cell>
              <table:table-cell office:value-type="float" office:value="85.2334">
                <text:p>85.2334</text:p>
              </table:table-cell>
              <table:table-cell office:value-type="float" office:value="47.6874">
                <text:p>47.6874</text:p>
              </table:table-cell>
              <table:table-cell office:value-type="float" office:value="73.8378">
                <text:p>73.8378</text:p>
              </table:table-cell>
              <table:table-cell office:value-type="float" office:value="69.8061">
                <text:p>69.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8157">
                <text:p>2.88157</text:p>
              </table:table-cell>
              <table:table-cell office:value-type="float" office:value="41.1534">
                <text:p>41.1534</text:p>
              </table:table-cell>
              <table:table-cell office:value-type="float" office:value="47.3895">
                <text:p>47.3895</text:p>
              </table:table-cell>
              <table:table-cell office:value-type="float" office:value="3.08509">
                <text:p>3.08509</text:p>
              </table:table-cell>
              <table:table-cell office:value-type="float" office:value="86.1995">
                <text:p>86.1995</text:p>
              </table:table-cell>
              <table:table-cell office:value-type="float" office:value="53.5157">
                <text:p>53.5157</text:p>
              </table:table-cell>
              <table:table-cell office:value-type="float" office:value="73.302">
                <text:p>73.302</text:p>
              </table:table-cell>
              <table:table-cell office:value-type="float" office:value="69.2352">
                <text:p>69.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3933">
                <text:p>-0.53933</text:p>
              </table:table-cell>
              <table:table-cell office:value-type="float" office:value="41.4057">
                <text:p>41.4057</text:p>
              </table:table-cell>
              <table:table-cell office:value-type="float" office:value="45.5833">
                <text:p>45.5833</text:p>
              </table:table-cell>
              <table:table-cell office:value-type="float" office:value="3.42697">
                <text:p>3.42697</text:p>
              </table:table-cell>
              <table:table-cell office:value-type="float" office:value="85.21">
                <text:p>85.21</text:p>
              </table:table-cell>
              <table:table-cell office:value-type="float" office:value="50.9604">
                <text:p>50.9604</text:p>
              </table:table-cell>
              <table:table-cell office:value-type="float" office:value="74.5045">
                <text:p>74.5045</text:p>
              </table:table-cell>
              <table:table-cell office:value-type="float" office:value="69.3018">
                <text:p>69.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76636">
                <text:p>-0.0276636</text:p>
              </table:table-cell>
              <table:table-cell office:value-type="float" office:value="41.1127">
                <text:p>41.1127</text:p>
              </table:table-cell>
              <table:table-cell office:value-type="float" office:value="52.1513">
                <text:p>52.1513</text:p>
              </table:table-cell>
              <table:table-cell office:value-type="float" office:value="3.39225">
                <text:p>3.39225</text:p>
              </table:table-cell>
              <table:table-cell office:value-type="float" office:value="94.0564">
                <text:p>94.0564</text:p>
              </table:table-cell>
              <table:table-cell office:value-type="float" office:value="48.241">
                <text:p>48.241</text:p>
              </table:table-cell>
              <table:table-cell office:value-type="float" office:value="73.2974">
                <text:p>73.2974</text:p>
              </table:table-cell>
              <table:table-cell office:value-type="float" office:value="70.8838">
                <text:p>70.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3292">
                <text:p>0.0933292</text:p>
              </table:table-cell>
              <table:table-cell office:value-type="float" office:value="41.0051">
                <text:p>41.0051</text:p>
              </table:table-cell>
              <table:table-cell office:value-type="float" office:value="54.7523">
                <text:p>54.7523</text:p>
              </table:table-cell>
              <table:table-cell office:value-type="float" office:value="3.18117">
                <text:p>3.18117</text:p>
              </table:table-cell>
              <table:table-cell office:value-type="float" office:value="87.3753">
                <text:p>87.3753</text:p>
              </table:table-cell>
              <table:table-cell office:value-type="float" office:value="43.7219">
                <text:p>43.7219</text:p>
              </table:table-cell>
              <table:table-cell office:value-type="float" office:value="73.743">
                <text:p>73.743</text:p>
              </table:table-cell>
              <table:table-cell office:value-type="float" office:value="67.624">
                <text:p>67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9173">
                <text:p>0.209173</text:p>
              </table:table-cell>
              <table:table-cell office:value-type="float" office:value="41.7993">
                <text:p>41.7993</text:p>
              </table:table-cell>
              <table:table-cell office:value-type="float" office:value="47.9111">
                <text:p>47.9111</text:p>
              </table:table-cell>
              <table:table-cell office:value-type="float" office:value="3.25294">
                <text:p>3.25294</text:p>
              </table:table-cell>
              <table:table-cell office:value-type="float" office:value="85.3393">
                <text:p>85.3393</text:p>
              </table:table-cell>
              <table:table-cell office:value-type="float" office:value="39.4274">
                <text:p>39.4274</text:p>
              </table:table-cell>
              <table:table-cell office:value-type="float" office:value="74.6375">
                <text:p>74.6375</text:p>
              </table:table-cell>
              <table:table-cell office:value-type="float" office:value="69.7559">
                <text:p>69.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668266">
                <text:p>-0.0668266</text:p>
              </table:table-cell>
              <table:table-cell office:value-type="float" office:value="41.7829">
                <text:p>41.7829</text:p>
              </table:table-cell>
              <table:table-cell office:value-type="float" office:value="43.0308">
                <text:p>43.0308</text:p>
              </table:table-cell>
              <table:table-cell office:value-type="float" office:value="3.16003">
                <text:p>3.16003</text:p>
              </table:table-cell>
              <table:table-cell office:value-type="float" office:value="90.9115">
                <text:p>90.9115</text:p>
              </table:table-cell>
              <table:table-cell office:value-type="float" office:value="45.6575">
                <text:p>45.6575</text:p>
              </table:table-cell>
              <table:table-cell office:value-type="float" office:value="73.8718">
                <text:p>73.8718</text:p>
              </table:table-cell>
              <table:table-cell office:value-type="float" office:value="71.5831">
                <text:p>71.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9969">
                <text:p>1.79969</text:p>
              </table:table-cell>
              <table:table-cell office:value-type="float" office:value="42.3177">
                <text:p>42.3177</text:p>
              </table:table-cell>
              <table:table-cell office:value-type="float" office:value="52.5527">
                <text:p>52.5527</text:p>
              </table:table-cell>
              <table:table-cell office:value-type="float" office:value="2.9644">
                <text:p>2.9644</text:p>
              </table:table-cell>
              <table:table-cell office:value-type="float" office:value="90.5645">
                <text:p>90.5645</text:p>
              </table:table-cell>
              <table:table-cell office:value-type="float" office:value="49.3189">
                <text:p>49.3189</text:p>
              </table:table-cell>
              <table:table-cell office:value-type="float" office:value="73.192">
                <text:p>73.192</text:p>
              </table:table-cell>
              <table:table-cell office:value-type="float" office:value="66.8238">
                <text:p>66.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0155">
                <text:p>0.510155</text:p>
              </table:table-cell>
              <table:table-cell office:value-type="float" office:value="41.6298">
                <text:p>41.6298</text:p>
              </table:table-cell>
              <table:table-cell office:value-type="float" office:value="51.0376">
                <text:p>51.0376</text:p>
              </table:table-cell>
              <table:table-cell office:value-type="float" office:value="3.12574">
                <text:p>3.12574</text:p>
              </table:table-cell>
              <table:table-cell office:value-type="float" office:value="89.8818">
                <text:p>89.8818</text:p>
              </table:table-cell>
              <table:table-cell office:value-type="float" office:value="42.9256">
                <text:p>42.9256</text:p>
              </table:table-cell>
              <table:table-cell office:value-type="float" office:value="73.9072">
                <text:p>73.9072</text:p>
              </table:table-cell>
              <table:table-cell office:value-type="float" office:value="68.3804">
                <text:p>68.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8588">
                <text:p>0.138588</text:p>
              </table:table-cell>
              <table:table-cell office:value-type="float" office:value="41.1531">
                <text:p>41.1531</text:p>
              </table:table-cell>
              <table:table-cell office:value-type="float" office:value="39.7875">
                <text:p>39.7875</text:p>
              </table:table-cell>
              <table:table-cell office:value-type="float" office:value="3.24483">
                <text:p>3.24483</text:p>
              </table:table-cell>
              <table:table-cell office:value-type="float" office:value="84.6589">
                <text:p>84.6589</text:p>
              </table:table-cell>
              <table:table-cell office:value-type="float" office:value="57.9173">
                <text:p>57.9173</text:p>
              </table:table-cell>
              <table:table-cell office:value-type="float" office:value="73.5798">
                <text:p>73.5798</text:p>
              </table:table-cell>
              <table:table-cell office:value-type="float" office:value="67.6714">
                <text:p>67.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5984">
                <text:p>-0.0175984</text:p>
              </table:table-cell>
              <table:table-cell office:value-type="float" office:value="41.694">
                <text:p>41.694</text:p>
              </table:table-cell>
              <table:table-cell office:value-type="float" office:value="51.4247">
                <text:p>51.4247</text:p>
              </table:table-cell>
              <table:table-cell office:value-type="float" office:value="3.02434">
                <text:p>3.02434</text:p>
              </table:table-cell>
              <table:table-cell office:value-type="float" office:value="86.5223">
                <text:p>86.5223</text:p>
              </table:table-cell>
              <table:table-cell office:value-type="float" office:value="44.953">
                <text:p>44.953</text:p>
              </table:table-cell>
              <table:table-cell office:value-type="float" office:value="73.575">
                <text:p>73.575</text:p>
              </table:table-cell>
              <table:table-cell office:value-type="float" office:value="68.158">
                <text:p>68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8498">
                <text:p>0.618498</text:p>
              </table:table-cell>
              <table:table-cell office:value-type="float" office:value="41.4093">
                <text:p>41.4093</text:p>
              </table:table-cell>
              <table:table-cell office:value-type="float" office:value="54.9527">
                <text:p>54.9527</text:p>
              </table:table-cell>
              <table:table-cell office:value-type="float" office:value="3.11502">
                <text:p>3.11502</text:p>
              </table:table-cell>
              <table:table-cell office:value-type="float" office:value="89.7094">
                <text:p>89.7094</text:p>
              </table:table-cell>
              <table:table-cell office:value-type="float" office:value="50.688">
                <text:p>50.688</text:p>
              </table:table-cell>
              <table:table-cell office:value-type="float" office:value="73.823">
                <text:p>73.823</text:p>
              </table:table-cell>
              <table:table-cell office:value-type="float" office:value="71.3263">
                <text:p>71.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3433">
                <text:p>-2.63433</text:p>
              </table:table-cell>
              <table:table-cell office:value-type="float" office:value="41.9534">
                <text:p>41.9534</text:p>
              </table:table-cell>
              <table:table-cell office:value-type="float" office:value="55.269">
                <text:p>55.269</text:p>
              </table:table-cell>
              <table:table-cell office:value-type="float" office:value="3.23374">
                <text:p>3.23374</text:p>
              </table:table-cell>
              <table:table-cell office:value-type="float" office:value="87.6717">
                <text:p>87.6717</text:p>
              </table:table-cell>
              <table:table-cell office:value-type="float" office:value="45.994">
                <text:p>45.994</text:p>
              </table:table-cell>
              <table:table-cell office:value-type="float" office:value="73.0799">
                <text:p>73.0799</text:p>
              </table:table-cell>
              <table:table-cell office:value-type="float" office:value="71.4504">
                <text:p>71.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141">
                <text:p>2.01141</text:p>
              </table:table-cell>
              <table:table-cell office:value-type="float" office:value="41.222">
                <text:p>41.222</text:p>
              </table:table-cell>
              <table:table-cell office:value-type="float" office:value="51.6444">
                <text:p>51.6444</text:p>
              </table:table-cell>
              <table:table-cell office:value-type="float" office:value="3.05482">
                <text:p>3.05482</text:p>
              </table:table-cell>
              <table:table-cell office:value-type="float" office:value="93.0334">
                <text:p>93.0334</text:p>
              </table:table-cell>
              <table:table-cell office:value-type="float" office:value="49.4908">
                <text:p>49.4908</text:p>
              </table:table-cell>
              <table:table-cell office:value-type="float" office:value="73.202">
                <text:p>73.202</text:p>
              </table:table-cell>
              <table:table-cell office:value-type="float" office:value="71.0826">
                <text:p>71.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7577">
                <text:p>5.57577</text:p>
              </table:table-cell>
              <table:table-cell office:value-type="float" office:value="41.5869">
                <text:p>41.5869</text:p>
              </table:table-cell>
              <table:table-cell office:value-type="float" office:value="52.7037">
                <text:p>52.7037</text:p>
              </table:table-cell>
              <table:table-cell office:value-type="float" office:value="3.40248">
                <text:p>3.40248</text:p>
              </table:table-cell>
              <table:table-cell office:value-type="float" office:value="91.3684">
                <text:p>91.3684</text:p>
              </table:table-cell>
              <table:table-cell office:value-type="float" office:value="49.0288">
                <text:p>49.0288</text:p>
              </table:table-cell>
              <table:table-cell office:value-type="float" office:value="75.0493">
                <text:p>75.0493</text:p>
              </table:table-cell>
              <table:table-cell office:value-type="float" office:value="70.3255">
                <text:p>70.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0539">
                <text:p>1.40539</text:p>
              </table:table-cell>
              <table:table-cell office:value-type="float" office:value="41.53">
                <text:p>41.53</text:p>
              </table:table-cell>
              <table:table-cell office:value-type="float" office:value="47.3123">
                <text:p>47.3123</text:p>
              </table:table-cell>
              <table:table-cell office:value-type="float" office:value="3.11889">
                <text:p>3.11889</text:p>
              </table:table-cell>
              <table:table-cell office:value-type="float" office:value="86.552">
                <text:p>86.552</text:p>
              </table:table-cell>
              <table:table-cell office:value-type="float" office:value="45.5235">
                <text:p>45.5235</text:p>
              </table:table-cell>
              <table:table-cell office:value-type="float" office:value="73.4871">
                <text:p>73.4871</text:p>
              </table:table-cell>
              <table:table-cell office:value-type="float" office:value="67.8094">
                <text:p>67.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5797">
                <text:p>3.55797</text:p>
              </table:table-cell>
              <table:table-cell office:value-type="float" office:value="41.8688">
                <text:p>41.8688</text:p>
              </table:table-cell>
              <table:table-cell office:value-type="float" office:value="39.9097">
                <text:p>39.9097</text:p>
              </table:table-cell>
              <table:table-cell office:value-type="float" office:value="3.19928">
                <text:p>3.19928</text:p>
              </table:table-cell>
              <table:table-cell office:value-type="float" office:value="88.4861">
                <text:p>88.4861</text:p>
              </table:table-cell>
              <table:table-cell office:value-type="float" office:value="44.9406">
                <text:p>44.9406</text:p>
              </table:table-cell>
              <table:table-cell office:value-type="float" office:value="73.0799">
                <text:p>73.0799</text:p>
              </table:table-cell>
              <table:table-cell office:value-type="float" office:value="71.3822">
                <text:p>71.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8052">
                <text:p>2.68052</text:p>
              </table:table-cell>
              <table:table-cell office:value-type="float" office:value="41.3868">
                <text:p>41.3868</text:p>
              </table:table-cell>
              <table:table-cell office:value-type="float" office:value="46.9546">
                <text:p>46.9546</text:p>
              </table:table-cell>
              <table:table-cell office:value-type="float" office:value="3.21672">
                <text:p>3.21672</text:p>
              </table:table-cell>
              <table:table-cell office:value-type="float" office:value="92.2209">
                <text:p>92.2209</text:p>
              </table:table-cell>
              <table:table-cell office:value-type="float" office:value="49.4438">
                <text:p>49.4438</text:p>
              </table:table-cell>
              <table:table-cell office:value-type="float" office:value="73.4581">
                <text:p>73.4581</text:p>
              </table:table-cell>
              <table:table-cell office:value-type="float" office:value="67.936">
                <text:p>67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5654">
                <text:p>2.95654</text:p>
              </table:table-cell>
              <table:table-cell office:value-type="float" office:value="41.486">
                <text:p>41.486</text:p>
              </table:table-cell>
              <table:table-cell office:value-type="float" office:value="54.7801">
                <text:p>54.7801</text:p>
              </table:table-cell>
              <table:table-cell office:value-type="float" office:value="3.45151">
                <text:p>3.45151</text:p>
              </table:table-cell>
              <table:table-cell office:value-type="float" office:value="88.5739">
                <text:p>88.5739</text:p>
              </table:table-cell>
              <table:table-cell office:value-type="float" office:value="45.4714">
                <text:p>45.4714</text:p>
              </table:table-cell>
              <table:table-cell office:value-type="float" office:value="73.0602">
                <text:p>73.0602</text:p>
              </table:table-cell>
              <table:table-cell office:value-type="float" office:value="69.3307">
                <text:p>69.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1807">
                <text:p>-0.391807</text:p>
              </table:table-cell>
              <table:table-cell office:value-type="float" office:value="41.2361">
                <text:p>41.2361</text:p>
              </table:table-cell>
              <table:table-cell office:value-type="float" office:value="46.8688">
                <text:p>46.8688</text:p>
              </table:table-cell>
              <table:table-cell office:value-type="float" office:value="3.30554">
                <text:p>3.30554</text:p>
              </table:table-cell>
              <table:table-cell office:value-type="float" office:value="85.721">
                <text:p>85.721</text:p>
              </table:table-cell>
              <table:table-cell office:value-type="float" office:value="51.4256">
                <text:p>51.4256</text:p>
              </table:table-cell>
              <table:table-cell office:value-type="float" office:value="73.2275">
                <text:p>73.2275</text:p>
              </table:table-cell>
              <table:table-cell office:value-type="float" office:value="67.6483">
                <text:p>67.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0381">
                <text:p>4.00381</text:p>
              </table:table-cell>
              <table:table-cell office:value-type="float" office:value="41.4221">
                <text:p>41.4221</text:p>
              </table:table-cell>
              <table:table-cell office:value-type="float" office:value="50.7167">
                <text:p>50.7167</text:p>
              </table:table-cell>
              <table:table-cell office:value-type="float" office:value="3.3011">
                <text:p>3.3011</text:p>
              </table:table-cell>
              <table:table-cell office:value-type="float" office:value="87.4631">
                <text:p>87.4631</text:p>
              </table:table-cell>
              <table:table-cell office:value-type="float" office:value="55.8705">
                <text:p>55.8705</text:p>
              </table:table-cell>
              <table:table-cell office:value-type="float" office:value="73.6979">
                <text:p>73.6979</text:p>
              </table:table-cell>
              <table:table-cell office:value-type="float" office:value="70.7219">
                <text:p>70.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4796">
                <text:p>1.44796</text:p>
              </table:table-cell>
              <table:table-cell office:value-type="float" office:value="41.0426">
                <text:p>41.0426</text:p>
              </table:table-cell>
              <table:table-cell office:value-type="float" office:value="43.3099">
                <text:p>43.3099</text:p>
              </table:table-cell>
              <table:table-cell office:value-type="float" office:value="3.13502">
                <text:p>3.13502</text:p>
              </table:table-cell>
              <table:table-cell office:value-type="float" office:value="89.9723">
                <text:p>89.9723</text:p>
              </table:table-cell>
              <table:table-cell office:value-type="float" office:value="50.5565">
                <text:p>50.5565</text:p>
              </table:table-cell>
              <table:table-cell office:value-type="float" office:value="74.1304">
                <text:p>74.1304</text:p>
              </table:table-cell>
              <table:table-cell office:value-type="float" office:value="65.1982">
                <text:p>65.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1187">
                <text:p>0.201187</text:p>
              </table:table-cell>
              <table:table-cell office:value-type="float" office:value="41.4562">
                <text:p>41.4562</text:p>
              </table:table-cell>
              <table:table-cell office:value-type="float" office:value="49.0462">
                <text:p>49.0462</text:p>
              </table:table-cell>
              <table:table-cell office:value-type="float" office:value="3.30432">
                <text:p>3.30432</text:p>
              </table:table-cell>
              <table:table-cell office:value-type="float" office:value="86.514">
                <text:p>86.514</text:p>
              </table:table-cell>
              <table:table-cell office:value-type="float" office:value="43.5825">
                <text:p>43.5825</text:p>
              </table:table-cell>
              <table:table-cell office:value-type="float" office:value="72.7914">
                <text:p>72.7914</text:p>
              </table:table-cell>
              <table:table-cell office:value-type="float" office:value="72.6058">
                <text:p>72.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95719">
                <text:p>0.795719</text:p>
              </table:table-cell>
              <table:table-cell office:value-type="float" office:value="41.6564">
                <text:p>41.6564</text:p>
              </table:table-cell>
              <table:table-cell office:value-type="float" office:value="46.7978">
                <text:p>46.7978</text:p>
              </table:table-cell>
              <table:table-cell office:value-type="float" office:value="3.14741">
                <text:p>3.14741</text:p>
              </table:table-cell>
              <table:table-cell office:value-type="float" office:value="85.8972">
                <text:p>85.8972</text:p>
              </table:table-cell>
              <table:table-cell office:value-type="float" office:value="40.6694">
                <text:p>40.6694</text:p>
              </table:table-cell>
              <table:table-cell office:value-type="float" office:value="73.7366">
                <text:p>73.7366</text:p>
              </table:table-cell>
              <table:table-cell office:value-type="float" office:value="69.6277">
                <text:p>69.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2018">
                <text:p>0.502018</text:p>
              </table:table-cell>
              <table:table-cell office:value-type="float" office:value="41.5292">
                <text:p>41.5292</text:p>
              </table:table-cell>
              <table:table-cell office:value-type="float" office:value="39.1666">
                <text:p>39.1666</text:p>
              </table:table-cell>
              <table:table-cell office:value-type="float" office:value="3.25898">
                <text:p>3.25898</text:p>
              </table:table-cell>
              <table:table-cell office:value-type="float" office:value="94.2403">
                <text:p>94.2403</text:p>
              </table:table-cell>
              <table:table-cell office:value-type="float" office:value="46.7061">
                <text:p>46.7061</text:p>
              </table:table-cell>
              <table:table-cell office:value-type="float" office:value="73.7855">
                <text:p>73.7855</text:p>
              </table:table-cell>
              <table:table-cell office:value-type="float" office:value="70.3239">
                <text:p>70.3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0078">
                <text:p>0.290078</text:p>
              </table:table-cell>
              <table:table-cell office:value-type="float" office:value="41.6987">
                <text:p>41.6987</text:p>
              </table:table-cell>
              <table:table-cell office:value-type="float" office:value="52.8303">
                <text:p>52.8303</text:p>
              </table:table-cell>
              <table:table-cell office:value-type="float" office:value="3.2864">
                <text:p>3.2864</text:p>
              </table:table-cell>
              <table:table-cell office:value-type="float" office:value="89.6243">
                <text:p>89.6243</text:p>
              </table:table-cell>
              <table:table-cell office:value-type="float" office:value="46.4683">
                <text:p>46.4683</text:p>
              </table:table-cell>
              <table:table-cell office:value-type="float" office:value="74.3501">
                <text:p>74.3501</text:p>
              </table:table-cell>
              <table:table-cell office:value-type="float" office:value="72.0416">
                <text:p>72.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913">
                <text:p>1.19913</text:p>
              </table:table-cell>
              <table:table-cell office:value-type="float" office:value="40.799">
                <text:p>40.799</text:p>
              </table:table-cell>
              <table:table-cell office:value-type="float" office:value="43.5847">
                <text:p>43.5847</text:p>
              </table:table-cell>
              <table:table-cell office:value-type="float" office:value="3.09874">
                <text:p>3.09874</text:p>
              </table:table-cell>
              <table:table-cell office:value-type="float" office:value="83.556">
                <text:p>83.556</text:p>
              </table:table-cell>
              <table:table-cell office:value-type="float" office:value="39.6034">
                <text:p>39.6034</text:p>
              </table:table-cell>
              <table:table-cell office:value-type="float" office:value="73.6619">
                <text:p>73.6619</text:p>
              </table:table-cell>
              <table:table-cell office:value-type="float" office:value="69.4683">
                <text:p>69.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8096">
                <text:p>-1.28096</text:p>
              </table:table-cell>
              <table:table-cell office:value-type="float" office:value="41.1171">
                <text:p>41.1171</text:p>
              </table:table-cell>
              <table:table-cell office:value-type="float" office:value="43.8313">
                <text:p>43.8313</text:p>
              </table:table-cell>
              <table:table-cell office:value-type="float" office:value="3.26131">
                <text:p>3.26131</text:p>
              </table:table-cell>
              <table:table-cell office:value-type="float" office:value="88.8591">
                <text:p>88.8591</text:p>
              </table:table-cell>
              <table:table-cell office:value-type="float" office:value="44.4038">
                <text:p>44.4038</text:p>
              </table:table-cell>
              <table:table-cell office:value-type="float" office:value="72.7375">
                <text:p>72.7375</text:p>
              </table:table-cell>
              <table:table-cell office:value-type="float" office:value="67.0718">
                <text:p>67.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0134">
                <text:p>0.030134</text:p>
              </table:table-cell>
              <table:table-cell office:value-type="float" office:value="41.4093">
                <text:p>41.4093</text:p>
              </table:table-cell>
              <table:table-cell office:value-type="float" office:value="47.0354">
                <text:p>47.0354</text:p>
              </table:table-cell>
              <table:table-cell office:value-type="float" office:value="3.37726">
                <text:p>3.37726</text:p>
              </table:table-cell>
              <table:table-cell office:value-type="float" office:value="86.9261">
                <text:p>86.9261</text:p>
              </table:table-cell>
              <table:table-cell office:value-type="float" office:value="45.0167">
                <text:p>45.0167</text:p>
              </table:table-cell>
              <table:table-cell office:value-type="float" office:value="72.6612">
                <text:p>72.6612</text:p>
              </table:table-cell>
              <table:table-cell office:value-type="float" office:value="68.8753">
                <text:p>68.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9597">
                <text:p>1.99597</text:p>
              </table:table-cell>
              <table:table-cell office:value-type="float" office:value="41.7064">
                <text:p>41.7064</text:p>
              </table:table-cell>
              <table:table-cell office:value-type="float" office:value="43.8303">
                <text:p>43.8303</text:p>
              </table:table-cell>
              <table:table-cell office:value-type="float" office:value="3.00101">
                <text:p>3.00101</text:p>
              </table:table-cell>
              <table:table-cell office:value-type="float" office:value="88.4302">
                <text:p>88.4302</text:p>
              </table:table-cell>
              <table:table-cell office:value-type="float" office:value="48.1385">
                <text:p>48.1385</text:p>
              </table:table-cell>
              <table:table-cell office:value-type="float" office:value="73.6744">
                <text:p>73.6744</text:p>
              </table:table-cell>
              <table:table-cell office:value-type="float" office:value="72.5614">
                <text:p>72.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1367">
                <text:p>3.11367</text:p>
              </table:table-cell>
              <table:table-cell office:value-type="float" office:value="41.4872">
                <text:p>41.4872</text:p>
              </table:table-cell>
              <table:table-cell office:value-type="float" office:value="49.2136">
                <text:p>49.2136</text:p>
              </table:table-cell>
              <table:table-cell office:value-type="float" office:value="2.82901">
                <text:p>2.82901</text:p>
              </table:table-cell>
              <table:table-cell office:value-type="float" office:value="90.9127">
                <text:p>90.9127</text:p>
              </table:table-cell>
              <table:table-cell office:value-type="float" office:value="43.9326">
                <text:p>43.9326</text:p>
              </table:table-cell>
              <table:table-cell office:value-type="float" office:value="74.0665">
                <text:p>74.0665</text:p>
              </table:table-cell>
              <table:table-cell office:value-type="float" office:value="66.307">
                <text:p>66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6399">
                <text:p>0.546399</text:p>
              </table:table-cell>
              <table:table-cell office:value-type="float" office:value="41.5257">
                <text:p>41.5257</text:p>
              </table:table-cell>
              <table:table-cell office:value-type="float" office:value="53.0703">
                <text:p>53.0703</text:p>
              </table:table-cell>
              <table:table-cell office:value-type="float" office:value="3.25768">
                <text:p>3.25768</text:p>
              </table:table-cell>
              <table:table-cell office:value-type="float" office:value="87.414">
                <text:p>87.414</text:p>
              </table:table-cell>
              <table:table-cell office:value-type="float" office:value="47.85">
                <text:p>47.85</text:p>
              </table:table-cell>
              <table:table-cell office:value-type="float" office:value="74.6205">
                <text:p>74.6205</text:p>
              </table:table-cell>
              <table:table-cell office:value-type="float" office:value="69.2277">
                <text:p>69.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00433">
                <text:p>-1.00433</text:p>
              </table:table-cell>
              <table:table-cell office:value-type="float" office:value="41.3616">
                <text:p>41.3616</text:p>
              </table:table-cell>
              <table:table-cell office:value-type="float" office:value="51.5605">
                <text:p>51.5605</text:p>
              </table:table-cell>
              <table:table-cell office:value-type="float" office:value="3.13051">
                <text:p>3.13051</text:p>
              </table:table-cell>
              <table:table-cell office:value-type="float" office:value="94.1278">
                <text:p>94.1278</text:p>
              </table:table-cell>
              <table:table-cell office:value-type="float" office:value="49.1223">
                <text:p>49.1223</text:p>
              </table:table-cell>
              <table:table-cell office:value-type="float" office:value="73.6707">
                <text:p>73.6707</text:p>
              </table:table-cell>
              <table:table-cell office:value-type="float" office:value="70.493">
                <text:p>7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587">
                <text:p>1.22587</text:p>
              </table:table-cell>
              <table:table-cell office:value-type="float" office:value="42.0243">
                <text:p>42.0243</text:p>
              </table:table-cell>
              <table:table-cell office:value-type="float" office:value="51.6565">
                <text:p>51.6565</text:p>
              </table:table-cell>
              <table:table-cell office:value-type="float" office:value="3.03276">
                <text:p>3.03276</text:p>
              </table:table-cell>
              <table:table-cell office:value-type="float" office:value="85.3379">
                <text:p>85.3379</text:p>
              </table:table-cell>
              <table:table-cell office:value-type="float" office:value="50.7741">
                <text:p>50.7741</text:p>
              </table:table-cell>
              <table:table-cell office:value-type="float" office:value="73.6159">
                <text:p>73.6159</text:p>
              </table:table-cell>
              <table:table-cell office:value-type="float" office:value="71.9067">
                <text:p>71.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02468">
                <text:p>-0.202468</text:p>
              </table:table-cell>
              <table:table-cell office:value-type="float" office:value="41.863">
                <text:p>41.863</text:p>
              </table:table-cell>
              <table:table-cell office:value-type="float" office:value="54.6803">
                <text:p>54.6803</text:p>
              </table:table-cell>
              <table:table-cell office:value-type="float" office:value="3.21761">
                <text:p>3.21761</text:p>
              </table:table-cell>
              <table:table-cell office:value-type="float" office:value="89.6671">
                <text:p>89.6671</text:p>
              </table:table-cell>
              <table:table-cell office:value-type="float" office:value="41.6763">
                <text:p>41.6763</text:p>
              </table:table-cell>
              <table:table-cell office:value-type="float" office:value="74.3796">
                <text:p>74.3796</text:p>
              </table:table-cell>
              <table:table-cell office:value-type="float" office:value="69.4959">
                <text:p>6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40362">
                <text:p>-1.40362</text:p>
              </table:table-cell>
              <table:table-cell office:value-type="float" office:value="40.9709">
                <text:p>40.9709</text:p>
              </table:table-cell>
              <table:table-cell office:value-type="float" office:value="52.8974">
                <text:p>52.8974</text:p>
              </table:table-cell>
              <table:table-cell office:value-type="float" office:value="3.11975">
                <text:p>3.11975</text:p>
              </table:table-cell>
              <table:table-cell office:value-type="float" office:value="88.7917">
                <text:p>88.7917</text:p>
              </table:table-cell>
              <table:table-cell office:value-type="float" office:value="46.7319">
                <text:p>46.7319</text:p>
              </table:table-cell>
              <table:table-cell office:value-type="float" office:value="73.4579">
                <text:p>73.4579</text:p>
              </table:table-cell>
              <table:table-cell office:value-type="float" office:value="65.8763">
                <text:p>65.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7844">
                <text:p>0.977844</text:p>
              </table:table-cell>
              <table:table-cell office:value-type="float" office:value="40.6544">
                <text:p>40.6544</text:p>
              </table:table-cell>
              <table:table-cell office:value-type="float" office:value="49.8031">
                <text:p>49.8031</text:p>
              </table:table-cell>
              <table:table-cell office:value-type="float" office:value="3.24972">
                <text:p>3.24972</text:p>
              </table:table-cell>
              <table:table-cell office:value-type="float" office:value="85.7231">
                <text:p>85.7231</text:p>
              </table:table-cell>
              <table:table-cell office:value-type="float" office:value="46.2902">
                <text:p>46.2902</text:p>
              </table:table-cell>
              <table:table-cell office:value-type="float" office:value="74.6789">
                <text:p>74.6789</text:p>
              </table:table-cell>
              <table:table-cell office:value-type="float" office:value="67.6465">
                <text:p>67.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6858">
                <text:p>2.66858</text:p>
              </table:table-cell>
              <table:table-cell office:value-type="float" office:value="41.613">
                <text:p>41.613</text:p>
              </table:table-cell>
              <table:table-cell office:value-type="float" office:value="42.8679">
                <text:p>42.8679</text:p>
              </table:table-cell>
              <table:table-cell office:value-type="float" office:value="3.06868">
                <text:p>3.06868</text:p>
              </table:table-cell>
              <table:table-cell office:value-type="float" office:value="85.9244">
                <text:p>85.9244</text:p>
              </table:table-cell>
              <table:table-cell office:value-type="float" office:value="52.2396">
                <text:p>52.2396</text:p>
              </table:table-cell>
              <table:table-cell office:value-type="float" office:value="73.2255">
                <text:p>73.2255</text:p>
              </table:table-cell>
              <table:table-cell office:value-type="float" office:value="67.3565">
                <text:p>67.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7692">
                <text:p>3.87692</text:p>
              </table:table-cell>
              <table:table-cell office:value-type="float" office:value="41.5591">
                <text:p>41.5591</text:p>
              </table:table-cell>
              <table:table-cell office:value-type="float" office:value="49.5025">
                <text:p>49.5025</text:p>
              </table:table-cell>
              <table:table-cell office:value-type="float" office:value="3.32133">
                <text:p>3.32133</text:p>
              </table:table-cell>
              <table:table-cell office:value-type="float" office:value="89.4591">
                <text:p>89.4591</text:p>
              </table:table-cell>
              <table:table-cell office:value-type="float" office:value="44.9787">
                <text:p>44.9787</text:p>
              </table:table-cell>
              <table:table-cell office:value-type="float" office:value="72.5276">
                <text:p>72.5276</text:p>
              </table:table-cell>
              <table:table-cell office:value-type="float" office:value="69.068">
                <text:p>69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824">
                <text:p>2.62824</text:p>
              </table:table-cell>
              <table:table-cell office:value-type="float" office:value="41.4168">
                <text:p>41.4168</text:p>
              </table:table-cell>
              <table:table-cell office:value-type="float" office:value="48.1066">
                <text:p>48.1066</text:p>
              </table:table-cell>
              <table:table-cell office:value-type="float" office:value="3.25607">
                <text:p>3.25607</text:p>
              </table:table-cell>
              <table:table-cell office:value-type="float" office:value="87.64">
                <text:p>87.64</text:p>
              </table:table-cell>
              <table:table-cell office:value-type="float" office:value="44.2899">
                <text:p>44.2899</text:p>
              </table:table-cell>
              <table:table-cell office:value-type="float" office:value="73.6076">
                <text:p>73.6076</text:p>
              </table:table-cell>
              <table:table-cell office:value-type="float" office:value="71.8806">
                <text:p>71.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543">
                <text:p>2.06543</text:p>
              </table:table-cell>
              <table:table-cell office:value-type="float" office:value="41.3289">
                <text:p>41.3289</text:p>
              </table:table-cell>
              <table:table-cell office:value-type="float" office:value="47.5742">
                <text:p>47.5742</text:p>
              </table:table-cell>
              <table:table-cell office:value-type="float" office:value="3.31038">
                <text:p>3.31038</text:p>
              </table:table-cell>
              <table:table-cell office:value-type="float" office:value="89.3194">
                <text:p>89.3194</text:p>
              </table:table-cell>
              <table:table-cell office:value-type="float" office:value="48.0031">
                <text:p>48.0031</text:p>
              </table:table-cell>
              <table:table-cell office:value-type="float" office:value="73.5133">
                <text:p>73.5133</text:p>
              </table:table-cell>
              <table:table-cell office:value-type="float" office:value="69.3907">
                <text:p>69.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3482">
                <text:p>-1.63482</text:p>
              </table:table-cell>
              <table:table-cell office:value-type="float" office:value="41.3223">
                <text:p>41.3223</text:p>
              </table:table-cell>
              <table:table-cell office:value-type="float" office:value="47.9516">
                <text:p>47.9516</text:p>
              </table:table-cell>
              <table:table-cell office:value-type="float" office:value="3.0661">
                <text:p>3.0661</text:p>
              </table:table-cell>
              <table:table-cell office:value-type="float" office:value="84.5089">
                <text:p>84.5089</text:p>
              </table:table-cell>
              <table:table-cell office:value-type="float" office:value="41.3523">
                <text:p>41.3523</text:p>
              </table:table-cell>
              <table:table-cell office:value-type="float" office:value="74.6233">
                <text:p>74.6233</text:p>
              </table:table-cell>
              <table:table-cell office:value-type="float" office:value="67.1822">
                <text:p>67.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0123">
                <text:p>2.00123</text:p>
              </table:table-cell>
              <table:table-cell office:value-type="float" office:value="41.8628">
                <text:p>41.8628</text:p>
              </table:table-cell>
              <table:table-cell office:value-type="float" office:value="45.6754">
                <text:p>45.6754</text:p>
              </table:table-cell>
              <table:table-cell office:value-type="float" office:value="3.06525">
                <text:p>3.06525</text:p>
              </table:table-cell>
              <table:table-cell office:value-type="float" office:value="87.674">
                <text:p>87.674</text:p>
              </table:table-cell>
              <table:table-cell office:value-type="float" office:value="48.3026">
                <text:p>48.3026</text:p>
              </table:table-cell>
              <table:table-cell office:value-type="float" office:value="73.0254">
                <text:p>73.0254</text:p>
              </table:table-cell>
              <table:table-cell office:value-type="float" office:value="68.7516">
                <text:p>68.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4504">
                <text:p>3.64504</text:p>
              </table:table-cell>
              <table:table-cell office:value-type="float" office:value="42.0131">
                <text:p>42.0131</text:p>
              </table:table-cell>
              <table:table-cell office:value-type="float" office:value="53.5019">
                <text:p>53.5019</text:p>
              </table:table-cell>
              <table:table-cell office:value-type="float" office:value="3.2174">
                <text:p>3.2174</text:p>
              </table:table-cell>
              <table:table-cell office:value-type="float" office:value="86.8302">
                <text:p>86.8302</text:p>
              </table:table-cell>
              <table:table-cell office:value-type="float" office:value="53.5616">
                <text:p>53.5616</text:p>
              </table:table-cell>
              <table:table-cell office:value-type="float" office:value="74.4376">
                <text:p>74.4376</text:p>
              </table:table-cell>
              <table:table-cell office:value-type="float" office:value="69.978">
                <text:p>69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36311">
                <text:p>-2.36311</text:p>
              </table:table-cell>
              <table:table-cell office:value-type="float" office:value="41.4501">
                <text:p>41.4501</text:p>
              </table:table-cell>
              <table:table-cell office:value-type="float" office:value="56.9209">
                <text:p>56.9209</text:p>
              </table:table-cell>
              <table:table-cell office:value-type="float" office:value="3.22393">
                <text:p>3.22393</text:p>
              </table:table-cell>
              <table:table-cell office:value-type="float" office:value="91.1842">
                <text:p>91.1842</text:p>
              </table:table-cell>
              <table:table-cell office:value-type="float" office:value="49.8113">
                <text:p>49.8113</text:p>
              </table:table-cell>
              <table:table-cell office:value-type="float" office:value="72.8367">
                <text:p>72.8367</text:p>
              </table:table-cell>
              <table:table-cell office:value-type="float" office:value="72.4539">
                <text:p>72.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411">
                <text:p>2.6411</text:p>
              </table:table-cell>
              <table:table-cell office:value-type="float" office:value="41.6433">
                <text:p>41.6433</text:p>
              </table:table-cell>
              <table:table-cell office:value-type="float" office:value="46.6076">
                <text:p>46.6076</text:p>
              </table:table-cell>
              <table:table-cell office:value-type="float" office:value="3.35139">
                <text:p>3.35139</text:p>
              </table:table-cell>
              <table:table-cell office:value-type="float" office:value="89.9145">
                <text:p>89.9145</text:p>
              </table:table-cell>
              <table:table-cell office:value-type="float" office:value="55.4672">
                <text:p>55.4672</text:p>
              </table:table-cell>
              <table:table-cell office:value-type="float" office:value="72.9212">
                <text:p>72.9212</text:p>
              </table:table-cell>
              <table:table-cell office:value-type="float" office:value="69.7396">
                <text:p>69.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92099">
                <text:p>-2.92099</text:p>
              </table:table-cell>
              <table:table-cell office:value-type="float" office:value="40.9228">
                <text:p>40.9228</text:p>
              </table:table-cell>
              <table:table-cell office:value-type="float" office:value="45.2508">
                <text:p>45.2508</text:p>
              </table:table-cell>
              <table:table-cell office:value-type="float" office:value="3.26453">
                <text:p>3.26453</text:p>
              </table:table-cell>
              <table:table-cell office:value-type="float" office:value="92.5937">
                <text:p>92.5937</text:p>
              </table:table-cell>
              <table:table-cell office:value-type="float" office:value="59.081">
                <text:p>59.081</text:p>
              </table:table-cell>
              <table:table-cell office:value-type="float" office:value="73.8538">
                <text:p>73.8538</text:p>
              </table:table-cell>
              <table:table-cell office:value-type="float" office:value="70.7214">
                <text:p>70.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6685">
                <text:p>1.66685</text:p>
              </table:table-cell>
              <table:table-cell office:value-type="float" office:value="41.3844">
                <text:p>41.3844</text:p>
              </table:table-cell>
              <table:table-cell office:value-type="float" office:value="46.0753">
                <text:p>46.0753</text:p>
              </table:table-cell>
              <table:table-cell office:value-type="float" office:value="3.31525">
                <text:p>3.31525</text:p>
              </table:table-cell>
              <table:table-cell office:value-type="float" office:value="85.9683">
                <text:p>85.9683</text:p>
              </table:table-cell>
              <table:table-cell office:value-type="float" office:value="52.5082">
                <text:p>52.5082</text:p>
              </table:table-cell>
              <table:table-cell office:value-type="float" office:value="73.4151">
                <text:p>73.4151</text:p>
              </table:table-cell>
              <table:table-cell office:value-type="float" office:value="68.8293">
                <text:p>68.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5976">
                <text:p>1.35976</text:p>
              </table:table-cell>
              <table:table-cell office:value-type="float" office:value="41.4936">
                <text:p>41.4936</text:p>
              </table:table-cell>
              <table:table-cell office:value-type="float" office:value="49.2275">
                <text:p>49.2275</text:p>
              </table:table-cell>
              <table:table-cell office:value-type="float" office:value="2.83737">
                <text:p>2.83737</text:p>
              </table:table-cell>
              <table:table-cell office:value-type="float" office:value="86.4609">
                <text:p>86.4609</text:p>
              </table:table-cell>
              <table:table-cell office:value-type="float" office:value="53.6659">
                <text:p>53.6659</text:p>
              </table:table-cell>
              <table:table-cell office:value-type="float" office:value="73.9113">
                <text:p>73.9113</text:p>
              </table:table-cell>
              <table:table-cell office:value-type="float" office:value="70.8323">
                <text:p>70.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0343">
                <text:p>2.40343</text:p>
              </table:table-cell>
              <table:table-cell office:value-type="float" office:value="42.0717">
                <text:p>42.0717</text:p>
              </table:table-cell>
              <table:table-cell office:value-type="float" office:value="48.5368">
                <text:p>48.5368</text:p>
              </table:table-cell>
              <table:table-cell office:value-type="float" office:value="3.22135">
                <text:p>3.22135</text:p>
              </table:table-cell>
              <table:table-cell office:value-type="float" office:value="87.0482">
                <text:p>87.0482</text:p>
              </table:table-cell>
              <table:table-cell office:value-type="float" office:value="48.1905">
                <text:p>48.1905</text:p>
              </table:table-cell>
              <table:table-cell office:value-type="float" office:value="73.8672">
                <text:p>73.8672</text:p>
              </table:table-cell>
              <table:table-cell office:value-type="float" office:value="70.8038">
                <text:p>70.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56466">
                <text:p>-0.156466</text:p>
              </table:table-cell>
              <table:table-cell office:value-type="float" office:value="41.3901">
                <text:p>41.3901</text:p>
              </table:table-cell>
              <table:table-cell office:value-type="float" office:value="51.592">
                <text:p>51.592</text:p>
              </table:table-cell>
              <table:table-cell office:value-type="float" office:value="3.38263">
                <text:p>3.38263</text:p>
              </table:table-cell>
              <table:table-cell office:value-type="float" office:value="95.197">
                <text:p>95.197</text:p>
              </table:table-cell>
              <table:table-cell office:value-type="float" office:value="45.2427">
                <text:p>45.2427</text:p>
              </table:table-cell>
              <table:table-cell office:value-type="float" office:value="73.416">
                <text:p>73.416</text:p>
              </table:table-cell>
              <table:table-cell office:value-type="float" office:value="69.3949">
                <text:p>69.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9501">
                <text:p>-0.149501</text:p>
              </table:table-cell>
              <table:table-cell office:value-type="float" office:value="41.3361">
                <text:p>41.3361</text:p>
              </table:table-cell>
              <table:table-cell office:value-type="float" office:value="52.079">
                <text:p>52.079</text:p>
              </table:table-cell>
              <table:table-cell office:value-type="float" office:value="3.253">
                <text:p>3.253</text:p>
              </table:table-cell>
              <table:table-cell office:value-type="float" office:value="93.4848">
                <text:p>93.4848</text:p>
              </table:table-cell>
              <table:table-cell office:value-type="float" office:value="43.8534">
                <text:p>43.8534</text:p>
              </table:table-cell>
              <table:table-cell office:value-type="float" office:value="74.3085">
                <text:p>74.3085</text:p>
              </table:table-cell>
              <table:table-cell office:value-type="float" office:value="70.829">
                <text:p>7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1285">
                <text:p>2.31285</text:p>
              </table:table-cell>
              <table:table-cell office:value-type="float" office:value="41.3771">
                <text:p>41.3771</text:p>
              </table:table-cell>
              <table:table-cell office:value-type="float" office:value="47.6605">
                <text:p>47.6605</text:p>
              </table:table-cell>
              <table:table-cell office:value-type="float" office:value="3.08802">
                <text:p>3.08802</text:p>
              </table:table-cell>
              <table:table-cell office:value-type="float" office:value="82.6953">
                <text:p>82.6953</text:p>
              </table:table-cell>
              <table:table-cell office:value-type="float" office:value="49.1193">
                <text:p>49.1193</text:p>
              </table:table-cell>
              <table:table-cell office:value-type="float" office:value="73.7153">
                <text:p>73.7153</text:p>
              </table:table-cell>
              <table:table-cell office:value-type="float" office:value="67.5603">
                <text:p>67.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3428">
                <text:p>2.73428</text:p>
              </table:table-cell>
              <table:table-cell office:value-type="float" office:value="41.6682">
                <text:p>41.6682</text:p>
              </table:table-cell>
              <table:table-cell office:value-type="float" office:value="52.4266">
                <text:p>52.4266</text:p>
              </table:table-cell>
              <table:table-cell office:value-type="float" office:value="3.27257">
                <text:p>3.27257</text:p>
              </table:table-cell>
              <table:table-cell office:value-type="float" office:value="86.5811">
                <text:p>86.5811</text:p>
              </table:table-cell>
              <table:table-cell office:value-type="float" office:value="53.1177">
                <text:p>53.1177</text:p>
              </table:table-cell>
              <table:table-cell office:value-type="float" office:value="74.2444">
                <text:p>74.2444</text:p>
              </table:table-cell>
              <table:table-cell office:value-type="float" office:value="67.9185">
                <text:p>67.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03931">
                <text:p>0.703931</text:p>
              </table:table-cell>
              <table:table-cell office:value-type="float" office:value="40.8069">
                <text:p>40.8069</text:p>
              </table:table-cell>
              <table:table-cell office:value-type="float" office:value="47.2102">
                <text:p>47.2102</text:p>
              </table:table-cell>
              <table:table-cell office:value-type="float" office:value="3.07995">
                <text:p>3.07995</text:p>
              </table:table-cell>
              <table:table-cell office:value-type="float" office:value="84.0562">
                <text:p>84.0562</text:p>
              </table:table-cell>
              <table:table-cell office:value-type="float" office:value="47.3221">
                <text:p>47.3221</text:p>
              </table:table-cell>
              <table:table-cell office:value-type="float" office:value="73.5054">
                <text:p>73.5054</text:p>
              </table:table-cell>
              <table:table-cell office:value-type="float" office:value="73.9994">
                <text:p>73.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5785">
                <text:p>2.65785</text:p>
              </table:table-cell>
              <table:table-cell office:value-type="float" office:value="41.2811">
                <text:p>41.2811</text:p>
              </table:table-cell>
              <table:table-cell office:value-type="float" office:value="51.7235">
                <text:p>51.7235</text:p>
              </table:table-cell>
              <table:table-cell office:value-type="float" office:value="3.18778">
                <text:p>3.18778</text:p>
              </table:table-cell>
              <table:table-cell office:value-type="float" office:value="92.4917">
                <text:p>92.4917</text:p>
              </table:table-cell>
              <table:table-cell office:value-type="float" office:value="49.4388">
                <text:p>49.4388</text:p>
              </table:table-cell>
              <table:table-cell office:value-type="float" office:value="75.2686">
                <text:p>75.2686</text:p>
              </table:table-cell>
              <table:table-cell office:value-type="float" office:value="71.5738">
                <text:p>71.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8733">
                <text:p>4.18733</text:p>
              </table:table-cell>
              <table:table-cell office:value-type="float" office:value="41.6706">
                <text:p>41.6706</text:p>
              </table:table-cell>
              <table:table-cell office:value-type="float" office:value="48.3572">
                <text:p>48.3572</text:p>
              </table:table-cell>
              <table:table-cell office:value-type="float" office:value="3.40303">
                <text:p>3.40303</text:p>
              </table:table-cell>
              <table:table-cell office:value-type="float" office:value="84.1925">
                <text:p>84.1925</text:p>
              </table:table-cell>
              <table:table-cell office:value-type="float" office:value="49.5229">
                <text:p>49.5229</text:p>
              </table:table-cell>
              <table:table-cell office:value-type="float" office:value="74.5974">
                <text:p>74.5974</text:p>
              </table:table-cell>
              <table:table-cell office:value-type="float" office:value="72.6614">
                <text:p>72.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038">
                <text:p>0.21038</text:p>
              </table:table-cell>
              <table:table-cell office:value-type="float" office:value="41.3822">
                <text:p>41.3822</text:p>
              </table:table-cell>
              <table:table-cell office:value-type="float" office:value="50.4224">
                <text:p>50.4224</text:p>
              </table:table-cell>
              <table:table-cell office:value-type="float" office:value="3.43891">
                <text:p>3.43891</text:p>
              </table:table-cell>
              <table:table-cell office:value-type="float" office:value="91.2156">
                <text:p>91.2156</text:p>
              </table:table-cell>
              <table:table-cell office:value-type="float" office:value="42.083">
                <text:p>42.083</text:p>
              </table:table-cell>
              <table:table-cell office:value-type="float" office:value="74.4964">
                <text:p>74.4964</text:p>
              </table:table-cell>
              <table:table-cell office:value-type="float" office:value="68.9337">
                <text:p>68.9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37222">
                <text:p>-2.37222</text:p>
              </table:table-cell>
              <table:table-cell office:value-type="float" office:value="41.5596">
                <text:p>41.5596</text:p>
              </table:table-cell>
              <table:table-cell office:value-type="float" office:value="48.8457">
                <text:p>48.8457</text:p>
              </table:table-cell>
              <table:table-cell office:value-type="float" office:value="3.17306">
                <text:p>3.17306</text:p>
              </table:table-cell>
              <table:table-cell office:value-type="float" office:value="87.1048">
                <text:p>87.1048</text:p>
              </table:table-cell>
              <table:table-cell office:value-type="float" office:value="43.0394">
                <text:p>43.0394</text:p>
              </table:table-cell>
              <table:table-cell office:value-type="float" office:value="74.1138">
                <text:p>74.1138</text:p>
              </table:table-cell>
              <table:table-cell office:value-type="float" office:value="70.4915">
                <text:p>70.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4842">
                <text:p>2.14842</text:p>
              </table:table-cell>
              <table:table-cell office:value-type="float" office:value="42.1958">
                <text:p>42.1958</text:p>
              </table:table-cell>
              <table:table-cell office:value-type="float" office:value="52.3564">
                <text:p>52.3564</text:p>
              </table:table-cell>
              <table:table-cell office:value-type="float" office:value="3.11401">
                <text:p>3.11401</text:p>
              </table:table-cell>
              <table:table-cell office:value-type="float" office:value="94.3474">
                <text:p>94.3474</text:p>
              </table:table-cell>
              <table:table-cell office:value-type="float" office:value="43.4886">
                <text:p>43.4886</text:p>
              </table:table-cell>
              <table:table-cell office:value-type="float" office:value="73.1965">
                <text:p>73.1965</text:p>
              </table:table-cell>
              <table:table-cell office:value-type="float" office:value="70.2223">
                <text:p>70.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0696">
                <text:p>3.90696</text:p>
              </table:table-cell>
              <table:table-cell office:value-type="float" office:value="41.487">
                <text:p>41.487</text:p>
              </table:table-cell>
              <table:table-cell office:value-type="float" office:value="47.8073">
                <text:p>47.8073</text:p>
              </table:table-cell>
              <table:table-cell office:value-type="float" office:value="3.37175">
                <text:p>3.37175</text:p>
              </table:table-cell>
              <table:table-cell office:value-type="float" office:value="87.3667">
                <text:p>87.3667</text:p>
              </table:table-cell>
              <table:table-cell office:value-type="float" office:value="53.8325">
                <text:p>53.8325</text:p>
              </table:table-cell>
              <table:table-cell office:value-type="float" office:value="74.6996">
                <text:p>74.6996</text:p>
              </table:table-cell>
              <table:table-cell office:value-type="float" office:value="70.9788">
                <text:p>70.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05582">
                <text:p>0.805582</text:p>
              </table:table-cell>
              <table:table-cell office:value-type="float" office:value="40.9885">
                <text:p>40.9885</text:p>
              </table:table-cell>
              <table:table-cell office:value-type="float" office:value="45.2018">
                <text:p>45.2018</text:p>
              </table:table-cell>
              <table:table-cell office:value-type="float" office:value="3.14158">
                <text:p>3.14158</text:p>
              </table:table-cell>
              <table:table-cell office:value-type="float" office:value="92.0275">
                <text:p>92.0275</text:p>
              </table:table-cell>
              <table:table-cell office:value-type="float" office:value="47.5645">
                <text:p>47.5645</text:p>
              </table:table-cell>
              <table:table-cell office:value-type="float" office:value="73.5289">
                <text:p>73.5289</text:p>
              </table:table-cell>
              <table:table-cell office:value-type="float" office:value="70.3221">
                <text:p>70.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8554">
                <text:p>2.88554</text:p>
              </table:table-cell>
              <table:table-cell office:value-type="float" office:value="41.7446">
                <text:p>41.7446</text:p>
              </table:table-cell>
              <table:table-cell office:value-type="float" office:value="42.0126">
                <text:p>42.0126</text:p>
              </table:table-cell>
              <table:table-cell office:value-type="float" office:value="3.31301">
                <text:p>3.31301</text:p>
              </table:table-cell>
              <table:table-cell office:value-type="float" office:value="86.5159">
                <text:p>86.5159</text:p>
              </table:table-cell>
              <table:table-cell office:value-type="float" office:value="51.5866">
                <text:p>51.5866</text:p>
              </table:table-cell>
              <table:table-cell office:value-type="float" office:value="72.3757">
                <text:p>72.3757</text:p>
              </table:table-cell>
              <table:table-cell office:value-type="float" office:value="71.767">
                <text:p>71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24">
                <text:p>0.4224</text:p>
              </table:table-cell>
              <table:table-cell office:value-type="float" office:value="41.6881">
                <text:p>41.6881</text:p>
              </table:table-cell>
              <table:table-cell office:value-type="float" office:value="47.1974">
                <text:p>47.1974</text:p>
              </table:table-cell>
              <table:table-cell office:value-type="float" office:value="3.31478">
                <text:p>3.31478</text:p>
              </table:table-cell>
              <table:table-cell office:value-type="float" office:value="87.7532">
                <text:p>87.7532</text:p>
              </table:table-cell>
              <table:table-cell office:value-type="float" office:value="53.4529">
                <text:p>53.4529</text:p>
              </table:table-cell>
              <table:table-cell office:value-type="float" office:value="72.7007">
                <text:p>72.7007</text:p>
              </table:table-cell>
              <table:table-cell office:value-type="float" office:value="70.7112">
                <text:p>70.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8893">
                <text:p>4.28893</text:p>
              </table:table-cell>
              <table:table-cell office:value-type="float" office:value="41.7292">
                <text:p>41.7292</text:p>
              </table:table-cell>
              <table:table-cell office:value-type="float" office:value="44.5805">
                <text:p>44.5805</text:p>
              </table:table-cell>
              <table:table-cell office:value-type="float" office:value="3.09813">
                <text:p>3.09813</text:p>
              </table:table-cell>
              <table:table-cell office:value-type="float" office:value="89.597">
                <text:p>89.597</text:p>
              </table:table-cell>
              <table:table-cell office:value-type="float" office:value="43.1592">
                <text:p>43.1592</text:p>
              </table:table-cell>
              <table:table-cell office:value-type="float" office:value="72.9772">
                <text:p>72.9772</text:p>
              </table:table-cell>
              <table:table-cell office:value-type="float" office:value="70.4844">
                <text:p>70.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9065">
                <text:p>0.709065</text:p>
              </table:table-cell>
              <table:table-cell office:value-type="float" office:value="41.6168">
                <text:p>41.6168</text:p>
              </table:table-cell>
              <table:table-cell office:value-type="float" office:value="47.9305">
                <text:p>47.9305</text:p>
              </table:table-cell>
              <table:table-cell office:value-type="float" office:value="3.36138">
                <text:p>3.36138</text:p>
              </table:table-cell>
              <table:table-cell office:value-type="float" office:value="89.655">
                <text:p>89.655</text:p>
              </table:table-cell>
              <table:table-cell office:value-type="float" office:value="40.6216">
                <text:p>40.6216</text:p>
              </table:table-cell>
              <table:table-cell office:value-type="float" office:value="74.1244">
                <text:p>74.1244</text:p>
              </table:table-cell>
              <table:table-cell office:value-type="float" office:value="71.595">
                <text:p>71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14">
                <text:p>-1.114</text:p>
              </table:table-cell>
              <table:table-cell office:value-type="float" office:value="41.4017">
                <text:p>41.4017</text:p>
              </table:table-cell>
              <table:table-cell office:value-type="float" office:value="46.6296">
                <text:p>46.6296</text:p>
              </table:table-cell>
              <table:table-cell office:value-type="float" office:value="3.05323">
                <text:p>3.05323</text:p>
              </table:table-cell>
              <table:table-cell office:value-type="float" office:value="84.6928">
                <text:p>84.6928</text:p>
              </table:table-cell>
              <table:table-cell office:value-type="float" office:value="45.5548">
                <text:p>45.5548</text:p>
              </table:table-cell>
              <table:table-cell office:value-type="float" office:value="72.635">
                <text:p>72.635</text:p>
              </table:table-cell>
              <table:table-cell office:value-type="float" office:value="72.7985">
                <text:p>72.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67159">
                <text:p>0.00767159</text:p>
              </table:table-cell>
              <table:table-cell office:value-type="float" office:value="41.3293">
                <text:p>41.3293</text:p>
              </table:table-cell>
              <table:table-cell office:value-type="float" office:value="51.7158">
                <text:p>51.7158</text:p>
              </table:table-cell>
              <table:table-cell office:value-type="float" office:value="3.24734">
                <text:p>3.24734</text:p>
              </table:table-cell>
              <table:table-cell office:value-type="float" office:value="91.7639">
                <text:p>91.7639</text:p>
              </table:table-cell>
              <table:table-cell office:value-type="float" office:value="48.3699">
                <text:p>48.3699</text:p>
              </table:table-cell>
              <table:table-cell office:value-type="float" office:value="73.1364">
                <text:p>73.1364</text:p>
              </table:table-cell>
              <table:table-cell office:value-type="float" office:value="74.9658">
                <text:p>74.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98833">
                <text:p>2.98833</text:p>
              </table:table-cell>
              <table:table-cell office:value-type="float" office:value="41.0246">
                <text:p>41.0246</text:p>
              </table:table-cell>
              <table:table-cell office:value-type="float" office:value="48.241">
                <text:p>48.241</text:p>
              </table:table-cell>
              <table:table-cell office:value-type="float" office:value="3.1586">
                <text:p>3.1586</text:p>
              </table:table-cell>
              <table:table-cell office:value-type="float" office:value="92.6607">
                <text:p>92.6607</text:p>
              </table:table-cell>
              <table:table-cell office:value-type="float" office:value="49.8629">
                <text:p>49.8629</text:p>
              </table:table-cell>
              <table:table-cell office:value-type="float" office:value="73.3382">
                <text:p>73.3382</text:p>
              </table:table-cell>
              <table:table-cell office:value-type="float" office:value="66.7437">
                <text:p>66.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95292">
                <text:p>-0.895292</text:p>
              </table:table-cell>
              <table:table-cell office:value-type="float" office:value="41.5051">
                <text:p>41.5051</text:p>
              </table:table-cell>
              <table:table-cell office:value-type="float" office:value="43.1457">
                <text:p>43.1457</text:p>
              </table:table-cell>
              <table:table-cell office:value-type="float" office:value="3.10903">
                <text:p>3.10903</text:p>
              </table:table-cell>
              <table:table-cell office:value-type="float" office:value="86.555">
                <text:p>86.555</text:p>
              </table:table-cell>
              <table:table-cell office:value-type="float" office:value="49.3919">
                <text:p>49.3919</text:p>
              </table:table-cell>
              <table:table-cell office:value-type="float" office:value="72.8381">
                <text:p>72.8381</text:p>
              </table:table-cell>
              <table:table-cell office:value-type="float" office:value="66.8321">
                <text:p>66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1451">
                <text:p>3.71451</text:p>
              </table:table-cell>
              <table:table-cell office:value-type="float" office:value="41.4277">
                <text:p>41.4277</text:p>
              </table:table-cell>
              <table:table-cell office:value-type="float" office:value="53.5328">
                <text:p>53.5328</text:p>
              </table:table-cell>
              <table:table-cell office:value-type="float" office:value="3.23527">
                <text:p>3.23527</text:p>
              </table:table-cell>
              <table:table-cell office:value-type="float" office:value="90.8054">
                <text:p>90.8054</text:p>
              </table:table-cell>
              <table:table-cell office:value-type="float" office:value="47.5149">
                <text:p>47.5149</text:p>
              </table:table-cell>
              <table:table-cell office:value-type="float" office:value="73.8062">
                <text:p>73.8062</text:p>
              </table:table-cell>
              <table:table-cell office:value-type="float" office:value="68.983">
                <text:p>68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4788">
                <text:p>-0.34788</text:p>
              </table:table-cell>
              <table:table-cell office:value-type="float" office:value="40.9151">
                <text:p>40.9151</text:p>
              </table:table-cell>
              <table:table-cell office:value-type="float" office:value="51.2686">
                <text:p>51.2686</text:p>
              </table:table-cell>
              <table:table-cell office:value-type="float" office:value="3.05155">
                <text:p>3.05155</text:p>
              </table:table-cell>
              <table:table-cell office:value-type="float" office:value="86.1772">
                <text:p>86.1772</text:p>
              </table:table-cell>
              <table:table-cell office:value-type="float" office:value="50.0533">
                <text:p>50.0533</text:p>
              </table:table-cell>
              <table:table-cell office:value-type="float" office:value="74.0164">
                <text:p>74.0164</text:p>
              </table:table-cell>
              <table:table-cell office:value-type="float" office:value="67.9562">
                <text:p>67.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333">
                <text:p>3.6333</text:p>
              </table:table-cell>
              <table:table-cell office:value-type="float" office:value="41.5624">
                <text:p>41.5624</text:p>
              </table:table-cell>
              <table:table-cell office:value-type="float" office:value="52.6787">
                <text:p>52.6787</text:p>
              </table:table-cell>
              <table:table-cell office:value-type="float" office:value="3.26477">
                <text:p>3.26477</text:p>
              </table:table-cell>
              <table:table-cell office:value-type="float" office:value="91.7656">
                <text:p>91.7656</text:p>
              </table:table-cell>
              <table:table-cell office:value-type="float" office:value="50.4225">
                <text:p>50.4225</text:p>
              </table:table-cell>
              <table:table-cell office:value-type="float" office:value="73.123">
                <text:p>73.123</text:p>
              </table:table-cell>
              <table:table-cell office:value-type="float" office:value="68.1732">
                <text:p>68.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6924">
                <text:p>3.86924</text:p>
              </table:table-cell>
              <table:table-cell office:value-type="float" office:value="41.0564">
                <text:p>41.0564</text:p>
              </table:table-cell>
              <table:table-cell office:value-type="float" office:value="47.3229">
                <text:p>47.3229</text:p>
              </table:table-cell>
              <table:table-cell office:value-type="float" office:value="3.25546">
                <text:p>3.25546</text:p>
              </table:table-cell>
              <table:table-cell office:value-type="float" office:value="89.3769">
                <text:p>89.3769</text:p>
              </table:table-cell>
              <table:table-cell office:value-type="float" office:value="47.5726">
                <text:p>47.5726</text:p>
              </table:table-cell>
              <table:table-cell office:value-type="float" office:value="73.7772">
                <text:p>73.7772</text:p>
              </table:table-cell>
              <table:table-cell office:value-type="float" office:value="69.7548">
                <text:p>69.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28855">
                <text:p>-0.228855</text:p>
              </table:table-cell>
              <table:table-cell office:value-type="float" office:value="40.791">
                <text:p>40.791</text:p>
              </table:table-cell>
              <table:table-cell office:value-type="float" office:value="50.6885">
                <text:p>50.6885</text:p>
              </table:table-cell>
              <table:table-cell office:value-type="float" office:value="2.86228">
                <text:p>2.86228</text:p>
              </table:table-cell>
              <table:table-cell office:value-type="float" office:value="85.1607">
                <text:p>85.1607</text:p>
              </table:table-cell>
              <table:table-cell office:value-type="float" office:value="52.3038">
                <text:p>52.3038</text:p>
              </table:table-cell>
              <table:table-cell office:value-type="float" office:value="74.0034">
                <text:p>74.0034</text:p>
              </table:table-cell>
              <table:table-cell office:value-type="float" office:value="70.2333">
                <text:p>70.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0995">
                <text:p>3.10995</text:p>
              </table:table-cell>
              <table:table-cell office:value-type="float" office:value="41.9408">
                <text:p>41.9408</text:p>
              </table:table-cell>
              <table:table-cell office:value-type="float" office:value="56.2172">
                <text:p>56.2172</text:p>
              </table:table-cell>
              <table:table-cell office:value-type="float" office:value="3.26755">
                <text:p>3.26755</text:p>
              </table:table-cell>
              <table:table-cell office:value-type="float" office:value="84.704">
                <text:p>84.704</text:p>
              </table:table-cell>
              <table:table-cell office:value-type="float" office:value="40.4872">
                <text:p>40.4872</text:p>
              </table:table-cell>
              <table:table-cell office:value-type="float" office:value="73.9119">
                <text:p>73.9119</text:p>
              </table:table-cell>
              <table:table-cell office:value-type="float" office:value="69.4078">
                <text:p>69.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1484">
                <text:p>2.41484</text:p>
              </table:table-cell>
              <table:table-cell office:value-type="float" office:value="41.1329">
                <text:p>41.1329</text:p>
              </table:table-cell>
              <table:table-cell office:value-type="float" office:value="52.5805">
                <text:p>52.5805</text:p>
              </table:table-cell>
              <table:table-cell office:value-type="float" office:value="3.00891">
                <text:p>3.00891</text:p>
              </table:table-cell>
              <table:table-cell office:value-type="float" office:value="94.8569">
                <text:p>94.8569</text:p>
              </table:table-cell>
              <table:table-cell office:value-type="float" office:value="48.781">
                <text:p>48.781</text:p>
              </table:table-cell>
              <table:table-cell office:value-type="float" office:value="74.0703">
                <text:p>74.0703</text:p>
              </table:table-cell>
              <table:table-cell office:value-type="float" office:value="71.3454">
                <text:p>71.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9267">
                <text:p>3.09267</text:p>
              </table:table-cell>
              <table:table-cell office:value-type="float" office:value="41.8441">
                <text:p>41.8441</text:p>
              </table:table-cell>
              <table:table-cell office:value-type="float" office:value="41.348">
                <text:p>41.348</text:p>
              </table:table-cell>
              <table:table-cell office:value-type="float" office:value="3.07628">
                <text:p>3.07628</text:p>
              </table:table-cell>
              <table:table-cell office:value-type="float" office:value="90.535">
                <text:p>90.535</text:p>
              </table:table-cell>
              <table:table-cell office:value-type="float" office:value="43.1931">
                <text:p>43.1931</text:p>
              </table:table-cell>
              <table:table-cell office:value-type="float" office:value="73.4394">
                <text:p>73.4394</text:p>
              </table:table-cell>
              <table:table-cell office:value-type="float" office:value="68.3741">
                <text:p>68.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0569">
                <text:p>-1.40569</text:p>
              </table:table-cell>
              <table:table-cell office:value-type="float" office:value="40.9844">
                <text:p>40.9844</text:p>
              </table:table-cell>
              <table:table-cell office:value-type="float" office:value="44.471">
                <text:p>44.471</text:p>
              </table:table-cell>
              <table:table-cell office:value-type="float" office:value="3.22271">
                <text:p>3.22271</text:p>
              </table:table-cell>
              <table:table-cell office:value-type="float" office:value="95.8752">
                <text:p>95.8752</text:p>
              </table:table-cell>
              <table:table-cell office:value-type="float" office:value="43.3556">
                <text:p>43.3556</text:p>
              </table:table-cell>
              <table:table-cell office:value-type="float" office:value="72.96">
                <text:p>72.96</text:p>
              </table:table-cell>
              <table:table-cell office:value-type="float" office:value="71.1806">
                <text:p>71.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3167">
                <text:p>2.83167</text:p>
              </table:table-cell>
              <table:table-cell office:value-type="float" office:value="41.5767">
                <text:p>41.5767</text:p>
              </table:table-cell>
              <table:table-cell office:value-type="float" office:value="45.5043">
                <text:p>45.5043</text:p>
              </table:table-cell>
              <table:table-cell office:value-type="float" office:value="3.17306">
                <text:p>3.17306</text:p>
              </table:table-cell>
              <table:table-cell office:value-type="float" office:value="83.6924">
                <text:p>83.6924</text:p>
              </table:table-cell>
              <table:table-cell office:value-type="float" office:value="43.3161">
                <text:p>43.3161</text:p>
              </table:table-cell>
              <table:table-cell office:value-type="float" office:value="73.0452">
                <text:p>73.0452</text:p>
              </table:table-cell>
              <table:table-cell office:value-type="float" office:value="67.9602">
                <text:p>67.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08925">
                <text:p>-2.08925</text:p>
              </table:table-cell>
              <table:table-cell office:value-type="float" office:value="41.8549">
                <text:p>41.8549</text:p>
              </table:table-cell>
              <table:table-cell office:value-type="float" office:value="52.9761">
                <text:p>52.9761</text:p>
              </table:table-cell>
              <table:table-cell office:value-type="float" office:value="3.46274">
                <text:p>3.46274</text:p>
              </table:table-cell>
              <table:table-cell office:value-type="float" office:value="89.2377">
                <text:p>89.2377</text:p>
              </table:table-cell>
              <table:table-cell office:value-type="float" office:value="44.3606">
                <text:p>44.3606</text:p>
              </table:table-cell>
              <table:table-cell office:value-type="float" office:value="73.5992">
                <text:p>73.5992</text:p>
              </table:table-cell>
              <table:table-cell office:value-type="float" office:value="67.4286">
                <text:p>67.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13047">
                <text:p>-0.0413047</text:p>
              </table:table-cell>
              <table:table-cell office:value-type="float" office:value="41.4111">
                <text:p>41.4111</text:p>
              </table:table-cell>
              <table:table-cell office:value-type="float" office:value="48.554">
                <text:p>48.554</text:p>
              </table:table-cell>
              <table:table-cell office:value-type="float" office:value="2.92317">
                <text:p>2.92317</text:p>
              </table:table-cell>
              <table:table-cell office:value-type="float" office:value="84.3062">
                <text:p>84.3062</text:p>
              </table:table-cell>
              <table:table-cell office:value-type="float" office:value="46.7992">
                <text:p>46.7992</text:p>
              </table:table-cell>
              <table:table-cell office:value-type="float" office:value="74.0655">
                <text:p>74.0655</text:p>
              </table:table-cell>
              <table:table-cell office:value-type="float" office:value="67.7051">
                <text:p>67.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321">
                <text:p>0.99321</text:p>
              </table:table-cell>
              <table:table-cell office:value-type="float" office:value="41.2289">
                <text:p>41.2289</text:p>
              </table:table-cell>
              <table:table-cell office:value-type="float" office:value="51.0304">
                <text:p>51.0304</text:p>
              </table:table-cell>
              <table:table-cell office:value-type="float" office:value="3.05824">
                <text:p>3.05824</text:p>
              </table:table-cell>
              <table:table-cell office:value-type="float" office:value="83.5389">
                <text:p>83.5389</text:p>
              </table:table-cell>
              <table:table-cell office:value-type="float" office:value="53.7744">
                <text:p>53.7744</text:p>
              </table:table-cell>
              <table:table-cell office:value-type="float" office:value="72.9039">
                <text:p>72.9039</text:p>
              </table:table-cell>
              <table:table-cell office:value-type="float" office:value="73.1573">
                <text:p>73.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9799">
                <text:p>5.49799</text:p>
              </table:table-cell>
              <table:table-cell office:value-type="float" office:value="42.229">
                <text:p>42.229</text:p>
              </table:table-cell>
              <table:table-cell office:value-type="float" office:value="55.3886">
                <text:p>55.3886</text:p>
              </table:table-cell>
              <table:table-cell office:value-type="float" office:value="3.30659">
                <text:p>3.30659</text:p>
              </table:table-cell>
              <table:table-cell office:value-type="float" office:value="89.2846">
                <text:p>89.2846</text:p>
              </table:table-cell>
              <table:table-cell office:value-type="float" office:value="44.9876">
                <text:p>44.9876</text:p>
              </table:table-cell>
              <table:table-cell office:value-type="float" office:value="73.722">
                <text:p>73.722</text:p>
              </table:table-cell>
              <table:table-cell office:value-type="float" office:value="71.3017">
                <text:p>71.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6593">
                <text:p>4.56593</text:p>
              </table:table-cell>
              <table:table-cell office:value-type="float" office:value="41.3131">
                <text:p>41.3131</text:p>
              </table:table-cell>
              <table:table-cell office:value-type="float" office:value="43.4255">
                <text:p>43.4255</text:p>
              </table:table-cell>
              <table:table-cell office:value-type="float" office:value="3.25965">
                <text:p>3.25965</text:p>
              </table:table-cell>
              <table:table-cell office:value-type="float" office:value="86.7638">
                <text:p>86.7638</text:p>
              </table:table-cell>
              <table:table-cell office:value-type="float" office:value="52.1358">
                <text:p>52.1358</text:p>
              </table:table-cell>
              <table:table-cell office:value-type="float" office:value="73.7299">
                <text:p>73.7299</text:p>
              </table:table-cell>
              <table:table-cell office:value-type="float" office:value="66.9321">
                <text:p>66.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2767">
                <text:p>2.62767</text:p>
              </table:table-cell>
              <table:table-cell office:value-type="float" office:value="41.2001">
                <text:p>41.2001</text:p>
              </table:table-cell>
              <table:table-cell office:value-type="float" office:value="51.9739">
                <text:p>51.9739</text:p>
              </table:table-cell>
              <table:table-cell office:value-type="float" office:value="3.21241">
                <text:p>3.21241</text:p>
              </table:table-cell>
              <table:table-cell office:value-type="float" office:value="88.2236">
                <text:p>88.2236</text:p>
              </table:table-cell>
              <table:table-cell office:value-type="float" office:value="42.7809">
                <text:p>42.7809</text:p>
              </table:table-cell>
              <table:table-cell office:value-type="float" office:value="72.2967">
                <text:p>72.2967</text:p>
              </table:table-cell>
              <table:table-cell office:value-type="float" office:value="70.6181">
                <text:p>70.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6702">
                <text:p>1.86702</text:p>
              </table:table-cell>
              <table:table-cell office:value-type="float" office:value="41.0572">
                <text:p>41.0572</text:p>
              </table:table-cell>
              <table:table-cell office:value-type="float" office:value="55.4508">
                <text:p>55.4508</text:p>
              </table:table-cell>
              <table:table-cell office:value-type="float" office:value="3.21214">
                <text:p>3.21214</text:p>
              </table:table-cell>
              <table:table-cell office:value-type="float" office:value="86.3139">
                <text:p>86.3139</text:p>
              </table:table-cell>
              <table:table-cell office:value-type="float" office:value="41.4031">
                <text:p>41.4031</text:p>
              </table:table-cell>
              <table:table-cell office:value-type="float" office:value="73.4491">
                <text:p>73.4491</text:p>
              </table:table-cell>
              <table:table-cell office:value-type="float" office:value="70.1462">
                <text:p>70.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447">
                <text:p>0.99447</text:p>
              </table:table-cell>
              <table:table-cell office:value-type="float" office:value="40.9706">
                <text:p>40.9706</text:p>
              </table:table-cell>
              <table:table-cell office:value-type="float" office:value="48.8366">
                <text:p>48.8366</text:p>
              </table:table-cell>
              <table:table-cell office:value-type="float" office:value="3.10592">
                <text:p>3.10592</text:p>
              </table:table-cell>
              <table:table-cell office:value-type="float" office:value="92.0585">
                <text:p>92.0585</text:p>
              </table:table-cell>
              <table:table-cell office:value-type="float" office:value="50.6343">
                <text:p>50.6343</text:p>
              </table:table-cell>
              <table:table-cell office:value-type="float" office:value="72.7991">
                <text:p>72.7991</text:p>
              </table:table-cell>
              <table:table-cell office:value-type="float" office:value="68.6031">
                <text:p>68.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799">
                <text:p>1.35799</text:p>
              </table:table-cell>
              <table:table-cell office:value-type="float" office:value="41.9985">
                <text:p>41.9985</text:p>
              </table:table-cell>
              <table:table-cell office:value-type="float" office:value="49.6574">
                <text:p>49.6574</text:p>
              </table:table-cell>
              <table:table-cell office:value-type="float" office:value="3.43084">
                <text:p>3.43084</text:p>
              </table:table-cell>
              <table:table-cell office:value-type="float" office:value="88.81">
                <text:p>88.81</text:p>
              </table:table-cell>
              <table:table-cell office:value-type="float" office:value="62.4678">
                <text:p>62.4678</text:p>
              </table:table-cell>
              <table:table-cell office:value-type="float" office:value="73.3971">
                <text:p>73.3971</text:p>
              </table:table-cell>
              <table:table-cell office:value-type="float" office:value="68.7175">
                <text:p>68.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5753">
                <text:p>0.965753</text:p>
              </table:table-cell>
              <table:table-cell office:value-type="float" office:value="41.2944">
                <text:p>41.2944</text:p>
              </table:table-cell>
              <table:table-cell office:value-type="float" office:value="48.2048">
                <text:p>48.2048</text:p>
              </table:table-cell>
              <table:table-cell office:value-type="float" office:value="3.10344">
                <text:p>3.10344</text:p>
              </table:table-cell>
              <table:table-cell office:value-type="float" office:value="86.1412">
                <text:p>86.1412</text:p>
              </table:table-cell>
              <table:table-cell office:value-type="float" office:value="46.1583">
                <text:p>46.1583</text:p>
              </table:table-cell>
              <table:table-cell office:value-type="float" office:value="73.3778">
                <text:p>73.3778</text:p>
              </table:table-cell>
              <table:table-cell office:value-type="float" office:value="68.9861">
                <text:p>68.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9559">
                <text:p>5.09559</text:p>
              </table:table-cell>
              <table:table-cell office:value-type="float" office:value="41.0741">
                <text:p>41.0741</text:p>
              </table:table-cell>
              <table:table-cell office:value-type="float" office:value="48.3355">
                <text:p>48.3355</text:p>
              </table:table-cell>
              <table:table-cell office:value-type="float" office:value="3.2727">
                <text:p>3.2727</text:p>
              </table:table-cell>
              <table:table-cell office:value-type="float" office:value="91.2111">
                <text:p>91.2111</text:p>
              </table:table-cell>
              <table:table-cell office:value-type="float" office:value="51.015">
                <text:p>51.015</text:p>
              </table:table-cell>
              <table:table-cell office:value-type="float" office:value="74.2252">
                <text:p>74.2252</text:p>
              </table:table-cell>
              <table:table-cell office:value-type="float" office:value="68.2841">
                <text:p>68.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6247">
                <text:p>1.36247</text:p>
              </table:table-cell>
              <table:table-cell office:value-type="float" office:value="41.1762">
                <text:p>41.1762</text:p>
              </table:table-cell>
              <table:table-cell office:value-type="float" office:value="51.1717">
                <text:p>51.1717</text:p>
              </table:table-cell>
              <table:table-cell office:value-type="float" office:value="2.86299">
                <text:p>2.86299</text:p>
              </table:table-cell>
              <table:table-cell office:value-type="float" office:value="90.1774">
                <text:p>90.1774</text:p>
              </table:table-cell>
              <table:table-cell office:value-type="float" office:value="44.4296">
                <text:p>44.4296</text:p>
              </table:table-cell>
              <table:table-cell office:value-type="float" office:value="72.6546">
                <text:p>72.6546</text:p>
              </table:table-cell>
              <table:table-cell office:value-type="float" office:value="71.0669">
                <text:p>71.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9922">
                <text:p>1.69922</text:p>
              </table:table-cell>
              <table:table-cell office:value-type="float" office:value="41.2959">
                <text:p>41.2959</text:p>
              </table:table-cell>
              <table:table-cell office:value-type="float" office:value="48.2203">
                <text:p>48.2203</text:p>
              </table:table-cell>
              <table:table-cell office:value-type="float" office:value="3.30793">
                <text:p>3.30793</text:p>
              </table:table-cell>
              <table:table-cell office:value-type="float" office:value="88.652">
                <text:p>88.652</text:p>
              </table:table-cell>
              <table:table-cell office:value-type="float" office:value="39.9193">
                <text:p>39.9193</text:p>
              </table:table-cell>
              <table:table-cell office:value-type="float" office:value="73.7999">
                <text:p>73.7999</text:p>
              </table:table-cell>
              <table:table-cell office:value-type="float" office:value="73.2534">
                <text:p>73.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6355">
                <text:p>3.16355</text:p>
              </table:table-cell>
              <table:table-cell office:value-type="float" office:value="41.7048">
                <text:p>41.7048</text:p>
              </table:table-cell>
              <table:table-cell office:value-type="float" office:value="45.1759">
                <text:p>45.1759</text:p>
              </table:table-cell>
              <table:table-cell office:value-type="float" office:value="3.38008">
                <text:p>3.38008</text:p>
              </table:table-cell>
              <table:table-cell office:value-type="float" office:value="91.3123">
                <text:p>91.3123</text:p>
              </table:table-cell>
              <table:table-cell office:value-type="float" office:value="45.6877">
                <text:p>45.6877</text:p>
              </table:table-cell>
              <table:table-cell office:value-type="float" office:value="74.5922">
                <text:p>74.5922</text:p>
              </table:table-cell>
              <table:table-cell office:value-type="float" office:value="68.8572">
                <text:p>68.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25389">
                <text:p>5.25389</text:p>
              </table:table-cell>
              <table:table-cell office:value-type="float" office:value="41.8303">
                <text:p>41.8303</text:p>
              </table:table-cell>
              <table:table-cell office:value-type="float" office:value="52.557">
                <text:p>52.557</text:p>
              </table:table-cell>
              <table:table-cell office:value-type="float" office:value="3.41086">
                <text:p>3.41086</text:p>
              </table:table-cell>
              <table:table-cell office:value-type="float" office:value="85.9216">
                <text:p>85.9216</text:p>
              </table:table-cell>
              <table:table-cell office:value-type="float" office:value="46.2768">
                <text:p>46.2768</text:p>
              </table:table-cell>
              <table:table-cell office:value-type="float" office:value="73.4812">
                <text:p>73.4812</text:p>
              </table:table-cell>
              <table:table-cell office:value-type="float" office:value="69.5408">
                <text:p>69.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1934">
                <text:p>0.531934</text:p>
              </table:table-cell>
              <table:table-cell office:value-type="float" office:value="41.5568">
                <text:p>41.5568</text:p>
              </table:table-cell>
              <table:table-cell office:value-type="float" office:value="50.9924">
                <text:p>50.9924</text:p>
              </table:table-cell>
              <table:table-cell office:value-type="float" office:value="2.98479">
                <text:p>2.98479</text:p>
              </table:table-cell>
              <table:table-cell office:value-type="float" office:value="90.6827">
                <text:p>90.6827</text:p>
              </table:table-cell>
              <table:table-cell office:value-type="float" office:value="42.4833">
                <text:p>42.4833</text:p>
              </table:table-cell>
              <table:table-cell office:value-type="float" office:value="74.3824">
                <text:p>74.3824</text:p>
              </table:table-cell>
              <table:table-cell office:value-type="float" office:value="69.1418">
                <text:p>69.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28948">
                <text:p>3.28948</text:p>
              </table:table-cell>
              <table:table-cell office:value-type="float" office:value="41.5843">
                <text:p>41.5843</text:p>
              </table:table-cell>
              <table:table-cell office:value-type="float" office:value="49.8621">
                <text:p>49.8621</text:p>
              </table:table-cell>
              <table:table-cell office:value-type="float" office:value="3.36127">
                <text:p>3.36127</text:p>
              </table:table-cell>
              <table:table-cell office:value-type="float" office:value="88.5398">
                <text:p>88.5398</text:p>
              </table:table-cell>
              <table:table-cell office:value-type="float" office:value="44.8324">
                <text:p>44.8324</text:p>
              </table:table-cell>
              <table:table-cell office:value-type="float" office:value="73.7835">
                <text:p>73.7835</text:p>
              </table:table-cell>
              <table:table-cell office:value-type="float" office:value="66.108">
                <text:p>66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212">
                <text:p>0.10212</text:p>
              </table:table-cell>
              <table:table-cell office:value-type="float" office:value="41.6421">
                <text:p>41.6421</text:p>
              </table:table-cell>
              <table:table-cell office:value-type="float" office:value="49.4336">
                <text:p>49.4336</text:p>
              </table:table-cell>
              <table:table-cell office:value-type="float" office:value="3.19372">
                <text:p>3.19372</text:p>
              </table:table-cell>
              <table:table-cell office:value-type="float" office:value="89.8672">
                <text:p>89.8672</text:p>
              </table:table-cell>
              <table:table-cell office:value-type="float" office:value="45.4424">
                <text:p>45.4424</text:p>
              </table:table-cell>
              <table:table-cell office:value-type="float" office:value="73.0171">
                <text:p>73.0171</text:p>
              </table:table-cell>
              <table:table-cell office:value-type="float" office:value="69.0298">
                <text:p>69.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09836">
                <text:p>-2.09836</text:p>
              </table:table-cell>
              <table:table-cell office:value-type="float" office:value="41.0296">
                <text:p>41.0296</text:p>
              </table:table-cell>
              <table:table-cell office:value-type="float" office:value="48.7223">
                <text:p>48.7223</text:p>
              </table:table-cell>
              <table:table-cell office:value-type="float" office:value="3.22935">
                <text:p>3.22935</text:p>
              </table:table-cell>
              <table:table-cell office:value-type="float" office:value="90.9917">
                <text:p>90.9917</text:p>
              </table:table-cell>
              <table:table-cell office:value-type="float" office:value="48.2749">
                <text:p>48.2749</text:p>
              </table:table-cell>
              <table:table-cell office:value-type="float" office:value="73.5381">
                <text:p>73.5381</text:p>
              </table:table-cell>
              <table:table-cell office:value-type="float" office:value="72.7584">
                <text:p>72.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946">
                <text:p>1.1946</text:p>
              </table:table-cell>
              <table:table-cell office:value-type="float" office:value="41.225">
                <text:p>41.225</text:p>
              </table:table-cell>
              <table:table-cell office:value-type="float" office:value="46.0376">
                <text:p>46.0376</text:p>
              </table:table-cell>
              <table:table-cell office:value-type="float" office:value="3.53939">
                <text:p>3.53939</text:p>
              </table:table-cell>
              <table:table-cell office:value-type="float" office:value="88.2335">
                <text:p>88.2335</text:p>
              </table:table-cell>
              <table:table-cell office:value-type="float" office:value="48.5318">
                <text:p>48.5318</text:p>
              </table:table-cell>
              <table:table-cell office:value-type="float" office:value="73.3591">
                <text:p>73.3591</text:p>
              </table:table-cell>
              <table:table-cell office:value-type="float" office:value="69.9393">
                <text:p>69.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79961">
                <text:p>0.0879961</text:p>
              </table:table-cell>
              <table:table-cell office:value-type="float" office:value="41.7027">
                <text:p>41.7027</text:p>
              </table:table-cell>
              <table:table-cell office:value-type="float" office:value="51.1494">
                <text:p>51.1494</text:p>
              </table:table-cell>
              <table:table-cell office:value-type="float" office:value="3.09522">
                <text:p>3.09522</text:p>
              </table:table-cell>
              <table:table-cell office:value-type="float" office:value="89.2344">
                <text:p>89.2344</text:p>
              </table:table-cell>
              <table:table-cell office:value-type="float" office:value="50.5561">
                <text:p>50.5561</text:p>
              </table:table-cell>
              <table:table-cell office:value-type="float" office:value="72.7752">
                <text:p>72.7752</text:p>
              </table:table-cell>
              <table:table-cell office:value-type="float" office:value="71.4214">
                <text:p>71.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44577">
                <text:p>-0.344577</text:p>
              </table:table-cell>
              <table:table-cell office:value-type="float" office:value="41.9871">
                <text:p>41.9871</text:p>
              </table:table-cell>
              <table:table-cell office:value-type="float" office:value="51.5877">
                <text:p>51.5877</text:p>
              </table:table-cell>
              <table:table-cell office:value-type="float" office:value="3.53584">
                <text:p>3.53584</text:p>
              </table:table-cell>
              <table:table-cell office:value-type="float" office:value="88.7892">
                <text:p>88.7892</text:p>
              </table:table-cell>
              <table:table-cell office:value-type="float" office:value="52.6681">
                <text:p>52.6681</text:p>
              </table:table-cell>
              <table:table-cell office:value-type="float" office:value="73.7243">
                <text:p>73.7243</text:p>
              </table:table-cell>
              <table:table-cell office:value-type="float" office:value="70.2679">
                <text:p>70.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498">
                <text:p>-0.195498</text:p>
              </table:table-cell>
              <table:table-cell office:value-type="float" office:value="41.2088">
                <text:p>41.2088</text:p>
              </table:table-cell>
              <table:table-cell office:value-type="float" office:value="54.3164">
                <text:p>54.3164</text:p>
              </table:table-cell>
              <table:table-cell office:value-type="float" office:value="3.11213">
                <text:p>3.11213</text:p>
              </table:table-cell>
              <table:table-cell office:value-type="float" office:value="85.1552">
                <text:p>85.1552</text:p>
              </table:table-cell>
              <table:table-cell office:value-type="float" office:value="52.6832">
                <text:p>52.6832</text:p>
              </table:table-cell>
              <table:table-cell office:value-type="float" office:value="73.6415">
                <text:p>73.6415</text:p>
              </table:table-cell>
              <table:table-cell office:value-type="float" office:value="69.6417">
                <text:p>69.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287">
                <text:p>2.2287</text:p>
              </table:table-cell>
              <table:table-cell office:value-type="float" office:value="41.8828">
                <text:p>41.8828</text:p>
              </table:table-cell>
              <table:table-cell office:value-type="float" office:value="55.9106">
                <text:p>55.9106</text:p>
              </table:table-cell>
              <table:table-cell office:value-type="float" office:value="3.02007">
                <text:p>3.02007</text:p>
              </table:table-cell>
              <table:table-cell office:value-type="float" office:value="88.7378">
                <text:p>88.7378</text:p>
              </table:table-cell>
              <table:table-cell office:value-type="float" office:value="53.8588">
                <text:p>53.8588</text:p>
              </table:table-cell>
              <table:table-cell office:value-type="float" office:value="73.8954">
                <text:p>73.8954</text:p>
              </table:table-cell>
              <table:table-cell office:value-type="float" office:value="69.8098">
                <text:p>69.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8595">
                <text:p>3.68595</text:p>
              </table:table-cell>
              <table:table-cell office:value-type="float" office:value="41.7489">
                <text:p>41.7489</text:p>
              </table:table-cell>
              <table:table-cell office:value-type="float" office:value="51.3509">
                <text:p>51.3509</text:p>
              </table:table-cell>
              <table:table-cell office:value-type="float" office:value="3.13694">
                <text:p>3.13694</text:p>
              </table:table-cell>
              <table:table-cell office:value-type="float" office:value="87.7561">
                <text:p>87.7561</text:p>
              </table:table-cell>
              <table:table-cell office:value-type="float" office:value="41.5831">
                <text:p>41.5831</text:p>
              </table:table-cell>
              <table:table-cell office:value-type="float" office:value="73.2771">
                <text:p>73.2771</text:p>
              </table:table-cell>
              <table:table-cell office:value-type="float" office:value="70.8836">
                <text:p>70.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8496">
                <text:p>2.78496</text:p>
              </table:table-cell>
              <table:table-cell office:value-type="float" office:value="41.4375">
                <text:p>41.4375</text:p>
              </table:table-cell>
              <table:table-cell office:value-type="float" office:value="43.6607">
                <text:p>43.6607</text:p>
              </table:table-cell>
              <table:table-cell office:value-type="float" office:value="3.15844">
                <text:p>3.15844</text:p>
              </table:table-cell>
              <table:table-cell office:value-type="float" office:value="93.7412">
                <text:p>93.7412</text:p>
              </table:table-cell>
              <table:table-cell office:value-type="float" office:value="46.4636">
                <text:p>46.4636</text:p>
              </table:table-cell>
              <table:table-cell office:value-type="float" office:value="73.7346">
                <text:p>73.7346</text:p>
              </table:table-cell>
              <table:table-cell office:value-type="float" office:value="68.7563">
                <text:p>68.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03866">
                <text:p>-1.03866</text:p>
              </table:table-cell>
              <table:table-cell office:value-type="float" office:value="41.3832">
                <text:p>41.3832</text:p>
              </table:table-cell>
              <table:table-cell office:value-type="float" office:value="50.3681">
                <text:p>50.3681</text:p>
              </table:table-cell>
              <table:table-cell office:value-type="float" office:value="3.26108">
                <text:p>3.26108</text:p>
              </table:table-cell>
              <table:table-cell office:value-type="float" office:value="86.2986">
                <text:p>86.2986</text:p>
              </table:table-cell>
              <table:table-cell office:value-type="float" office:value="51.1928">
                <text:p>51.1928</text:p>
              </table:table-cell>
              <table:table-cell office:value-type="float" office:value="72.9913">
                <text:p>72.9913</text:p>
              </table:table-cell>
              <table:table-cell office:value-type="float" office:value="68.5504">
                <text:p>68.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3488">
                <text:p>0.83488</text:p>
              </table:table-cell>
              <table:table-cell office:value-type="float" office:value="40.8743">
                <text:p>40.8743</text:p>
              </table:table-cell>
              <table:table-cell office:value-type="float" office:value="52.1362">
                <text:p>52.1362</text:p>
              </table:table-cell>
              <table:table-cell office:value-type="float" office:value="3.10912">
                <text:p>3.10912</text:p>
              </table:table-cell>
              <table:table-cell office:value-type="float" office:value="86.9153">
                <text:p>86.9153</text:p>
              </table:table-cell>
              <table:table-cell office:value-type="float" office:value="44.3384">
                <text:p>44.3384</text:p>
              </table:table-cell>
              <table:table-cell office:value-type="float" office:value="72.5512">
                <text:p>72.5512</text:p>
              </table:table-cell>
              <table:table-cell office:value-type="float" office:value="72.608">
                <text:p>72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0206">
                <text:p>1.10206</text:p>
              </table:table-cell>
              <table:table-cell office:value-type="float" office:value="41.6165">
                <text:p>41.6165</text:p>
              </table:table-cell>
              <table:table-cell office:value-type="float" office:value="45.1316">
                <text:p>45.1316</text:p>
              </table:table-cell>
              <table:table-cell office:value-type="float" office:value="3.19939">
                <text:p>3.19939</text:p>
              </table:table-cell>
              <table:table-cell office:value-type="float" office:value="86.9154">
                <text:p>86.9154</text:p>
              </table:table-cell>
              <table:table-cell office:value-type="float" office:value="49.1602">
                <text:p>49.1602</text:p>
              </table:table-cell>
              <table:table-cell office:value-type="float" office:value="73.8834">
                <text:p>73.8834</text:p>
              </table:table-cell>
              <table:table-cell office:value-type="float" office:value="71.0078">
                <text:p>71.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045">
                <text:p>2.73045</text:p>
              </table:table-cell>
              <table:table-cell office:value-type="float" office:value="42.2562">
                <text:p>42.2562</text:p>
              </table:table-cell>
              <table:table-cell office:value-type="float" office:value="49.7714">
                <text:p>49.7714</text:p>
              </table:table-cell>
              <table:table-cell office:value-type="float" office:value="2.84767">
                <text:p>2.84767</text:p>
              </table:table-cell>
              <table:table-cell office:value-type="float" office:value="90.8443">
                <text:p>90.8443</text:p>
              </table:table-cell>
              <table:table-cell office:value-type="float" office:value="45.4698">
                <text:p>45.4698</text:p>
              </table:table-cell>
              <table:table-cell office:value-type="float" office:value="72.4116">
                <text:p>72.4116</text:p>
              </table:table-cell>
              <table:table-cell office:value-type="float" office:value="68.3206">
                <text:p>68.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5942">
                <text:p>1.85942</text:p>
              </table:table-cell>
              <table:table-cell office:value-type="float" office:value="42.4662">
                <text:p>42.4662</text:p>
              </table:table-cell>
              <table:table-cell office:value-type="float" office:value="45.1409">
                <text:p>45.1409</text:p>
              </table:table-cell>
              <table:table-cell office:value-type="float" office:value="3.17001">
                <text:p>3.17001</text:p>
              </table:table-cell>
              <table:table-cell office:value-type="float" office:value="87.992">
                <text:p>87.992</text:p>
              </table:table-cell>
              <table:table-cell office:value-type="float" office:value="49.4111">
                <text:p>49.4111</text:p>
              </table:table-cell>
              <table:table-cell office:value-type="float" office:value="74.0903">
                <text:p>74.0903</text:p>
              </table:table-cell>
              <table:table-cell office:value-type="float" office:value="69.715">
                <text:p>69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90953">
                <text:p>-2.90953</text:p>
              </table:table-cell>
              <table:table-cell office:value-type="float" office:value="41.7232">
                <text:p>41.7232</text:p>
              </table:table-cell>
              <table:table-cell office:value-type="float" office:value="48.7293">
                <text:p>48.7293</text:p>
              </table:table-cell>
              <table:table-cell office:value-type="float" office:value="3.39143">
                <text:p>3.39143</text:p>
              </table:table-cell>
              <table:table-cell office:value-type="float" office:value="89.8717">
                <text:p>89.8717</text:p>
              </table:table-cell>
              <table:table-cell office:value-type="float" office:value="51.5685">
                <text:p>51.5685</text:p>
              </table:table-cell>
              <table:table-cell office:value-type="float" office:value="73.6169">
                <text:p>73.6169</text:p>
              </table:table-cell>
              <table:table-cell office:value-type="float" office:value="71.9917">
                <text:p>71.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7061">
                <text:p>3.17061</text:p>
              </table:table-cell>
              <table:table-cell office:value-type="float" office:value="41.78">
                <text:p>41.78</text:p>
              </table:table-cell>
              <table:table-cell office:value-type="float" office:value="55.6218">
                <text:p>55.6218</text:p>
              </table:table-cell>
              <table:table-cell office:value-type="float" office:value="3.21222">
                <text:p>3.21222</text:p>
              </table:table-cell>
              <table:table-cell office:value-type="float" office:value="88.6999">
                <text:p>88.6999</text:p>
              </table:table-cell>
              <table:table-cell office:value-type="float" office:value="39.1328">
                <text:p>39.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8675">
                <text:p>-1.28675</text:p>
              </table:table-cell>
              <table:table-cell office:value-type="float" office:value="41.7713">
                <text:p>41.7713</text:p>
              </table:table-cell>
              <table:table-cell office:value-type="float" office:value="45.5667">
                <text:p>45.5667</text:p>
              </table:table-cell>
              <table:table-cell office:value-type="float" office:value="3.1683">
                <text:p>3.1683</text:p>
              </table:table-cell>
              <table:table-cell office:value-type="float" office:value="89.6743">
                <text:p>89.6743</text:p>
              </table:table-cell>
              <table:table-cell office:value-type="float" office:value="49.6021">
                <text:p>49.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9275">
                <text:p>3.19275</text:p>
              </table:table-cell>
              <table:table-cell office:value-type="float" office:value="41.3024">
                <text:p>41.3024</text:p>
              </table:table-cell>
              <table:table-cell office:value-type="float" office:value="50.5703">
                <text:p>50.5703</text:p>
              </table:table-cell>
              <table:table-cell office:value-type="float" office:value="3.15988">
                <text:p>3.15988</text:p>
              </table:table-cell>
              <table:table-cell office:value-type="float" office:value="87.3297">
                <text:p>87.3297</text:p>
              </table:table-cell>
              <table:table-cell office:value-type="float" office:value="44.6507">
                <text:p>44.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4799">
                <text:p>2.44799</text:p>
              </table:table-cell>
              <table:table-cell office:value-type="float" office:value="41.3377">
                <text:p>41.3377</text:p>
              </table:table-cell>
              <table:table-cell office:value-type="float" office:value="40.4224">
                <text:p>40.4224</text:p>
              </table:table-cell>
              <table:table-cell office:value-type="float" office:value="3.12012">
                <text:p>3.12012</text:p>
              </table:table-cell>
              <table:table-cell office:value-type="float" office:value="89.577">
                <text:p>89.577</text:p>
              </table:table-cell>
              <table:table-cell office:value-type="float" office:value="47.7356">
                <text:p>47.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221">
                <text:p>1.01221</text:p>
              </table:table-cell>
              <table:table-cell office:value-type="float" office:value="41.3916">
                <text:p>41.3916</text:p>
              </table:table-cell>
              <table:table-cell office:value-type="float" office:value="46.9099">
                <text:p>46.9099</text:p>
              </table:table-cell>
              <table:table-cell office:value-type="float" office:value="2.99161">
                <text:p>2.99161</text:p>
              </table:table-cell>
              <table:table-cell office:value-type="float" office:value="92.0662">
                <text:p>92.0662</text:p>
              </table:table-cell>
              <table:table-cell office:value-type="float" office:value="48.3302">
                <text:p>48.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6381">
                <text:p>2.86381</text:p>
              </table:table-cell>
              <table:table-cell office:value-type="float" office:value="41.3201">
                <text:p>41.3201</text:p>
              </table:table-cell>
              <table:table-cell office:value-type="float" office:value="48.3726">
                <text:p>48.3726</text:p>
              </table:table-cell>
              <table:table-cell office:value-type="float" office:value="2.85729">
                <text:p>2.85729</text:p>
              </table:table-cell>
              <table:table-cell office:value-type="float" office:value="89.0368">
                <text:p>89.0368</text:p>
              </table:table-cell>
              <table:table-cell office:value-type="float" office:value="50.1882">
                <text:p>50.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3895">
                <text:p>2.53895</text:p>
              </table:table-cell>
              <table:table-cell office:value-type="float" office:value="41.8226">
                <text:p>41.8226</text:p>
              </table:table-cell>
              <table:table-cell office:value-type="float" office:value="46.6999">
                <text:p>46.6999</text:p>
              </table:table-cell>
              <table:table-cell office:value-type="float" office:value="3.18883">
                <text:p>3.18883</text:p>
              </table:table-cell>
              <table:table-cell office:value-type="float" office:value="86.7379">
                <text:p>86.7379</text:p>
              </table:table-cell>
              <table:table-cell office:value-type="float" office:value="45.9187">
                <text:p>45.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52358">
                <text:p>0.652358</text:p>
              </table:table-cell>
              <table:table-cell office:value-type="float" office:value="41.6833">
                <text:p>41.6833</text:p>
              </table:table-cell>
              <table:table-cell office:value-type="float" office:value="54.7413">
                <text:p>54.7413</text:p>
              </table:table-cell>
              <table:table-cell office:value-type="float" office:value="3.47117">
                <text:p>3.47117</text:p>
              </table:table-cell>
              <table:table-cell office:value-type="float" office:value="86.3596">
                <text:p>86.3596</text:p>
              </table:table-cell>
              <table:table-cell office:value-type="float" office:value="48.6252">
                <text:p>48.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5625">
                <text:p>2.95625</text:p>
              </table:table-cell>
              <table:table-cell office:value-type="float" office:value="41.2105">
                <text:p>41.2105</text:p>
              </table:table-cell>
              <table:table-cell office:value-type="float" office:value="47.3751">
                <text:p>47.3751</text:p>
              </table:table-cell>
              <table:table-cell office:value-type="float" office:value="3.41105">
                <text:p>3.41105</text:p>
              </table:table-cell>
              <table:table-cell office:value-type="float" office:value="90.0337">
                <text:p>90.0337</text:p>
              </table:table-cell>
              <table:table-cell office:value-type="float" office:value="45.0403">
                <text:p>45.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05624">
                <text:p>2.05624</text:p>
              </table:table-cell>
              <table:table-cell office:value-type="float" office:value="41.7799">
                <text:p>41.7799</text:p>
              </table:table-cell>
              <table:table-cell office:value-type="float" office:value="46.3036">
                <text:p>46.3036</text:p>
              </table:table-cell>
              <table:table-cell office:value-type="float" office:value="3.33763">
                <text:p>3.33763</text:p>
              </table:table-cell>
              <table:table-cell office:value-type="float" office:value="89.2108">
                <text:p>89.2108</text:p>
              </table:table-cell>
              <table:table-cell office:value-type="float" office:value="48.9147">
                <text:p>48.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3907">
                <text:p>2.73907</text:p>
              </table:table-cell>
              <table:table-cell office:value-type="float" office:value="41.5838">
                <text:p>41.5838</text:p>
              </table:table-cell>
              <table:table-cell office:value-type="float" office:value="45.4987">
                <text:p>45.4987</text:p>
              </table:table-cell>
              <table:table-cell office:value-type="float" office:value="3.39797">
                <text:p>3.39797</text:p>
              </table:table-cell>
              <table:table-cell office:value-type="float" office:value="89.689">
                <text:p>89.689</text:p>
              </table:table-cell>
              <table:table-cell office:value-type="float" office:value="48.8692">
                <text:p>48.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292">
                <text:p>0.19292</text:p>
              </table:table-cell>
              <table:table-cell office:value-type="float" office:value="41.4039">
                <text:p>41.4039</text:p>
              </table:table-cell>
              <table:table-cell office:value-type="float" office:value="46.846">
                <text:p>46.846</text:p>
              </table:table-cell>
              <table:table-cell office:value-type="float" office:value="3.31468">
                <text:p>3.31468</text:p>
              </table:table-cell>
              <table:table-cell office:value-type="float" office:value="87.2408">
                <text:p>87.2408</text:p>
              </table:table-cell>
              <table:table-cell office:value-type="float" office:value="56.3074">
                <text:p>56.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90824">
                <text:p>-1.90824</text:p>
              </table:table-cell>
              <table:table-cell office:value-type="float" office:value="41.2266">
                <text:p>41.2266</text:p>
              </table:table-cell>
              <table:table-cell office:value-type="float" office:value="51.7251">
                <text:p>51.7251</text:p>
              </table:table-cell>
              <table:table-cell office:value-type="float" office:value="3.43504">
                <text:p>3.43504</text:p>
              </table:table-cell>
              <table:table-cell office:value-type="float" office:value="88.3154">
                <text:p>88.3154</text:p>
              </table:table-cell>
              <table:table-cell office:value-type="float" office:value="44.1634">
                <text:p>44.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1292">
                <text:p>3.31292</text:p>
              </table:table-cell>
              <table:table-cell office:value-type="float" office:value="41.8747">
                <text:p>41.8747</text:p>
              </table:table-cell>
              <table:table-cell office:value-type="float" office:value="45.2973">
                <text:p>45.2973</text:p>
              </table:table-cell>
              <table:table-cell office:value-type="float" office:value="2.98033">
                <text:p>2.98033</text:p>
              </table:table-cell>
              <table:table-cell office:value-type="float" office:value="91.1699">
                <text:p>91.1699</text:p>
              </table:table-cell>
              <table:table-cell office:value-type="float" office:value="46.9355">
                <text:p>46.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17188">
                <text:p>-1.17188</text:p>
              </table:table-cell>
              <table:table-cell office:value-type="float" office:value="41.499">
                <text:p>41.499</text:p>
              </table:table-cell>
              <table:table-cell office:value-type="float" office:value="49.8244">
                <text:p>49.8244</text:p>
              </table:table-cell>
              <table:table-cell office:value-type="float" office:value="3.21477">
                <text:p>3.21477</text:p>
              </table:table-cell>
              <table:table-cell office:value-type="float" office:value="88.8875">
                <text:p>88.8875</text:p>
              </table:table-cell>
              <table:table-cell office:value-type="float" office:value="43.8631">
                <text:p>43.8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9959">
                <text:p>-1.19959</text:p>
              </table:table-cell>
              <table:table-cell office:value-type="float" office:value="41.2945">
                <text:p>41.2945</text:p>
              </table:table-cell>
              <table:table-cell office:value-type="float" office:value="47.2907">
                <text:p>47.2907</text:p>
              </table:table-cell>
              <table:table-cell office:value-type="float" office:value="3.14332">
                <text:p>3.14332</text:p>
              </table:table-cell>
              <table:table-cell office:value-type="float" office:value="87.283">
                <text:p>87.283</text:p>
              </table:table-cell>
              <table:table-cell office:value-type="float" office:value="44.4296">
                <text:p>44.4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40639">
                <text:p>3.40639</text:p>
              </table:table-cell>
              <table:table-cell office:value-type="float" office:value="41.4131">
                <text:p>41.4131</text:p>
              </table:table-cell>
              <table:table-cell office:value-type="float" office:value="55.7865">
                <text:p>55.7865</text:p>
              </table:table-cell>
              <table:table-cell office:value-type="float" office:value="3.11092">
                <text:p>3.11092</text:p>
              </table:table-cell>
              <table:table-cell office:value-type="float" office:value="84.8534">
                <text:p>84.8534</text:p>
              </table:table-cell>
              <table:table-cell office:value-type="float" office:value="43.1804">
                <text:p>43.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09029">
                <text:p>-0.309029</text:p>
              </table:table-cell>
              <table:table-cell office:value-type="float" office:value="41.7895">
                <text:p>41.7895</text:p>
              </table:table-cell>
              <table:table-cell office:value-type="float" office:value="47.5147">
                <text:p>47.5147</text:p>
              </table:table-cell>
              <table:table-cell office:value-type="float" office:value="3.13047">
                <text:p>3.13047</text:p>
              </table:table-cell>
              <table:table-cell office:value-type="float" office:value="87.3335">
                <text:p>87.3335</text:p>
              </table:table-cell>
              <table:table-cell office:value-type="float" office:value="47.2952">
                <text:p>47.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9291">
                <text:p>2.29291</text:p>
              </table:table-cell>
              <table:table-cell office:value-type="float" office:value="41.4736">
                <text:p>41.4736</text:p>
              </table:table-cell>
              <table:table-cell office:value-type="float" office:value="51.9523">
                <text:p>51.9523</text:p>
              </table:table-cell>
              <table:table-cell office:value-type="float" office:value="3.20358">
                <text:p>3.20358</text:p>
              </table:table-cell>
              <table:table-cell office:value-type="float" office:value="87.6505">
                <text:p>87.6505</text:p>
              </table:table-cell>
              <table:table-cell office:value-type="float" office:value="50.5414">
                <text:p>50.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5405">
                <text:p>2.85405</text:p>
              </table:table-cell>
              <table:table-cell office:value-type="float" office:value="41.4468">
                <text:p>41.4468</text:p>
              </table:table-cell>
              <table:table-cell office:value-type="float" office:value="53.7048">
                <text:p>53.7048</text:p>
              </table:table-cell>
              <table:table-cell office:value-type="float" office:value="3.15458">
                <text:p>3.15458</text:p>
              </table:table-cell>
              <table:table-cell office:value-type="float" office:value="96.311">
                <text:p>96.311</text:p>
              </table:table-cell>
              <table:table-cell office:value-type="float" office:value="46.6471">
                <text:p>46.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6787">
                <text:p>0.906787</text:p>
              </table:table-cell>
              <table:table-cell office:value-type="float" office:value="41.8417">
                <text:p>41.8417</text:p>
              </table:table-cell>
              <table:table-cell office:value-type="float" office:value="55.4817">
                <text:p>55.4817</text:p>
              </table:table-cell>
              <table:table-cell office:value-type="float" office:value="2.9708">
                <text:p>2.9708</text:p>
              </table:table-cell>
              <table:table-cell office:value-type="float" office:value="88.6926">
                <text:p>88.6926</text:p>
              </table:table-cell>
              <table:table-cell office:value-type="float" office:value="53.4257">
                <text:p>53.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301">
                <text:p>1.03301</text:p>
              </table:table-cell>
              <table:table-cell office:value-type="float" office:value="41.6805">
                <text:p>41.6805</text:p>
              </table:table-cell>
              <table:table-cell office:value-type="float" office:value="47.0661">
                <text:p>47.0661</text:p>
              </table:table-cell>
              <table:table-cell office:value-type="float" office:value="2.97888">
                <text:p>2.97888</text:p>
              </table:table-cell>
              <table:table-cell office:value-type="float" office:value="88.0917">
                <text:p>88.0917</text:p>
              </table:table-cell>
              <table:table-cell office:value-type="float" office:value="52.869">
                <text:p>52.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7908">
                <text:p>2.7908</text:p>
              </table:table-cell>
              <table:table-cell office:value-type="float" office:value="41.5484">
                <text:p>41.5484</text:p>
              </table:table-cell>
              <table:table-cell office:value-type="float" office:value="51.1148">
                <text:p>51.1148</text:p>
              </table:table-cell>
              <table:table-cell office:value-type="float" office:value="3.04882">
                <text:p>3.04882</text:p>
              </table:table-cell>
              <table:table-cell office:value-type="float" office:value="91.3403">
                <text:p>91.3403</text:p>
              </table:table-cell>
              <table:table-cell office:value-type="float" office:value="50.753">
                <text:p>50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0142">
                <text:p>1.60142</text:p>
              </table:table-cell>
              <table:table-cell office:value-type="float" office:value="41.0711">
                <text:p>41.0711</text:p>
              </table:table-cell>
              <table:table-cell office:value-type="float" office:value="55.7009">
                <text:p>55.7009</text:p>
              </table:table-cell>
              <table:table-cell office:value-type="float" office:value="3.23165">
                <text:p>3.23165</text:p>
              </table:table-cell>
              <table:table-cell office:value-type="float" office:value="84.0359">
                <text:p>84.0359</text:p>
              </table:table-cell>
              <table:table-cell office:value-type="float" office:value="49.4986">
                <text:p>49.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7553">
                <text:p>3.07553</text:p>
              </table:table-cell>
              <table:table-cell office:value-type="float" office:value="41.3319">
                <text:p>41.3319</text:p>
              </table:table-cell>
              <table:table-cell office:value-type="float" office:value="49.0926">
                <text:p>49.0926</text:p>
              </table:table-cell>
              <table:table-cell office:value-type="float" office:value="3.0482">
                <text:p>3.0482</text:p>
              </table:table-cell>
              <table:table-cell office:value-type="float" office:value="87.2923">
                <text:p>87.2923</text:p>
              </table:table-cell>
              <table:table-cell office:value-type="float" office:value="48.303">
                <text:p>48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6801">
                <text:p>2.66801</text:p>
              </table:table-cell>
              <table:table-cell office:value-type="float" office:value="41.3151">
                <text:p>41.3151</text:p>
              </table:table-cell>
              <table:table-cell office:value-type="float" office:value="49.2104">
                <text:p>49.2104</text:p>
              </table:table-cell>
              <table:table-cell office:value-type="float" office:value="2.91954">
                <text:p>2.91954</text:p>
              </table:table-cell>
              <table:table-cell office:value-type="float" office:value="82.2091">
                <text:p>82.2091</text:p>
              </table:table-cell>
              <table:table-cell office:value-type="float" office:value="43.2666">
                <text:p>43.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315">
                <text:p>48.1315</text:p>
              </table:table-cell>
              <table:table-cell office:value-type="float" office:value="3.1167">
                <text:p>3.1167</text:p>
              </table:table-cell>
              <table:table-cell office:value-type="float" office:value="84.7917">
                <text:p>84.7917</text:p>
              </table:table-cell>
              <table:table-cell office:value-type="float" office:value="44.2794">
                <text:p>44.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467">
                <text:p>43.8467</text:p>
              </table:table-cell>
              <table:table-cell office:value-type="float" office:value="3.23859">
                <text:p>3.23859</text:p>
              </table:table-cell>
              <table:table-cell office:value-type="float" office:value="92.5688">
                <text:p>92.5688</text:p>
              </table:table-cell>
              <table:table-cell office:value-type="float" office:value="42.5525">
                <text:p>42.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212">
                <text:p>51.1212</text:p>
              </table:table-cell>
              <table:table-cell office:value-type="float" office:value="3.10171">
                <text:p>3.10171</text:p>
              </table:table-cell>
              <table:table-cell office:value-type="float" office:value="89.4485">
                <text:p>89.4485</text:p>
              </table:table-cell>
              <table:table-cell office:value-type="float" office:value="54.3598">
                <text:p>54.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41">
                <text:p>48.241</text:p>
              </table:table-cell>
              <table:table-cell office:value-type="float" office:value="3.27221">
                <text:p>3.27221</text:p>
              </table:table-cell>
              <table:table-cell office:value-type="float" office:value="86.4943">
                <text:p>86.4943</text:p>
              </table:table-cell>
              <table:table-cell office:value-type="float" office:value="54.3347">
                <text:p>54.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886">
                <text:p>48.7886</text:p>
              </table:table-cell>
              <table:table-cell office:value-type="float" office:value="3.24547">
                <text:p>3.24547</text:p>
              </table:table-cell>
              <table:table-cell office:value-type="float" office:value="89.6788">
                <text:p>89.6788</text:p>
              </table:table-cell>
              <table:table-cell office:value-type="float" office:value="49.456">
                <text:p>49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058">
                <text:p>52.8058</text:p>
              </table:table-cell>
              <table:table-cell office:value-type="float" office:value="3.31464">
                <text:p>3.31464</text:p>
              </table:table-cell>
              <table:table-cell office:value-type="float" office:value="85.2595">
                <text:p>85.2595</text:p>
              </table:table-cell>
              <table:table-cell office:value-type="float" office:value="56.1845">
                <text:p>56.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923">
                <text:p>54.6923</text:p>
              </table:table-cell>
              <table:table-cell office:value-type="float" office:value="3.14978">
                <text:p>3.14978</text:p>
              </table:table-cell>
              <table:table-cell office:value-type="float" office:value="89.7428">
                <text:p>89.7428</text:p>
              </table:table-cell>
              <table:table-cell office:value-type="float" office:value="45.36">
                <text:p>45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505">
                <text:p>52.6505</text:p>
              </table:table-cell>
              <table:table-cell office:value-type="float" office:value="3.483">
                <text:p>3.483</text:p>
              </table:table-cell>
              <table:table-cell office:value-type="float" office:value="90.6358">
                <text:p>90.6358</text:p>
              </table:table-cell>
              <table:table-cell office:value-type="float" office:value="50.1006">
                <text:p>50.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059">
                <text:p>48.0059</text:p>
              </table:table-cell>
              <table:table-cell office:value-type="float" office:value="3.01747">
                <text:p>3.01747</text:p>
              </table:table-cell>
              <table:table-cell office:value-type="float" office:value="91.8902">
                <text:p>91.8902</text:p>
              </table:table-cell>
              <table:table-cell office:value-type="float" office:value="49.0099">
                <text:p>49.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217">
                <text:p>43.2217</text:p>
              </table:table-cell>
              <table:table-cell office:value-type="float" office:value="3.1709">
                <text:p>3.1709</text:p>
              </table:table-cell>
              <table:table-cell office:value-type="float" office:value="85.3543">
                <text:p>85.3543</text:p>
              </table:table-cell>
              <table:table-cell office:value-type="float" office:value="46.2237">
                <text:p>46.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373">
                <text:p>45.0373</text:p>
              </table:table-cell>
              <table:table-cell office:value-type="float" office:value="3.21427">
                <text:p>3.21427</text:p>
              </table:table-cell>
              <table:table-cell office:value-type="float" office:value="88.287">
                <text:p>88.287</text:p>
              </table:table-cell>
              <table:table-cell office:value-type="float" office:value="51.4585">
                <text:p>51.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902">
                <text:p>50.8902</text:p>
              </table:table-cell>
              <table:table-cell office:value-type="float" office:value="2.88582">
                <text:p>2.88582</text:p>
              </table:table-cell>
              <table:table-cell office:value-type="float" office:value="83.311">
                <text:p>83.311</text:p>
              </table:table-cell>
              <table:table-cell office:value-type="float" office:value="55.9955">
                <text:p>55.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745">
                <text:p>52.6745</text:p>
              </table:table-cell>
              <table:table-cell office:value-type="float" office:value="3.24796">
                <text:p>3.24796</text:p>
              </table:table-cell>
              <table:table-cell office:value-type="float" office:value="86.6745">
                <text:p>86.6745</text:p>
              </table:table-cell>
              <table:table-cell office:value-type="float" office:value="49.6291">
                <text:p>49.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27">
                <text:p>49.427</text:p>
              </table:table-cell>
              <table:table-cell office:value-type="float" office:value="3.25409">
                <text:p>3.25409</text:p>
              </table:table-cell>
              <table:table-cell office:value-type="float" office:value="85.2198">
                <text:p>85.2198</text:p>
              </table:table-cell>
              <table:table-cell office:value-type="float" office:value="47.3764">
                <text:p>47.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334">
                <text:p>47.8334</text:p>
              </table:table-cell>
              <table:table-cell office:value-type="float" office:value="3.05406">
                <text:p>3.05406</text:p>
              </table:table-cell>
              <table:table-cell office:value-type="float" office:value="93.0694">
                <text:p>93.0694</text:p>
              </table:table-cell>
              <table:table-cell office:value-type="float" office:value="42.2177">
                <text:p>42.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101">
                <text:p>51.2101</text:p>
              </table:table-cell>
              <table:table-cell office:value-type="float" office:value="3.08916">
                <text:p>3.08916</text:p>
              </table:table-cell>
              <table:table-cell office:value-type="float" office:value="94.5288">
                <text:p>94.5288</text:p>
              </table:table-cell>
              <table:table-cell office:value-type="float" office:value="42.8157">
                <text:p>42.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907">
                <text:p>46.2907</text:p>
              </table:table-cell>
              <table:table-cell office:value-type="float" office:value="3.33246">
                <text:p>3.33246</text:p>
              </table:table-cell>
              <table:table-cell office:value-type="float" office:value="89.9834">
                <text:p>89.9834</text:p>
              </table:table-cell>
              <table:table-cell office:value-type="float" office:value="42.0647">
                <text:p>42.0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564">
                <text:p>46.9564</text:p>
              </table:table-cell>
              <table:table-cell office:value-type="float" office:value="3.06804">
                <text:p>3.06804</text:p>
              </table:table-cell>
              <table:table-cell office:value-type="float" office:value="89.6189">
                <text:p>89.6189</text:p>
              </table:table-cell>
              <table:table-cell office:value-type="float" office:value="49.5295">
                <text:p>49.5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533">
                <text:p>48.7533</text:p>
              </table:table-cell>
              <table:table-cell office:value-type="float" office:value="3.26383">
                <text:p>3.26383</text:p>
              </table:table-cell>
              <table:table-cell office:value-type="float" office:value="84.2698">
                <text:p>84.2698</text:p>
              </table:table-cell>
              <table:table-cell office:value-type="float" office:value="47.9101">
                <text:p>47.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118">
                <text:p>41.4118</text:p>
              </table:table-cell>
              <table:table-cell office:value-type="float" office:value="3.22717">
                <text:p>3.22717</text:p>
              </table:table-cell>
              <table:table-cell office:value-type="float" office:value="92.5819">
                <text:p>92.5819</text:p>
              </table:table-cell>
              <table:table-cell office:value-type="float" office:value="42.961">
                <text:p>42.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1937">
                <text:p>57.1937</text:p>
              </table:table-cell>
              <table:table-cell office:value-type="float" office:value="3.19327">
                <text:p>3.19327</text:p>
              </table:table-cell>
              <table:table-cell office:value-type="float" office:value="91.3042">
                <text:p>91.3042</text:p>
              </table:table-cell>
              <table:table-cell office:value-type="float" office:value="40.6204">
                <text:p>40.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908">
                <text:p>49.6908</text:p>
              </table:table-cell>
              <table:table-cell office:value-type="float" office:value="3.18739">
                <text:p>3.18739</text:p>
              </table:table-cell>
              <table:table-cell office:value-type="float" office:value="85.0711">
                <text:p>85.0711</text:p>
              </table:table-cell>
              <table:table-cell office:value-type="float" office:value="44.4821">
                <text:p>44.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525">
                <text:p>48.1525</text:p>
              </table:table-cell>
              <table:table-cell office:value-type="float" office:value="3.45527">
                <text:p>3.45527</text:p>
              </table:table-cell>
              <table:table-cell office:value-type="float" office:value="90.1461">
                <text:p>90.1461</text:p>
              </table:table-cell>
              <table:table-cell office:value-type="float" office:value="40.9955">
                <text:p>40.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834">
                <text:p>49.0834</text:p>
              </table:table-cell>
              <table:table-cell office:value-type="float" office:value="2.90239">
                <text:p>2.90239</text:p>
              </table:table-cell>
              <table:table-cell office:value-type="float" office:value="92.4721">
                <text:p>92.4721</text:p>
              </table:table-cell>
              <table:table-cell office:value-type="float" office:value="39.8382">
                <text:p>39.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508">
                <text:p>45.3508</text:p>
              </table:table-cell>
              <table:table-cell office:value-type="float" office:value="3.43377">
                <text:p>3.43377</text:p>
              </table:table-cell>
              <table:table-cell office:value-type="float" office:value="86.1014">
                <text:p>86.1014</text:p>
              </table:table-cell>
              <table:table-cell office:value-type="float" office:value="51.718">
                <text:p>51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461">
                <text:p>50.7461</text:p>
              </table:table-cell>
              <table:table-cell office:value-type="float" office:value="3.29786">
                <text:p>3.29786</text:p>
              </table:table-cell>
              <table:table-cell office:value-type="float" office:value="86.0812">
                <text:p>86.0812</text:p>
              </table:table-cell>
              <table:table-cell office:value-type="float" office:value="49.3518">
                <text:p>49.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637">
                <text:p>48.4637</text:p>
              </table:table-cell>
              <table:table-cell office:value-type="float" office:value="3.24045">
                <text:p>3.24045</text:p>
              </table:table-cell>
              <table:table-cell office:value-type="float" office:value="87.1755">
                <text:p>87.1755</text:p>
              </table:table-cell>
              <table:table-cell office:value-type="float" office:value="47.1891">
                <text:p>47.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632">
                <text:p>53.1632</text:p>
              </table:table-cell>
              <table:table-cell office:value-type="float" office:value="3.14422">
                <text:p>3.14422</text:p>
              </table:table-cell>
              <table:table-cell office:value-type="float" office:value="84.2288">
                <text:p>84.2288</text:p>
              </table:table-cell>
              <table:table-cell office:value-type="float" office:value="45.3026">
                <text:p>45.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922">
                <text:p>44.9922</text:p>
              </table:table-cell>
              <table:table-cell office:value-type="float" office:value="3.276">
                <text:p>3.276</text:p>
              </table:table-cell>
              <table:table-cell office:value-type="float" office:value="91.565">
                <text:p>91.565</text:p>
              </table:table-cell>
              <table:table-cell office:value-type="float" office:value="50.3471">
                <text:p>50.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385">
                <text:p>52.8385</text:p>
              </table:table-cell>
              <table:table-cell office:value-type="float" office:value="3.36757">
                <text:p>3.36757</text:p>
              </table:table-cell>
              <table:table-cell office:value-type="float" office:value="87.78">
                <text:p>87.78</text:p>
              </table:table-cell>
              <table:table-cell office:value-type="float" office:value="52.2848">
                <text:p>52.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1785">
                <text:p>55.1785</text:p>
              </table:table-cell>
              <table:table-cell office:value-type="float" office:value="2.78434">
                <text:p>2.78434</text:p>
              </table:table-cell>
              <table:table-cell office:value-type="float" office:value="90.4919">
                <text:p>90.4919</text:p>
              </table:table-cell>
              <table:table-cell office:value-type="float" office:value="43.7984">
                <text:p>43.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964">
                <text:p>52.6964</text:p>
              </table:table-cell>
              <table:table-cell office:value-type="float" office:value="3.06467">
                <text:p>3.06467</text:p>
              </table:table-cell>
              <table:table-cell office:value-type="float" office:value="87.1027">
                <text:p>87.1027</text:p>
              </table:table-cell>
              <table:table-cell office:value-type="float" office:value="49.6385">
                <text:p>49.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657">
                <text:p>52.3657</text:p>
              </table:table-cell>
              <table:table-cell office:value-type="float" office:value="3.04656">
                <text:p>3.04656</text:p>
              </table:table-cell>
              <table:table-cell office:value-type="float" office:value="85.8336">
                <text:p>85.8336</text:p>
              </table:table-cell>
              <table:table-cell office:value-type="float" office:value="50.7768">
                <text:p>50.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95">
                <text:p>52.695</text:p>
              </table:table-cell>
              <table:table-cell office:value-type="float" office:value="2.99897">
                <text:p>2.99897</text:p>
              </table:table-cell>
              <table:table-cell office:value-type="float" office:value="86.9718">
                <text:p>86.9718</text:p>
              </table:table-cell>
              <table:table-cell office:value-type="float" office:value="49.962">
                <text:p>49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26">
                <text:p>47.426</text:p>
              </table:table-cell>
              <table:table-cell office:value-type="float" office:value="2.99716">
                <text:p>2.99716</text:p>
              </table:table-cell>
              <table:table-cell office:value-type="float" office:value="89.8365">
                <text:p>89.8365</text:p>
              </table:table-cell>
              <table:table-cell office:value-type="float" office:value="46.1989">
                <text:p>46.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452">
                <text:p>45.3452</text:p>
              </table:table-cell>
              <table:table-cell office:value-type="float" office:value="3.15207">
                <text:p>3.15207</text:p>
              </table:table-cell>
              <table:table-cell office:value-type="float" office:value="89.9746">
                <text:p>89.9746</text:p>
              </table:table-cell>
              <table:table-cell office:value-type="float" office:value="49.1052">
                <text:p>49.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563">
                <text:p>45.2563</text:p>
              </table:table-cell>
              <table:table-cell office:value-type="float" office:value="2.95095">
                <text:p>2.95095</text:p>
              </table:table-cell>
              <table:table-cell office:value-type="float" office:value="91.0806">
                <text:p>91.0806</text:p>
              </table:table-cell>
              <table:table-cell office:value-type="float" office:value="44.8371">
                <text:p>44.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966">
                <text:p>44.9966</text:p>
              </table:table-cell>
              <table:table-cell office:value-type="float" office:value="3.2906">
                <text:p>3.2906</text:p>
              </table:table-cell>
              <table:table-cell office:value-type="float" office:value="92.403">
                <text:p>92.403</text:p>
              </table:table-cell>
              <table:table-cell office:value-type="float" office:value="50.6994">
                <text:p>50.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892">
                <text:p>50.3892</text:p>
              </table:table-cell>
              <table:table-cell office:value-type="float" office:value="3.10151">
                <text:p>3.10151</text:p>
              </table:table-cell>
              <table:table-cell office:value-type="float" office:value="91.8123">
                <text:p>91.8123</text:p>
              </table:table-cell>
              <table:table-cell office:value-type="float" office:value="47.3802">
                <text:p>47.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576">
                <text:p>42.8576</text:p>
              </table:table-cell>
              <table:table-cell office:value-type="float" office:value="3.18715">
                <text:p>3.18715</text:p>
              </table:table-cell>
              <table:table-cell office:value-type="float" office:value="85.2089">
                <text:p>85.2089</text:p>
              </table:table-cell>
              <table:table-cell office:value-type="float" office:value="43.3215">
                <text:p>43.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982">
                <text:p>52.9982</text:p>
              </table:table-cell>
              <table:table-cell office:value-type="float" office:value="3.05736">
                <text:p>3.05736</text:p>
              </table:table-cell>
              <table:table-cell office:value-type="float" office:value="87.1131">
                <text:p>87.1131</text:p>
              </table:table-cell>
              <table:table-cell office:value-type="float" office:value="36.9117">
                <text:p>36.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0296">
                <text:p>50.0296</text:p>
              </table:table-cell>
              <table:table-cell office:value-type="float" office:value="3.14682">
                <text:p>3.14682</text:p>
              </table:table-cell>
              <table:table-cell office:value-type="float" office:value="84.6508">
                <text:p>84.6508</text:p>
              </table:table-cell>
              <table:table-cell office:value-type="float" office:value="51.7035">
                <text:p>51.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227">
                <text:p>48.4227</text:p>
              </table:table-cell>
              <table:table-cell office:value-type="float" office:value="3.12249">
                <text:p>3.12249</text:p>
              </table:table-cell>
              <table:table-cell office:value-type="float" office:value="86.856">
                <text:p>86.856</text:p>
              </table:table-cell>
              <table:table-cell office:value-type="float" office:value="41.1463">
                <text:p>41.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861">
                <text:p>45.8861</text:p>
              </table:table-cell>
              <table:table-cell office:value-type="float" office:value="2.99218">
                <text:p>2.99218</text:p>
              </table:table-cell>
              <table:table-cell office:value-type="float" office:value="87.8024">
                <text:p>87.8024</text:p>
              </table:table-cell>
              <table:table-cell office:value-type="float" office:value="53.6324">
                <text:p>53.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186">
                <text:p>50.1186</text:p>
              </table:table-cell>
              <table:table-cell office:value-type="float" office:value="3.39889">
                <text:p>3.39889</text:p>
              </table:table-cell>
              <table:table-cell office:value-type="float" office:value="87.728">
                <text:p>87.728</text:p>
              </table:table-cell>
              <table:table-cell office:value-type="float" office:value="45.3324">
                <text:p>45.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795">
                <text:p>42.2795</text:p>
              </table:table-cell>
              <table:table-cell office:value-type="float" office:value="3.03919">
                <text:p>3.03919</text:p>
              </table:table-cell>
              <table:table-cell office:value-type="float" office:value="91.8835">
                <text:p>91.8835</text:p>
              </table:table-cell>
              <table:table-cell office:value-type="float" office:value="48.4475">
                <text:p>48.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122">
                <text:p>47.6122</text:p>
              </table:table-cell>
              <table:table-cell office:value-type="float" office:value="2.89763">
                <text:p>2.89763</text:p>
              </table:table-cell>
              <table:table-cell office:value-type="float" office:value="87.2429">
                <text:p>87.2429</text:p>
              </table:table-cell>
              <table:table-cell office:value-type="float" office:value="42.0583">
                <text:p>42.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26">
                <text:p>44.026</text:p>
              </table:table-cell>
              <table:table-cell office:value-type="float" office:value="3.10352">
                <text:p>3.10352</text:p>
              </table:table-cell>
              <table:table-cell office:value-type="float" office:value="90.2466">
                <text:p>90.2466</text:p>
              </table:table-cell>
              <table:table-cell office:value-type="float" office:value="48.2316">
                <text:p>48.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229">
                <text:p>49.8229</text:p>
              </table:table-cell>
              <table:table-cell office:value-type="float" office:value="3.23362">
                <text:p>3.23362</text:p>
              </table:table-cell>
              <table:table-cell office:value-type="float" office:value="92.1318">
                <text:p>92.1318</text:p>
              </table:table-cell>
              <table:table-cell office:value-type="float" office:value="45.4135">
                <text:p>45.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478">
                <text:p>42.2478</text:p>
              </table:table-cell>
              <table:table-cell office:value-type="float" office:value="3.25066">
                <text:p>3.25066</text:p>
              </table:table-cell>
              <table:table-cell office:value-type="float" office:value="91.505">
                <text:p>91.505</text:p>
              </table:table-cell>
              <table:table-cell office:value-type="float" office:value="45.4504">
                <text:p>45.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718">
                <text:p>51.3718</text:p>
              </table:table-cell>
              <table:table-cell office:value-type="float" office:value="3.3026">
                <text:p>3.3026</text:p>
              </table:table-cell>
              <table:table-cell office:value-type="float" office:value="85.5979">
                <text:p>85.5979</text:p>
              </table:table-cell>
              <table:table-cell office:value-type="float" office:value="50.574">
                <text:p>5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524">
                <text:p>52.9524</text:p>
              </table:table-cell>
              <table:table-cell office:value-type="float" office:value="3.12044">
                <text:p>3.12044</text:p>
              </table:table-cell>
              <table:table-cell office:value-type="float" office:value="89.921">
                <text:p>89.921</text:p>
              </table:table-cell>
              <table:table-cell office:value-type="float" office:value="53.5856">
                <text:p>53.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47">
                <text:p>51.347</text:p>
              </table:table-cell>
              <table:table-cell office:value-type="float" office:value="3.30349">
                <text:p>3.30349</text:p>
              </table:table-cell>
              <table:table-cell office:value-type="float" office:value="86.1419">
                <text:p>86.1419</text:p>
              </table:table-cell>
              <table:table-cell office:value-type="float" office:value="51.7783">
                <text:p>51.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108">
                <text:p>49.2108</text:p>
              </table:table-cell>
              <table:table-cell office:value-type="float" office:value="3.11055">
                <text:p>3.11055</text:p>
              </table:table-cell>
              <table:table-cell office:value-type="float" office:value="87.2909">
                <text:p>87.2909</text:p>
              </table:table-cell>
              <table:table-cell office:value-type="float" office:value="44.8204">
                <text:p>44.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317">
                <text:p>46.7317</text:p>
              </table:table-cell>
              <table:table-cell office:value-type="float" office:value="3.08488">
                <text:p>3.08488</text:p>
              </table:table-cell>
              <table:table-cell office:value-type="float" office:value="91.915">
                <text:p>91.915</text:p>
              </table:table-cell>
              <table:table-cell office:value-type="float" office:value="48.4429">
                <text:p>48.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398">
                <text:p>38.398</text:p>
              </table:table-cell>
              <table:table-cell office:value-type="float" office:value="3.33134">
                <text:p>3.33134</text:p>
              </table:table-cell>
              <table:table-cell office:value-type="float" office:value="96.0962">
                <text:p>96.0962</text:p>
              </table:table-cell>
              <table:table-cell office:value-type="float" office:value="49.388">
                <text:p>49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036">
                <text:p>49.4036</text:p>
              </table:table-cell>
              <table:table-cell office:value-type="float" office:value="3.14496">
                <text:p>3.14496</text:p>
              </table:table-cell>
              <table:table-cell office:value-type="float" office:value="89.013">
                <text:p>89.013</text:p>
              </table:table-cell>
              <table:table-cell office:value-type="float" office:value="41.348">
                <text:p>4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214">
                <text:p>48.2214</text:p>
              </table:table-cell>
              <table:table-cell office:value-type="float" office:value="3.32088">
                <text:p>3.32088</text:p>
              </table:table-cell>
              <table:table-cell office:value-type="float" office:value="88.2461">
                <text:p>88.2461</text:p>
              </table:table-cell>
              <table:table-cell office:value-type="float" office:value="53.4774">
                <text:p>53.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0886">
                <text:p>38.0886</text:p>
              </table:table-cell>
              <table:table-cell office:value-type="float" office:value="3.25209">
                <text:p>3.25209</text:p>
              </table:table-cell>
              <table:table-cell office:value-type="float" office:value="91.8352">
                <text:p>91.8352</text:p>
              </table:table-cell>
              <table:table-cell office:value-type="float" office:value="48.3888">
                <text:p>48.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267">
                <text:p>51.0267</text:p>
              </table:table-cell>
              <table:table-cell office:value-type="float" office:value="2.86896">
                <text:p>2.86896</text:p>
              </table:table-cell>
              <table:table-cell office:value-type="float" office:value="88.1476">
                <text:p>88.1476</text:p>
              </table:table-cell>
              <table:table-cell office:value-type="float" office:value="49.0767">
                <text:p>49.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795">
                <text:p>40.9795</text:p>
              </table:table-cell>
              <table:table-cell office:value-type="float" office:value="3.14887">
                <text:p>3.14887</text:p>
              </table:table-cell>
              <table:table-cell office:value-type="float" office:value="92.4085">
                <text:p>92.4085</text:p>
              </table:table-cell>
              <table:table-cell office:value-type="float" office:value="47.1247">
                <text:p>47.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044">
                <text:p>50.4044</text:p>
              </table:table-cell>
              <table:table-cell office:value-type="float" office:value="3.33867">
                <text:p>3.33867</text:p>
              </table:table-cell>
              <table:table-cell office:value-type="float" office:value="86.5908">
                <text:p>86.5908</text:p>
              </table:table-cell>
              <table:table-cell office:value-type="float" office:value="47.3597">
                <text:p>47.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125">
                <text:p>48.3125</text:p>
              </table:table-cell>
              <table:table-cell office:value-type="float" office:value="3.05636">
                <text:p>3.05636</text:p>
              </table:table-cell>
              <table:table-cell office:value-type="float" office:value="90.8951">
                <text:p>90.8951</text:p>
              </table:table-cell>
              <table:table-cell office:value-type="float" office:value="48.6404">
                <text:p>48.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1081">
                <text:p>58.1081</text:p>
              </table:table-cell>
              <table:table-cell office:value-type="float" office:value="3.45579">
                <text:p>3.45579</text:p>
              </table:table-cell>
              <table:table-cell office:value-type="float" office:value="85.1012">
                <text:p>85.1012</text:p>
              </table:table-cell>
              <table:table-cell office:value-type="float" office:value="48.3759">
                <text:p>48.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837">
                <text:p>48.4837</text:p>
              </table:table-cell>
              <table:table-cell office:value-type="float" office:value="2.77284">
                <text:p>2.77284</text:p>
              </table:table-cell>
              <table:table-cell office:value-type="float" office:value="86.5862">
                <text:p>86.5862</text:p>
              </table:table-cell>
              <table:table-cell office:value-type="float" office:value="51.6755">
                <text:p>51.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498">
                <text:p>44.6498</text:p>
              </table:table-cell>
              <table:table-cell office:value-type="float" office:value="3.00221">
                <text:p>3.00221</text:p>
              </table:table-cell>
              <table:table-cell office:value-type="float" office:value="89.005">
                <text:p>89.005</text:p>
              </table:table-cell>
              <table:table-cell office:value-type="float" office:value="52.7666">
                <text:p>52.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57">
                <text:p>48.0957</text:p>
              </table:table-cell>
              <table:table-cell office:value-type="float" office:value="3.12917">
                <text:p>3.12917</text:p>
              </table:table-cell>
              <table:table-cell office:value-type="float" office:value="89.4523">
                <text:p>89.4523</text:p>
              </table:table-cell>
              <table:table-cell office:value-type="float" office:value="50.372">
                <text:p>5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222">
                <text:p>51.6222</text:p>
              </table:table-cell>
              <table:table-cell office:value-type="float" office:value="3.31966">
                <text:p>3.31966</text:p>
              </table:table-cell>
              <table:table-cell office:value-type="float" office:value="89.1947">
                <text:p>89.1947</text:p>
              </table:table-cell>
              <table:table-cell office:value-type="float" office:value="51.7825">
                <text:p>51.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266">
                <text:p>50.5266</text:p>
              </table:table-cell>
              <table:table-cell office:value-type="float" office:value="3.00372">
                <text:p>3.00372</text:p>
              </table:table-cell>
              <table:table-cell office:value-type="float" office:value="88.0423">
                <text:p>88.0423</text:p>
              </table:table-cell>
              <table:table-cell office:value-type="float" office:value="54.1936">
                <text:p>54.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8049">
                <text:p>55.8049</text:p>
              </table:table-cell>
              <table:table-cell office:value-type="float" office:value="3.2521">
                <text:p>3.2521</text:p>
              </table:table-cell>
              <table:table-cell office:value-type="float" office:value="89.1126">
                <text:p>89.1126</text:p>
              </table:table-cell>
              <table:table-cell office:value-type="float" office:value="42.4508">
                <text:p>42.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543">
                <text:p>44.3543</text:p>
              </table:table-cell>
              <table:table-cell office:value-type="float" office:value="3.03395">
                <text:p>3.03395</text:p>
              </table:table-cell>
              <table:table-cell office:value-type="float" office:value="88.6973">
                <text:p>88.6973</text:p>
              </table:table-cell>
              <table:table-cell office:value-type="float" office:value="45.0153">
                <text:p>45.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189">
                <text:p>51.7189</text:p>
              </table:table-cell>
              <table:table-cell office:value-type="float" office:value="3.2616">
                <text:p>3.2616</text:p>
              </table:table-cell>
              <table:table-cell office:value-type="float" office:value="90.2052">
                <text:p>90.2052</text:p>
              </table:table-cell>
              <table:table-cell office:value-type="float" office:value="48.1759">
                <text:p>48.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411">
                <text:p>53.1411</text:p>
              </table:table-cell>
              <table:table-cell office:value-type="float" office:value="2.97594">
                <text:p>2.97594</text:p>
              </table:table-cell>
              <table:table-cell office:value-type="float" office:value="89.6">
                <text:p>89.6</text:p>
              </table:table-cell>
              <table:table-cell office:value-type="float" office:value="44.7762">
                <text:p>44.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658">
                <text:p>49.0658</text:p>
              </table:table-cell>
              <table:table-cell office:value-type="float" office:value="3.16308">
                <text:p>3.16308</text:p>
              </table:table-cell>
              <table:table-cell office:value-type="float" office:value="88.2543">
                <text:p>88.2543</text:p>
              </table:table-cell>
              <table:table-cell office:value-type="float" office:value="53.9042">
                <text:p>53.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292">
                <text:p>43.6292</text:p>
              </table:table-cell>
              <table:table-cell office:value-type="float" office:value="3.28213">
                <text:p>3.28213</text:p>
              </table:table-cell>
              <table:table-cell office:value-type="float" office:value="91.999">
                <text:p>91.999</text:p>
              </table:table-cell>
              <table:table-cell office:value-type="float" office:value="49.3056">
                <text:p>49.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628">
                <text:p>46.6628</text:p>
              </table:table-cell>
              <table:table-cell office:value-type="float" office:value="3.07487">
                <text:p>3.07487</text:p>
              </table:table-cell>
              <table:table-cell office:value-type="float" office:value="91.7828">
                <text:p>91.7828</text:p>
              </table:table-cell>
              <table:table-cell office:value-type="float" office:value="38.3965">
                <text:p>38.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3.25821">
                <text:p>3.25821</text:p>
              </table:table-cell>
              <table:table-cell office:value-type="float" office:value="90.3491">
                <text:p>90.3491</text:p>
              </table:table-cell>
              <table:table-cell office:value-type="float" office:value="44.7946">
                <text:p>44.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193">
                <text:p>51.1193</text:p>
              </table:table-cell>
              <table:table-cell office:value-type="float" office:value="3.28436">
                <text:p>3.28436</text:p>
              </table:table-cell>
              <table:table-cell office:value-type="float" office:value="86.4181">
                <text:p>86.4181</text:p>
              </table:table-cell>
              <table:table-cell office:value-type="float" office:value="48.8886">
                <text:p>48.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37">
                <text:p>48.537</text:p>
              </table:table-cell>
              <table:table-cell office:value-type="float" office:value="3.39792">
                <text:p>3.39792</text:p>
              </table:table-cell>
              <table:table-cell office:value-type="float" office:value="90.1743">
                <text:p>90.1743</text:p>
              </table:table-cell>
              <table:table-cell office:value-type="float" office:value="54.5527">
                <text:p>54.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833">
                <text:p>51.1833</text:p>
              </table:table-cell>
              <table:table-cell office:value-type="float" office:value="3.16959">
                <text:p>3.16959</text:p>
              </table:table-cell>
              <table:table-cell office:value-type="float" office:value="84.2166">
                <text:p>84.2166</text:p>
              </table:table-cell>
              <table:table-cell office:value-type="float" office:value="48.9596">
                <text:p>48.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161">
                <text:p>50.7161</text:p>
              </table:table-cell>
              <table:table-cell office:value-type="float" office:value="3.29627">
                <text:p>3.29627</text:p>
              </table:table-cell>
              <table:table-cell office:value-type="float" office:value="87.1318">
                <text:p>87.1318</text:p>
              </table:table-cell>
              <table:table-cell office:value-type="float" office:value="48.5002">
                <text:p>48.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636">
                <text:p>42.8636</text:p>
              </table:table-cell>
              <table:table-cell office:value-type="float" office:value="3.07529">
                <text:p>3.07529</text:p>
              </table:table-cell>
              <table:table-cell office:value-type="float" office:value="89.4146">
                <text:p>89.4146</text:p>
              </table:table-cell>
              <table:table-cell office:value-type="float" office:value="52.1653">
                <text:p>52.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004">
                <text:p>49.4004</text:p>
              </table:table-cell>
              <table:table-cell office:value-type="float" office:value="3.31495">
                <text:p>3.31495</text:p>
              </table:table-cell>
              <table:table-cell office:value-type="float" office:value="96.1585">
                <text:p>96.1585</text:p>
              </table:table-cell>
              <table:table-cell office:value-type="float" office:value="47.4563">
                <text:p>47.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072">
                <text:p>52.8072</text:p>
              </table:table-cell>
              <table:table-cell office:value-type="float" office:value="3.51344">
                <text:p>3.51344</text:p>
              </table:table-cell>
              <table:table-cell office:value-type="float" office:value="94.4054">
                <text:p>94.4054</text:p>
              </table:table-cell>
              <table:table-cell office:value-type="float" office:value="52.493">
                <text:p>52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475">
                <text:p>44.2475</text:p>
              </table:table-cell>
              <table:table-cell office:value-type="float" office:value="3.20818">
                <text:p>3.20818</text:p>
              </table:table-cell>
              <table:table-cell office:value-type="float" office:value="86.9418">
                <text:p>86.9418</text:p>
              </table:table-cell>
              <table:table-cell office:value-type="float" office:value="45.9029">
                <text:p>45.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885">
                <text:p>48.1885</text:p>
              </table:table-cell>
              <table:table-cell office:value-type="float" office:value="3.19024">
                <text:p>3.19024</text:p>
              </table:table-cell>
              <table:table-cell office:value-type="float" office:value="85.9066">
                <text:p>85.9066</text:p>
              </table:table-cell>
              <table:table-cell office:value-type="float" office:value="44.2445">
                <text:p>44.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431">
                <text:p>48.0431</text:p>
              </table:table-cell>
              <table:table-cell office:value-type="float" office:value="3.19459">
                <text:p>3.19459</text:p>
              </table:table-cell>
              <table:table-cell office:value-type="float" office:value="86.6872">
                <text:p>86.6872</text:p>
              </table:table-cell>
              <table:table-cell office:value-type="float" office:value="48.0419">
                <text:p>48.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315">
                <text:p>44.0315</text:p>
              </table:table-cell>
              <table:table-cell office:value-type="float" office:value="3.38755">
                <text:p>3.38755</text:p>
              </table:table-cell>
              <table:table-cell office:value-type="float" office:value="86.3109">
                <text:p>86.3109</text:p>
              </table:table-cell>
              <table:table-cell office:value-type="float" office:value="48.6685">
                <text:p>48.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412">
                <text:p>45.6412</text:p>
              </table:table-cell>
              <table:table-cell office:value-type="float" office:value="3.33712">
                <text:p>3.33712</text:p>
              </table:table-cell>
              <table:table-cell office:value-type="float" office:value="86.4281">
                <text:p>86.4281</text:p>
              </table:table-cell>
              <table:table-cell office:value-type="float" office:value="42.5467">
                <text:p>42.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365">
                <text:p>43.1365</text:p>
              </table:table-cell>
              <table:table-cell office:value-type="float" office:value="3.05084">
                <text:p>3.05084</text:p>
              </table:table-cell>
              <table:table-cell office:value-type="float" office:value="85.0789">
                <text:p>85.0789</text:p>
              </table:table-cell>
              <table:table-cell office:value-type="float" office:value="46.2326">
                <text:p>46.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187">
                <text:p>47.0187</text:p>
              </table:table-cell>
              <table:table-cell office:value-type="float" office:value="3.23208">
                <text:p>3.23208</text:p>
              </table:table-cell>
              <table:table-cell office:value-type="float" office:value="91.936">
                <text:p>91.936</text:p>
              </table:table-cell>
              <table:table-cell office:value-type="float" office:value="50.4201">
                <text:p>50.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345">
                <text:p>51.5345</text:p>
              </table:table-cell>
              <table:table-cell office:value-type="float" office:value="3.38118">
                <text:p>3.38118</text:p>
              </table:table-cell>
              <table:table-cell office:value-type="float" office:value="91.5812">
                <text:p>91.5812</text:p>
              </table:table-cell>
              <table:table-cell office:value-type="float" office:value="45.0742">
                <text:p>45.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173">
                <text:p>57.173</text:p>
              </table:table-cell>
              <table:table-cell office:value-type="float" office:value="3.32384">
                <text:p>3.32384</text:p>
              </table:table-cell>
              <table:table-cell office:value-type="float" office:value="95.1291">
                <text:p>95.1291</text:p>
              </table:table-cell>
              <table:table-cell office:value-type="float" office:value="42.8016">
                <text:p>42.8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304">
                <text:p>44.6304</text:p>
              </table:table-cell>
              <table:table-cell office:value-type="float" office:value="3.15582">
                <text:p>3.15582</text:p>
              </table:table-cell>
              <table:table-cell office:value-type="float" office:value="88.4259">
                <text:p>88.4259</text:p>
              </table:table-cell>
              <table:table-cell office:value-type="float" office:value="45.7601">
                <text:p>45.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211">
                <text:p>51.4211</text:p>
              </table:table-cell>
              <table:table-cell office:value-type="float" office:value="3.42271">
                <text:p>3.42271</text:p>
              </table:table-cell>
              <table:table-cell office:value-type="float" office:value="94.9516">
                <text:p>94.9516</text:p>
              </table:table-cell>
              <table:table-cell office:value-type="float" office:value="45.7467">
                <text:p>45.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996">
                <text:p>47.8996</text:p>
              </table:table-cell>
              <table:table-cell office:value-type="float" office:value="3.34198">
                <text:p>3.34198</text:p>
              </table:table-cell>
              <table:table-cell office:value-type="float" office:value="89.9463">
                <text:p>89.9463</text:p>
              </table:table-cell>
              <table:table-cell office:value-type="float" office:value="50.2493">
                <text:p>50.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063">
                <text:p>50.7063</text:p>
              </table:table-cell>
              <table:table-cell office:value-type="float" office:value="3.26427">
                <text:p>3.26427</text:p>
              </table:table-cell>
              <table:table-cell office:value-type="float" office:value="89.5216">
                <text:p>89.5216</text:p>
              </table:table-cell>
              <table:table-cell office:value-type="float" office:value="36.1927">
                <text:p>36.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951">
                <text:p>51.7951</text:p>
              </table:table-cell>
              <table:table-cell office:value-type="float" office:value="3.02464">
                <text:p>3.02464</text:p>
              </table:table-cell>
              <table:table-cell office:value-type="float" office:value="84.0739">
                <text:p>84.0739</text:p>
              </table:table-cell>
              <table:table-cell office:value-type="float" office:value="54.1751">
                <text:p>54.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669">
                <text:p>46.7669</text:p>
              </table:table-cell>
              <table:table-cell office:value-type="float" office:value="3.3198">
                <text:p>3.3198</text:p>
              </table:table-cell>
              <table:table-cell office:value-type="float" office:value="83.564">
                <text:p>83.564</text:p>
              </table:table-cell>
              <table:table-cell office:value-type="float" office:value="47.5439">
                <text:p>47.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914">
                <text:p>55.0914</text:p>
              </table:table-cell>
              <table:table-cell office:value-type="float" office:value="3.26275">
                <text:p>3.26275</text:p>
              </table:table-cell>
              <table:table-cell office:value-type="float" office:value="89.6949">
                <text:p>89.6949</text:p>
              </table:table-cell>
              <table:table-cell office:value-type="float" office:value="45.577">
                <text:p>45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609">
                <text:p>46.1609</text:p>
              </table:table-cell>
              <table:table-cell office:value-type="float" office:value="3.08328">
                <text:p>3.08328</text:p>
              </table:table-cell>
              <table:table-cell office:value-type="float" office:value="90.2285">
                <text:p>90.2285</text:p>
              </table:table-cell>
              <table:table-cell office:value-type="float" office:value="41.2575">
                <text:p>41.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276">
                <text:p>44.2276</text:p>
              </table:table-cell>
              <table:table-cell office:value-type="float" office:value="3.02086">
                <text:p>3.02086</text:p>
              </table:table-cell>
              <table:table-cell office:value-type="float" office:value="89.7117">
                <text:p>89.7117</text:p>
              </table:table-cell>
              <table:table-cell office:value-type="float" office:value="48.7373">
                <text:p>48.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665">
                <text:p>47.1665</text:p>
              </table:table-cell>
              <table:table-cell office:value-type="float" office:value="3.08554">
                <text:p>3.08554</text:p>
              </table:table-cell>
              <table:table-cell office:value-type="float" office:value="89.7428">
                <text:p>89.7428</text:p>
              </table:table-cell>
              <table:table-cell office:value-type="float" office:value="46.2592">
                <text:p>46.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811">
                <text:p>49.9811</text:p>
              </table:table-cell>
              <table:table-cell office:value-type="float" office:value="3.05603">
                <text:p>3.05603</text:p>
              </table:table-cell>
              <table:table-cell office:value-type="float" office:value="84.0808">
                <text:p>84.0808</text:p>
              </table:table-cell>
              <table:table-cell office:value-type="float" office:value="50.0201">
                <text:p>50.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16">
                <text:p>52.716</text:p>
              </table:table-cell>
              <table:table-cell office:value-type="float" office:value="2.99968">
                <text:p>2.99968</text:p>
              </table:table-cell>
              <table:table-cell office:value-type="float" office:value="88.8406">
                <text:p>88.8406</text:p>
              </table:table-cell>
              <table:table-cell office:value-type="float" office:value="39.389">
                <text:p>39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461">
                <text:p>49.7461</text:p>
              </table:table-cell>
              <table:table-cell office:value-type="float" office:value="3.31221">
                <text:p>3.31221</text:p>
              </table:table-cell>
              <table:table-cell office:value-type="float" office:value="90.1685">
                <text:p>90.1685</text:p>
              </table:table-cell>
              <table:table-cell office:value-type="float" office:value="47.9725">
                <text:p>47.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154">
                <text:p>50.5154</text:p>
              </table:table-cell>
              <table:table-cell office:value-type="float" office:value="2.95242">
                <text:p>2.95242</text:p>
              </table:table-cell>
              <table:table-cell office:value-type="float" office:value="86.8695">
                <text:p>86.8695</text:p>
              </table:table-cell>
              <table:table-cell office:value-type="float" office:value="51.2951">
                <text:p>51.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83">
                <text:p>48.383</text:p>
              </table:table-cell>
              <table:table-cell office:value-type="float" office:value="3.25018">
                <text:p>3.25018</text:p>
              </table:table-cell>
              <table:table-cell office:value-type="float" office:value="85.7424">
                <text:p>85.7424</text:p>
              </table:table-cell>
              <table:table-cell office:value-type="float" office:value="49.6763">
                <text:p>49.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087">
                <text:p>52.7087</text:p>
              </table:table-cell>
              <table:table-cell office:value-type="float" office:value="2.79629">
                <text:p>2.79629</text:p>
              </table:table-cell>
              <table:table-cell office:value-type="float" office:value="91.2372">
                <text:p>91.2372</text:p>
              </table:table-cell>
              <table:table-cell office:value-type="float" office:value="43.1012">
                <text:p>43.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069">
                <text:p>44.2069</text:p>
              </table:table-cell>
              <table:table-cell office:value-type="float" office:value="3.17022">
                <text:p>3.17022</text:p>
              </table:table-cell>
              <table:table-cell office:value-type="float" office:value="84.3017">
                <text:p>84.3017</text:p>
              </table:table-cell>
              <table:table-cell office:value-type="float" office:value="49.326">
                <text:p>49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816">
                <text:p>51.2816</text:p>
              </table:table-cell>
              <table:table-cell office:value-type="float" office:value="3.11025">
                <text:p>3.11025</text:p>
              </table:table-cell>
              <table:table-cell office:value-type="float" office:value="94.2768">
                <text:p>94.2768</text:p>
              </table:table-cell>
              <table:table-cell office:value-type="float" office:value="44.6449">
                <text:p>44.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121">
                <text:p>46.0121</text:p>
              </table:table-cell>
              <table:table-cell office:value-type="float" office:value="3.36816">
                <text:p>3.36816</text:p>
              </table:table-cell>
              <table:table-cell office:value-type="float" office:value="86.3431">
                <text:p>86.3431</text:p>
              </table:table-cell>
              <table:table-cell office:value-type="float" office:value="48.7447">
                <text:p>48.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72">
                <text:p>45.672</text:p>
              </table:table-cell>
              <table:table-cell office:value-type="float" office:value="3.02456">
                <text:p>3.02456</text:p>
              </table:table-cell>
              <table:table-cell office:value-type="float" office:value="84.4161">
                <text:p>84.4161</text:p>
              </table:table-cell>
              <table:table-cell office:value-type="float" office:value="44.6044">
                <text:p>44.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607">
                <text:p>56.4607</text:p>
              </table:table-cell>
              <table:table-cell office:value-type="float" office:value="3.18282">
                <text:p>3.18282</text:p>
              </table:table-cell>
              <table:table-cell office:value-type="float" office:value="85.4507">
                <text:p>85.4507</text:p>
              </table:table-cell>
              <table:table-cell office:value-type="float" office:value="48.7714">
                <text:p>48.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4447">
                <text:p>39.4447</text:p>
              </table:table-cell>
              <table:table-cell office:value-type="float" office:value="2.97675">
                <text:p>2.97675</text:p>
              </table:table-cell>
              <table:table-cell office:value-type="float" office:value="90.5204">
                <text:p>90.5204</text:p>
              </table:table-cell>
              <table:table-cell office:value-type="float" office:value="41.1995">
                <text:p>41.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977">
                <text:p>53.1977</text:p>
              </table:table-cell>
              <table:table-cell office:value-type="float" office:value="3.4076">
                <text:p>3.4076</text:p>
              </table:table-cell>
              <table:table-cell office:value-type="float" office:value="89.6142">
                <text:p>89.6142</text:p>
              </table:table-cell>
              <table:table-cell office:value-type="float" office:value="55.9238">
                <text:p>55.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868">
                <text:p>48.1868</text:p>
              </table:table-cell>
              <table:table-cell office:value-type="float" office:value="3.24323">
                <text:p>3.24323</text:p>
              </table:table-cell>
              <table:table-cell office:value-type="float" office:value="87.2395">
                <text:p>87.2395</text:p>
              </table:table-cell>
              <table:table-cell office:value-type="float" office:value="47.814">
                <text:p>47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023">
                <text:p>45.7023</text:p>
              </table:table-cell>
              <table:table-cell office:value-type="float" office:value="3.11071">
                <text:p>3.11071</text:p>
              </table:table-cell>
              <table:table-cell office:value-type="float" office:value="91.3517">
                <text:p>91.3517</text:p>
              </table:table-cell>
              <table:table-cell office:value-type="float" office:value="53.9457">
                <text:p>53.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664">
                <text:p>46.9664</text:p>
              </table:table-cell>
              <table:table-cell office:value-type="float" office:value="3.37809">
                <text:p>3.37809</text:p>
              </table:table-cell>
              <table:table-cell office:value-type="float" office:value="87.7428">
                <text:p>87.7428</text:p>
              </table:table-cell>
              <table:table-cell office:value-type="float" office:value="44.2146">
                <text:p>44.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991">
                <text:p>46.7991</text:p>
              </table:table-cell>
              <table:table-cell office:value-type="float" office:value="3.28213">
                <text:p>3.28213</text:p>
              </table:table-cell>
              <table:table-cell office:value-type="float" office:value="89.2816">
                <text:p>89.2816</text:p>
              </table:table-cell>
              <table:table-cell office:value-type="float" office:value="44.7962">
                <text:p>44.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534">
                <text:p>53.2534</text:p>
              </table:table-cell>
              <table:table-cell office:value-type="float" office:value="3.37943">
                <text:p>3.37943</text:p>
              </table:table-cell>
              <table:table-cell office:value-type="float" office:value="88.3347">
                <text:p>88.3347</text:p>
              </table:table-cell>
              <table:table-cell office:value-type="float" office:value="50.1716">
                <text:p>50.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157">
                <text:p>51.7157</text:p>
              </table:table-cell>
              <table:table-cell office:value-type="float" office:value="3.14671">
                <text:p>3.14671</text:p>
              </table:table-cell>
              <table:table-cell office:value-type="float" office:value="88.7167">
                <text:p>88.7167</text:p>
              </table:table-cell>
              <table:table-cell office:value-type="float" office:value="53.8383">
                <text:p>53.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9658">
                <text:p>43.9658</text:p>
              </table:table-cell>
              <table:table-cell office:value-type="float" office:value="3.28225">
                <text:p>3.28225</text:p>
              </table:table-cell>
              <table:table-cell office:value-type="float" office:value="93.725">
                <text:p>93.725</text:p>
              </table:table-cell>
              <table:table-cell office:value-type="float" office:value="52.1806">
                <text:p>52.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987">
                <text:p>49.6987</text:p>
              </table:table-cell>
              <table:table-cell office:value-type="float" office:value="3.5289">
                <text:p>3.5289</text:p>
              </table:table-cell>
              <table:table-cell office:value-type="float" office:value="88.8652">
                <text:p>88.8652</text:p>
              </table:table-cell>
              <table:table-cell office:value-type="float" office:value="46.2972">
                <text:p>46.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55">
                <text:p>47.755</text:p>
              </table:table-cell>
              <table:table-cell office:value-type="float" office:value="3.08917">
                <text:p>3.08917</text:p>
              </table:table-cell>
              <table:table-cell office:value-type="float" office:value="86.8973">
                <text:p>86.8973</text:p>
              </table:table-cell>
              <table:table-cell office:value-type="float" office:value="49.1004">
                <text:p>49.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549">
                <text:p>48.7549</text:p>
              </table:table-cell>
              <table:table-cell office:value-type="float" office:value="2.9592">
                <text:p>2.9592</text:p>
              </table:table-cell>
              <table:table-cell office:value-type="float" office:value="84.4684">
                <text:p>84.4684</text:p>
              </table:table-cell>
              <table:table-cell office:value-type="float" office:value="53.9446">
                <text:p>53.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815">
                <text:p>47.8815</text:p>
              </table:table-cell>
              <table:table-cell office:value-type="float" office:value="3.30628">
                <text:p>3.30628</text:p>
              </table:table-cell>
              <table:table-cell office:value-type="float" office:value="85.2105">
                <text:p>85.2105</text:p>
              </table:table-cell>
              <table:table-cell office:value-type="float" office:value="49.5808">
                <text:p>49.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413">
                <text:p>47.6413</text:p>
              </table:table-cell>
              <table:table-cell office:value-type="float" office:value="3.00383">
                <text:p>3.00383</text:p>
              </table:table-cell>
              <table:table-cell office:value-type="float" office:value="88.7945">
                <text:p>88.7945</text:p>
              </table:table-cell>
              <table:table-cell office:value-type="float" office:value="47.299">
                <text:p>47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445">
                <text:p>50.7445</text:p>
              </table:table-cell>
              <table:table-cell office:value-type="float" office:value="3.20133">
                <text:p>3.20133</text:p>
              </table:table-cell>
              <table:table-cell office:value-type="float" office:value="86.6341">
                <text:p>86.6341</text:p>
              </table:table-cell>
              <table:table-cell office:value-type="float" office:value="52.8885">
                <text:p>52.8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968">
                <text:p>51.4968</text:p>
              </table:table-cell>
              <table:table-cell office:value-type="float" office:value="3.11166">
                <text:p>3.11166</text:p>
              </table:table-cell>
              <table:table-cell office:value-type="float" office:value="88.1526">
                <text:p>88.1526</text:p>
              </table:table-cell>
              <table:table-cell office:value-type="float" office:value="42.285">
                <text:p>42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207">
                <text:p>48.0207</text:p>
              </table:table-cell>
              <table:table-cell office:value-type="float" office:value="3.00295">
                <text:p>3.00295</text:p>
              </table:table-cell>
              <table:table-cell office:value-type="float" office:value="89.8543">
                <text:p>89.8543</text:p>
              </table:table-cell>
              <table:table-cell office:value-type="float" office:value="47.8203">
                <text:p>47.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464">
                <text:p>51.4464</text:p>
              </table:table-cell>
              <table:table-cell office:value-type="float" office:value="3.2879">
                <text:p>3.2879</text:p>
              </table:table-cell>
              <table:table-cell office:value-type="float" office:value="89.6499">
                <text:p>89.6499</text:p>
              </table:table-cell>
              <table:table-cell office:value-type="float" office:value="54.3044">
                <text:p>54.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989">
                <text:p>45.2989</text:p>
              </table:table-cell>
              <table:table-cell office:value-type="float" office:value="3.0688">
                <text:p>3.0688</text:p>
              </table:table-cell>
              <table:table-cell office:value-type="float" office:value="85.0978">
                <text:p>85.0978</text:p>
              </table:table-cell>
              <table:table-cell office:value-type="float" office:value="48.1174">
                <text:p>48.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781">
                <text:p>41.2781</text:p>
              </table:table-cell>
              <table:table-cell office:value-type="float" office:value="3.04708">
                <text:p>3.04708</text:p>
              </table:table-cell>
              <table:table-cell office:value-type="float" office:value="93.0341">
                <text:p>93.0341</text:p>
              </table:table-cell>
              <table:table-cell office:value-type="float" office:value="43.9514">
                <text:p>43.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077">
                <text:p>48.9077</text:p>
              </table:table-cell>
              <table:table-cell office:value-type="float" office:value="3.32952">
                <text:p>3.32952</text:p>
              </table:table-cell>
              <table:table-cell office:value-type="float" office:value="88.8999">
                <text:p>88.8999</text:p>
              </table:table-cell>
              <table:table-cell office:value-type="float" office:value="55.6848">
                <text:p>55.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702">
                <text:p>51.8702</text:p>
              </table:table-cell>
              <table:table-cell office:value-type="float" office:value="3.37652">
                <text:p>3.37652</text:p>
              </table:table-cell>
              <table:table-cell office:value-type="float" office:value="91.1194">
                <text:p>91.1194</text:p>
              </table:table-cell>
              <table:table-cell office:value-type="float" office:value="45.3769">
                <text:p>45.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139">
                <text:p>45.7139</text:p>
              </table:table-cell>
              <table:table-cell office:value-type="float" office:value="2.99215">
                <text:p>2.99215</text:p>
              </table:table-cell>
              <table:table-cell office:value-type="float" office:value="90.6155">
                <text:p>90.6155</text:p>
              </table:table-cell>
              <table:table-cell office:value-type="float" office:value="48.163">
                <text:p>48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954">
                <text:p>46.0954</text:p>
              </table:table-cell>
              <table:table-cell office:value-type="float" office:value="3.25909">
                <text:p>3.25909</text:p>
              </table:table-cell>
              <table:table-cell office:value-type="float" office:value="86.3177">
                <text:p>86.3177</text:p>
              </table:table-cell>
              <table:table-cell office:value-type="float" office:value="44.259">
                <text:p>44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09">
                <text:p>47.809</text:p>
              </table:table-cell>
              <table:table-cell office:value-type="float" office:value="3.31064">
                <text:p>3.31064</text:p>
              </table:table-cell>
              <table:table-cell office:value-type="float" office:value="91.7015">
                <text:p>91.7015</text:p>
              </table:table-cell>
              <table:table-cell office:value-type="float" office:value="46.48">
                <text:p>46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29">
                <text:p>49.129</text:p>
              </table:table-cell>
              <table:table-cell office:value-type="float" office:value="3.37745">
                <text:p>3.37745</text:p>
              </table:table-cell>
              <table:table-cell office:value-type="float" office:value="87.1794">
                <text:p>87.1794</text:p>
              </table:table-cell>
              <table:table-cell office:value-type="float" office:value="51.1598">
                <text:p>51.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891">
                <text:p>46.5891</text:p>
              </table:table-cell>
              <table:table-cell office:value-type="float" office:value="3.21292">
                <text:p>3.21292</text:p>
              </table:table-cell>
              <table:table-cell office:value-type="float" office:value="94.3648">
                <text:p>94.3648</text:p>
              </table:table-cell>
              <table:table-cell office:value-type="float" office:value="41.8924">
                <text:p>41.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006">
                <text:p>45.8006</text:p>
              </table:table-cell>
              <table:table-cell office:value-type="float" office:value="3.28586">
                <text:p>3.28586</text:p>
              </table:table-cell>
              <table:table-cell office:value-type="float" office:value="92.1155">
                <text:p>92.1155</text:p>
              </table:table-cell>
              <table:table-cell office:value-type="float" office:value="46.7421">
                <text:p>46.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638">
                <text:p>49.1638</text:p>
              </table:table-cell>
              <table:table-cell office:value-type="float" office:value="3.41501">
                <text:p>3.41501</text:p>
              </table:table-cell>
              <table:table-cell office:value-type="float" office:value="90.4303">
                <text:p>90.4303</text:p>
              </table:table-cell>
              <table:table-cell office:value-type="float" office:value="48.403">
                <text:p>48.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161">
                <text:p>51.1161</text:p>
              </table:table-cell>
              <table:table-cell office:value-type="float" office:value="3.20525">
                <text:p>3.20525</text:p>
              </table:table-cell>
              <table:table-cell office:value-type="float" office:value="87.9613">
                <text:p>87.9613</text:p>
              </table:table-cell>
              <table:table-cell office:value-type="float" office:value="41.0845">
                <text:p>41.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335">
                <text:p>46.8335</text:p>
              </table:table-cell>
              <table:table-cell office:value-type="float" office:value="3.27148">
                <text:p>3.27148</text:p>
              </table:table-cell>
              <table:table-cell office:value-type="float" office:value="90.9545">
                <text:p>90.9545</text:p>
              </table:table-cell>
              <table:table-cell office:value-type="float" office:value="45.775">
                <text:p>45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144">
                <text:p>49.3144</text:p>
              </table:table-cell>
              <table:table-cell office:value-type="float" office:value="3.14129">
                <text:p>3.14129</text:p>
              </table:table-cell>
              <table:table-cell office:value-type="float" office:value="85.4282">
                <text:p>85.4282</text:p>
              </table:table-cell>
              <table:table-cell office:value-type="float" office:value="54.8191">
                <text:p>54.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88">
                <text:p>47.488</text:p>
              </table:table-cell>
              <table:table-cell office:value-type="float" office:value="3.1997">
                <text:p>3.1997</text:p>
              </table:table-cell>
              <table:table-cell office:value-type="float" office:value="89.0309">
                <text:p>89.0309</text:p>
              </table:table-cell>
              <table:table-cell office:value-type="float" office:value="45.6888">
                <text:p>45.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548">
                <text:p>46.7548</text:p>
              </table:table-cell>
              <table:table-cell office:value-type="float" office:value="3.04395">
                <text:p>3.04395</text:p>
              </table:table-cell>
              <table:table-cell office:value-type="float" office:value="92.1905">
                <text:p>92.1905</text:p>
              </table:table-cell>
              <table:table-cell office:value-type="float" office:value="40.3106">
                <text:p>40.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264">
                <text:p>52.4264</text:p>
              </table:table-cell>
              <table:table-cell office:value-type="float" office:value="3.1654">
                <text:p>3.1654</text:p>
              </table:table-cell>
              <table:table-cell office:value-type="float" office:value="90.7636">
                <text:p>90.7636</text:p>
              </table:table-cell>
              <table:table-cell office:value-type="float" office:value="49.5251">
                <text:p>49.5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74">
                <text:p>40.174</text:p>
              </table:table-cell>
              <table:table-cell office:value-type="float" office:value="3.10943">
                <text:p>3.10943</text:p>
              </table:table-cell>
              <table:table-cell office:value-type="float" office:value="91.3334">
                <text:p>91.3334</text:p>
              </table:table-cell>
              <table:table-cell office:value-type="float" office:value="43.5115">
                <text:p>43.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648">
                <text:p>49.4648</text:p>
              </table:table-cell>
              <table:table-cell office:value-type="float" office:value="3.22927">
                <text:p>3.22927</text:p>
              </table:table-cell>
              <table:table-cell office:value-type="float" office:value="91.4937">
                <text:p>91.4937</text:p>
              </table:table-cell>
              <table:table-cell office:value-type="float" office:value="50.3064">
                <text:p>50.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877">
                <text:p>51.5877</text:p>
              </table:table-cell>
              <table:table-cell office:value-type="float" office:value="3.06211">
                <text:p>3.06211</text:p>
              </table:table-cell>
              <table:table-cell office:value-type="float" office:value="91.5215">
                <text:p>91.5215</text:p>
              </table:table-cell>
              <table:table-cell office:value-type="float" office:value="47.7161">
                <text:p>47.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653">
                <text:p>45.8653</text:p>
              </table:table-cell>
              <table:table-cell office:value-type="float" office:value="3.36263">
                <text:p>3.36263</text:p>
              </table:table-cell>
              <table:table-cell office:value-type="float" office:value="90.912">
                <text:p>90.912</text:p>
              </table:table-cell>
              <table:table-cell office:value-type="float" office:value="48.4959">
                <text:p>48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298">
                <text:p>44.6298</text:p>
              </table:table-cell>
              <table:table-cell office:value-type="float" office:value="3.20112">
                <text:p>3.20112</text:p>
              </table:table-cell>
              <table:table-cell office:value-type="float" office:value="84.5398">
                <text:p>84.5398</text:p>
              </table:table-cell>
              <table:table-cell office:value-type="float" office:value="49.0111">
                <text:p>49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965">
                <text:p>44.3965</text:p>
              </table:table-cell>
              <table:table-cell office:value-type="float" office:value="3.39205">
                <text:p>3.39205</text:p>
              </table:table-cell>
              <table:table-cell office:value-type="float" office:value="89.7231">
                <text:p>89.7231</text:p>
              </table:table-cell>
              <table:table-cell office:value-type="float" office:value="48.9016">
                <text:p>48.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11">
                <text:p>47.911</text:p>
              </table:table-cell>
              <table:table-cell office:value-type="float" office:value="3.30222">
                <text:p>3.30222</text:p>
              </table:table-cell>
              <table:table-cell office:value-type="float" office:value="90.1669">
                <text:p>90.1669</text:p>
              </table:table-cell>
              <table:table-cell office:value-type="float" office:value="46.6715">
                <text:p>46.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857">
                <text:p>49.4857</text:p>
              </table:table-cell>
              <table:table-cell office:value-type="float" office:value="3.23339">
                <text:p>3.23339</text:p>
              </table:table-cell>
              <table:table-cell office:value-type="float" office:value="90.6192">
                <text:p>90.6192</text:p>
              </table:table-cell>
              <table:table-cell office:value-type="float" office:value="45.6402">
                <text:p>45.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1655">
                <text:p>56.1655</text:p>
              </table:table-cell>
              <table:table-cell office:value-type="float" office:value="3.05991">
                <text:p>3.05991</text:p>
              </table:table-cell>
              <table:table-cell office:value-type="float" office:value="90.2356">
                <text:p>90.2356</text:p>
              </table:table-cell>
              <table:table-cell office:value-type="float" office:value="45.1738">
                <text:p>45.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02">
                <text:p>53.602</text:p>
              </table:table-cell>
              <table:table-cell office:value-type="float" office:value="3.25718">
                <text:p>3.25718</text:p>
              </table:table-cell>
              <table:table-cell office:value-type="float" office:value="85.5931">
                <text:p>85.5931</text:p>
              </table:table-cell>
              <table:table-cell office:value-type="float" office:value="50.5666">
                <text:p>50.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3524">
                <text:p>56.3524</text:p>
              </table:table-cell>
              <table:table-cell office:value-type="float" office:value="3.02202">
                <text:p>3.02202</text:p>
              </table:table-cell>
              <table:table-cell office:value-type="float" office:value="90.3601">
                <text:p>90.3601</text:p>
              </table:table-cell>
              <table:table-cell office:value-type="float" office:value="50.0199">
                <text:p>50.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797">
                <text:p>50.1797</text:p>
              </table:table-cell>
              <table:table-cell office:value-type="float" office:value="3.27069">
                <text:p>3.27069</text:p>
              </table:table-cell>
              <table:table-cell office:value-type="float" office:value="88.9088">
                <text:p>88.9088</text:p>
              </table:table-cell>
              <table:table-cell office:value-type="float" office:value="45.9637">
                <text:p>45.9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044">
                <text:p>47.9044</text:p>
              </table:table-cell>
              <table:table-cell office:value-type="float" office:value="3.09403">
                <text:p>3.09403</text:p>
              </table:table-cell>
              <table:table-cell office:value-type="float" office:value="83.6885">
                <text:p>83.6885</text:p>
              </table:table-cell>
              <table:table-cell office:value-type="float" office:value="39.4644">
                <text:p>39.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034">
                <text:p>45.6034</text:p>
              </table:table-cell>
              <table:table-cell office:value-type="float" office:value="3.06824">
                <text:p>3.06824</text:p>
              </table:table-cell>
              <table:table-cell office:value-type="float" office:value="91.2123">
                <text:p>91.2123</text:p>
              </table:table-cell>
              <table:table-cell office:value-type="float" office:value="45.3723">
                <text:p>45.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38">
                <text:p>48.638</text:p>
              </table:table-cell>
              <table:table-cell office:value-type="float" office:value="3.33807">
                <text:p>3.33807</text:p>
              </table:table-cell>
              <table:table-cell office:value-type="float" office:value="83.8924">
                <text:p>83.8924</text:p>
              </table:table-cell>
              <table:table-cell office:value-type="float" office:value="34.3746">
                <text:p>34.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189">
                <text:p>45.1189</text:p>
              </table:table-cell>
              <table:table-cell office:value-type="float" office:value="3.48732">
                <text:p>3.48732</text:p>
              </table:table-cell>
              <table:table-cell office:value-type="float" office:value="85.6403">
                <text:p>85.6403</text:p>
              </table:table-cell>
              <table:table-cell office:value-type="float" office:value="44.0833">
                <text:p>44.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2518">
                <text:p>52.2518</text:p>
              </table:table-cell>
              <table:table-cell office:value-type="float" office:value="3.45751">
                <text:p>3.45751</text:p>
              </table:table-cell>
              <table:table-cell office:value-type="float" office:value="86.652">
                <text:p>86.652</text:p>
              </table:table-cell>
              <table:table-cell office:value-type="float" office:value="48.2945">
                <text:p>48.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827">
                <text:p>55.5827</text:p>
              </table:table-cell>
              <table:table-cell office:value-type="float" office:value="3.25323">
                <text:p>3.25323</text:p>
              </table:table-cell>
              <table:table-cell office:value-type="float" office:value="87.0762">
                <text:p>87.0762</text:p>
              </table:table-cell>
              <table:table-cell office:value-type="float" office:value="50.7283">
                <text:p>50.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789">
                <text:p>49.7789</text:p>
              </table:table-cell>
              <table:table-cell office:value-type="float" office:value="2.9981">
                <text:p>2.9981</text:p>
              </table:table-cell>
              <table:table-cell office:value-type="float" office:value="87.4564">
                <text:p>87.4564</text:p>
              </table:table-cell>
              <table:table-cell office:value-type="float" office:value="47.4037">
                <text:p>47.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278">
                <text:p>45.8278</text:p>
              </table:table-cell>
              <table:table-cell office:value-type="float" office:value="2.93058">
                <text:p>2.93058</text:p>
              </table:table-cell>
              <table:table-cell office:value-type="float" office:value="89.4854">
                <text:p>89.4854</text:p>
              </table:table-cell>
              <table:table-cell office:value-type="float" office:value="51.8464">
                <text:p>51.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848">
                <text:p>59.3848</text:p>
              </table:table-cell>
              <table:table-cell office:value-type="float" office:value="3.20105">
                <text:p>3.20105</text:p>
              </table:table-cell>
              <table:table-cell office:value-type="float" office:value="91.1165">
                <text:p>91.1165</text:p>
              </table:table-cell>
              <table:table-cell office:value-type="float" office:value="48.9172">
                <text:p>48.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9081">
                <text:p>56.9081</text:p>
              </table:table-cell>
              <table:table-cell office:value-type="float" office:value="3.28189">
                <text:p>3.28189</text:p>
              </table:table-cell>
              <table:table-cell office:value-type="float" office:value="90.3261">
                <text:p>90.3261</text:p>
              </table:table-cell>
              <table:table-cell office:value-type="float" office:value="44.0005">
                <text:p>44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2923">
                <text:p>50.2923</text:p>
              </table:table-cell>
              <table:table-cell office:value-type="float" office:value="3.11007">
                <text:p>3.11007</text:p>
              </table:table-cell>
              <table:table-cell office:value-type="float" office:value="88.5556">
                <text:p>88.5556</text:p>
              </table:table-cell>
              <table:table-cell office:value-type="float" office:value="51.3694">
                <text:p>51.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901">
                <text:p>49.6901</text:p>
              </table:table-cell>
              <table:table-cell office:value-type="float" office:value="3.33219">
                <text:p>3.33219</text:p>
              </table:table-cell>
              <table:table-cell office:value-type="float" office:value="90.458">
                <text:p>90.458</text:p>
              </table:table-cell>
              <table:table-cell office:value-type="float" office:value="44.1667">
                <text:p>44.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372">
                <text:p>50.4372</text:p>
              </table:table-cell>
              <table:table-cell office:value-type="float" office:value="3.33817">
                <text:p>3.33817</text:p>
              </table:table-cell>
              <table:table-cell office:value-type="float" office:value="93.4729">
                <text:p>93.4729</text:p>
              </table:table-cell>
              <table:table-cell office:value-type="float" office:value="49.243">
                <text:p>49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901">
                <text:p>46.6901</text:p>
              </table:table-cell>
              <table:table-cell office:value-type="float" office:value="2.90752">
                <text:p>2.90752</text:p>
              </table:table-cell>
              <table:table-cell office:value-type="float" office:value="88.8853">
                <text:p>88.8853</text:p>
              </table:table-cell>
              <table:table-cell office:value-type="float" office:value="48.4224">
                <text:p>48.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0592">
                <text:p>43.0592</text:p>
              </table:table-cell>
              <table:table-cell office:value-type="float" office:value="3.07746">
                <text:p>3.07746</text:p>
              </table:table-cell>
              <table:table-cell office:value-type="float" office:value="95.1038">
                <text:p>95.1038</text:p>
              </table:table-cell>
              <table:table-cell office:value-type="float" office:value="48.0907">
                <text:p>48.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0521">
                <text:p>53.0521</text:p>
              </table:table-cell>
              <table:table-cell office:value-type="float" office:value="3.31728">
                <text:p>3.31728</text:p>
              </table:table-cell>
              <table:table-cell office:value-type="float" office:value="91.754">
                <text:p>91.754</text:p>
              </table:table-cell>
              <table:table-cell office:value-type="float" office:value="47.1854">
                <text:p>47.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457">
                <text:p>51.6457</text:p>
              </table:table-cell>
              <table:table-cell office:value-type="float" office:value="2.91166">
                <text:p>2.91166</text:p>
              </table:table-cell>
              <table:table-cell office:value-type="float" office:value="95.9075">
                <text:p>95.9075</text:p>
              </table:table-cell>
              <table:table-cell office:value-type="float" office:value="49.1264">
                <text:p>49.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155">
                <text:p>56.4155</text:p>
              </table:table-cell>
              <table:table-cell office:value-type="float" office:value="3.16169">
                <text:p>3.16169</text:p>
              </table:table-cell>
              <table:table-cell office:value-type="float" office:value="89.5228">
                <text:p>89.5228</text:p>
              </table:table-cell>
              <table:table-cell office:value-type="float" office:value="43.2814">
                <text:p>43.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242">
                <text:p>48.1242</text:p>
              </table:table-cell>
              <table:table-cell office:value-type="float" office:value="3.06898">
                <text:p>3.06898</text:p>
              </table:table-cell>
              <table:table-cell office:value-type="float" office:value="90.7021">
                <text:p>90.7021</text:p>
              </table:table-cell>
              <table:table-cell office:value-type="float" office:value="45.6001">
                <text:p>45.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564">
                <text:p>51.1564</text:p>
              </table:table-cell>
              <table:table-cell office:value-type="float" office:value="3.138">
                <text:p>3.138</text:p>
              </table:table-cell>
              <table:table-cell office:value-type="float" office:value="92.0849">
                <text:p>92.0849</text:p>
              </table:table-cell>
              <table:table-cell office:value-type="float" office:value="44.9925">
                <text:p>44.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9108">
                <text:p>45.9108</text:p>
              </table:table-cell>
              <table:table-cell office:value-type="float" office:value="3.00238">
                <text:p>3.00238</text:p>
              </table:table-cell>
              <table:table-cell office:value-type="float" office:value="88.82">
                <text:p>88.82</text:p>
              </table:table-cell>
              <table:table-cell office:value-type="float" office:value="48.4119">
                <text:p>48.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679">
                <text:p>41.8679</text:p>
              </table:table-cell>
              <table:table-cell office:value-type="float" office:value="3.41625">
                <text:p>3.41625</text:p>
              </table:table-cell>
              <table:table-cell office:value-type="float" office:value="87.4787">
                <text:p>87.4787</text:p>
              </table:table-cell>
              <table:table-cell office:value-type="float" office:value="50.8263">
                <text:p>50.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634">
                <text:p>45.2634</text:p>
              </table:table-cell>
              <table:table-cell office:value-type="float" office:value="3.32542">
                <text:p>3.32542</text:p>
              </table:table-cell>
              <table:table-cell office:value-type="float" office:value="85.5918">
                <text:p>85.5918</text:p>
              </table:table-cell>
              <table:table-cell office:value-type="float" office:value="43.3649">
                <text:p>43.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71">
                <text:p>48.371</text:p>
              </table:table-cell>
              <table:table-cell office:value-type="float" office:value="3.04901">
                <text:p>3.04901</text:p>
              </table:table-cell>
              <table:table-cell office:value-type="float" office:value="84.9395">
                <text:p>84.9395</text:p>
              </table:table-cell>
              <table:table-cell office:value-type="float" office:value="49.9214">
                <text:p>49.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331">
                <text:p>51.7331</text:p>
              </table:table-cell>
              <table:table-cell office:value-type="float" office:value="3.12092">
                <text:p>3.12092</text:p>
              </table:table-cell>
              <table:table-cell office:value-type="float" office:value="87.0413">
                <text:p>87.0413</text:p>
              </table:table-cell>
              <table:table-cell office:value-type="float" office:value="47.5512">
                <text:p>47.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505">
                <text:p>55.2505</text:p>
              </table:table-cell>
              <table:table-cell office:value-type="float" office:value="2.87529">
                <text:p>2.87529</text:p>
              </table:table-cell>
              <table:table-cell office:value-type="float" office:value="86.6818">
                <text:p>86.6818</text:p>
              </table:table-cell>
              <table:table-cell office:value-type="float" office:value="50.5586">
                <text:p>50.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898">
                <text:p>50.4898</text:p>
              </table:table-cell>
              <table:table-cell office:value-type="float" office:value="3.26063">
                <text:p>3.26063</text:p>
              </table:table-cell>
              <table:table-cell office:value-type="float" office:value="89.5018">
                <text:p>89.5018</text:p>
              </table:table-cell>
              <table:table-cell office:value-type="float" office:value="43.7927">
                <text:p>43.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229">
                <text:p>45.7229</text:p>
              </table:table-cell>
              <table:table-cell office:value-type="float" office:value="3.02482">
                <text:p>3.02482</text:p>
              </table:table-cell>
              <table:table-cell office:value-type="float" office:value="89.665">
                <text:p>89.665</text:p>
              </table:table-cell>
              <table:table-cell office:value-type="float" office:value="52.2942">
                <text:p>52.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487">
                <text:p>53.2487</text:p>
              </table:table-cell>
              <table:table-cell office:value-type="float" office:value="3.12843">
                <text:p>3.12843</text:p>
              </table:table-cell>
              <table:table-cell office:value-type="float" office:value="90.1356">
                <text:p>90.1356</text:p>
              </table:table-cell>
              <table:table-cell office:value-type="float" office:value="47.877">
                <text:p>47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495">
                <text:p>40.7495</text:p>
              </table:table-cell>
              <table:table-cell office:value-type="float" office:value="3.11301">
                <text:p>3.11301</text:p>
              </table:table-cell>
              <table:table-cell office:value-type="float" office:value="89.5638">
                <text:p>89.5638</text:p>
              </table:table-cell>
              <table:table-cell office:value-type="float" office:value="52.2045">
                <text:p>52.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4269">
                <text:p>54.4269</text:p>
              </table:table-cell>
              <table:table-cell office:value-type="float" office:value="3.0139">
                <text:p>3.0139</text:p>
              </table:table-cell>
              <table:table-cell office:value-type="float" office:value="87.6453">
                <text:p>87.6453</text:p>
              </table:table-cell>
              <table:table-cell office:value-type="float" office:value="45.5494">
                <text:p>45.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631">
                <text:p>49.8631</text:p>
              </table:table-cell>
              <table:table-cell office:value-type="float" office:value="3.20293">
                <text:p>3.20293</text:p>
              </table:table-cell>
              <table:table-cell office:value-type="float" office:value="96.8817">
                <text:p>96.8817</text:p>
              </table:table-cell>
              <table:table-cell office:value-type="float" office:value="50.6807">
                <text:p>50.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726">
                <text:p>51.3726</text:p>
              </table:table-cell>
              <table:table-cell office:value-type="float" office:value="3.2277">
                <text:p>3.2277</text:p>
              </table:table-cell>
              <table:table-cell office:value-type="float" office:value="88.8998">
                <text:p>88.8998</text:p>
              </table:table-cell>
              <table:table-cell office:value-type="float" office:value="51.8197">
                <text:p>51.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361">
                <text:p>45.2361</text:p>
              </table:table-cell>
              <table:table-cell office:value-type="float" office:value="3.07773">
                <text:p>3.07773</text:p>
              </table:table-cell>
              <table:table-cell office:value-type="float" office:value="87.7613">
                <text:p>87.7613</text:p>
              </table:table-cell>
              <table:table-cell office:value-type="float" office:value="52.269">
                <text:p>52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523">
                <text:p>48.4523</text:p>
              </table:table-cell>
              <table:table-cell office:value-type="float" office:value="3.07081">
                <text:p>3.07081</text:p>
              </table:table-cell>
              <table:table-cell office:value-type="float" office:value="84.8836">
                <text:p>84.8836</text:p>
              </table:table-cell>
              <table:table-cell office:value-type="float" office:value="44.4607">
                <text:p>44.4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87">
                <text:p>46.287</text:p>
              </table:table-cell>
              <table:table-cell office:value-type="float" office:value="3.13189">
                <text:p>3.13189</text:p>
              </table:table-cell>
              <table:table-cell office:value-type="float" office:value="84.1566">
                <text:p>84.1566</text:p>
              </table:table-cell>
              <table:table-cell office:value-type="float" office:value="51.5901">
                <text:p>51.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515">
                <text:p>50.3515</text:p>
              </table:table-cell>
              <table:table-cell office:value-type="float" office:value="3.27347">
                <text:p>3.27347</text:p>
              </table:table-cell>
              <table:table-cell office:value-type="float" office:value="88.5174">
                <text:p>88.5174</text:p>
              </table:table-cell>
              <table:table-cell office:value-type="float" office:value="50.9329">
                <text:p>50.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904">
                <text:p>44.9904</text:p>
              </table:table-cell>
              <table:table-cell office:value-type="float" office:value="3.26817">
                <text:p>3.26817</text:p>
              </table:table-cell>
              <table:table-cell office:value-type="float" office:value="84.1924">
                <text:p>84.1924</text:p>
              </table:table-cell>
              <table:table-cell office:value-type="float" office:value="52.2039">
                <text:p>52.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476">
                <text:p>42.4476</text:p>
              </table:table-cell>
              <table:table-cell office:value-type="float" office:value="3.27972">
                <text:p>3.27972</text:p>
              </table:table-cell>
              <table:table-cell office:value-type="float" office:value="88.5677">
                <text:p>88.5677</text:p>
              </table:table-cell>
              <table:table-cell office:value-type="float" office:value="44.7193">
                <text:p>44.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749">
                <text:p>47.3749</text:p>
              </table:table-cell>
              <table:table-cell office:value-type="float" office:value="3.03735">
                <text:p>3.03735</text:p>
              </table:table-cell>
              <table:table-cell office:value-type="float" office:value="87.1738">
                <text:p>87.1738</text:p>
              </table:table-cell>
              <table:table-cell office:value-type="float" office:value="48.171">
                <text:p>48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4555">
                <text:p>53.4555</text:p>
              </table:table-cell>
              <table:table-cell office:value-type="float" office:value="3.31727">
                <text:p>3.31727</text:p>
              </table:table-cell>
              <table:table-cell office:value-type="float" office:value="88.8642">
                <text:p>88.8642</text:p>
              </table:table-cell>
              <table:table-cell office:value-type="float" office:value="48.0175">
                <text:p>48.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153">
                <text:p>48.4153</text:p>
              </table:table-cell>
              <table:table-cell office:value-type="float" office:value="3.1094">
                <text:p>3.1094</text:p>
              </table:table-cell>
              <table:table-cell office:value-type="float" office:value="93.5652">
                <text:p>93.5652</text:p>
              </table:table-cell>
              <table:table-cell office:value-type="float" office:value="52.9374">
                <text:p>52.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926">
                <text:p>53.7926</text:p>
              </table:table-cell>
              <table:table-cell office:value-type="float" office:value="3.04449">
                <text:p>3.04449</text:p>
              </table:table-cell>
              <table:table-cell office:value-type="float" office:value="86.4614">
                <text:p>86.4614</text:p>
              </table:table-cell>
              <table:table-cell office:value-type="float" office:value="46.5039">
                <text:p>46.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0196">
                <text:p>54.0196</text:p>
              </table:table-cell>
              <table:table-cell office:value-type="float" office:value="3.39215">
                <text:p>3.39215</text:p>
              </table:table-cell>
              <table:table-cell office:value-type="float" office:value="81.435">
                <text:p>81.435</text:p>
              </table:table-cell>
              <table:table-cell office:value-type="float" office:value="52.4516">
                <text:p>52.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2666">
                <text:p>50.2666</text:p>
              </table:table-cell>
              <table:table-cell office:value-type="float" office:value="3.36189">
                <text:p>3.36189</text:p>
              </table:table-cell>
              <table:table-cell office:value-type="float" office:value="94.1343">
                <text:p>94.1343</text:p>
              </table:table-cell>
              <table:table-cell office:value-type="float" office:value="49.3229">
                <text:p>49.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43">
                <text:p>52.443</text:p>
              </table:table-cell>
              <table:table-cell office:value-type="float" office:value="3.01037">
                <text:p>3.01037</text:p>
              </table:table-cell>
              <table:table-cell office:value-type="float" office:value="90.7788">
                <text:p>90.7788</text:p>
              </table:table-cell>
              <table:table-cell office:value-type="float" office:value="50.4529">
                <text:p>50.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527">
                <text:p>48.3527</text:p>
              </table:table-cell>
              <table:table-cell office:value-type="float" office:value="3.33365">
                <text:p>3.33365</text:p>
              </table:table-cell>
              <table:table-cell office:value-type="float" office:value="89.2447">
                <text:p>89.2447</text:p>
              </table:table-cell>
              <table:table-cell office:value-type="float" office:value="48.8367">
                <text:p>48.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739">
                <text:p>48.1739</text:p>
              </table:table-cell>
              <table:table-cell office:value-type="float" office:value="3.45715">
                <text:p>3.45715</text:p>
              </table:table-cell>
              <table:table-cell office:value-type="float" office:value="94.8868">
                <text:p>94.8868</text:p>
              </table:table-cell>
              <table:table-cell office:value-type="float" office:value="45.8962">
                <text:p>45.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748">
                <text:p>47.1748</text:p>
              </table:table-cell>
              <table:table-cell office:value-type="float" office:value="3.10138">
                <text:p>3.10138</text:p>
              </table:table-cell>
              <table:table-cell office:value-type="float" office:value="89.9756">
                <text:p>89.9756</text:p>
              </table:table-cell>
              <table:table-cell office:value-type="float" office:value="48.1054">
                <text:p>48.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9233">
                <text:p>51.9233</text:p>
              </table:table-cell>
              <table:table-cell office:value-type="float" office:value="3.25977">
                <text:p>3.25977</text:p>
              </table:table-cell>
              <table:table-cell office:value-type="float" office:value="83.3507">
                <text:p>83.3507</text:p>
              </table:table-cell>
              <table:table-cell office:value-type="float" office:value="52.0499">
                <text:p>52.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883">
                <text:p>43.4883</text:p>
              </table:table-cell>
              <table:table-cell office:value-type="float" office:value="3.18882">
                <text:p>3.18882</text:p>
              </table:table-cell>
              <table:table-cell office:value-type="float" office:value="90.1138">
                <text:p>90.1138</text:p>
              </table:table-cell>
              <table:table-cell office:value-type="float" office:value="45.3442">
                <text:p>45.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9576">
                <text:p>54.9576</text:p>
              </table:table-cell>
              <table:table-cell office:value-type="float" office:value="3.1186">
                <text:p>3.1186</text:p>
              </table:table-cell>
              <table:table-cell office:value-type="float" office:value="88.8562">
                <text:p>88.8562</text:p>
              </table:table-cell>
              <table:table-cell office:value-type="float" office:value="50.9917">
                <text:p>50.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501">
                <text:p>48.4501</text:p>
              </table:table-cell>
              <table:table-cell office:value-type="float" office:value="3.26485">
                <text:p>3.26485</text:p>
              </table:table-cell>
              <table:table-cell office:value-type="float" office:value="88.7974">
                <text:p>88.7974</text:p>
              </table:table-cell>
              <table:table-cell office:value-type="float" office:value="52.053">
                <text:p>52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5546">
                <text:p>54.5546</text:p>
              </table:table-cell>
              <table:table-cell office:value-type="float" office:value="3.1002">
                <text:p>3.1002</text:p>
              </table:table-cell>
              <table:table-cell office:value-type="float" office:value="90.2219">
                <text:p>90.2219</text:p>
              </table:table-cell>
              <table:table-cell office:value-type="float" office:value="39.8266">
                <text:p>39.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135">
                <text:p>46.7135</text:p>
              </table:table-cell>
              <table:table-cell office:value-type="float" office:value="3.17809">
                <text:p>3.17809</text:p>
              </table:table-cell>
              <table:table-cell office:value-type="float" office:value="90.3273">
                <text:p>90.3273</text:p>
              </table:table-cell>
              <table:table-cell office:value-type="float" office:value="48.9453">
                <text:p>48.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796">
                <text:p>49.1796</text:p>
              </table:table-cell>
              <table:table-cell office:value-type="float" office:value="3.06229">
                <text:p>3.06229</text:p>
              </table:table-cell>
              <table:table-cell office:value-type="float" office:value="88.6123">
                <text:p>88.6123</text:p>
              </table:table-cell>
              <table:table-cell office:value-type="float" office:value="47.1052">
                <text:p>47.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08">
                <text:p>45.108</text:p>
              </table:table-cell>
              <table:table-cell office:value-type="float" office:value="3.00187">
                <text:p>3.00187</text:p>
              </table:table-cell>
              <table:table-cell office:value-type="float" office:value="87.5244">
                <text:p>87.5244</text:p>
              </table:table-cell>
              <table:table-cell office:value-type="float" office:value="42.6378">
                <text:p>42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851">
                <text:p>45.3851</text:p>
              </table:table-cell>
              <table:table-cell office:value-type="float" office:value="3.18066">
                <text:p>3.18066</text:p>
              </table:table-cell>
              <table:table-cell office:value-type="float" office:value="86.6708">
                <text:p>86.6708</text:p>
              </table:table-cell>
              <table:table-cell office:value-type="float" office:value="47.7617">
                <text:p>47.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917">
                <text:p>47.5917</text:p>
              </table:table-cell>
              <table:table-cell office:value-type="float" office:value="3.02068">
                <text:p>3.02068</text:p>
              </table:table-cell>
              <table:table-cell office:value-type="float" office:value="90.358">
                <text:p>90.358</text:p>
              </table:table-cell>
              <table:table-cell office:value-type="float" office:value="46.6412">
                <text:p>46.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095">
                <text:p>42.1095</text:p>
              </table:table-cell>
              <table:table-cell office:value-type="float" office:value="3.29195">
                <text:p>3.29195</text:p>
              </table:table-cell>
              <table:table-cell office:value-type="float" office:value="86.934">
                <text:p>86.934</text:p>
              </table:table-cell>
              <table:table-cell office:value-type="float" office:value="50.2767">
                <text:p>50.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234">
                <text:p>47.5234</text:p>
              </table:table-cell>
              <table:table-cell office:value-type="float" office:value="3.24008">
                <text:p>3.24008</text:p>
              </table:table-cell>
              <table:table-cell office:value-type="float" office:value="88.3847">
                <text:p>88.3847</text:p>
              </table:table-cell>
              <table:table-cell office:value-type="float" office:value="45.9418">
                <text:p>45.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828">
                <text:p>49.1828</text:p>
              </table:table-cell>
              <table:table-cell office:value-type="float" office:value="3.21735">
                <text:p>3.21735</text:p>
              </table:table-cell>
              <table:table-cell office:value-type="float" office:value="87.6987">
                <text:p>87.6987</text:p>
              </table:table-cell>
              <table:table-cell office:value-type="float" office:value="46.9347">
                <text:p>46.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29">
                <text:p>47.529</text:p>
              </table:table-cell>
              <table:table-cell office:value-type="float" office:value="3.169">
                <text:p>3.169</text:p>
              </table:table-cell>
              <table:table-cell office:value-type="float" office:value="97.6855">
                <text:p>97.6855</text:p>
              </table:table-cell>
              <table:table-cell office:value-type="float" office:value="44.7411">
                <text:p>44.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68">
                <text:p>48.2168</text:p>
              </table:table-cell>
              <table:table-cell office:value-type="float" office:value="3.20558">
                <text:p>3.20558</text:p>
              </table:table-cell>
              <table:table-cell office:value-type="float" office:value="89.395">
                <text:p>89.395</text:p>
              </table:table-cell>
              <table:table-cell office:value-type="float" office:value="52.5135">
                <text:p>52.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444">
                <text:p>51.3444</text:p>
              </table:table-cell>
              <table:table-cell office:value-type="float" office:value="3.50515">
                <text:p>3.50515</text:p>
              </table:table-cell>
              <table:table-cell office:value-type="float" office:value="88.052">
                <text:p>88.052</text:p>
              </table:table-cell>
              <table:table-cell office:value-type="float" office:value="46.0769">
                <text:p>46.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7801">
                <text:p>56.7801</text:p>
              </table:table-cell>
              <table:table-cell office:value-type="float" office:value="3.12952">
                <text:p>3.12952</text:p>
              </table:table-cell>
              <table:table-cell office:value-type="float" office:value="90.7918">
                <text:p>90.7918</text:p>
              </table:table-cell>
              <table:table-cell office:value-type="float" office:value="52.3049">
                <text:p>52.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376">
                <text:p>43.376</text:p>
              </table:table-cell>
              <table:table-cell office:value-type="float" office:value="3.11452">
                <text:p>3.11452</text:p>
              </table:table-cell>
              <table:table-cell office:value-type="float" office:value="87.5639">
                <text:p>87.5639</text:p>
              </table:table-cell>
              <table:table-cell office:value-type="float" office:value="50.6963">
                <text:p>50.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813">
                <text:p>51.6813</text:p>
              </table:table-cell>
              <table:table-cell office:value-type="float" office:value="3.05728">
                <text:p>3.05728</text:p>
              </table:table-cell>
              <table:table-cell office:value-type="float" office:value="90.1878">
                <text:p>90.1878</text:p>
              </table:table-cell>
              <table:table-cell office:value-type="float" office:value="44.4266">
                <text:p>44.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4761">
                <text:p>46.4761</text:p>
              </table:table-cell>
              <table:table-cell office:value-type="float" office:value="3.33867">
                <text:p>3.33867</text:p>
              </table:table-cell>
              <table:table-cell office:value-type="float" office:value="88.1547">
                <text:p>88.1547</text:p>
              </table:table-cell>
              <table:table-cell office:value-type="float" office:value="44.3935">
                <text:p>44.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989">
                <text:p>42.7989</text:p>
              </table:table-cell>
              <table:table-cell office:value-type="float" office:value="3.28225">
                <text:p>3.28225</text:p>
              </table:table-cell>
              <table:table-cell office:value-type="float" office:value="87.6249">
                <text:p>87.6249</text:p>
              </table:table-cell>
              <table:table-cell office:value-type="float" office:value="52.9993">
                <text:p>52.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47">
                <text:p>48.2147</text:p>
              </table:table-cell>
              <table:table-cell office:value-type="float" office:value="3.33388">
                <text:p>3.33388</text:p>
              </table:table-cell>
              <table:table-cell office:value-type="float" office:value="83.5884">
                <text:p>83.5884</text:p>
              </table:table-cell>
              <table:table-cell office:value-type="float" office:value="43.193">
                <text:p>43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398">
                <text:p>43.8398</text:p>
              </table:table-cell>
              <table:table-cell office:value-type="float" office:value="3.21452">
                <text:p>3.21452</text:p>
              </table:table-cell>
              <table:table-cell office:value-type="float" office:value="88.3563">
                <text:p>88.3563</text:p>
              </table:table-cell>
              <table:table-cell office:value-type="float" office:value="49.7908">
                <text:p>49.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59">
                <text:p>45.3259</text:p>
              </table:table-cell>
              <table:table-cell office:value-type="float" office:value="3.32341">
                <text:p>3.32341</text:p>
              </table:table-cell>
              <table:table-cell office:value-type="float" office:value="88.9367">
                <text:p>88.9367</text:p>
              </table:table-cell>
              <table:table-cell office:value-type="float" office:value="41.5876">
                <text:p>41.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857">
                <text:p>42.4857</text:p>
              </table:table-cell>
              <table:table-cell office:value-type="float" office:value="3.12416">
                <text:p>3.12416</text:p>
              </table:table-cell>
              <table:table-cell office:value-type="float" office:value="85.7033">
                <text:p>85.7033</text:p>
              </table:table-cell>
              <table:table-cell office:value-type="float" office:value="53.1422">
                <text:p>53.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488">
                <text:p>53.3488</text:p>
              </table:table-cell>
              <table:table-cell office:value-type="float" office:value="3.00662">
                <text:p>3.00662</text:p>
              </table:table-cell>
              <table:table-cell office:value-type="float" office:value="85.0605">
                <text:p>85.0605</text:p>
              </table:table-cell>
              <table:table-cell office:value-type="float" office:value="53.9194">
                <text:p>53.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6202">
                <text:p>40.6202</text:p>
              </table:table-cell>
              <table:table-cell office:value-type="float" office:value="3.31405">
                <text:p>3.31405</text:p>
              </table:table-cell>
              <table:table-cell office:value-type="float" office:value="85.2478">
                <text:p>85.2478</text:p>
              </table:table-cell>
              <table:table-cell office:value-type="float" office:value="48.0425">
                <text:p>48.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093">
                <text:p>47.8093</text:p>
              </table:table-cell>
              <table:table-cell office:value-type="float" office:value="3.37327">
                <text:p>3.37327</text:p>
              </table:table-cell>
              <table:table-cell office:value-type="float" office:value="86.402">
                <text:p>86.402</text:p>
              </table:table-cell>
              <table:table-cell office:value-type="float" office:value="52.5303">
                <text:p>52.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658">
                <text:p>53.1658</text:p>
              </table:table-cell>
              <table:table-cell office:value-type="float" office:value="3.05509">
                <text:p>3.05509</text:p>
              </table:table-cell>
              <table:table-cell office:value-type="float" office:value="86.2921">
                <text:p>86.2921</text:p>
              </table:table-cell>
              <table:table-cell office:value-type="float" office:value="54.6127">
                <text:p>54.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901">
                <text:p>49.9901</text:p>
              </table:table-cell>
              <table:table-cell office:value-type="float" office:value="3.30853">
                <text:p>3.30853</text:p>
              </table:table-cell>
              <table:table-cell office:value-type="float" office:value="87.3851">
                <text:p>87.3851</text:p>
              </table:table-cell>
              <table:table-cell office:value-type="float" office:value="40.1131">
                <text:p>40.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864">
                <text:p>46.1864</text:p>
              </table:table-cell>
              <table:table-cell office:value-type="float" office:value="3.25731">
                <text:p>3.25731</text:p>
              </table:table-cell>
              <table:table-cell office:value-type="float" office:value="90.3538">
                <text:p>90.3538</text:p>
              </table:table-cell>
              <table:table-cell office:value-type="float" office:value="50.489">
                <text:p>50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771">
                <text:p>53.3771</text:p>
              </table:table-cell>
              <table:table-cell office:value-type="float" office:value="3.31825">
                <text:p>3.31825</text:p>
              </table:table-cell>
              <table:table-cell office:value-type="float" office:value="92.2456">
                <text:p>92.2456</text:p>
              </table:table-cell>
              <table:table-cell office:value-type="float" office:value="49.8483">
                <text:p>49.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14">
                <text:p>45.314</text:p>
              </table:table-cell>
              <table:table-cell office:value-type="float" office:value="2.97054">
                <text:p>2.97054</text:p>
              </table:table-cell>
              <table:table-cell office:value-type="float" office:value="89.3327">
                <text:p>89.3327</text:p>
              </table:table-cell>
              <table:table-cell office:value-type="float" office:value="42.3362">
                <text:p>42.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727">
                <text:p>43.5727</text:p>
              </table:table-cell>
              <table:table-cell office:value-type="float" office:value="3.38909">
                <text:p>3.38909</text:p>
              </table:table-cell>
              <table:table-cell office:value-type="float" office:value="92.1793">
                <text:p>92.1793</text:p>
              </table:table-cell>
              <table:table-cell office:value-type="float" office:value="44.9883">
                <text:p>44.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295">
                <text:p>46.3295</text:p>
              </table:table-cell>
              <table:table-cell office:value-type="float" office:value="2.95946">
                <text:p>2.95946</text:p>
              </table:table-cell>
              <table:table-cell office:value-type="float" office:value="90.1942">
                <text:p>90.1942</text:p>
              </table:table-cell>
              <table:table-cell office:value-type="float" office:value="49.9448">
                <text:p>49.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0035">
                <text:p>52.0035</text:p>
              </table:table-cell>
              <table:table-cell office:value-type="float" office:value="3.36222">
                <text:p>3.36222</text:p>
              </table:table-cell>
              <table:table-cell office:value-type="float" office:value="86.3947">
                <text:p>86.3947</text:p>
              </table:table-cell>
              <table:table-cell office:value-type="float" office:value="52.5926">
                <text:p>52.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441">
                <text:p>47.0441</text:p>
              </table:table-cell>
              <table:table-cell office:value-type="float" office:value="3.09477">
                <text:p>3.09477</text:p>
              </table:table-cell>
              <table:table-cell office:value-type="float" office:value="86.7467">
                <text:p>86.7467</text:p>
              </table:table-cell>
              <table:table-cell office:value-type="float" office:value="51.1191">
                <text:p>51.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4137">
                <text:p>46.4137</text:p>
              </table:table-cell>
              <table:table-cell office:value-type="float" office:value="3.36186">
                <text:p>3.36186</text:p>
              </table:table-cell>
              <table:table-cell office:value-type="float" office:value="88.5879">
                <text:p>88.5879</text:p>
              </table:table-cell>
              <table:table-cell office:value-type="float" office:value="48.6831">
                <text:p>48.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922">
                <text:p>48.4922</text:p>
              </table:table-cell>
              <table:table-cell office:value-type="float" office:value="2.88955">
                <text:p>2.88955</text:p>
              </table:table-cell>
              <table:table-cell office:value-type="float" office:value="87.2106">
                <text:p>87.2106</text:p>
              </table:table-cell>
              <table:table-cell office:value-type="float" office:value="52.2256">
                <text:p>52.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296">
                <text:p>47.4296</text:p>
              </table:table-cell>
              <table:table-cell office:value-type="float" office:value="2.91461">
                <text:p>2.91461</text:p>
              </table:table-cell>
              <table:table-cell office:value-type="float" office:value="89.67">
                <text:p>89.67</text:p>
              </table:table-cell>
              <table:table-cell office:value-type="float" office:value="48.1116">
                <text:p>48.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988">
                <text:p>52.8988</text:p>
              </table:table-cell>
              <table:table-cell office:value-type="float" office:value="3.00928">
                <text:p>3.00928</text:p>
              </table:table-cell>
              <table:table-cell office:value-type="float" office:value="90.5859">
                <text:p>90.5859</text:p>
              </table:table-cell>
              <table:table-cell office:value-type="float" office:value="45.1967">
                <text:p>45.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569">
                <text:p>51.0569</text:p>
              </table:table-cell>
              <table:table-cell office:value-type="float" office:value="3.26932">
                <text:p>3.26932</text:p>
              </table:table-cell>
              <table:table-cell office:value-type="float" office:value="92.8207">
                <text:p>92.8207</text:p>
              </table:table-cell>
              <table:table-cell office:value-type="float" office:value="51.5179">
                <text:p>51.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936">
                <text:p>45.0936</text:p>
              </table:table-cell>
              <table:table-cell office:value-type="float" office:value="3.10621">
                <text:p>3.10621</text:p>
              </table:table-cell>
              <table:table-cell office:value-type="float" office:value="89.014">
                <text:p>89.014</text:p>
              </table:table-cell>
              <table:table-cell office:value-type="float" office:value="43.603">
                <text:p>43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7982">
                <text:p>51.7982</text:p>
              </table:table-cell>
              <table:table-cell office:value-type="float" office:value="3.06612">
                <text:p>3.06612</text:p>
              </table:table-cell>
              <table:table-cell office:value-type="float" office:value="88.8365">
                <text:p>88.8365</text:p>
              </table:table-cell>
              <table:table-cell office:value-type="float" office:value="53.8056">
                <text:p>53.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047">
                <text:p>50.047</text:p>
              </table:table-cell>
              <table:table-cell office:value-type="float" office:value="3.18173">
                <text:p>3.18173</text:p>
              </table:table-cell>
              <table:table-cell office:value-type="float" office:value="85.6767">
                <text:p>85.6767</text:p>
              </table:table-cell>
              <table:table-cell office:value-type="float" office:value="46.1244">
                <text:p>46.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997">
                <text:p>46.3997</text:p>
              </table:table-cell>
              <table:table-cell office:value-type="float" office:value="3.47319">
                <text:p>3.47319</text:p>
              </table:table-cell>
              <table:table-cell office:value-type="float" office:value="88.0831">
                <text:p>88.0831</text:p>
              </table:table-cell>
              <table:table-cell office:value-type="float" office:value="51.1716">
                <text:p>51.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6815">
                <text:p>40.6815</text:p>
              </table:table-cell>
              <table:table-cell office:value-type="float" office:value="3.26614">
                <text:p>3.26614</text:p>
              </table:table-cell>
              <table:table-cell office:value-type="float" office:value="85.2735">
                <text:p>85.2735</text:p>
              </table:table-cell>
              <table:table-cell office:value-type="float" office:value="55.0444">
                <text:p>55.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804">
                <text:p>50.7804</text:p>
              </table:table-cell>
              <table:table-cell office:value-type="float" office:value="3.14651">
                <text:p>3.14651</text:p>
              </table:table-cell>
              <table:table-cell office:value-type="float" office:value="82.4569">
                <text:p>82.4569</text:p>
              </table:table-cell>
              <table:table-cell office:value-type="float" office:value="51.4223">
                <text:p>51.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945">
                <text:p>50.945</text:p>
              </table:table-cell>
              <table:table-cell office:value-type="float" office:value="3.00502">
                <text:p>3.00502</text:p>
              </table:table-cell>
              <table:table-cell office:value-type="float" office:value="89.8371">
                <text:p>89.8371</text:p>
              </table:table-cell>
              <table:table-cell office:value-type="float" office:value="45.6955">
                <text:p>45.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8828">
                <text:p>53.8828</text:p>
              </table:table-cell>
              <table:table-cell office:value-type="float" office:value="2.77829">
                <text:p>2.77829</text:p>
              </table:table-cell>
              <table:table-cell office:value-type="float" office:value="91.0736">
                <text:p>91.0736</text:p>
              </table:table-cell>
              <table:table-cell office:value-type="float" office:value="50.0676">
                <text:p>50.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023">
                <text:p>44.4023</text:p>
              </table:table-cell>
              <table:table-cell office:value-type="float" office:value="3.38764">
                <text:p>3.38764</text:p>
              </table:table-cell>
              <table:table-cell office:value-type="float" office:value="80.2368">
                <text:p>80.2368</text:p>
              </table:table-cell>
              <table:table-cell office:value-type="float" office:value="45.3892">
                <text:p>45.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407">
                <text:p>48.7407</text:p>
              </table:table-cell>
              <table:table-cell office:value-type="float" office:value="2.96121">
                <text:p>2.96121</text:p>
              </table:table-cell>
              <table:table-cell office:value-type="float" office:value="94.1671">
                <text:p>94.1671</text:p>
              </table:table-cell>
              <table:table-cell office:value-type="float" office:value="48.3806">
                <text:p>48.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816">
                <text:p>41.8816</text:p>
              </table:table-cell>
              <table:table-cell office:value-type="float" office:value="3.10102">
                <text:p>3.10102</text:p>
              </table:table-cell>
              <table:table-cell office:value-type="float" office:value="90.2918">
                <text:p>90.2918</text:p>
              </table:table-cell>
              <table:table-cell office:value-type="float" office:value="58.0761">
                <text:p>58.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409">
                <text:p>50.8409</text:p>
              </table:table-cell>
              <table:table-cell office:value-type="float" office:value="3.1567">
                <text:p>3.1567</text:p>
              </table:table-cell>
              <table:table-cell office:value-type="float" office:value="91.4702">
                <text:p>91.4702</text:p>
              </table:table-cell>
              <table:table-cell office:value-type="float" office:value="50.8459">
                <text:p>50.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503">
                <text:p>47.3503</text:p>
              </table:table-cell>
              <table:table-cell office:value-type="float" office:value="3.31003">
                <text:p>3.31003</text:p>
              </table:table-cell>
              <table:table-cell office:value-type="float" office:value="89.7609">
                <text:p>89.7609</text:p>
              </table:table-cell>
              <table:table-cell office:value-type="float" office:value="50.9258">
                <text:p>50.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192">
                <text:p>45.4192</text:p>
              </table:table-cell>
              <table:table-cell office:value-type="float" office:value="3.08922">
                <text:p>3.08922</text:p>
              </table:table-cell>
              <table:table-cell office:value-type="float" office:value="88.9767">
                <text:p>88.9767</text:p>
              </table:table-cell>
              <table:table-cell office:value-type="float" office:value="53.2659">
                <text:p>53.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007">
                <text:p>44.6007</text:p>
              </table:table-cell>
              <table:table-cell office:value-type="float" office:value="3.45986">
                <text:p>3.45986</text:p>
              </table:table-cell>
              <table:table-cell office:value-type="float" office:value="89.0141">
                <text:p>89.0141</text:p>
              </table:table-cell>
              <table:table-cell office:value-type="float" office:value="47.2254">
                <text:p>47.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37">
                <text:p>45.7837</text:p>
              </table:table-cell>
              <table:table-cell office:value-type="float" office:value="3.1961">
                <text:p>3.1961</text:p>
              </table:table-cell>
              <table:table-cell office:value-type="float" office:value="90.5379">
                <text:p>90.5379</text:p>
              </table:table-cell>
              <table:table-cell office:value-type="float" office:value="50.6422">
                <text:p>50.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422">
                <text:p>49.0422</text:p>
              </table:table-cell>
              <table:table-cell office:value-type="float" office:value="3.00113">
                <text:p>3.00113</text:p>
              </table:table-cell>
              <table:table-cell office:value-type="float" office:value="89.8731">
                <text:p>89.8731</text:p>
              </table:table-cell>
              <table:table-cell office:value-type="float" office:value="55.2361">
                <text:p>55.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355">
                <text:p>56.4355</text:p>
              </table:table-cell>
              <table:table-cell office:value-type="float" office:value="3.05265">
                <text:p>3.05265</text:p>
              </table:table-cell>
              <table:table-cell office:value-type="float" office:value="92.3094">
                <text:p>92.3094</text:p>
              </table:table-cell>
              <table:table-cell office:value-type="float" office:value="52.1076">
                <text:p>52.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315">
                <text:p>46.9315</text:p>
              </table:table-cell>
              <table:table-cell office:value-type="float" office:value="3.03045">
                <text:p>3.03045</text:p>
              </table:table-cell>
              <table:table-cell office:value-type="float" office:value="87.1002">
                <text:p>87.1002</text:p>
              </table:table-cell>
              <table:table-cell office:value-type="float" office:value="51.2813">
                <text:p>51.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428">
                <text:p>48.6428</text:p>
              </table:table-cell>
              <table:table-cell office:value-type="float" office:value="2.99467">
                <text:p>2.99467</text:p>
              </table:table-cell>
              <table:table-cell office:value-type="float" office:value="86.2298">
                <text:p>86.2298</text:p>
              </table:table-cell>
              <table:table-cell office:value-type="float" office:value="48.1148">
                <text:p>48.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295">
                <text:p>49.1295</text:p>
              </table:table-cell>
              <table:table-cell office:value-type="float" office:value="3.08512">
                <text:p>3.08512</text:p>
              </table:table-cell>
              <table:table-cell office:value-type="float" office:value="89.3258">
                <text:p>89.3258</text:p>
              </table:table-cell>
              <table:table-cell office:value-type="float" office:value="50.2489">
                <text:p>50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027">
                <text:p>51.5027</text:p>
              </table:table-cell>
              <table:table-cell office:value-type="float" office:value="3.2787">
                <text:p>3.2787</text:p>
              </table:table-cell>
              <table:table-cell office:value-type="float" office:value="92.9927">
                <text:p>92.9927</text:p>
              </table:table-cell>
              <table:table-cell office:value-type="float" office:value="52.9134">
                <text:p>52.9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55">
                <text:p>37.855</text:p>
              </table:table-cell>
              <table:table-cell office:value-type="float" office:value="3.03425">
                <text:p>3.03425</text:p>
              </table:table-cell>
              <table:table-cell office:value-type="float" office:value="84.6777">
                <text:p>84.6777</text:p>
              </table:table-cell>
              <table:table-cell office:value-type="float" office:value="45.3125">
                <text:p>45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5651">
                <text:p>53.5651</text:p>
              </table:table-cell>
              <table:table-cell office:value-type="float" office:value="2.99958">
                <text:p>2.99958</text:p>
              </table:table-cell>
              <table:table-cell office:value-type="float" office:value="84.8171">
                <text:p>84.8171</text:p>
              </table:table-cell>
              <table:table-cell office:value-type="float" office:value="46.6045">
                <text:p>46.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05">
                <text:p>52.905</text:p>
              </table:table-cell>
              <table:table-cell office:value-type="float" office:value="3.19491">
                <text:p>3.19491</text:p>
              </table:table-cell>
              <table:table-cell office:value-type="float" office:value="82.4462">
                <text:p>82.4462</text:p>
              </table:table-cell>
              <table:table-cell office:value-type="float" office:value="51.6815">
                <text:p>51.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0593">
                <text:p>52.0593</text:p>
              </table:table-cell>
              <table:table-cell office:value-type="float" office:value="3.27347">
                <text:p>3.27347</text:p>
              </table:table-cell>
              <table:table-cell office:value-type="float" office:value="93.8521">
                <text:p>93.8521</text:p>
              </table:table-cell>
              <table:table-cell office:value-type="float" office:value="49.4999">
                <text:p>49.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397">
                <text:p>42.5397</text:p>
              </table:table-cell>
              <table:table-cell office:value-type="float" office:value="3.19292">
                <text:p>3.19292</text:p>
              </table:table-cell>
              <table:table-cell office:value-type="float" office:value="91.4381">
                <text:p>91.4381</text:p>
              </table:table-cell>
              <table:table-cell office:value-type="float" office:value="51.9424">
                <text:p>51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304">
                <text:p>46.9304</text:p>
              </table:table-cell>
              <table:table-cell office:value-type="float" office:value="3.24266">
                <text:p>3.24266</text:p>
              </table:table-cell>
              <table:table-cell office:value-type="float" office:value="81.4439">
                <text:p>81.4439</text:p>
              </table:table-cell>
              <table:table-cell office:value-type="float" office:value="48.5216">
                <text:p>48.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697">
                <text:p>47.8697</text:p>
              </table:table-cell>
              <table:table-cell office:value-type="float" office:value="3.28761">
                <text:p>3.28761</text:p>
              </table:table-cell>
              <table:table-cell office:value-type="float" office:value="94.6958">
                <text:p>94.6958</text:p>
              </table:table-cell>
              <table:table-cell office:value-type="float" office:value="46.716">
                <text:p>4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161">
                <text:p>48.4161</text:p>
              </table:table-cell>
              <table:table-cell office:value-type="float" office:value="3.40762">
                <text:p>3.40762</text:p>
              </table:table-cell>
              <table:table-cell office:value-type="float" office:value="89.2705">
                <text:p>89.2705</text:p>
              </table:table-cell>
              <table:table-cell office:value-type="float" office:value="46.4272">
                <text:p>46.4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486">
                <text:p>49.9486</text:p>
              </table:table-cell>
              <table:table-cell office:value-type="float" office:value="3.16326">
                <text:p>3.16326</text:p>
              </table:table-cell>
              <table:table-cell office:value-type="float" office:value="87.9909">
                <text:p>87.9909</text:p>
              </table:table-cell>
              <table:table-cell office:value-type="float" office:value="45.4986">
                <text:p>45.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125">
                <text:p>48.4125</text:p>
              </table:table-cell>
              <table:table-cell office:value-type="float" office:value="3.09489">
                <text:p>3.09489</text:p>
              </table:table-cell>
              <table:table-cell office:value-type="float" office:value="87.1652">
                <text:p>87.1652</text:p>
              </table:table-cell>
              <table:table-cell office:value-type="float" office:value="46.2185">
                <text:p>46.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681">
                <text:p>50.6681</text:p>
              </table:table-cell>
              <table:table-cell office:value-type="float" office:value="3.49667">
                <text:p>3.49667</text:p>
              </table:table-cell>
              <table:table-cell office:value-type="float" office:value="80.1322">
                <text:p>80.1322</text:p>
              </table:table-cell>
              <table:table-cell office:value-type="float" office:value="47.939">
                <text:p>47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242">
                <text:p>46.5242</text:p>
              </table:table-cell>
              <table:table-cell office:value-type="float" office:value="3.41124">
                <text:p>3.41124</text:p>
              </table:table-cell>
              <table:table-cell office:value-type="float" office:value="94.7135">
                <text:p>94.7135</text:p>
              </table:table-cell>
              <table:table-cell office:value-type="float" office:value="45.0414">
                <text:p>45.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101">
                <text:p>50.5101</text:p>
              </table:table-cell>
              <table:table-cell office:value-type="float" office:value="3.56525">
                <text:p>3.56525</text:p>
              </table:table-cell>
              <table:table-cell office:value-type="float" office:value="89.1497">
                <text:p>89.1497</text:p>
              </table:table-cell>
              <table:table-cell office:value-type="float" office:value="42.924">
                <text:p>42.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909">
                <text:p>48.7909</text:p>
              </table:table-cell>
              <table:table-cell office:value-type="float" office:value="3.38031">
                <text:p>3.38031</text:p>
              </table:table-cell>
              <table:table-cell office:value-type="float" office:value="96.4274">
                <text:p>96.4274</text:p>
              </table:table-cell>
              <table:table-cell office:value-type="float" office:value="40.1169">
                <text:p>40.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336">
                <text:p>52.6336</text:p>
              </table:table-cell>
              <table:table-cell office:value-type="float" office:value="3.37625">
                <text:p>3.37625</text:p>
              </table:table-cell>
              <table:table-cell office:value-type="float" office:value="88.8806">
                <text:p>88.8806</text:p>
              </table:table-cell>
              <table:table-cell office:value-type="float" office:value="44.2576">
                <text:p>44.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003">
                <text:p>46.7003</text:p>
              </table:table-cell>
              <table:table-cell office:value-type="float" office:value="3.37347">
                <text:p>3.37347</text:p>
              </table:table-cell>
              <table:table-cell office:value-type="float" office:value="87.8476">
                <text:p>87.8476</text:p>
              </table:table-cell>
              <table:table-cell office:value-type="float" office:value="46.4712">
                <text:p>46.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202">
                <text:p>51.8202</text:p>
              </table:table-cell>
              <table:table-cell office:value-type="float" office:value="3.02563">
                <text:p>3.02563</text:p>
              </table:table-cell>
              <table:table-cell office:value-type="float" office:value="89.5247">
                <text:p>89.5247</text:p>
              </table:table-cell>
              <table:table-cell office:value-type="float" office:value="54.1398">
                <text:p>54.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359">
                <text:p>52.3359</text:p>
              </table:table-cell>
              <table:table-cell office:value-type="float" office:value="2.98045">
                <text:p>2.98045</text:p>
              </table:table-cell>
              <table:table-cell office:value-type="float" office:value="87.9559">
                <text:p>87.9559</text:p>
              </table:table-cell>
              <table:table-cell office:value-type="float" office:value="43.27">
                <text:p>4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504">
                <text:p>51.3504</text:p>
              </table:table-cell>
              <table:table-cell office:value-type="float" office:value="3.27101">
                <text:p>3.27101</text:p>
              </table:table-cell>
              <table:table-cell office:value-type="float" office:value="87.7503">
                <text:p>87.7503</text:p>
              </table:table-cell>
              <table:table-cell office:value-type="float" office:value="52.3902">
                <text:p>52.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302">
                <text:p>47.2302</text:p>
              </table:table-cell>
              <table:table-cell office:value-type="float" office:value="3.17823">
                <text:p>3.17823</text:p>
              </table:table-cell>
              <table:table-cell office:value-type="float" office:value="86.2991">
                <text:p>86.2991</text:p>
              </table:table-cell>
              <table:table-cell office:value-type="float" office:value="42.9858">
                <text:p>42.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377">
                <text:p>49.3377</text:p>
              </table:table-cell>
              <table:table-cell office:value-type="float" office:value="3.2678">
                <text:p>3.2678</text:p>
              </table:table-cell>
              <table:table-cell office:value-type="float" office:value="83.0513">
                <text:p>83.0513</text:p>
              </table:table-cell>
              <table:table-cell office:value-type="float" office:value="47.3891">
                <text:p>47.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029">
                <text:p>47.4029</text:p>
              </table:table-cell>
              <table:table-cell office:value-type="float" office:value="3.00885">
                <text:p>3.00885</text:p>
              </table:table-cell>
              <table:table-cell office:value-type="float" office:value="87.4855">
                <text:p>87.4855</text:p>
              </table:table-cell>
              <table:table-cell office:value-type="float" office:value="51.2645">
                <text:p>51.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973">
                <text:p>44.8973</text:p>
              </table:table-cell>
              <table:table-cell office:value-type="float" office:value="3.0369">
                <text:p>3.0369</text:p>
              </table:table-cell>
              <table:table-cell office:value-type="float" office:value="92.4444">
                <text:p>92.4444</text:p>
              </table:table-cell>
              <table:table-cell office:value-type="float" office:value="49.4336">
                <text:p>49.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332">
                <text:p>51.1332</text:p>
              </table:table-cell>
              <table:table-cell office:value-type="float" office:value="3.0311">
                <text:p>3.0311</text:p>
              </table:table-cell>
              <table:table-cell office:value-type="float" office:value="89.9791">
                <text:p>89.9791</text:p>
              </table:table-cell>
              <table:table-cell office:value-type="float" office:value="43.9567">
                <text:p>43.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433">
                <text:p>49.4433</text:p>
              </table:table-cell>
              <table:table-cell office:value-type="float" office:value="3.16302">
                <text:p>3.16302</text:p>
              </table:table-cell>
              <table:table-cell office:value-type="float" office:value="84.8837">
                <text:p>84.8837</text:p>
              </table:table-cell>
              <table:table-cell office:value-type="float" office:value="49.3133">
                <text:p>49.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831">
                <text:p>50.8831</text:p>
              </table:table-cell>
              <table:table-cell office:value-type="float" office:value="3.23256">
                <text:p>3.23256</text:p>
              </table:table-cell>
              <table:table-cell office:value-type="float" office:value="87.0268">
                <text:p>87.0268</text:p>
              </table:table-cell>
              <table:table-cell office:value-type="float" office:value="43.7103">
                <text:p>43.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155">
                <text:p>43.8155</text:p>
              </table:table-cell>
              <table:table-cell office:value-type="float" office:value="3.08257">
                <text:p>3.08257</text:p>
              </table:table-cell>
              <table:table-cell office:value-type="float" office:value="85.9711">
                <text:p>85.9711</text:p>
              </table:table-cell>
              <table:table-cell office:value-type="float" office:value="44.6149">
                <text:p>44.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016">
                <text:p>48.1016</text:p>
              </table:table-cell>
              <table:table-cell office:value-type="float" office:value="3.13554">
                <text:p>3.13554</text:p>
              </table:table-cell>
              <table:table-cell office:value-type="float" office:value="88.4842">
                <text:p>88.4842</text:p>
              </table:table-cell>
              <table:table-cell office:value-type="float" office:value="51.8088">
                <text:p>51.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6605">
                <text:p>37.6605</text:p>
              </table:table-cell>
              <table:table-cell office:value-type="float" office:value="3.24663">
                <text:p>3.24663</text:p>
              </table:table-cell>
              <table:table-cell office:value-type="float" office:value="93.0818">
                <text:p>93.0818</text:p>
              </table:table-cell>
              <table:table-cell office:value-type="float" office:value="50.1863">
                <text:p>50.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785">
                <text:p>51.6785</text:p>
              </table:table-cell>
              <table:table-cell office:value-type="float" office:value="3.26059">
                <text:p>3.26059</text:p>
              </table:table-cell>
              <table:table-cell office:value-type="float" office:value="90.5982">
                <text:p>90.5982</text:p>
              </table:table-cell>
              <table:table-cell office:value-type="float" office:value="46.9826">
                <text:p>46.9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207">
                <text:p>49.4207</text:p>
              </table:table-cell>
              <table:table-cell office:value-type="float" office:value="3.07894">
                <text:p>3.07894</text:p>
              </table:table-cell>
              <table:table-cell office:value-type="float" office:value="89.2324">
                <text:p>89.2324</text:p>
              </table:table-cell>
              <table:table-cell office:value-type="float" office:value="54.4526">
                <text:p>54.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709">
                <text:p>48.2709</text:p>
              </table:table-cell>
              <table:table-cell office:value-type="float" office:value="2.89937">
                <text:p>2.89937</text:p>
              </table:table-cell>
              <table:table-cell office:value-type="float" office:value="84.317">
                <text:p>84.317</text:p>
              </table:table-cell>
              <table:table-cell office:value-type="float" office:value="49.503">
                <text:p>49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283">
                <text:p>51.1283</text:p>
              </table:table-cell>
              <table:table-cell office:value-type="float" office:value="3.07072">
                <text:p>3.07072</text:p>
              </table:table-cell>
              <table:table-cell office:value-type="float" office:value="86.897">
                <text:p>86.897</text:p>
              </table:table-cell>
              <table:table-cell office:value-type="float" office:value="51.2823">
                <text:p>51.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327">
                <text:p>47.2327</text:p>
              </table:table-cell>
              <table:table-cell office:value-type="float" office:value="3.21821">
                <text:p>3.21821</text:p>
              </table:table-cell>
              <table:table-cell office:value-type="float" office:value="88.53">
                <text:p>88.53</text:p>
              </table:table-cell>
              <table:table-cell office:value-type="float" office:value="49.1958">
                <text:p>49.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456">
                <text:p>45.4456</text:p>
              </table:table-cell>
              <table:table-cell office:value-type="float" office:value="2.98875">
                <text:p>2.98875</text:p>
              </table:table-cell>
              <table:table-cell office:value-type="float" office:value="88.7332">
                <text:p>88.7332</text:p>
              </table:table-cell>
              <table:table-cell office:value-type="float" office:value="38.2667">
                <text:p>38.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703">
                <text:p>57.0703</text:p>
              </table:table-cell>
              <table:table-cell office:value-type="float" office:value="3.31448">
                <text:p>3.31448</text:p>
              </table:table-cell>
              <table:table-cell office:value-type="float" office:value="85.3736">
                <text:p>85.3736</text:p>
              </table:table-cell>
              <table:table-cell office:value-type="float" office:value="50.9609">
                <text:p>50.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428">
                <text:p>51.6428</text:p>
              </table:table-cell>
              <table:table-cell office:value-type="float" office:value="3.34001">
                <text:p>3.3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533">
                <text:p>51.6533</text:p>
              </table:table-cell>
              <table:table-cell office:value-type="float" office:value="2.88381">
                <text:p>2.8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3">
                <text:p>50.63</text:p>
              </table:table-cell>
              <table:table-cell office:value-type="float" office:value="3.10976">
                <text:p>3.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41">
                <text:p>43.6541</text:p>
              </table:table-cell>
              <table:table-cell office:value-type="float" office:value="3.14525">
                <text:p>3.1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4491">
                <text:p>53.4491</text:p>
              </table:table-cell>
              <table:table-cell office:value-type="float" office:value="3.00302">
                <text:p>3.0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5741">
                <text:p>52.5741</text:p>
              </table:table-cell>
              <table:table-cell office:value-type="float" office:value="3.26348">
                <text:p>3.2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6">
                <text:p>48.216</text:p>
              </table:table-cell>
              <table:table-cell office:value-type="float" office:value="3.32503">
                <text:p>3.3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52">
                <text:p>49.352</text:p>
              </table:table-cell>
              <table:table-cell office:value-type="float" office:value="3.24349">
                <text:p>3.2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329">
                <text:p>45.4329</text:p>
              </table:table-cell>
              <table:table-cell office:value-type="float" office:value="3.44311">
                <text:p>3.4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352">
                <text:p>44.5352</text:p>
              </table:table-cell>
              <table:table-cell office:value-type="float" office:value="3.18291">
                <text:p>3.1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31">
                <text:p>47.031</text:p>
              </table:table-cell>
              <table:table-cell office:value-type="float" office:value="3.08933">
                <text:p>3.0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176">
                <text:p>48.2176</text:p>
              </table:table-cell>
              <table:table-cell office:value-type="float" office:value="3.00225">
                <text:p>3.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414">
                <text:p>52.4414</text:p>
              </table:table-cell>
              <table:table-cell office:value-type="float" office:value="3.05054">
                <text:p>3.0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631">
                <text:p>46.6631</text:p>
              </table:table-cell>
              <table:table-cell office:value-type="float" office:value="2.86697">
                <text:p>2.8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167">
                <text:p>47.6167</text:p>
              </table:table-cell>
              <table:table-cell office:value-type="float" office:value="3.10341">
                <text:p>3.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153">
                <text:p>48.9153</text:p>
              </table:table-cell>
              <table:table-cell office:value-type="float" office:value="3.0127">
                <text:p>3.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521">
                <text:p>50.8521</text:p>
              </table:table-cell>
              <table:table-cell office:value-type="float" office:value="2.94517">
                <text:p>2.9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533">
                <text:p>42.3533</text:p>
              </table:table-cell>
              <table:table-cell office:value-type="float" office:value="3.09931">
                <text:p>3.0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696">
                <text:p>51.3696</text:p>
              </table:table-cell>
              <table:table-cell office:value-type="float" office:value="3.12944">
                <text:p>3.1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345">
                <text:p>51.3345</text:p>
              </table:table-cell>
              <table:table-cell office:value-type="float" office:value="3.09018">
                <text:p>3.09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623">
                <text:p>43.6623</text:p>
              </table:table-cell>
              <table:table-cell office:value-type="float" office:value="3.41723">
                <text:p>3.4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873">
                <text:p>46.6873</text:p>
              </table:table-cell>
              <table:table-cell office:value-type="float" office:value="3.09785">
                <text:p>3.0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45">
                <text:p>47.045</text:p>
              </table:table-cell>
              <table:table-cell office:value-type="float" office:value="3.10088">
                <text:p>3.1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197">
                <text:p>47.2197</text:p>
              </table:table-cell>
              <table:table-cell office:value-type="float" office:value="3.30685">
                <text:p>3.3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561">
                <text:p>51.1561</text:p>
              </table:table-cell>
              <table:table-cell office:value-type="float" office:value="3.52719">
                <text:p>3.5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846">
                <text:p>53.3846</text:p>
              </table:table-cell>
              <table:table-cell office:value-type="float" office:value="2.99178">
                <text:p>2.9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2928">
                <text:p>50.2928</text:p>
              </table:table-cell>
              <table:table-cell office:value-type="float" office:value="3.42872">
                <text:p>3.4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